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3cm"/>
    </style:style>
    <style:style style:name="co2" style:family="table-column">
      <style:table-column-properties fo:break-before="auto" style:column-width="4.692cm"/>
    </style:style>
    <style:style style:name="co3" style:family="table-column">
      <style:table-column-properties fo:break-before="auto" style:column-width="4.304cm"/>
    </style:style>
    <style:style style:name="co4" style:family="table-column">
      <style:table-column-properties fo:break-before="auto" style:column-width="1.912cm"/>
    </style:style>
    <style:style style:name="co5" style:family="table-column">
      <style:table-column-properties fo:break-before="auto" style:column-width="2.208cm"/>
    </style:style>
    <style:style style:name="co6" style:family="table-column">
      <style:table-column-properties fo:break-before="auto" style:column-width="2.893cm"/>
    </style:style>
    <style:style style:name="co7" style:family="table-column">
      <style:table-column-properties fo:break-before="auto" style:column-width="3.575cm"/>
    </style:style>
    <style:style style:name="co8" style:family="table-column">
      <style:table-column-properties fo:break-before="auto" style:column-width="3.507cm"/>
    </style:style>
    <style:style style:name="co9" style:family="table-column">
      <style:table-column-properties fo:break-before="auto" style:column-width="2.574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4.145cm"/>
    </style:style>
    <style:style style:name="ro1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84d1" style:text-align-source="fix" style:repeat-content="false"/>
      <style:paragraph-properties fo:text-align="center" fo:margin-left="0cm"/>
      <style:text-properties fo:color="#ffffff"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T1" style:family="text">
      <style:text-properties fo:color="#33a3a3"/>
    </style:style>
  </office:automatic-styles>
  <office:body>
    <office:spreadsheet>
      <table:table table:name="Individus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number-columns-repeated="1009" table:default-cell-style-name="Default"/>
        <table:table-row table:style-name="ro1">
          <table:table-cell table:style-name="ce1" office:value-type="string">
            <text:p>N° indiv.</text:p>
          </table:table-cell>
          <table:table-cell table:style-name="ce1" office:value-type="string">
            <text:p>Nom naissance</text:p>
          </table:table-cell>
          <table:table-cell table:style-name="ce1" office:value-type="string">
            <text:p>Nom usage</text:p>
          </table:table-cell>
          <table:table-cell table:style-name="ce1" office:value-type="string">
            <text:p>Prénoms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Sexe</text:p>
          </table:table-cell>
          <table:table-cell table:style-name="ce1" office:value-type="string">
            <text:p>Date naissance</text:p>
          </table:table-cell>
          <table:table-cell table:style-name="ce1" office:value-type="string">
            <text:p>Ville naissance</text:p>
          </table:table-cell>
          <table:table-cell table:style-name="ce1" office:value-type="string">
            <text:p>Situation familiale</text:p>
          </table:table-cell>
          <table:table-cell table:style-name="ce1" office:value-type="string">
            <text:p>Chef famille</text:p>
          </table:table-cell>
          <table:table-cell table:style-name="ce1" office:value-type="string">
            <text:p>Profession</text:p>
          </table:table-cell>
          <table:table-cell table:style-name="ce1" office:value-type="string">
            <text:p>Date arrivée</text:p>
          </table:table-cell>
          <table:table-cell table:style-name="ce1" office:value-type="string">
            <text:p>Id famille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Adresse</text:p>
          </table:table-cell>
          <table:table-cell table:style-name="ce3" table:number-columns-repeated="1009"/>
        </table:table-row>
        <table:table-row table:style-name="ro2">
          <table:table-cell table:style-name="ce2" office:value-type="string">
            <text:p><text:span text:style-name="T1">15927</text:span></text:p>
          </table:table-cell>
          <table:table-cell office:value-type="string">
            <text:p>VAZON</text:p>
          </table:table-cell>
          <table:table-cell office:value-type="string">
            <text:p>VAZON</text:p>
          </table:table-cell>
          <table:table-cell office:value-type="string">
            <text:p>Je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8/1932</text:p>
          </table:table-cell>
          <table:table-cell office:value-type="string">
            <text:p>La Tronch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5/09/2004</text:p>
          </table:table-cell>
          <table:table-cell office:value-type="string">
            <text:p>3876</text:p>
          </table:table-cell>
          <table:table-cell office:value-type="string">
            <text:p/>
          </table:table-cell>
          <table:table-cell office:value-type="string">
            <text:p>195 Chemin de l'Achar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83</text:span></text:p>
          </table:table-cell>
          <table:table-cell office:value-type="string">
            <text:p>MARTINEZ</text:p>
          </table:table-cell>
          <table:table-cell office:value-type="string">
            <text:p>MARTINEZ</text:p>
          </table:table-cell>
          <table:table-cell office:value-type="string">
            <text:p>Lucie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2/07/1937</text:p>
          </table:table-cell>
          <table:table-cell office:value-type="string">
            <text:p>Gap (Hautes-Alp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88</text:p>
          </table:table-cell>
          <table:table-cell office:value-type="string">
            <text:p/>
          </table:table-cell>
          <table:table-cell office:value-type="string">
            <text:p>309 Chemin de l'Achar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336</text:span></text:p>
          </table:table-cell>
          <table:table-cell office:value-type="string">
            <text:p>HOCQUET</text:p>
          </table:table-cell>
          <table:table-cell office:value-type="string">
            <text:p>HOCQUET</text:p>
          </table:table-cell>
          <table:table-cell office:value-type="string">
            <text:p>Jacqu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12/1939</text:p>
          </table:table-cell>
          <table:table-cell office:value-type="string">
            <text:p>Villeret (Ais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9/12/2002</text:p>
          </table:table-cell>
          <table:table-cell office:value-type="string">
            <text:p>3045</text:p>
          </table:table-cell>
          <table:table-cell office:value-type="string">
            <text:p/>
          </table:table-cell>
          <table:table-cell office:value-type="string">
            <text:p>136 Impasse Alain Fourn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339</text:span></text:p>
          </table:table-cell>
          <table:table-cell office:value-type="string">
            <text:p>ROUARD</text:p>
          </table:table-cell>
          <table:table-cell office:value-type="string">
            <text:p>HOCQUET</text:p>
          </table:table-cell>
          <table:table-cell office:value-type="string">
            <text:p>Christ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04/1939</text:p>
          </table:table-cell>
          <table:table-cell office:value-type="string">
            <text:p>Mur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9/12/2002</text:p>
          </table:table-cell>
          <table:table-cell office:value-type="string">
            <text:p>3045</text:p>
          </table:table-cell>
          <table:table-cell office:value-type="string">
            <text:p/>
          </table:table-cell>
          <table:table-cell office:value-type="string">
            <text:p>136 Impasse Alain Fourn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917</text:span></text:p>
          </table:table-cell>
          <table:table-cell office:value-type="string">
            <text:p>GINET</text:p>
          </table:table-cell>
          <table:table-cell office:value-type="string">
            <text:p>GINET</text:p>
          </table:table-cell>
          <table:table-cell office:value-type="string">
            <text:p>Clément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4/193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2/11/1998</text:p>
          </table:table-cell>
          <table:table-cell office:value-type="string">
            <text:p>3444</text:p>
          </table:table-cell>
          <table:table-cell office:value-type="string">
            <text:p/>
          </table:table-cell>
          <table:table-cell office:value-type="string">
            <text:p>110 Rue de l'Alambi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392</text:span></text:p>
          </table:table-cell>
          <table:table-cell office:value-type="string">
            <text:p>CANOSSINI</text:p>
          </table:table-cell>
          <table:table-cell office:value-type="string">
            <text:p>CANOSSINI</text:p>
          </table:table-cell>
          <table:table-cell office:value-type="string">
            <text:p>Jean-Claud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02/1941</text:p>
          </table:table-cell>
          <table:table-cell office:value-type="string">
            <text:p>Sassenag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53</text:p>
          </table:table-cell>
          <table:table-cell office:value-type="string">
            <text:p/>
          </table:table-cell>
          <table:table-cell office:value-type="string">
            <text:p>164 Rue des Amandie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62</text:span></text:p>
          </table:table-cell>
          <table:table-cell office:value-type="string">
            <text:p>MELISSE</text:p>
          </table:table-cell>
          <table:table-cell office:value-type="string">
            <text:p>MELISSE</text:p>
          </table:table-cell>
          <table:table-cell office:value-type="string">
            <text:p>Daniel, Pier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1/1941</text:p>
          </table:table-cell>
          <table:table-cell office:value-type="string">
            <text:p>Saint-Quentin (Ais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00</text:p>
          </table:table-cell>
          <table:table-cell office:value-type="string">
            <text:p/>
          </table:table-cell>
          <table:table-cell office:value-type="string">
            <text:p>98 Avenue André Malr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68</text:span></text:p>
          </table:table-cell>
          <table:table-cell office:value-type="string">
            <text:p>BONDI</text:p>
          </table:table-cell>
          <table:table-cell office:value-type="string">
            <text:p>BONDI</text:p>
          </table:table-cell>
          <table:table-cell office:value-type="string">
            <text:p>Michel Alain Rao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8/08/1941</text:p>
          </table:table-cell>
          <table:table-cell office:value-type="string">
            <text:p>Nice (Alpes-Maritimes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02</text:p>
          </table:table-cell>
          <table:table-cell office:value-type="string">
            <text:p/>
          </table:table-cell>
          <table:table-cell office:value-type="string">
            <text:p>109 Avenue André Malr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84</text:span></text:p>
          </table:table-cell>
          <table:table-cell office:value-type="string">
            <text:p>NOVELLA</text:p>
          </table:table-cell>
          <table:table-cell office:value-type="string">
            <text:p>NOVELLA</text:p>
          </table:table-cell>
          <table:table-cell office:value-type="string">
            <text:p>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9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07</text:p>
          </table:table-cell>
          <table:table-cell office:value-type="string">
            <text:p/>
          </table:table-cell>
          <table:table-cell office:value-type="string">
            <text:p>159 Avenue André Malr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01</text:span></text:p>
          </table:table-cell>
          <table:table-cell office:value-type="string">
            <text:p>LAURENCIN</text:p>
          </table:table-cell>
          <table:table-cell office:value-type="string">
            <text:p>MAZZALOVO</text:p>
          </table:table-cell>
          <table:table-cell office:value-type="string">
            <text:p>Madele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12/1940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12</text:p>
          </table:table-cell>
          <table:table-cell office:value-type="string">
            <text:p/>
          </table:table-cell>
          <table:table-cell office:value-type="string">
            <text:p>290 Avenue André Malr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02</text:span></text:p>
          </table:table-cell>
          <table:table-cell office:value-type="string">
            <text:p>MAZZALOVO</text:p>
          </table:table-cell>
          <table:table-cell office:value-type="string">
            <text:p>MAZZALOVO</text:p>
          </table:table-cell>
          <table:table-cell office:value-type="string">
            <text:p>Eli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11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12</text:p>
          </table:table-cell>
          <table:table-cell office:value-type="string">
            <text:p/>
          </table:table-cell>
          <table:table-cell office:value-type="string">
            <text:p>290 Avenue André Malr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60</text:span></text:p>
          </table:table-cell>
          <table:table-cell office:value-type="string">
            <text:p>DIJON</text:p>
          </table:table-cell>
          <table:table-cell office:value-type="string">
            <text:p>DIJON</text:p>
          </table:table-cell>
          <table:table-cell office:value-type="string">
            <text:p>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12/1940</text:p>
          </table:table-cell>
          <table:table-cell office:value-type="string">
            <text:p>Oullins (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28</text:p>
          </table:table-cell>
          <table:table-cell office:value-type="string">
            <text:p/>
          </table:table-cell>
          <table:table-cell office:value-type="string">
            <text:p>566 Avenue André Malr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68</text:span></text:p>
          </table:table-cell>
          <table:table-cell office:value-type="string">
            <text:p>PAUGAM</text:p>
          </table:table-cell>
          <table:table-cell office:value-type="string">
            <text:p>PAUGAM</text:p>
          </table:table-cell>
          <table:table-cell office:value-type="string">
            <text:p>Georg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04/1940</text:p>
          </table:table-cell>
          <table:table-cell office:value-type="string">
            <text:p>Plabennec (Finist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30</text:p>
          </table:table-cell>
          <table:table-cell office:value-type="string">
            <text:p/>
          </table:table-cell>
          <table:table-cell office:value-type="string">
            <text:p>600 Avenue André Malr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71</text:span></text:p>
          </table:table-cell>
          <table:table-cell office:value-type="string">
            <text:p>IANNELLO</text:p>
          </table:table-cell>
          <table:table-cell office:value-type="string">
            <text:p>IANNELLO</text:p>
          </table:table-cell>
          <table:table-cell office:value-type="string">
            <text:p>Benedett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9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32</text:p>
          </table:table-cell>
          <table:table-cell office:value-type="string">
            <text:p/>
          </table:table-cell>
          <table:table-cell office:value-type="string">
            <text:p>626 Avenue André Malr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82</text:span></text:p>
          </table:table-cell>
          <table:table-cell office:value-type="string">
            <text:p>GUINET</text:p>
          </table:table-cell>
          <table:table-cell office:value-type="string">
            <text:p>GUINET</text:p>
          </table:table-cell>
          <table:table-cell office:value-type="string">
            <text:p>Raymo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03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35</text:p>
          </table:table-cell>
          <table:table-cell office:value-type="string">
            <text:p/>
          </table:table-cell>
          <table:table-cell office:value-type="string">
            <text:p>670 Avenue André Malr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83</text:span></text:p>
          </table:table-cell>
          <table:table-cell office:value-type="string">
            <text:p>ORRU</text:p>
          </table:table-cell>
          <table:table-cell office:value-type="string">
            <text:p>GUINET</text:p>
          </table:table-cell>
          <table:table-cell office:value-type="string">
            <text:p>Jos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6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35</text:p>
          </table:table-cell>
          <table:table-cell office:value-type="string">
            <text:p/>
          </table:table-cell>
          <table:table-cell office:value-type="string">
            <text:p>670 Avenue André Malr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457</text:span></text:p>
          </table:table-cell>
          <table:table-cell office:value-type="string">
            <text:p>HAVEZ</text:p>
          </table:table-cell>
          <table:table-cell office:value-type="string">
            <text:p>HAVEZ</text:p>
          </table:table-cell>
          <table:table-cell office:value-type="string">
            <text:p>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3/10/1935</text:p>
          </table:table-cell>
          <table:table-cell office:value-type="string">
            <text:p>Paris (Pari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5/12/2001</text:p>
          </table:table-cell>
          <table:table-cell office:value-type="string">
            <text:p>2360</text:p>
          </table:table-cell>
          <table:table-cell office:value-type="string">
            <text:p/>
          </table:table-cell>
          <table:table-cell office:value-type="string">
            <text:p>750 Avenue André Malr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511</text:span></text:p>
          </table:table-cell>
          <table:table-cell office:value-type="string">
            <text:p>TALTAVULL</text:p>
          </table:table-cell>
          <table:table-cell office:value-type="string">
            <text:p>HAVEZ</text:p>
          </table:table-cell>
          <table:table-cell office:value-type="string">
            <text:p>Lyd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12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9/12/2001</text:p>
          </table:table-cell>
          <table:table-cell office:value-type="string">
            <text:p>2360</text:p>
          </table:table-cell>
          <table:table-cell office:value-type="string">
            <text:p/>
          </table:table-cell>
          <table:table-cell office:value-type="string">
            <text:p>750 Avenue André Malr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453</text:span></text:p>
          </table:table-cell>
          <table:table-cell office:value-type="string">
            <text:p>MARTINEZ</text:p>
          </table:table-cell>
          <table:table-cell office:value-type="string">
            <text:p>MARTINEZ</text:p>
          </table:table-cell>
          <table:table-cell office:value-type="string">
            <text:p>Pier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10/1934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15</text:p>
          </table:table-cell>
          <table:table-cell office:value-type="string">
            <text:p/>
          </table:table-cell>
          <table:table-cell office:value-type="string">
            <text:p>111 Rue Antoine de Saint-Exupér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456</text:span></text:p>
          </table:table-cell>
          <table:table-cell office:value-type="string">
            <text:p>CLERC</text:p>
          </table:table-cell>
          <table:table-cell office:value-type="string">
            <text:p>MARTINEZ</text:p>
          </table:table-cell>
          <table:table-cell office:value-type="string">
            <text:p>Hélè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11/1937</text:p>
          </table:table-cell>
          <table:table-cell office:value-type="string">
            <text:p>Rillieux-la-Pape (Rhôn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15</text:p>
          </table:table-cell>
          <table:table-cell office:value-type="string">
            <text:p/>
          </table:table-cell>
          <table:table-cell office:value-type="string">
            <text:p>111 Rue Antoine de Saint-Exupér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49</text:span></text:p>
          </table:table-cell>
          <table:table-cell office:value-type="string">
            <text:p>LUCOTTE</text:p>
          </table:table-cell>
          <table:table-cell office:value-type="string">
            <text:p>LUCOTTE</text:p>
          </table:table-cell>
          <table:table-cell office:value-type="string">
            <text:p>André 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2/05/1929</text:p>
          </table:table-cell>
          <table:table-cell office:value-type="string">
            <text:p>Foissy (Côte-d'Or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87</text:p>
          </table:table-cell>
          <table:table-cell office:value-type="string">
            <text:p/>
          </table:table-cell>
          <table:table-cell office:value-type="string">
            <text:p>158 Impasse Auguste Rav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50</text:span></text:p>
          </table:table-cell>
          <table:table-cell office:value-type="string">
            <text:p>VANZO</text:p>
          </table:table-cell>
          <table:table-cell office:value-type="string">
            <text:p>LUCOTTE</text:p>
          </table:table-cell>
          <table:table-cell office:value-type="string">
            <text:p>Elisabeth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5/1935</text:p>
          </table:table-cell>
          <table:table-cell office:value-type="string">
            <text:p>Metz (Mosell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87</text:p>
          </table:table-cell>
          <table:table-cell office:value-type="string">
            <text:p/>
          </table:table-cell>
          <table:table-cell office:value-type="string">
            <text:p>158 Impasse Auguste Rav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853</text:span></text:p>
          </table:table-cell>
          <table:table-cell office:value-type="string">
            <text:p>VALENZA</text:p>
          </table:table-cell>
          <table:table-cell office:value-type="string">
            <text:p>VALENZA</text:p>
          </table:table-cell>
          <table:table-cell office:value-type="string">
            <text:p>P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7/10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0/1994</text:p>
          </table:table-cell>
          <table:table-cell office:value-type="string">
            <text:p>2558</text:p>
          </table:table-cell>
          <table:table-cell office:value-type="string">
            <text:p/>
          </table:table-cell>
          <table:table-cell office:value-type="string">
            <text:p>19 Impasse Arthur Rimbau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43</text:span></text:p>
          </table:table-cell>
          <table:table-cell office:value-type="string">
            <text:p>DAMMAN</text:p>
          </table:table-cell>
          <table:table-cell office:value-type="string">
            <text:p>DAMMAN</text:p>
          </table:table-cell>
          <table:table-cell office:value-type="string">
            <text:p>Pierre Louis 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0/12/192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89</text:p>
          </table:table-cell>
          <table:table-cell office:value-type="string">
            <text:p/>
          </table:table-cell>
          <table:table-cell office:value-type="string">
            <text:p>20 Impasse Arthur Rimbau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377</text:span></text:p>
          </table:table-cell>
          <table:table-cell office:value-type="string">
            <text:p>GARCIA</text:p>
          </table:table-cell>
          <table:table-cell office:value-type="string">
            <text:p>CUINAT</text:p>
          </table:table-cell>
          <table:table-cell office:value-type="string">
            <text:p>Amal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5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48</text:p>
          </table:table-cell>
          <table:table-cell office:value-type="string">
            <text:p/>
          </table:table-cell>
          <table:table-cell office:value-type="string">
            <text:p>62 Impasse Arthur Rimbau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6</text:span></text:p>
          </table:table-cell>
          <table:table-cell office:value-type="string">
            <text:p>FAURE-VINCENT</text:p>
          </table:table-cell>
          <table:table-cell office:value-type="string">
            <text:p>FAURE-VINCENT</text:p>
          </table:table-cell>
          <table:table-cell office:value-type="string">
            <text:p>Georges Victor Eli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9/1935</text:p>
          </table:table-cell>
          <table:table-cell office:value-type="string">
            <text:p>Val-des-Prés (Hautes-Alp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1</text:p>
          </table:table-cell>
          <table:table-cell office:value-type="string">
            <text:p/>
          </table:table-cell>
          <table:table-cell office:value-type="string">
            <text:p>44 Chemin des Balm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9</text:span></text:p>
          </table:table-cell>
          <table:table-cell office:value-type="string">
            <text:p>GERMAIN</text:p>
          </table:table-cell>
          <table:table-cell office:value-type="string">
            <text:p>GERMAIN</text:p>
          </table:table-cell>
          <table:table-cell office:value-type="string">
            <text:p>Ro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12/1939</text:p>
          </table:table-cell>
          <table:table-cell office:value-type="string">
            <text:p>Saint-Marcelli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2</text:p>
          </table:table-cell>
          <table:table-cell office:value-type="string">
            <text:p/>
          </table:table-cell>
          <table:table-cell office:value-type="string">
            <text:p>56 Chemin des Balm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3</text:span></text:p>
          </table:table-cell>
          <table:table-cell office:value-type="string">
            <text:p>ALBERT</text:p>
          </table:table-cell>
          <table:table-cell office:value-type="string">
            <text:p>ALBERT</text:p>
          </table:table-cell>
          <table:table-cell office:value-type="string">
            <text:p>Henr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01/1931</text:p>
          </table:table-cell>
          <table:table-cell office:value-type="string">
            <text:p>Tullins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3</text:p>
          </table:table-cell>
          <table:table-cell office:value-type="string">
            <text:p/>
          </table:table-cell>
          <table:table-cell office:value-type="string">
            <text:p>102 Chemin des Balm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4</text:span></text:p>
          </table:table-cell>
          <table:table-cell office:value-type="string">
            <text:p>BELTRAME</text:p>
          </table:table-cell>
          <table:table-cell office:value-type="string">
            <text:p>ALBERT</text:p>
          </table:table-cell>
          <table:table-cell office:value-type="string">
            <text:p>Simo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5/193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3</text:p>
          </table:table-cell>
          <table:table-cell office:value-type="string">
            <text:p/>
          </table:table-cell>
          <table:table-cell office:value-type="string">
            <text:p>102 Chemin des Balm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94</text:span></text:p>
          </table:table-cell>
          <table:table-cell office:value-type="string">
            <text:p>DUNIAUD</text:p>
          </table:table-cell>
          <table:table-cell office:value-type="string">
            <text:p>DUNIAUD</text:p>
          </table:table-cell>
          <table:table-cell office:value-type="string">
            <text:p>Henr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10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77</text:p>
          </table:table-cell>
          <table:table-cell office:value-type="string">
            <text:p/>
          </table:table-cell>
          <table:table-cell office:value-type="string">
            <text:p>103 Chemin des Balm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95</text:span></text:p>
          </table:table-cell>
          <table:table-cell office:value-type="string">
            <text:p>RAMPAL</text:p>
          </table:table-cell>
          <table:table-cell office:value-type="string">
            <text:p>DUNIAUD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12/1941</text:p>
          </table:table-cell>
          <table:table-cell office:value-type="string">
            <text:p>Toulon (Var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77</text:p>
          </table:table-cell>
          <table:table-cell office:value-type="string">
            <text:p/>
          </table:table-cell>
          <table:table-cell office:value-type="string">
            <text:p>103 Chemin des Balm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196</text:span></text:p>
          </table:table-cell>
          <table:table-cell office:value-type="string">
            <text:p>RIBEZZI</text:p>
          </table:table-cell>
          <table:table-cell office:value-type="string">
            <text:p>RIBEZZI</text:p>
          </table:table-cell>
          <table:table-cell office:value-type="string">
            <text:p>Vincen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8/04/192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90</text:p>
          </table:table-cell>
          <table:table-cell office:value-type="string">
            <text:p>1996</text:p>
          </table:table-cell>
          <table:table-cell office:value-type="string">
            <text:p/>
          </table:table-cell>
          <table:table-cell office:value-type="string">
            <text:p>103 Chemin des Balm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197</text:span></text:p>
          </table:table-cell>
          <table:table-cell office:value-type="string">
            <text:p>NEBBIA</text:p>
          </table:table-cell>
          <table:table-cell office:value-type="string">
            <text:p>RIBEZZI</text:p>
          </table:table-cell>
          <table:table-cell office:value-type="string">
            <text:p>Porz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02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90</text:p>
          </table:table-cell>
          <table:table-cell office:value-type="string">
            <text:p>1996</text:p>
          </table:table-cell>
          <table:table-cell office:value-type="string">
            <text:p/>
          </table:table-cell>
          <table:table-cell office:value-type="string">
            <text:p>103 Chemin des Balm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906</text:span></text:p>
          </table:table-cell>
          <table:table-cell office:value-type="string">
            <text:p>MORA</text:p>
          </table:table-cell>
          <table:table-cell office:value-type="string">
            <text:p>MORA</text:p>
          </table:table-cell>
          <table:table-cell office:value-type="string">
            <text:p>Emmanu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3/10/193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9/1991</text:p>
          </table:table-cell>
          <table:table-cell office:value-type="string">
            <text:p>2226</text:p>
          </table:table-cell>
          <table:table-cell office:value-type="string">
            <text:p/>
          </table:table-cell>
          <table:table-cell office:value-type="string">
            <text:p>103 Chemin des Balm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0</text:span></text:p>
          </table:table-cell>
          <table:table-cell office:value-type="string">
            <text:p>ZONTA</text:p>
          </table:table-cell>
          <table:table-cell office:value-type="string">
            <text:p>ZONTA</text:p>
          </table:table-cell>
          <table:table-cell office:value-type="string">
            <text:p>Gu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7/1934</text:p>
          </table:table-cell>
          <table:table-cell office:value-type="string">
            <text:p>Crolles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6</text:p>
          </table:table-cell>
          <table:table-cell office:value-type="string">
            <text:p/>
          </table:table-cell>
          <table:table-cell office:value-type="string">
            <text:p>351 Chemin des Balm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1</text:span></text:p>
          </table:table-cell>
          <table:table-cell office:value-type="string">
            <text:p>FAVRO</text:p>
          </table:table-cell>
          <table:table-cell office:value-type="string">
            <text:p>ZONTA</text:p>
          </table:table-cell>
          <table:table-cell office:value-type="string">
            <text:p>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9/1936</text:p>
          </table:table-cell>
          <table:table-cell office:value-type="string">
            <text:p>Domèn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6</text:p>
          </table:table-cell>
          <table:table-cell office:value-type="string">
            <text:p/>
          </table:table-cell>
          <table:table-cell office:value-type="string">
            <text:p>351 Chemin des Balm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73</text:span></text:p>
          </table:table-cell>
          <table:table-cell office:value-type="string">
            <text:p>VAZON</text:p>
          </table:table-cell>
          <table:table-cell office:value-type="string">
            <text:p>VAZON</text:p>
          </table:table-cell>
          <table:table-cell office:value-type="string">
            <text:p>Jaky   Henr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12/1940</text:p>
          </table:table-cell>
          <table:table-cell office:value-type="string">
            <text:p>Voiron (Isère)</text:p>
          </table:table-cell>
          <table:table-cell office:value-type="string">
            <text:p>Vie marital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37</text:p>
          </table:table-cell>
          <table:table-cell office:value-type="string">
            <text:p/>
          </table:table-cell>
          <table:table-cell office:value-type="string">
            <text:p>591 Chemin des Balm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77</text:span></text:p>
          </table:table-cell>
          <table:table-cell office:value-type="string">
            <text:p>VEDOVATI</text:p>
          </table:table-cell>
          <table:table-cell office:value-type="string">
            <text:p>FAURE</text:p>
          </table:table-cell>
          <table:table-cell office:value-type="string">
            <text:p>Mireille Marcelle Clair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12/1936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3</text:p>
          </table:table-cell>
          <table:table-cell office:value-type="string">
            <text:p/>
          </table:table-cell>
          <table:table-cell office:value-type="string">
            <text:p>608 Chemin des Balm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1</text:span></text:p>
          </table:table-cell>
          <table:table-cell office:value-type="string">
            <text:p>DEMIRLEAU</text:p>
          </table:table-cell>
          <table:table-cell office:value-type="string">
            <text:p>DEMIRLEAU</text:p>
          </table:table-cell>
          <table:table-cell office:value-type="string">
            <text:p>Jean Charles 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07/1936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8</text:p>
          </table:table-cell>
          <table:table-cell office:value-type="string">
            <text:p/>
          </table:table-cell>
          <table:table-cell office:value-type="string">
            <text:p>142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2</text:span></text:p>
          </table:table-cell>
          <table:table-cell office:value-type="string">
            <text:p>BASSET</text:p>
          </table:table-cell>
          <table:table-cell office:value-type="string">
            <text:p>DEMIRLEAU</text:p>
          </table:table-cell>
          <table:table-cell office:value-type="string">
            <text:p>Odette Marie Joseph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6/1941</text:p>
          </table:table-cell>
          <table:table-cell office:value-type="string">
            <text:p>Chambéry (Savoi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8</text:p>
          </table:table-cell>
          <table:table-cell office:value-type="string">
            <text:p/>
          </table:table-cell>
          <table:table-cell office:value-type="string">
            <text:p>142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3</text:span></text:p>
          </table:table-cell>
          <table:table-cell office:value-type="string">
            <text:p>IASCI</text:p>
          </table:table-cell>
          <table:table-cell office:value-type="string">
            <text:p>BECHARD</text:p>
          </table:table-cell>
          <table:table-cell office:value-type="string">
            <text:p>Lid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03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9</text:p>
          </table:table-cell>
          <table:table-cell office:value-type="string">
            <text:p/>
          </table:table-cell>
          <table:table-cell office:value-type="string">
            <text:p>143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5</text:span></text:p>
          </table:table-cell>
          <table:table-cell office:value-type="string">
            <text:p>RAMBERT</text:p>
          </table:table-cell>
          <table:table-cell office:value-type="string">
            <text:p>RAMBERT</text:p>
          </table:table-cell>
          <table:table-cell office:value-type="string">
            <text:p>Raymo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3/10/1936</text:p>
          </table:table-cell>
          <table:table-cell office:value-type="string">
            <text:p>Saint-Thomas-en-Royans (Drôm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0</text:p>
          </table:table-cell>
          <table:table-cell office:value-type="string">
            <text:p/>
          </table:table-cell>
          <table:table-cell office:value-type="string">
            <text:p>157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6</text:span></text:p>
          </table:table-cell>
          <table:table-cell office:value-type="string">
            <text:p>TESTOUD</text:p>
          </table:table-cell>
          <table:table-cell office:value-type="string">
            <text:p>RAMBERT</text:p>
          </table:table-cell>
          <table:table-cell office:value-type="string">
            <text:p>Thérèze Margueri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5/1939</text:p>
          </table:table-cell>
          <table:table-cell office:value-type="string">
            <text:p>Saint-Jean-en-Royans (Drôm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0</text:p>
          </table:table-cell>
          <table:table-cell office:value-type="string">
            <text:p/>
          </table:table-cell>
          <table:table-cell office:value-type="string">
            <text:p>157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7</text:span></text:p>
          </table:table-cell>
          <table:table-cell office:value-type="string">
            <text:p>ERBETTA</text:p>
          </table:table-cell>
          <table:table-cell office:value-type="string">
            <text:p>OZELLO</text:p>
          </table:table-cell>
          <table:table-cell office:value-type="string">
            <text:p>Marcell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1/192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1</text:p>
          </table:table-cell>
          <table:table-cell office:value-type="string">
            <text:p/>
          </table:table-cell>
          <table:table-cell office:value-type="string">
            <text:p>162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8</text:span></text:p>
          </table:table-cell>
          <table:table-cell office:value-type="string">
            <text:p>OZELLO</text:p>
          </table:table-cell>
          <table:table-cell office:value-type="string">
            <text:p>OZELLO</text:p>
          </table:table-cell>
          <table:table-cell office:value-type="string">
            <text:p>Jean Pier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1/10/1931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1</text:p>
          </table:table-cell>
          <table:table-cell office:value-type="string">
            <text:p/>
          </table:table-cell>
          <table:table-cell office:value-type="string">
            <text:p>162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9</text:span></text:p>
          </table:table-cell>
          <table:table-cell office:value-type="string">
            <text:p>RICHIT</text:p>
          </table:table-cell>
          <table:table-cell office:value-type="string">
            <text:p>RICHIT</text:p>
          </table:table-cell>
          <table:table-cell office:value-type="string">
            <text:p>René Marie Al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7/07/1934</text:p>
          </table:table-cell>
          <table:table-cell office:value-type="string">
            <text:p>Nancy (Meurthe-et-Mosell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2</text:p>
          </table:table-cell>
          <table:table-cell office:value-type="string">
            <text:p/>
          </table:table-cell>
          <table:table-cell office:value-type="string">
            <text:p>169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18</text:span></text:p>
          </table:table-cell>
          <table:table-cell office:value-type="string">
            <text:p>COQUELET</text:p>
          </table:table-cell>
          <table:table-cell office:value-type="string">
            <text:p>COQUELET</text:p>
          </table:table-cell>
          <table:table-cell office:value-type="string">
            <text:p>Raymo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6/04/1930</text:p>
          </table:table-cell>
          <table:table-cell office:value-type="string">
            <text:p>Gannat (Allier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7</text:p>
          </table:table-cell>
          <table:table-cell office:value-type="string">
            <text:p/>
          </table:table-cell>
          <table:table-cell office:value-type="string">
            <text:p>245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19</text:span></text:p>
          </table:table-cell>
          <table:table-cell office:value-type="string">
            <text:p>PIGNEGUY</text:p>
          </table:table-cell>
          <table:table-cell office:value-type="string">
            <text:p>COQUELET</text:p>
          </table:table-cell>
          <table:table-cell office:value-type="string">
            <text:p>Co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09/1931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7</text:p>
          </table:table-cell>
          <table:table-cell office:value-type="string">
            <text:p/>
          </table:table-cell>
          <table:table-cell office:value-type="string">
            <text:p>245 Rue des Bann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15</text:span></text:p>
          </table:table-cell>
          <table:table-cell office:value-type="string">
            <text:p>GHILARDI</text:p>
          </table:table-cell>
          <table:table-cell office:value-type="string">
            <text:p>GHILARDI</text:p>
          </table:table-cell>
          <table:table-cell office:value-type="string">
            <text:p>Gérard Antoi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8/1941</text:p>
          </table:table-cell>
          <table:table-cell office:value-type="string">
            <text:p>Chatt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75</text:p>
          </table:table-cell>
          <table:table-cell office:value-type="string">
            <text:p/>
          </table:table-cell>
          <table:table-cell office:value-type="string">
            <text:p>56 Rue du Bé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17</text:span></text:p>
          </table:table-cell>
          <table:table-cell office:value-type="string">
            <text:p>TAGLIONE</text:p>
          </table:table-cell>
          <table:table-cell office:value-type="string">
            <text:p>TAGLIONE</text:p>
          </table:table-cell>
          <table:table-cell office:value-type="string">
            <text:p>Americ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05/192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76</text:p>
          </table:table-cell>
          <table:table-cell office:value-type="string">
            <text:p/>
          </table:table-cell>
          <table:table-cell office:value-type="string">
            <text:p>84 Rue du Bé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18</text:span></text:p>
          </table:table-cell>
          <table:table-cell office:value-type="string">
            <text:p>REA</text:p>
          </table:table-cell>
          <table:table-cell office:value-type="string">
            <text:p>TAGLIONE</text:p>
          </table:table-cell>
          <table:table-cell office:value-type="string">
            <text:p>Mar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3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76</text:p>
          </table:table-cell>
          <table:table-cell office:value-type="string">
            <text:p/>
          </table:table-cell>
          <table:table-cell office:value-type="string">
            <text:p>84 Rue du Bé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28</text:span></text:p>
          </table:table-cell>
          <table:table-cell office:value-type="string">
            <text:p>PARMENTIER</text:p>
          </table:table-cell>
          <table:table-cell office:value-type="string">
            <text:p>LOBEL</text:p>
          </table:table-cell>
          <table:table-cell office:value-type="string">
            <text:p>Mauric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02/1938</text:p>
          </table:table-cell>
          <table:table-cell office:value-type="string">
            <text:p>Chelles (Ois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79</text:p>
          </table:table-cell>
          <table:table-cell office:value-type="string">
            <text:p/>
          </table:table-cell>
          <table:table-cell office:value-type="string">
            <text:p>142 Rue du Bé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11</text:span></text:p>
          </table:table-cell>
          <table:table-cell office:value-type="string">
            <text:p>POULENARD</text:p>
          </table:table-cell>
          <table:table-cell office:value-type="string">
            <text:p>POULENARD</text:p>
          </table:table-cell>
          <table:table-cell office:value-type="string">
            <text:p>Jean 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3/01/1927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60</text:p>
          </table:table-cell>
          <table:table-cell office:value-type="string">
            <text:p/>
          </table:table-cell>
          <table:table-cell office:value-type="string">
            <text:p>630 Chemin de Beaupla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12</text:span></text:p>
          </table:table-cell>
          <table:table-cell office:value-type="string">
            <text:p>REY</text:p>
          </table:table-cell>
          <table:table-cell office:value-type="string">
            <text:p>POULENARD</text:p>
          </table:table-cell>
          <table:table-cell office:value-type="string">
            <text:p>Monique Marie Séraph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8/05/1932</text:p>
          </table:table-cell>
          <table:table-cell office:value-type="string">
            <text:p>Saint-Quentin-sur-Isèr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60</text:p>
          </table:table-cell>
          <table:table-cell office:value-type="string">
            <text:p/>
          </table:table-cell>
          <table:table-cell office:value-type="string">
            <text:p>630 Chemin de Beaupla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397</text:span></text:p>
          </table:table-cell>
          <table:table-cell office:value-type="string">
            <text:p>OGBI</text:p>
          </table:table-cell>
          <table:table-cell office:value-type="string">
            <text:p>OGBI</text:p>
          </table:table-cell>
          <table:table-cell office:value-type="string">
            <text:p>Saï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01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36</text:p>
          </table:table-cell>
          <table:table-cell office:value-type="string">
            <text:p/>
          </table:table-cell>
          <table:table-cell office:value-type="string">
            <text:p>21 Rue de Beauvillag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535</text:span></text:p>
          </table:table-cell>
          <table:table-cell office:value-type="string">
            <text:p>ROUGEON</text:p>
          </table:table-cell>
          <table:table-cell office:value-type="string">
            <text:p>ROUGEON</text:p>
          </table:table-cell>
          <table:table-cell office:value-type="string">
            <text:p>Pier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9/10/192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85</text:p>
          </table:table-cell>
          <table:table-cell office:value-type="string">
            <text:p/>
          </table:table-cell>
          <table:table-cell office:value-type="string">
            <text:p>119 Rue de Beauvillag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564</text:span></text:p>
          </table:table-cell>
          <table:table-cell office:value-type="string">
            <text:p>CORTINOVIS</text:p>
          </table:table-cell>
          <table:table-cell office:value-type="string">
            <text:p>CORTINOVIS</text:p>
          </table:table-cell>
          <table:table-cell office:value-type="string">
            <text:p>Louis</text:p>
          </table:table-cell>
          <table:table-cell office:value-type="string">
            <text:p>Mr</text:p>
          </table:table-cell>
          <table:table-cell office:value-type="string">
            <text:p>Masculin</text:p>
          </table:table-cell>
          <table:table-cell office:value-type="string">
            <text:p>04/12/1931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5/05/2014</text:p>
          </table:table-cell>
          <table:table-cell office:value-type="string">
            <text:p>1467</text:p>
          </table:table-cell>
          <table:table-cell office:value-type="string">
            <text:p/>
          </table:table-cell>
          <table:table-cell office:value-type="string">
            <text:p>161 Rue de Beauvillag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815</text:span></text:p>
          </table:table-cell>
          <table:table-cell office:value-type="string">
            <text:p>RIBOT</text:p>
          </table:table-cell>
          <table:table-cell office:value-type="string">
            <text:p>WIBAILLIE</text:p>
          </table:table-cell>
          <table:table-cell office:value-type="string">
            <text:p>Léa Mich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8/1938</text:p>
          </table:table-cell>
          <table:table-cell office:value-type="string">
            <text:p>Flamanville (Manch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79</text:p>
          </table:table-cell>
          <table:table-cell office:value-type="string">
            <text:p/>
          </table:table-cell>
          <table:table-cell office:value-type="string">
            <text:p>161 Rue de Beauvillag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871</text:span></text:p>
          </table:table-cell>
          <table:table-cell office:value-type="string">
            <text:p>ESSID</text:p>
          </table:table-cell>
          <table:table-cell office:value-type="string">
            <text:p>ABBES</text:p>
          </table:table-cell>
          <table:table-cell office:value-type="string">
            <text:p>Mong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03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0/1991</text:p>
          </table:table-cell>
          <table:table-cell office:value-type="string">
            <text:p>529</text:p>
          </table:table-cell>
          <table:table-cell office:value-type="string">
            <text:p/>
          </table:table-cell>
          <table:table-cell office:value-type="string">
            <text:p>45 Rue de Bouvard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73</text:span></text:p>
          </table:table-cell>
          <table:table-cell office:value-type="string">
            <text:p>LORIDON</text:p>
          </table:table-cell>
          <table:table-cell office:value-type="string">
            <text:p>PINCHON</text:p>
          </table:table-cell>
          <table:table-cell office:value-type="string">
            <text:p>Simone Marie-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4/1930</text:p>
          </table:table-cell>
          <table:table-cell office:value-type="string">
            <text:p>Saint-Laurent-du-Pont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46</text:p>
          </table:table-cell>
          <table:table-cell office:value-type="string">
            <text:p/>
          </table:table-cell>
          <table:table-cell office:value-type="string">
            <text:p>153 Rue de Bouvard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90</text:span></text:p>
          </table:table-cell>
          <table:table-cell office:value-type="string">
            <text:p>BACCHIN</text:p>
          </table:table-cell>
          <table:table-cell office:value-type="string">
            <text:p>PEYLIN</text:p>
          </table:table-cell>
          <table:table-cell office:value-type="string">
            <text:p>Elvir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10/1928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52</text:p>
          </table:table-cell>
          <table:table-cell office:value-type="string">
            <text:p/>
          </table:table-cell>
          <table:table-cell office:value-type="string">
            <text:p>287 Rue de Bouvard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885</text:span></text:p>
          </table:table-cell>
          <table:table-cell office:value-type="string">
            <text:p>PEDINI</text:p>
          </table:table-cell>
          <table:table-cell office:value-type="string">
            <text:p>PEDINI</text:p>
          </table:table-cell>
          <table:table-cell office:value-type="string">
            <text:p>Andrea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9/11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6/1991</text:p>
          </table:table-cell>
          <table:table-cell office:value-type="string">
            <text:p>2220</text:p>
          </table:table-cell>
          <table:table-cell office:value-type="string">
            <text:p/>
          </table:table-cell>
          <table:table-cell office:value-type="string">
            <text:p>355 Rue de Bouvard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93</text:span></text:p>
          </table:table-cell>
          <table:table-cell office:value-type="string">
            <text:p>VERDE</text:p>
          </table:table-cell>
          <table:table-cell office:value-type="string">
            <text:p>BARDELLI</text:p>
          </table:table-cell>
          <table:table-cell office:value-type="string">
            <text:p>France 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2/1934</text:p>
          </table:table-cell>
          <table:table-cell office:value-type="string">
            <text:p>Fontaine (Aub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53</text:p>
          </table:table-cell>
          <table:table-cell office:value-type="string">
            <text:p/>
          </table:table-cell>
          <table:table-cell office:value-type="string">
            <text:p>391 Rue de Bouvard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94</text:span></text:p>
          </table:table-cell>
          <table:table-cell office:value-type="string">
            <text:p>BARDELLI</text:p>
          </table:table-cell>
          <table:table-cell office:value-type="string">
            <text:p>BARDELLI</text:p>
          </table:table-cell>
          <table:table-cell office:value-type="string">
            <text:p>Henri 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5/1941</text:p>
          </table:table-cell>
          <table:table-cell office:value-type="string">
            <text:p>Saint-Michel-de-Maurienne (Savoi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53</text:p>
          </table:table-cell>
          <table:table-cell office:value-type="string">
            <text:p/>
          </table:table-cell>
          <table:table-cell office:value-type="string">
            <text:p>391 Rue de Bouvard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96</text:span></text:p>
          </table:table-cell>
          <table:table-cell office:value-type="string">
            <text:p>TWORKOWKI</text:p>
          </table:table-cell>
          <table:table-cell office:value-type="string">
            <text:p>PATRICOT</text:p>
          </table:table-cell>
          <table:table-cell office:value-type="string">
            <text:p>Gien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9/192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54</text:p>
          </table:table-cell>
          <table:table-cell office:value-type="string">
            <text:p/>
          </table:table-cell>
          <table:table-cell office:value-type="string">
            <text:p>415 Rue de Bouvard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04</text:span></text:p>
          </table:table-cell>
          <table:table-cell office:value-type="string">
            <text:p>MONTEIRO DA COSTA</text:p>
          </table:table-cell>
          <table:table-cell office:value-type="string">
            <text:p>BARBOSA</text:p>
          </table:table-cell>
          <table:table-cell office:value-type="string">
            <text:p>Jul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9/193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45</text:p>
          </table:table-cell>
          <table:table-cell office:value-type="string">
            <text:p/>
          </table:table-cell>
          <table:table-cell office:value-type="string">
            <text:p>15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397</text:span></text:p>
          </table:table-cell>
          <table:table-cell office:value-type="string">
            <text:p>MEBARKIA</text:p>
          </table:table-cell>
          <table:table-cell office:value-type="string">
            <text:p>MEBARKIA</text:p>
          </table:table-cell>
          <table:table-cell office:value-type="string">
            <text:p>Moulay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11/193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4/10/2000</text:p>
          </table:table-cell>
          <table:table-cell office:value-type="string">
            <text:p>2036</text:p>
          </table:table-cell>
          <table:table-cell office:value-type="string">
            <text:p/>
          </table:table-cell>
          <table:table-cell office:value-type="string">
            <text:p>15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72</text:span></text:p>
          </table:table-cell>
          <table:table-cell office:value-type="string">
            <text:p>COLLOMB</text:p>
          </table:table-cell>
          <table:table-cell office:value-type="string">
            <text:p>COLLOMB</text:p>
          </table:table-cell>
          <table:table-cell office:value-type="string">
            <text:p>Lucien Claud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11/1929</text:p>
          </table:table-cell>
          <table:table-cell office:value-type="string">
            <text:p>Villeurbanne (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45</text:p>
          </table:table-cell>
          <table:table-cell office:value-type="string">
            <text:p/>
          </table:table-cell>
          <table:table-cell office:value-type="string">
            <text:p>31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73</text:span></text:p>
          </table:table-cell>
          <table:table-cell office:value-type="string">
            <text:p>CAVALLERI</text:p>
          </table:table-cell>
          <table:table-cell office:value-type="string">
            <text:p>COLLOMB</text:p>
          </table:table-cell>
          <table:table-cell office:value-type="string">
            <text:p>Je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7/1933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45</text:p>
          </table:table-cell>
          <table:table-cell office:value-type="string">
            <text:p/>
          </table:table-cell>
          <table:table-cell office:value-type="string">
            <text:p>31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75</text:span></text:p>
          </table:table-cell>
          <table:table-cell office:value-type="string">
            <text:p>GRATIER</text:p>
          </table:table-cell>
          <table:table-cell office:value-type="string">
            <text:p>GRATIER</text:p>
          </table:table-cell>
          <table:table-cell office:value-type="string">
            <text:p>Elisabeth Marie Joseph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1/03/1939</text:p>
          </table:table-cell>
          <table:table-cell office:value-type="string">
            <text:p>Voreppe (Isère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47</text:p>
          </table:table-cell>
          <table:table-cell office:value-type="string">
            <text:p/>
          </table:table-cell>
          <table:table-cell office:value-type="string">
            <text:p>31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09</text:span></text:p>
          </table:table-cell>
          <table:table-cell office:value-type="string">
            <text:p>POULET</text:p>
          </table:table-cell>
          <table:table-cell office:value-type="string">
            <text:p>TOUCHE</text:p>
          </table:table-cell>
          <table:table-cell office:value-type="string">
            <text:p>Madele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7/1932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06</text:p>
          </table:table-cell>
          <table:table-cell office:value-type="string">
            <text:p/>
          </table:table-cell>
          <table:table-cell office:value-type="string">
            <text:p>31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626</text:span></text:p>
          </table:table-cell>
          <table:table-cell office:value-type="string">
            <text:p>LANTHELME TOURNIER</text:p>
          </table:table-cell>
          <table:table-cell office:value-type="string">
            <text:p>LANTHELME TOURNIER</text:p>
          </table:table-cell>
          <table:table-cell office:value-type="string">
            <text:p>Michèle Elisabeth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6/1937</text:p>
          </table:table-cell>
          <table:table-cell office:value-type="string">
            <text:p>Grenobl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4/1988</text:p>
          </table:table-cell>
          <table:table-cell office:value-type="string">
            <text:p>1526</text:p>
          </table:table-cell>
          <table:table-cell office:value-type="string">
            <text:p/>
          </table:table-cell>
          <table:table-cell office:value-type="string">
            <text:p>31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153</text:span></text:p>
          </table:table-cell>
          <table:table-cell office:value-type="string">
            <text:p>HILLION</text:p>
          </table:table-cell>
          <table:table-cell office:value-type="string">
            <text:p>HILLION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5/193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2/1992</text:p>
          </table:table-cell>
          <table:table-cell office:value-type="string">
            <text:p>2315</text:p>
          </table:table-cell>
          <table:table-cell office:value-type="string">
            <text:p/>
          </table:table-cell>
          <table:table-cell office:value-type="string">
            <text:p>31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604</text:span></text:p>
          </table:table-cell>
          <table:table-cell office:value-type="string">
            <text:p>MASSE</text:p>
          </table:table-cell>
          <table:table-cell office:value-type="string">
            <text:p>MANTOVANI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8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6/04/2003</text:p>
          </table:table-cell>
          <table:table-cell office:value-type="string">
            <text:p>2592</text:p>
          </table:table-cell>
          <table:table-cell office:value-type="string">
            <text:p/>
          </table:table-cell>
          <table:table-cell office:value-type="string">
            <text:p>82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83</text:span></text:p>
          </table:table-cell>
          <table:table-cell office:value-type="string">
            <text:p>GANDELLI</text:p>
          </table:table-cell>
          <table:table-cell office:value-type="string">
            <text:p>LOCATELLI</text:p>
          </table:table-cell>
          <table:table-cell office:value-type="string">
            <text:p>Séraph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12/192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1</text:p>
          </table:table-cell>
          <table:table-cell office:value-type="string">
            <text:p/>
          </table:table-cell>
          <table:table-cell office:value-type="string">
            <text:p>155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84</text:span></text:p>
          </table:table-cell>
          <table:table-cell office:value-type="string">
            <text:p>RAVE</text:p>
          </table:table-cell>
          <table:table-cell office:value-type="string">
            <text:p>RAVE</text:p>
          </table:table-cell>
          <table:table-cell office:value-type="string">
            <text:p>Ro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05/1932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2</text:p>
          </table:table-cell>
          <table:table-cell office:value-type="string">
            <text:p/>
          </table:table-cell>
          <table:table-cell office:value-type="string">
            <text:p>155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85</text:span></text:p>
          </table:table-cell>
          <table:table-cell office:value-type="string">
            <text:p>NARDI</text:p>
          </table:table-cell>
          <table:table-cell office:value-type="string">
            <text:p>RAVE</text:p>
          </table:table-cell>
          <table:table-cell office:value-type="string">
            <text:p>Els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5/1937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2</text:p>
          </table:table-cell>
          <table:table-cell office:value-type="string">
            <text:p/>
          </table:table-cell>
          <table:table-cell office:value-type="string">
            <text:p>155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90</text:span></text:p>
          </table:table-cell>
          <table:table-cell office:value-type="string">
            <text:p>DENIS</text:p>
          </table:table-cell>
          <table:table-cell office:value-type="string">
            <text:p>COUTURIER</text:p>
          </table:table-cell>
          <table:table-cell office:value-type="string">
            <text:p>Franc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9/1926</text:p>
          </table:table-cell>
          <table:table-cell office:value-type="string">
            <text:p>Romain (Doubs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5</text:p>
          </table:table-cell>
          <table:table-cell office:value-type="string">
            <text:p/>
          </table:table-cell>
          <table:table-cell office:value-type="string">
            <text:p>167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91</text:span></text:p>
          </table:table-cell>
          <table:table-cell office:value-type="string">
            <text:p>RAISON</text:p>
          </table:table-cell>
          <table:table-cell office:value-type="string">
            <text:p>DEVEAUX</text:p>
          </table:table-cell>
          <table:table-cell office:value-type="string">
            <text:p>Yvo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12/1932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6</text:p>
          </table:table-cell>
          <table:table-cell office:value-type="string">
            <text:p/>
          </table:table-cell>
          <table:table-cell office:value-type="string">
            <text:p>167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93</text:span></text:p>
          </table:table-cell>
          <table:table-cell office:value-type="string">
            <text:p>REYNAUD</text:p>
          </table:table-cell>
          <table:table-cell office:value-type="string">
            <text:p>DIDON-ROBIN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2/1937</text:p>
          </table:table-cell>
          <table:table-cell office:value-type="string">
            <text:p>Saint-Jean-de-Moirans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7</text:p>
          </table:table-cell>
          <table:table-cell office:value-type="string">
            <text:p/>
          </table:table-cell>
          <table:table-cell office:value-type="string">
            <text:p>167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95</text:span></text:p>
          </table:table-cell>
          <table:table-cell office:value-type="string">
            <text:p>GENEVE</text:p>
          </table:table-cell>
          <table:table-cell office:value-type="string">
            <text:p>GIRON</text:p>
          </table:table-cell>
          <table:table-cell office:value-type="string">
            <text:p>Yv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5/1930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9</text:p>
          </table:table-cell>
          <table:table-cell office:value-type="string">
            <text:p/>
          </table:table-cell>
          <table:table-cell office:value-type="string">
            <text:p>167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96</text:span></text:p>
          </table:table-cell>
          <table:table-cell office:value-type="string">
            <text:p>GIRON</text:p>
          </table:table-cell>
          <table:table-cell office:value-type="string">
            <text:p>GIRON</text:p>
          </table:table-cell>
          <table:table-cell office:value-type="string">
            <text:p>Joseph Eugè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5/193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9</text:p>
          </table:table-cell>
          <table:table-cell office:value-type="string">
            <text:p/>
          </table:table-cell>
          <table:table-cell office:value-type="string">
            <text:p>167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693</text:span></text:p>
          </table:table-cell>
          <table:table-cell office:value-type="string">
            <text:p>CHERMETTE</text:p>
          </table:table-cell>
          <table:table-cell office:value-type="string">
            <text:p>CHERMETTE</text:p>
          </table:table-cell>
          <table:table-cell office:value-type="string">
            <text:p>Pier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11/1941</text:p>
          </table:table-cell>
          <table:table-cell office:value-type="string">
            <text:p>Villefranche-sur-Saône (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4/1991</text:p>
          </table:table-cell>
          <table:table-cell office:value-type="string">
            <text:p>2155</text:p>
          </table:table-cell>
          <table:table-cell office:value-type="string">
            <text:p/>
          </table:table-cell>
          <table:table-cell office:value-type="string">
            <text:p>266 Chemin des Bu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080</text:span></text:p>
          </table:table-cell>
          <table:table-cell office:value-type="string">
            <text:p>ROCHE</text:p>
          </table:table-cell>
          <table:table-cell office:value-type="string">
            <text:p>CRESPET</text:p>
          </table:table-cell>
          <table:table-cell office:value-type="string">
            <text:p>Georg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9/1932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7/1992</text:p>
          </table:table-cell>
          <table:table-cell office:value-type="string">
            <text:p>2288</text:p>
          </table:table-cell>
          <table:table-cell office:value-type="string">
            <text:p/>
          </table:table-cell>
          <table:table-cell office:value-type="string">
            <text:p>21 Rue de Bourg-Vie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96</text:span></text:p>
          </table:table-cell>
          <table:table-cell office:value-type="string">
            <text:p>ROZE</text:p>
          </table:table-cell>
          <table:table-cell office:value-type="string">
            <text:p>ROZE</text:p>
          </table:table-cell>
          <table:table-cell office:value-type="string">
            <text:p>Georg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9/08/1936</text:p>
          </table:table-cell>
          <table:table-cell office:value-type="string">
            <text:p>Montchanin (Saône-et-Loi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83</text:p>
          </table:table-cell>
          <table:table-cell office:value-type="string">
            <text:p/>
          </table:table-cell>
          <table:table-cell office:value-type="string">
            <text:p>761 Rue de Bourg-Vie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97</text:span></text:p>
          </table:table-cell>
          <table:table-cell office:value-type="string">
            <text:p>LIOGIER</text:p>
          </table:table-cell>
          <table:table-cell office:value-type="string">
            <text:p>ROZE</text:p>
          </table:table-cell>
          <table:table-cell office:value-type="string">
            <text:p>Huguette Rose André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12/1937</text:p>
          </table:table-cell>
          <table:table-cell office:value-type="string">
            <text:p>Saint-Étienne (Loi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83</text:p>
          </table:table-cell>
          <table:table-cell office:value-type="string">
            <text:p/>
          </table:table-cell>
          <table:table-cell office:value-type="string">
            <text:p>761 Rue de Bourg-Vie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08</text:span></text:p>
          </table:table-cell>
          <table:table-cell office:value-type="string">
            <text:p>MENARDO</text:p>
          </table:table-cell>
          <table:table-cell office:value-type="string">
            <text:p>BONIOLO</text:p>
          </table:table-cell>
          <table:table-cell office:value-type="string">
            <text:p>Monique Margueri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9/1940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88</text:p>
          </table:table-cell>
          <table:table-cell office:value-type="string">
            <text:p/>
          </table:table-cell>
          <table:table-cell office:value-type="string">
            <text:p>841 Rue de Bourg-Vie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09</text:span></text:p>
          </table:table-cell>
          <table:table-cell office:value-type="string">
            <text:p>BONIOLO</text:p>
          </table:table-cell>
          <table:table-cell office:value-type="string">
            <text:p>BONIOLO</text:p>
          </table:table-cell>
          <table:table-cell office:value-type="string">
            <text:p>Pierre 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1/1941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88</text:p>
          </table:table-cell>
          <table:table-cell office:value-type="string">
            <text:p/>
          </table:table-cell>
          <table:table-cell office:value-type="string">
            <text:p>841 Rue de Bourg-Vie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806</text:span></text:p>
          </table:table-cell>
          <table:table-cell office:value-type="string">
            <text:p>PUISSANT</text:p>
          </table:table-cell>
          <table:table-cell office:value-type="string">
            <text:p>PUISSANT</text:p>
          </table:table-cell>
          <table:table-cell office:value-type="string">
            <text:p>Bernar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06/1941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75</text:p>
          </table:table-cell>
          <table:table-cell office:value-type="string">
            <text:p/>
          </table:table-cell>
          <table:table-cell office:value-type="string">
            <text:p>841 Rue de Bourg-Vie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807</text:span></text:p>
          </table:table-cell>
          <table:table-cell office:value-type="string">
            <text:p>GIROUD</text:p>
          </table:table-cell>
          <table:table-cell office:value-type="string">
            <text:p>PUISSANT</text:p>
          </table:table-cell>
          <table:table-cell office:value-type="string">
            <text:p>Yoland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3/1940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75</text:p>
          </table:table-cell>
          <table:table-cell office:value-type="string">
            <text:p/>
          </table:table-cell>
          <table:table-cell office:value-type="string">
            <text:p>841 Rue de Bourg-Vie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12</text:span></text:p>
          </table:table-cell>
          <table:table-cell office:value-type="string">
            <text:p>BARNIER</text:p>
          </table:table-cell>
          <table:table-cell office:value-type="string">
            <text:p>BOREL-GARIN dit JOUFFREY</text:p>
          </table:table-cell>
          <table:table-cell office:value-type="string">
            <text:p>Georgette Valé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09/1940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89</text:p>
          </table:table-cell>
          <table:table-cell office:value-type="string">
            <text:p/>
          </table:table-cell>
          <table:table-cell office:value-type="string">
            <text:p>842 Rue de Bourg-Vie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14</text:span></text:p>
          </table:table-cell>
          <table:table-cell office:value-type="string">
            <text:p>POGNANTE</text:p>
          </table:table-cell>
          <table:table-cell office:value-type="string">
            <text:p>POGNANTE</text:p>
          </table:table-cell>
          <table:table-cell office:value-type="string">
            <text:p>Georges Arma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04/1934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90</text:p>
          </table:table-cell>
          <table:table-cell office:value-type="string">
            <text:p/>
          </table:table-cell>
          <table:table-cell office:value-type="string">
            <text:p>876 Rue de Bourg-Vie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16</text:span></text:p>
          </table:table-cell>
          <table:table-cell office:value-type="string">
            <text:p>BARNIER</text:p>
          </table:table-cell>
          <table:table-cell office:value-type="string">
            <text:p>BARNIER</text:p>
          </table:table-cell>
          <table:table-cell office:value-type="string">
            <text:p>Georges Mauric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05/1939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91</text:p>
          </table:table-cell>
          <table:table-cell office:value-type="string">
            <text:p/>
          </table:table-cell>
          <table:table-cell office:value-type="string">
            <text:p>904 Rue de Bourg-Vie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17</text:span></text:p>
          </table:table-cell>
          <table:table-cell office:value-type="string">
            <text:p>RINALDI</text:p>
          </table:table-cell>
          <table:table-cell office:value-type="string">
            <text:p>BARNIER</text:p>
          </table:table-cell>
          <table:table-cell office:value-type="string">
            <text:p>Yvonne Co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04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91</text:p>
          </table:table-cell>
          <table:table-cell office:value-type="string">
            <text:p/>
          </table:table-cell>
          <table:table-cell office:value-type="string">
            <text:p>904 Rue de Bourg-Vie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485</text:span></text:p>
          </table:table-cell>
          <table:table-cell office:value-type="string">
            <text:p>THEOPHIN</text:p>
          </table:table-cell>
          <table:table-cell office:value-type="string">
            <text:p>THEOPHIN</text:p>
          </table:table-cell>
          <table:table-cell office:value-type="string">
            <text:p>Clair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1/05/1935</text:p>
          </table:table-cell>
          <table:table-cell office:value-type="string">
            <text:p>DIEGO SUAREZ (MADAGASCAR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15/11/2013</text:p>
          </table:table-cell>
          <table:table-cell office:value-type="string">
            <text:p>4857</text:p>
          </table:table-cell>
          <table:table-cell office:value-type="string">
            <text:p/>
          </table:table-cell>
          <table:table-cell office:value-type="string">
            <text:p>1137 Rue de Bourg-Vie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223</text:span></text:p>
          </table:table-cell>
          <table:table-cell office:value-type="string">
            <text:p>LAURETTA</text:p>
          </table:table-cell>
          <table:table-cell office:value-type="string">
            <text:p>LAURETTA</text:p>
          </table:table-cell>
          <table:table-cell office:value-type="string">
            <text:p>Joseph  Corrad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1/10/193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98</text:p>
          </table:table-cell>
          <table:table-cell office:value-type="string">
            <text:p/>
          </table:table-cell>
          <table:table-cell office:value-type="string">
            <text:p>15 Rue Beyle-Stendh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253</text:span></text:p>
          </table:table-cell>
          <table:table-cell office:value-type="string">
            <text:p>LEBOUTILLY</text:p>
          </table:table-cell>
          <table:table-cell office:value-type="string">
            <text:p>LEBOUTILLY</text:p>
          </table:table-cell>
          <table:table-cell office:value-type="string">
            <text:p>Line 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5/1941</text:p>
          </table:table-cell>
          <table:table-cell office:value-type="string">
            <text:p>Vire (Calvados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3/1990</text:p>
          </table:table-cell>
          <table:table-cell office:value-type="string">
            <text:p>2017</text:p>
          </table:table-cell>
          <table:table-cell office:value-type="string">
            <text:p/>
          </table:table-cell>
          <table:table-cell office:value-type="string">
            <text:p>15 Rue Beyle-Stendh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020</text:span></text:p>
          </table:table-cell>
          <table:table-cell office:value-type="string">
            <text:p>EYMOZ</text:p>
          </table:table-cell>
          <table:table-cell office:value-type="string">
            <text:p>EYMOZ</text:p>
          </table:table-cell>
          <table:table-cell office:value-type="string">
            <text:p>Marc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9/08/1929</text:p>
          </table:table-cell>
          <table:table-cell office:value-type="string">
            <text:p>La Tronche (Isère)</text:p>
          </table:table-cell>
          <table:table-cell office:value-type="string">
            <text:p>Vie marital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8/1989</text:p>
          </table:table-cell>
          <table:table-cell office:value-type="string">
            <text:p>1307</text:p>
          </table:table-cell>
          <table:table-cell office:value-type="string">
            <text:p/>
          </table:table-cell>
          <table:table-cell office:value-type="string">
            <text:p>16 Rue Beyle-Stendh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707</text:span></text:p>
          </table:table-cell>
          <table:table-cell office:value-type="string">
            <text:p>MUSSI</text:p>
          </table:table-cell>
          <table:table-cell office:value-type="string">
            <text:p>VAGELLI</text:p>
          </table:table-cell>
          <table:table-cell office:value-type="string">
            <text:p>Poggiola 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9/1929</text:p>
          </table:table-cell>
          <table:table-cell office:value-type="string">
            <text:p>Bastia (Haute-Cors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5/1991</text:p>
          </table:table-cell>
          <table:table-cell office:value-type="string">
            <text:p>2158</text:p>
          </table:table-cell>
          <table:table-cell office:value-type="string">
            <text:p/>
          </table:table-cell>
          <table:table-cell office:value-type="string">
            <text:p>16 Rue Beyle-Stendh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037</text:span></text:p>
          </table:table-cell>
          <table:table-cell office:value-type="string">
            <text:p>FERRIEUX</text:p>
          </table:table-cell>
          <table:table-cell office:value-type="string">
            <text:p>FERRIEUX</text:p>
          </table:table-cell>
          <table:table-cell office:value-type="string">
            <text:p>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8/1932</text:p>
          </table:table-cell>
          <table:table-cell office:value-type="string">
            <text:p>Saint-Bonnet-de-Chavagne (Isère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13</text:p>
          </table:table-cell>
          <table:table-cell office:value-type="string">
            <text:p/>
          </table:table-cell>
          <table:table-cell office:value-type="string">
            <text:p>122 Rue Beyle-Stendh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039</text:span></text:p>
          </table:table-cell>
          <table:table-cell office:value-type="string">
            <text:p>CUSSINET</text:p>
          </table:table-cell>
          <table:table-cell office:value-type="string">
            <text:p>FEUGIER</text:p>
          </table:table-cell>
          <table:table-cell office:value-type="string">
            <text:p>Rose Franço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2/1927</text:p>
          </table:table-cell>
          <table:table-cell office:value-type="string">
            <text:p>Fréjus (Var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15</text:p>
          </table:table-cell>
          <table:table-cell office:value-type="string">
            <text:p/>
          </table:table-cell>
          <table:table-cell office:value-type="string">
            <text:p>122 Rue Beyle-Stendh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523</text:span></text:p>
          </table:table-cell>
          <table:table-cell office:value-type="string">
            <text:p>GUILLO</text:p>
          </table:table-cell>
          <table:table-cell office:value-type="string">
            <text:p>PERIAUX</text:p>
          </table:table-cell>
          <table:table-cell office:value-type="string">
            <text:p>Marguerite Marie-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4/1937</text:p>
          </table:table-cell>
          <table:table-cell office:value-type="string">
            <text:p>Saint-Nolff (Morbihan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1493</text:p>
          </table:table-cell>
          <table:table-cell office:value-type="string">
            <text:p/>
          </table:table-cell>
          <table:table-cell office:value-type="string">
            <text:p>122 Rue Beyle-Stendh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866</text:span></text:p>
          </table:table-cell>
          <table:table-cell office:value-type="string">
            <text:p>BOUAZIZ</text:p>
          </table:table-cell>
          <table:table-cell office:value-type="string">
            <text:p>BOUAZIZ</text:p>
          </table:table-cell>
          <table:table-cell office:value-type="string">
            <text:p>Khoudir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01/193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048</text:p>
          </table:table-cell>
          <table:table-cell office:value-type="string">
            <text:p/>
          </table:table-cell>
          <table:table-cell office:value-type="string">
            <text:p>122 Rue Beyle-Stendh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867</text:span></text:p>
          </table:table-cell>
          <table:table-cell office:value-type="string">
            <text:p>MEDJADIB</text:p>
          </table:table-cell>
          <table:table-cell office:value-type="string">
            <text:p>BOUAZIZ</text:p>
          </table:table-cell>
          <table:table-cell office:value-type="string">
            <text:p>Meriem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10/193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048</text:p>
          </table:table-cell>
          <table:table-cell office:value-type="string">
            <text:p/>
          </table:table-cell>
          <table:table-cell office:value-type="string">
            <text:p>122 Rue Beyle-Stendh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81</text:span></text:p>
          </table:table-cell>
          <table:table-cell office:value-type="string">
            <text:p>LAVIGNE</text:p>
          </table:table-cell>
          <table:table-cell office:value-type="string">
            <text:p>LAVIGNE</text:p>
          </table:table-cell>
          <table:table-cell office:value-type="string">
            <text:p>Jean Henr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3/1929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0</text:p>
          </table:table-cell>
          <table:table-cell office:value-type="string">
            <text:p/>
          </table:table-cell>
          <table:table-cell office:value-type="string">
            <text:p>11 Chemin des Buiss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82</text:span></text:p>
          </table:table-cell>
          <table:table-cell office:value-type="string">
            <text:p>CHALOIN</text:p>
          </table:table-cell>
          <table:table-cell office:value-type="string">
            <text:p>LAVIGNE</text:p>
          </table:table-cell>
          <table:table-cell office:value-type="string">
            <text:p>Jea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3/1931</text:p>
          </table:table-cell>
          <table:table-cell office:value-type="string">
            <text:p>Saint-Jean-de-Moirans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50</text:p>
          </table:table-cell>
          <table:table-cell office:value-type="string">
            <text:p/>
          </table:table-cell>
          <table:table-cell office:value-type="string">
            <text:p>11 Chemin des Buiss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130</text:span></text:p>
          </table:table-cell>
          <table:table-cell office:value-type="string">
            <text:p>POLAUD</text:p>
          </table:table-cell>
          <table:table-cell office:value-type="string">
            <text:p>POLAUD</text:p>
          </table:table-cell>
          <table:table-cell office:value-type="string">
            <text:p>Juliette Joséph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1/1941</text:p>
          </table:table-cell>
          <table:table-cell office:value-type="string">
            <text:p>Pont-de-Beauvoisin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54</text:p>
          </table:table-cell>
          <table:table-cell office:value-type="string">
            <text:p/>
          </table:table-cell>
          <table:table-cell office:value-type="string">
            <text:p>11 Chemin des Buiss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131</text:span></text:p>
          </table:table-cell>
          <table:table-cell office:value-type="string">
            <text:p>GERLAT</text:p>
          </table:table-cell>
          <table:table-cell office:value-type="string">
            <text:p>POULENARD</text:p>
          </table:table-cell>
          <table:table-cell office:value-type="string">
            <text:p>Jos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07/1924</text:p>
          </table:table-cell>
          <table:table-cell office:value-type="string">
            <text:p>Izeaux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55</text:p>
          </table:table-cell>
          <table:table-cell office:value-type="string">
            <text:p/>
          </table:table-cell>
          <table:table-cell office:value-type="string">
            <text:p>11 Chemin des Buiss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134</text:span></text:p>
          </table:table-cell>
          <table:table-cell office:value-type="string">
            <text:p>DHERBEY</text:p>
          </table:table-cell>
          <table:table-cell office:value-type="string">
            <text:p>DHERBEY</text:p>
          </table:table-cell>
          <table:table-cell office:value-type="string">
            <text:p>Pierre Mauric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03/1931</text:p>
          </table:table-cell>
          <table:table-cell office:value-type="string">
            <text:p>Têch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57</text:p>
          </table:table-cell>
          <table:table-cell office:value-type="string">
            <text:p/>
          </table:table-cell>
          <table:table-cell office:value-type="string">
            <text:p>25 Chemin des Buiss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135</text:span></text:p>
          </table:table-cell>
          <table:table-cell office:value-type="string">
            <text:p>VICHIER</text:p>
          </table:table-cell>
          <table:table-cell office:value-type="string">
            <text:p>DHERBEY</text:p>
          </table:table-cell>
          <table:table-cell office:value-type="string">
            <text:p>Madeleine Pau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2/1932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57</text:p>
          </table:table-cell>
          <table:table-cell office:value-type="string">
            <text:p/>
          </table:table-cell>
          <table:table-cell office:value-type="string">
            <text:p>25 Chemin des Buiss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142</text:span></text:p>
          </table:table-cell>
          <table:table-cell office:value-type="string">
            <text:p>GIRARDET</text:p>
          </table:table-cell>
          <table:table-cell office:value-type="string">
            <text:p>CACCIA</text:p>
          </table:table-cell>
          <table:table-cell office:value-type="string">
            <text:p>Christ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7/1934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61</text:p>
          </table:table-cell>
          <table:table-cell office:value-type="string">
            <text:p/>
          </table:table-cell>
          <table:table-cell office:value-type="string">
            <text:p>25 Chemin des Buiss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487</text:span></text:p>
          </table:table-cell>
          <table:table-cell office:value-type="string">
            <text:p>TURENNE</text:p>
          </table:table-cell>
          <table:table-cell office:value-type="string">
            <text:p>ALBERTI</text:p>
          </table:table-cell>
          <table:table-cell office:value-type="string">
            <text:p>Marc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8/1930</text:p>
          </table:table-cell>
          <table:table-cell office:value-type="string">
            <text:p>Lyon (Rhô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15/11/2013</text:p>
          </table:table-cell>
          <table:table-cell office:value-type="string">
            <text:p>4858</text:p>
          </table:table-cell>
          <table:table-cell office:value-type="string">
            <text:p/>
          </table:table-cell>
          <table:table-cell office:value-type="string">
            <text:p>25 Chemin des Buiss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2</text:span></text:p>
          </table:table-cell>
          <table:table-cell office:value-type="string">
            <text:p>COLLIN</text:p>
          </table:table-cell>
          <table:table-cell office:value-type="string">
            <text:p>COLLIN</text:p>
          </table:table-cell>
          <table:table-cell office:value-type="string">
            <text:p>Mariu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6/1923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97</text:p>
          </table:table-cell>
          <table:table-cell office:value-type="string">
            <text:p/>
          </table:table-cell>
          <table:table-cell office:value-type="string">
            <text:p>130 Chemin de Boré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192</text:span></text:p>
          </table:table-cell>
          <table:table-cell office:value-type="string">
            <text:p>BRUATTO</text:p>
          </table:table-cell>
          <table:table-cell office:value-type="string">
            <text:p>BRUATTO</text:p>
          </table:table-cell>
          <table:table-cell office:value-type="string">
            <text:p>El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04/1935</text:p>
          </table:table-cell>
          <table:table-cell office:value-type="string">
            <text:p>Voiron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1/09/2001</text:p>
          </table:table-cell>
          <table:table-cell office:value-type="string">
            <text:p>98</text:p>
          </table:table-cell>
          <table:table-cell office:value-type="string">
            <text:p/>
          </table:table-cell>
          <table:table-cell office:value-type="string">
            <text:p>482 Chemin de Boré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9</text:span></text:p>
          </table:table-cell>
          <table:table-cell office:value-type="string">
            <text:p>SIBUE</text:p>
          </table:table-cell>
          <table:table-cell office:value-type="string">
            <text:p>SIBUE</text:p>
          </table:table-cell>
          <table:table-cell office:value-type="string">
            <text:p>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07/1939</text:p>
          </table:table-cell>
          <table:table-cell office:value-type="string">
            <text:p>Paris (Pari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>AGENT TECHNIQUE</text:p>
          </table:table-cell>
          <table:table-cell office:value-type="string">
            <text:p>01/01/1902</text:p>
          </table:table-cell>
          <table:table-cell office:value-type="string">
            <text:p>99</text:p>
          </table:table-cell>
          <table:table-cell office:value-type="string">
            <text:p/>
          </table:table-cell>
          <table:table-cell office:value-type="string">
            <text:p>538 Chemin de Boré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28</text:span></text:p>
          </table:table-cell>
          <table:table-cell office:value-type="string">
            <text:p>GUTTIN-VEYSIN</text:p>
          </table:table-cell>
          <table:table-cell office:value-type="string">
            <text:p>PATOURAUX</text:p>
          </table:table-cell>
          <table:table-cell office:value-type="string">
            <text:p>Marie-Claud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05/1939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65</text:p>
          </table:table-cell>
          <table:table-cell office:value-type="string">
            <text:p/>
          </table:table-cell>
          <table:table-cell office:value-type="string">
            <text:p>1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983</text:span></text:p>
          </table:table-cell>
          <table:table-cell office:value-type="string">
            <text:p>GUIBOUD-RIBAUD-BLOND</text:p>
          </table:table-cell>
          <table:table-cell office:value-type="string">
            <text:p>GUIBOUD-RIBAUD-BLONDIN</text:p>
          </table:table-cell>
          <table:table-cell office:value-type="string">
            <text:p>Gil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2/01/1929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68</text:p>
          </table:table-cell>
          <table:table-cell office:value-type="string">
            <text:p/>
          </table:table-cell>
          <table:table-cell office:value-type="string">
            <text:p>3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177</text:span></text:p>
          </table:table-cell>
          <table:table-cell office:value-type="string">
            <text:p>RAMBAUD</text:p>
          </table:table-cell>
          <table:table-cell office:value-type="string">
            <text:p>MOYNE</text:p>
          </table:table-cell>
          <table:table-cell office:value-type="string">
            <text:p>Genevièv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7/1935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72</text:p>
          </table:table-cell>
          <table:table-cell office:value-type="string">
            <text:p/>
          </table:table-cell>
          <table:table-cell office:value-type="string">
            <text:p>3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178</text:span></text:p>
          </table:table-cell>
          <table:table-cell office:value-type="string">
            <text:p>MOYNE</text:p>
          </table:table-cell>
          <table:table-cell office:value-type="string">
            <text:p>MOYNE</text:p>
          </table:table-cell>
          <table:table-cell office:value-type="string">
            <text:p>Mauric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9/08/1936</text:p>
          </table:table-cell>
          <table:table-cell office:value-type="string">
            <text:p>Villeneuve-d'Aval (Jura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72</text:p>
          </table:table-cell>
          <table:table-cell office:value-type="string">
            <text:p/>
          </table:table-cell>
          <table:table-cell office:value-type="string">
            <text:p>3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496</text:span></text:p>
          </table:table-cell>
          <table:table-cell office:value-type="string">
            <text:p>REVERDY</text:p>
          </table:table-cell>
          <table:table-cell office:value-type="string">
            <text:p>REVERDY</text:p>
          </table:table-cell>
          <table:table-cell office:value-type="string">
            <text:p>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3/01/1937</text:p>
          </table:table-cell>
          <table:table-cell office:value-type="string">
            <text:p>Livet-et-Gavet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70</text:p>
          </table:table-cell>
          <table:table-cell office:value-type="string">
            <text:p/>
          </table:table-cell>
          <table:table-cell office:value-type="string">
            <text:p>3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497</text:span></text:p>
          </table:table-cell>
          <table:table-cell office:value-type="string">
            <text:p>DUSSERT</text:p>
          </table:table-cell>
          <table:table-cell office:value-type="string">
            <text:p>REVERDY</text:p>
          </table:table-cell>
          <table:table-cell office:value-type="string">
            <text:p>Col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9/1934</text:p>
          </table:table-cell>
          <table:table-cell office:value-type="string">
            <text:p>Fontaine (Aub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70</text:p>
          </table:table-cell>
          <table:table-cell office:value-type="string">
            <text:p/>
          </table:table-cell>
          <table:table-cell office:value-type="string">
            <text:p>3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901</text:span></text:p>
          </table:table-cell>
          <table:table-cell office:value-type="string">
            <text:p>ARNOULD</text:p>
          </table:table-cell>
          <table:table-cell office:value-type="string">
            <text:p>ANDRE</text:p>
          </table:table-cell>
          <table:table-cell office:value-type="string">
            <text:p>Fernande Cami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1/1926</text:p>
          </table:table-cell>
          <table:table-cell office:value-type="string">
            <text:p>Strasbourg (Bas-Rhin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0/1991</text:p>
          </table:table-cell>
          <table:table-cell office:value-type="string">
            <text:p>2224</text:p>
          </table:table-cell>
          <table:table-cell office:value-type="string">
            <text:p/>
          </table:table-cell>
          <table:table-cell office:value-type="string">
            <text:p>31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897</text:span></text:p>
          </table:table-cell>
          <table:table-cell office:value-type="string">
            <text:p>TITE</text:p>
          </table:table-cell>
          <table:table-cell office:value-type="string">
            <text:p>TITE</text:p>
          </table:table-cell>
          <table:table-cell office:value-type="string">
            <text:p>Gérar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7/1941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0/1991</text:p>
          </table:table-cell>
          <table:table-cell office:value-type="string">
            <text:p>2223</text:p>
          </table:table-cell>
          <table:table-cell office:value-type="string">
            <text:p/>
          </table:table-cell>
          <table:table-cell office:value-type="string">
            <text:p>39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15</text:span></text:p>
          </table:table-cell>
          <table:table-cell office:value-type="string">
            <text:p>TERREYRE</text:p>
          </table:table-cell>
          <table:table-cell office:value-type="string">
            <text:p>BRISTOT</text:p>
          </table:table-cell>
          <table:table-cell office:value-type="string">
            <text:p>Pau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8/1927</text:p>
          </table:table-cell>
          <table:table-cell office:value-type="string">
            <text:p>Villeneuve-de-Berg (Ardèch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5</text:p>
          </table:table-cell>
          <table:table-cell office:value-type="string">
            <text:p/>
          </table:table-cell>
          <table:table-cell office:value-type="string">
            <text:p>55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445</text:span></text:p>
          </table:table-cell>
          <table:table-cell office:value-type="string">
            <text:p>PESENTI</text:p>
          </table:table-cell>
          <table:table-cell office:value-type="string">
            <text:p>PESENTI</text:p>
          </table:table-cell>
          <table:table-cell office:value-type="string">
            <text:p>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8/1937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96</text:p>
          </table:table-cell>
          <table:table-cell office:value-type="string">
            <text:p>2793</text:p>
          </table:table-cell>
          <table:table-cell office:value-type="string">
            <text:p/>
          </table:table-cell>
          <table:table-cell office:value-type="string">
            <text:p>55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099</text:span></text:p>
          </table:table-cell>
          <table:table-cell office:value-type="string">
            <text:p>DESPREZ</text:p>
          </table:table-cell>
          <table:table-cell office:value-type="string">
            <text:p>DESPREZ</text:p>
          </table:table-cell>
          <table:table-cell office:value-type="string">
            <text:p>Jean-Pier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9/07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8/10/2011</text:p>
          </table:table-cell>
          <table:table-cell office:value-type="string">
            <text:p>4261</text:p>
          </table:table-cell>
          <table:table-cell office:value-type="string">
            <text:p/>
          </table:table-cell>
          <table:table-cell office:value-type="string">
            <text:p>55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840</text:span></text:p>
          </table:table-cell>
          <table:table-cell office:value-type="string">
            <text:p>GANDELLI</text:p>
          </table:table-cell>
          <table:table-cell office:value-type="string">
            <text:p>GANDELLI</text:p>
          </table:table-cell>
          <table:table-cell office:value-type="string">
            <text:p>Giacom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3/1930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4/1991</text:p>
          </table:table-cell>
          <table:table-cell office:value-type="string">
            <text:p>2205</text:p>
          </table:table-cell>
          <table:table-cell office:value-type="string">
            <text:p/>
          </table:table-cell>
          <table:table-cell office:value-type="string">
            <text:p>86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30</text:span></text:p>
          </table:table-cell>
          <table:table-cell office:value-type="string">
            <text:p>GAILLAT</text:p>
          </table:table-cell>
          <table:table-cell office:value-type="string">
            <text:p>GAILLAT</text:p>
          </table:table-cell>
          <table:table-cell office:value-type="string">
            <text:p>Bernad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9/1937</text:p>
          </table:table-cell>
          <table:table-cell office:value-type="string">
            <text:p>La Tronch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99</text:p>
          </table:table-cell>
          <table:table-cell office:value-type="string">
            <text:p/>
          </table:table-cell>
          <table:table-cell office:value-type="string">
            <text:p>124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31</text:span></text:p>
          </table:table-cell>
          <table:table-cell office:value-type="string">
            <text:p>GAILLAT</text:p>
          </table:table-cell>
          <table:table-cell office:value-type="string">
            <text:p>GAILLAT</text:p>
          </table:table-cell>
          <table:table-cell office:value-type="string">
            <text:p>Agnès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11/1941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99</text:p>
          </table:table-cell>
          <table:table-cell office:value-type="string">
            <text:p/>
          </table:table-cell>
          <table:table-cell office:value-type="string">
            <text:p>124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52</text:span></text:p>
          </table:table-cell>
          <table:table-cell office:value-type="string">
            <text:p>MARION</text:p>
          </table:table-cell>
          <table:table-cell office:value-type="string">
            <text:p>DIDIER-ROUDON</text:p>
          </table:table-cell>
          <table:table-cell office:value-type="string">
            <text:p>Mirei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7/1939</text:p>
          </table:table-cell>
          <table:table-cell office:value-type="string">
            <text:p>Saint-Clair-sur-Galaur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23</text:p>
          </table:table-cell>
          <table:table-cell office:value-type="string">
            <text:p/>
          </table:table-cell>
          <table:table-cell office:value-type="string">
            <text:p>172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34</text:span></text:p>
          </table:table-cell>
          <table:table-cell office:value-type="string">
            <text:p>GUILLET</text:p>
          </table:table-cell>
          <table:table-cell office:value-type="string">
            <text:p>BLANC-GONNET</text:p>
          </table:table-cell>
          <table:table-cell office:value-type="string">
            <text:p>Alic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8/1935</text:p>
          </table:table-cell>
          <table:table-cell office:value-type="string">
            <text:p>Chambéry (Savoi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01</text:p>
          </table:table-cell>
          <table:table-cell office:value-type="string">
            <text:p/>
          </table:table-cell>
          <table:table-cell office:value-type="string">
            <text:p>188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35</text:span></text:p>
          </table:table-cell>
          <table:table-cell office:value-type="string">
            <text:p>BLANC-GONNET</text:p>
          </table:table-cell>
          <table:table-cell office:value-type="string">
            <text:p>BLANC-GONNET</text:p>
          </table:table-cell>
          <table:table-cell office:value-type="string">
            <text:p>Henr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8/01/1937</text:p>
          </table:table-cell>
          <table:table-cell office:value-type="string">
            <text:p>Moirans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01</text:p>
          </table:table-cell>
          <table:table-cell office:value-type="string">
            <text:p/>
          </table:table-cell>
          <table:table-cell office:value-type="string">
            <text:p>188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616</text:span></text:p>
          </table:table-cell>
          <table:table-cell office:value-type="string">
            <text:p>PINTADO</text:p>
          </table:table-cell>
          <table:table-cell office:value-type="string">
            <text:p>PINTADO-ZAPATA</text:p>
          </table:table-cell>
          <table:table-cell office:value-type="string">
            <text:p>Michel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4/1934</text:p>
          </table:table-cell>
          <table:table-cell office:value-type="string">
            <text:p>Champ-sur-Drac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7/1996</text:p>
          </table:table-cell>
          <table:table-cell office:value-type="string">
            <text:p>2855</text:p>
          </table:table-cell>
          <table:table-cell office:value-type="string">
            <text:p/>
          </table:table-cell>
          <table:table-cell office:value-type="string">
            <text:p>446 Rue du Bout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046</text:span></text:p>
          </table:table-cell>
          <table:table-cell office:value-type="string">
            <text:p>GONCALVES MOREIRA</text:p>
          </table:table-cell>
          <table:table-cell office:value-type="string">
            <text:p>GONCALVES MOREIRA</text:p>
          </table:table-cell>
          <table:table-cell office:value-type="string">
            <text:p>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9/12/1937</text:p>
          </table:table-cell>
          <table:table-cell office:value-type="string">
            <text:p>Saint-Martin-d'Hères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19</text:p>
          </table:table-cell>
          <table:table-cell office:value-type="string">
            <text:p/>
          </table:table-cell>
          <table:table-cell office:value-type="string">
            <text:p>129 Rue de Brandegaud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2</text:span></text:p>
          </table:table-cell>
          <table:table-cell office:value-type="string">
            <text:p>BARBERA</text:p>
          </table:table-cell>
          <table:table-cell office:value-type="string">
            <text:p>BARBERA</text:p>
          </table:table-cell>
          <table:table-cell office:value-type="string">
            <text:p>Antonin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7/03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3</text:p>
          </table:table-cell>
          <table:table-cell office:value-type="string">
            <text:p/>
          </table:table-cell>
          <table:table-cell office:value-type="string">
            <text:p>270 Rue de Brandegaud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123</text:span></text:p>
          </table:table-cell>
          <table:table-cell office:value-type="string">
            <text:p>GONCALVES</text:p>
          </table:table-cell>
          <table:table-cell office:value-type="string">
            <text:p>GONCALVES</text:p>
          </table:table-cell>
          <table:table-cell office:value-type="string">
            <text:p>Jos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04/192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51</text:p>
          </table:table-cell>
          <table:table-cell office:value-type="string">
            <text:p/>
          </table:table-cell>
          <table:table-cell office:value-type="string">
            <text:p>5 Rue du Carré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124</text:span></text:p>
          </table:table-cell>
          <table:table-cell office:value-type="string">
            <text:p>RODRIGUES</text:p>
          </table:table-cell>
          <table:table-cell office:value-type="string">
            <text:p>GONCALVES</text:p>
          </table:table-cell>
          <table:table-cell office:value-type="string">
            <text:p>Ermelinda De Fatim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4/193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51</text:p>
          </table:table-cell>
          <table:table-cell office:value-type="string">
            <text:p/>
          </table:table-cell>
          <table:table-cell office:value-type="string">
            <text:p>5 Rue du Carré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66</text:span></text:p>
          </table:table-cell>
          <table:table-cell office:value-type="string">
            <text:p>BRANCOURT</text:p>
          </table:table-cell>
          <table:table-cell office:value-type="string">
            <text:p>MAREL</text:p>
          </table:table-cell>
          <table:table-cell office:value-type="string">
            <text:p>G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12/1928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46</text:p>
          </table:table-cell>
          <table:table-cell office:value-type="string">
            <text:p/>
          </table:table-cell>
          <table:table-cell office:value-type="string">
            <text:p>20 Allée de la Buff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90</text:span></text:p>
          </table:table-cell>
          <table:table-cell office:value-type="string">
            <text:p>CLOLERY</text:p>
          </table:table-cell>
          <table:table-cell office:value-type="string">
            <text:p>CLOLERY</text:p>
          </table:table-cell>
          <table:table-cell office:value-type="string">
            <text:p>Pierre Lou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7/09/1930</text:p>
          </table:table-cell>
          <table:table-cell office:value-type="string">
            <text:p>Noyarey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73</text:p>
          </table:table-cell>
          <table:table-cell office:value-type="string">
            <text:p/>
          </table:table-cell>
          <table:table-cell office:value-type="string">
            <text:p>88 Chemin de la Bascul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91</text:span></text:p>
          </table:table-cell>
          <table:table-cell office:value-type="string">
            <text:p>ACQUADRO</text:p>
          </table:table-cell>
          <table:table-cell office:value-type="string">
            <text:p>CLOLERY</text:p>
          </table:table-cell>
          <table:table-cell office:value-type="string">
            <text:p>Marc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05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73</text:p>
          </table:table-cell>
          <table:table-cell office:value-type="string">
            <text:p/>
          </table:table-cell>
          <table:table-cell office:value-type="string">
            <text:p>88 Chemin de la Bascul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92</text:span></text:p>
          </table:table-cell>
          <table:table-cell office:value-type="string">
            <text:p>RICHARD</text:p>
          </table:table-cell>
          <table:table-cell office:value-type="string">
            <text:p>RICHARD</text:p>
          </table:table-cell>
          <table:table-cell office:value-type="string">
            <text:p>Ro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0/07/1935</text:p>
          </table:table-cell>
          <table:table-cell office:value-type="string">
            <text:p>Pommier-de-Beaurepair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74</text:p>
          </table:table-cell>
          <table:table-cell office:value-type="string">
            <text:p/>
          </table:table-cell>
          <table:table-cell office:value-type="string">
            <text:p>134 Chemin de la Bascul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93</text:span></text:p>
          </table:table-cell>
          <table:table-cell office:value-type="string">
            <text:p>BAL</text:p>
          </table:table-cell>
          <table:table-cell office:value-type="string">
            <text:p>RICHARD</text:p>
          </table:table-cell>
          <table:table-cell office:value-type="string">
            <text:p>Mauric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5/1941</text:p>
          </table:table-cell>
          <table:table-cell office:value-type="string">
            <text:p>Chambéry (Savoi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74</text:p>
          </table:table-cell>
          <table:table-cell office:value-type="string">
            <text:p/>
          </table:table-cell>
          <table:table-cell office:value-type="string">
            <text:p>134 Chemin de la Bascul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98</text:span></text:p>
          </table:table-cell>
          <table:table-cell office:value-type="string">
            <text:p>FLORES</text:p>
          </table:table-cell>
          <table:table-cell office:value-type="string">
            <text:p>BARNOUD</text:p>
          </table:table-cell>
          <table:table-cell office:value-type="string">
            <text:p>Béatrix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10/1931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75</text:p>
          </table:table-cell>
          <table:table-cell office:value-type="string">
            <text:p/>
          </table:table-cell>
          <table:table-cell office:value-type="string">
            <text:p>161 Chemin de la Bascul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99</text:span></text:p>
          </table:table-cell>
          <table:table-cell office:value-type="string">
            <text:p>GIRIN</text:p>
          </table:table-cell>
          <table:table-cell office:value-type="string">
            <text:p>NAPOLEONI</text:p>
          </table:table-cell>
          <table:table-cell office:value-type="string">
            <text:p>Colette Madele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9/1935</text:p>
          </table:table-cell>
          <table:table-cell office:value-type="string">
            <text:p>Moirans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76</text:p>
          </table:table-cell>
          <table:table-cell office:value-type="string">
            <text:p/>
          </table:table-cell>
          <table:table-cell office:value-type="string">
            <text:p>223 Chemin de la Bascul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02</text:span></text:p>
          </table:table-cell>
          <table:table-cell office:value-type="string">
            <text:p>ROCHEDY</text:p>
          </table:table-cell>
          <table:table-cell office:value-type="string">
            <text:p>BERNARD</text:p>
          </table:table-cell>
          <table:table-cell office:value-type="string">
            <text:p>Marie-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3/1927</text:p>
          </table:table-cell>
          <table:table-cell office:value-type="string">
            <text:p>Désaignes (Ardèch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77</text:p>
          </table:table-cell>
          <table:table-cell office:value-type="string">
            <text:p/>
          </table:table-cell>
          <table:table-cell office:value-type="string">
            <text:p>289 Chemin de la Bascul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71</text:span></text:p>
          </table:table-cell>
          <table:table-cell office:value-type="string">
            <text:p>GOUILLET</text:p>
          </table:table-cell>
          <table:table-cell office:value-type="string">
            <text:p>GOUILLET</text:p>
          </table:table-cell>
          <table:table-cell office:value-type="string">
            <text:p>Michel Ren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0/07/1936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79</text:p>
          </table:table-cell>
          <table:table-cell office:value-type="string">
            <text:p/>
          </table:table-cell>
          <table:table-cell office:value-type="string">
            <text:p>40 Impasse Blanc-Lagoutt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32</text:span></text:p>
          </table:table-cell>
          <table:table-cell office:value-type="string">
            <text:p>BOMBINO</text:p>
          </table:table-cell>
          <table:table-cell office:value-type="string">
            <text:p>GARCIA</text:p>
          </table:table-cell>
          <table:table-cell office:value-type="string">
            <text:p>Joséph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2/1938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24</text:p>
          </table:table-cell>
          <table:table-cell office:value-type="string">
            <text:p/>
          </table:table-cell>
          <table:table-cell office:value-type="string">
            <text:p>74 Allée des Bleuet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33</text:span></text:p>
          </table:table-cell>
          <table:table-cell office:value-type="string">
            <text:p>GARCIA</text:p>
          </table:table-cell>
          <table:table-cell office:value-type="string">
            <text:p>GARCIA</text:p>
          </table:table-cell>
          <table:table-cell office:value-type="string">
            <text:p>René Antoi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2/1939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24</text:p>
          </table:table-cell>
          <table:table-cell office:value-type="string">
            <text:p/>
          </table:table-cell>
          <table:table-cell office:value-type="string">
            <text:p>74 Allée des Bleuet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43</text:span></text:p>
          </table:table-cell>
          <table:table-cell office:value-type="string">
            <text:p>VINCENT</text:p>
          </table:table-cell>
          <table:table-cell office:value-type="string">
            <text:p>VINCENT</text:p>
          </table:table-cell>
          <table:table-cell office:value-type="string">
            <text:p>Jean-Lou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05/1941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27</text:p>
          </table:table-cell>
          <table:table-cell office:value-type="string">
            <text:p/>
          </table:table-cell>
          <table:table-cell office:value-type="string">
            <text:p>147 Allée des Bleuet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44</text:span></text:p>
          </table:table-cell>
          <table:table-cell office:value-type="string">
            <text:p>BRUN</text:p>
          </table:table-cell>
          <table:table-cell office:value-type="string">
            <text:p>VINCENT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5/1941</text:p>
          </table:table-cell>
          <table:table-cell office:value-type="string">
            <text:p>Saint-Martin-d'Hères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27</text:p>
          </table:table-cell>
          <table:table-cell office:value-type="string">
            <text:p/>
          </table:table-cell>
          <table:table-cell office:value-type="string">
            <text:p>147 Allée des Bleuet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14</text:span></text:p>
          </table:table-cell>
          <table:table-cell office:value-type="string">
            <text:p>KODISCHE</text:p>
          </table:table-cell>
          <table:table-cell office:value-type="string">
            <text:p>VEDOVATI</text:p>
          </table:table-cell>
          <table:table-cell office:value-type="string">
            <text:p>Mich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7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80</text:p>
          </table:table-cell>
          <table:table-cell office:value-type="string">
            <text:p/>
          </table:table-cell>
          <table:table-cell office:value-type="string">
            <text:p>75 Chemin du Bourg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699</text:span></text:p>
          </table:table-cell>
          <table:table-cell office:value-type="string">
            <text:p>CHAIEB</text:p>
          </table:table-cell>
          <table:table-cell office:value-type="string">
            <text:p>CHAIEB</text:p>
          </table:table-cell>
          <table:table-cell office:value-type="string">
            <text:p>El Hadj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01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41</text:p>
          </table:table-cell>
          <table:table-cell office:value-type="string">
            <text:p/>
          </table:table-cell>
          <table:table-cell office:value-type="string">
            <text:p>24 Allée des Bruy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534</text:span></text:p>
          </table:table-cell>
          <table:table-cell office:value-type="string">
            <text:p>GUETTAOUI</text:p>
          </table:table-cell>
          <table:table-cell office:value-type="string">
            <text:p>CHAIB</text:p>
          </table:table-cell>
          <table:table-cell office:value-type="string">
            <text:p>Aïch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1/193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1/12/2000</text:p>
          </table:table-cell>
          <table:table-cell office:value-type="string">
            <text:p>2330</text:p>
          </table:table-cell>
          <table:table-cell office:value-type="string">
            <text:p/>
          </table:table-cell>
          <table:table-cell office:value-type="string">
            <text:p>24 Allée des Bruy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970</text:span></text:p>
          </table:table-cell>
          <table:table-cell office:value-type="string">
            <text:p>DUVERNEY-GUICHARD</text:p>
          </table:table-cell>
          <table:table-cell office:value-type="string">
            <text:p>COSS</text:p>
          </table:table-cell>
          <table:table-cell office:value-type="string">
            <text:p>Nico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9/1941</text:p>
          </table:table-cell>
          <table:table-cell office:value-type="string">
            <text:p>Chambéry (Savoi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13</text:p>
          </table:table-cell>
          <table:table-cell office:value-type="string">
            <text:p/>
          </table:table-cell>
          <table:table-cell office:value-type="string">
            <text:p>46 Allée des Bruy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878</text:span></text:p>
          </table:table-cell>
          <table:table-cell office:value-type="string">
            <text:p>HADJADJI</text:p>
          </table:table-cell>
          <table:table-cell office:value-type="string">
            <text:p>HADJADJI</text:p>
          </table:table-cell>
          <table:table-cell office:value-type="string">
            <text:p>Ahme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01/193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464</text:p>
          </table:table-cell>
          <table:table-cell office:value-type="string">
            <text:p/>
          </table:table-cell>
          <table:table-cell office:value-type="string">
            <text:p>74 Allée des Bruy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879</text:span></text:p>
          </table:table-cell>
          <table:table-cell office:value-type="string">
            <text:p>HAMDI</text:p>
          </table:table-cell>
          <table:table-cell office:value-type="string">
            <text:p>HADJADJI</text:p>
          </table:table-cell>
          <table:table-cell office:value-type="string">
            <text:p>Louaz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01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464</text:p>
          </table:table-cell>
          <table:table-cell office:value-type="string">
            <text:p/>
          </table:table-cell>
          <table:table-cell office:value-type="string">
            <text:p>74 Allée des Bruy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745</text:span></text:p>
          </table:table-cell>
          <table:table-cell office:value-type="string">
            <text:p>GONCALVES</text:p>
          </table:table-cell>
          <table:table-cell office:value-type="string">
            <text:p>TEIXEIRA</text:p>
          </table:table-cell>
          <table:table-cell office:value-type="string">
            <text:p>Armind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4/193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9/1994</text:p>
          </table:table-cell>
          <table:table-cell office:value-type="string">
            <text:p>2523</text:p>
          </table:table-cell>
          <table:table-cell office:value-type="string">
            <text:p/>
          </table:table-cell>
          <table:table-cell office:value-type="string">
            <text:p>74 Allée des Bruy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304</text:span></text:p>
          </table:table-cell>
          <table:table-cell office:value-type="string">
            <text:p>DUTERTRE</text:p>
          </table:table-cell>
          <table:table-cell office:value-type="string">
            <text:p>DUTERTRE</text:p>
          </table:table-cell>
          <table:table-cell office:value-type="string">
            <text:p>Richar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09/1932</text:p>
          </table:table-cell>
          <table:table-cell office:value-type="string">
            <text:p>Paris (Paris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8/09/1999</text:p>
          </table:table-cell>
          <table:table-cell office:value-type="string">
            <text:p>1584</text:p>
          </table:table-cell>
          <table:table-cell office:value-type="string">
            <text:p/>
          </table:table-cell>
          <table:table-cell office:value-type="string">
            <text:p>126 Allée des Bruy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42</text:span></text:p>
          </table:table-cell>
          <table:table-cell office:value-type="string">
            <text:p>GLENAT</text:p>
          </table:table-cell>
          <table:table-cell office:value-type="string">
            <text:p>GLENAT</text:p>
          </table:table-cell>
          <table:table-cell office:value-type="string">
            <text:p>René Robert Rao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9/08/1936</text:p>
          </table:table-cell>
          <table:table-cell office:value-type="string">
            <text:p>Presles (Calvado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70</text:p>
          </table:table-cell>
          <table:table-cell office:value-type="string">
            <text:p/>
          </table:table-cell>
          <table:table-cell office:value-type="string">
            <text:p>11 Hameau de Bouvard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43</text:span></text:p>
          </table:table-cell>
          <table:table-cell office:value-type="string">
            <text:p>BREYTON</text:p>
          </table:table-cell>
          <table:table-cell office:value-type="string">
            <text:p>GLENAT</text:p>
          </table:table-cell>
          <table:table-cell office:value-type="string">
            <text:p>Raymonde 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8/1937</text:p>
          </table:table-cell>
          <table:table-cell office:value-type="string">
            <text:p>Trévoux (Ain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70</text:p>
          </table:table-cell>
          <table:table-cell office:value-type="string">
            <text:p/>
          </table:table-cell>
          <table:table-cell office:value-type="string">
            <text:p>11 Hameau de Bouvard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685</text:span></text:p>
          </table:table-cell>
          <table:table-cell office:value-type="string">
            <text:p>LIS</text:p>
          </table:table-cell>
          <table:table-cell office:value-type="string">
            <text:p>LIS</text:p>
          </table:table-cell>
          <table:table-cell office:value-type="string">
            <text:p>Marie Lucie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3/192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0/02/2000</text:p>
          </table:table-cell>
          <table:table-cell office:value-type="string">
            <text:p>2340</text:p>
          </table:table-cell>
          <table:table-cell office:value-type="string">
            <text:p/>
          </table:table-cell>
          <table:table-cell office:value-type="string">
            <text:p>5 Allée de Bellevu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4</text:span></text:p>
          </table:table-cell>
          <table:table-cell office:value-type="string">
            <text:p>MONIN</text:p>
          </table:table-cell>
          <table:table-cell office:value-type="string">
            <text:p>MONIN</text:p>
          </table:table-cell>
          <table:table-cell office:value-type="string">
            <text:p>Albert Lucien Lauren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10/1938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153</text:p>
          </table:table-cell>
          <table:table-cell office:value-type="string">
            <text:p/>
          </table:table-cell>
          <table:table-cell office:value-type="string">
            <text:p>1213 Chemin de Caillet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740</text:span></text:p>
          </table:table-cell>
          <table:table-cell office:value-type="string">
            <text:p>MARTIN</text:p>
          </table:table-cell>
          <table:table-cell office:value-type="string">
            <text:p>EMPTAZ-COLOMB</text:p>
          </table:table-cell>
          <table:table-cell office:value-type="string">
            <text:p>Ren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6/1933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03</text:p>
          </table:table-cell>
          <table:table-cell office:value-type="string">
            <text:p/>
          </table:table-cell>
          <table:table-cell office:value-type="string">
            <text:p>68 Chemin des Carr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582</text:span></text:p>
          </table:table-cell>
          <table:table-cell office:value-type="string">
            <text:p>ABDERRAHMAN</text:p>
          </table:table-cell>
          <table:table-cell office:value-type="string">
            <text:p>ABDERRAHMAN</text:p>
          </table:table-cell>
          <table:table-cell office:value-type="string">
            <text:p>Aniss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11/1938</text:p>
          </table:table-cell>
          <table:table-cell office:value-type="string">
            <text:p>ALGER (ALGERI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2/03/2012</text:p>
          </table:table-cell>
          <table:table-cell office:value-type="string">
            <text:p>785</text:p>
          </table:table-cell>
          <table:table-cell office:value-type="string">
            <text:p/>
          </table:table-cell>
          <table:table-cell office:value-type="string">
            <text:p>23 Rue Catherine Bard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589</text:span></text:p>
          </table:table-cell>
          <table:table-cell office:value-type="string">
            <text:p>MARILLAT</text:p>
          </table:table-cell>
          <table:table-cell office:value-type="string">
            <text:p>MARILLAT</text:p>
          </table:table-cell>
          <table:table-cell office:value-type="string">
            <text:p>Romai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7/07/1936</text:p>
          </table:table-cell>
          <table:table-cell office:value-type="string">
            <text:p>Saint-Jean-de-Moirans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2/03/2012</text:p>
          </table:table-cell>
          <table:table-cell office:value-type="string">
            <text:p>1519</text:p>
          </table:table-cell>
          <table:table-cell office:value-type="string">
            <text:p/>
          </table:table-cell>
          <table:table-cell office:value-type="string">
            <text:p>23 Rue Catherine Bard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590</text:span></text:p>
          </table:table-cell>
          <table:table-cell office:value-type="string">
            <text:p>BIESSY</text:p>
          </table:table-cell>
          <table:table-cell office:value-type="string">
            <text:p>MARILLAT</text:p>
          </table:table-cell>
          <table:table-cell office:value-type="string">
            <text:p>Marc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5/1938</text:p>
          </table:table-cell>
          <table:table-cell office:value-type="string">
            <text:p>Bizonnes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3/2012</text:p>
          </table:table-cell>
          <table:table-cell office:value-type="string">
            <text:p>1519</text:p>
          </table:table-cell>
          <table:table-cell office:value-type="string">
            <text:p/>
          </table:table-cell>
          <table:table-cell office:value-type="string">
            <text:p>23 Rue Catherine Bard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595</text:span></text:p>
          </table:table-cell>
          <table:table-cell office:value-type="string">
            <text:p>MORA</text:p>
          </table:table-cell>
          <table:table-cell office:value-type="string">
            <text:p>MORA</text:p>
          </table:table-cell>
          <table:table-cell office:value-type="string">
            <text:p>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8/02/192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2/03/2012</text:p>
          </table:table-cell>
          <table:table-cell office:value-type="string">
            <text:p>1975</text:p>
          </table:table-cell>
          <table:table-cell office:value-type="string">
            <text:p/>
          </table:table-cell>
          <table:table-cell office:value-type="string">
            <text:p>23 Rue Catherine Bard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596</text:span></text:p>
          </table:table-cell>
          <table:table-cell office:value-type="string">
            <text:p>MORA</text:p>
          </table:table-cell>
          <table:table-cell office:value-type="string">
            <text:p>MORA</text:p>
          </table:table-cell>
          <table:table-cell office:value-type="string">
            <text:p>Jea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12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22/03/2012</text:p>
          </table:table-cell>
          <table:table-cell office:value-type="string">
            <text:p>1975</text:p>
          </table:table-cell>
          <table:table-cell office:value-type="string">
            <text:p/>
          </table:table-cell>
          <table:table-cell office:value-type="string">
            <text:p>23 Rue Catherine Bard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972</text:span></text:p>
          </table:table-cell>
          <table:table-cell office:value-type="string">
            <text:p>CECCALDI</text:p>
          </table:table-cell>
          <table:table-cell office:value-type="string">
            <text:p>LEBLANC</text:p>
          </table:table-cell>
          <table:table-cell office:value-type="string">
            <text:p>Eugén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9/1939</text:p>
          </table:table-cell>
          <table:table-cell office:value-type="string">
            <text:p>Toulon (Var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0/11/2009</text:p>
          </table:table-cell>
          <table:table-cell office:value-type="string">
            <text:p>2614</text:p>
          </table:table-cell>
          <table:table-cell office:value-type="string">
            <text:p/>
          </table:table-cell>
          <table:table-cell office:value-type="string">
            <text:p>23 Rue Catherine Bard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571</text:span></text:p>
          </table:table-cell>
          <table:table-cell office:value-type="string">
            <text:p>COLOMBO</text:p>
          </table:table-cell>
          <table:table-cell office:value-type="string">
            <text:p>COLOMBO</text:p>
          </table:table-cell>
          <table:table-cell office:value-type="string">
            <text:p>Ren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3/1931</text:p>
          </table:table-cell>
          <table:table-cell office:value-type="string">
            <text:p>Lyon (Rhôn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2/03/2012</text:p>
          </table:table-cell>
          <table:table-cell office:value-type="string">
            <text:p>2960</text:p>
          </table:table-cell>
          <table:table-cell office:value-type="string">
            <text:p/>
          </table:table-cell>
          <table:table-cell office:value-type="string">
            <text:p>23 Rue Catherine Bard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646</text:span></text:p>
          </table:table-cell>
          <table:table-cell office:value-type="string">
            <text:p>CATTANEO</text:p>
          </table:table-cell>
          <table:table-cell office:value-type="string">
            <text:p>CATTANEO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06/1941</text:p>
          </table:table-cell>
          <table:table-cell office:value-type="string">
            <text:p>La Tronche (Isère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102</text:p>
          </table:table-cell>
          <table:table-cell office:value-type="string">
            <text:p/>
          </table:table-cell>
          <table:table-cell office:value-type="string">
            <text:p>23 Rue Catherine Bard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215</text:span></text:p>
          </table:table-cell>
          <table:table-cell office:value-type="string">
            <text:p>JOLY</text:p>
          </table:table-cell>
          <table:table-cell office:value-type="string">
            <text:p>CHRISTODOULOU</text:p>
          </table:table-cell>
          <table:table-cell office:value-type="string">
            <text:p>Den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5/1934</text:p>
          </table:table-cell>
          <table:table-cell office:value-type="string">
            <text:p>Bourgoin-Jallieu (Isère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01/03/1990</text:p>
          </table:table-cell>
          <table:table-cell office:value-type="string">
            <text:p>2004</text:p>
          </table:table-cell>
          <table:table-cell office:value-type="string">
            <text:p/>
          </table:table-cell>
          <table:table-cell office:value-type="string">
            <text:p>34 Allée des Cerisie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51</text:span></text:p>
          </table:table-cell>
          <table:table-cell office:value-type="string">
            <text:p>MUGGEO</text:p>
          </table:table-cell>
          <table:table-cell office:value-type="string">
            <text:p>DEBREMAECKER</text:p>
          </table:table-cell>
          <table:table-cell office:value-type="string">
            <text:p>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5/1929</text:p>
          </table:table-cell>
          <table:table-cell office:value-type="string">
            <text:p>La Tronch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88</text:p>
          </table:table-cell>
          <table:table-cell office:value-type="string">
            <text:p/>
          </table:table-cell>
          <table:table-cell office:value-type="string">
            <text:p>73 Impasse du Champ-Carré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53</text:span></text:p>
          </table:table-cell>
          <table:table-cell office:value-type="string">
            <text:p>BLANGINO</text:p>
          </table:table-cell>
          <table:table-cell office:value-type="string">
            <text:p>BLANGINO</text:p>
          </table:table-cell>
          <table:table-cell office:value-type="string">
            <text:p>Jacqu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06/1936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89</text:p>
          </table:table-cell>
          <table:table-cell office:value-type="string">
            <text:p/>
          </table:table-cell>
          <table:table-cell office:value-type="string">
            <text:p>85 Impasse du Champ-Carré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63</text:span></text:p>
          </table:table-cell>
          <table:table-cell office:value-type="string">
            <text:p>SZARF</text:p>
          </table:table-cell>
          <table:table-cell office:value-type="string">
            <text:p>SINDEL</text:p>
          </table:table-cell>
          <table:table-cell office:value-type="string">
            <text:p>Sara Mal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8/1936</text:p>
          </table:table-cell>
          <table:table-cell office:value-type="string">
            <text:p>Saint-Quentin (Aisn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>BURALISTE</text:p>
          </table:table-cell>
          <table:table-cell office:value-type="string">
            <text:p>01/01/1902</text:p>
          </table:table-cell>
          <table:table-cell office:value-type="string">
            <text:p>391</text:p>
          </table:table-cell>
          <table:table-cell office:value-type="string">
            <text:p/>
          </table:table-cell>
          <table:table-cell office:value-type="string">
            <text:p>106 Impasse du Champ-Carré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64</text:span></text:p>
          </table:table-cell>
          <table:table-cell office:value-type="string">
            <text:p>SINDEL</text:p>
          </table:table-cell>
          <table:table-cell office:value-type="string">
            <text:p>SINDEL</text:p>
          </table:table-cell>
          <table:table-cell office:value-type="string">
            <text:p>Charl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1/1937</text:p>
          </table:table-cell>
          <table:table-cell office:value-type="string">
            <text:p>Paris (Pari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>COMMERCANT</text:p>
          </table:table-cell>
          <table:table-cell office:value-type="string">
            <text:p>01/01/1902</text:p>
          </table:table-cell>
          <table:table-cell office:value-type="string">
            <text:p>391</text:p>
          </table:table-cell>
          <table:table-cell office:value-type="string">
            <text:p/>
          </table:table-cell>
          <table:table-cell office:value-type="string">
            <text:p>106 Impasse du Champ-Carré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93</text:span></text:p>
          </table:table-cell>
          <table:table-cell office:value-type="string">
            <text:p>RAVE</text:p>
          </table:table-cell>
          <table:table-cell office:value-type="string">
            <text:p>RAVE</text:p>
          </table:table-cell>
          <table:table-cell office:value-type="string">
            <text:p>Georges 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3/1936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54</text:p>
          </table:table-cell>
          <table:table-cell office:value-type="string">
            <text:p/>
          </table:table-cell>
          <table:table-cell office:value-type="string">
            <text:p>139 Route de Chala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14</text:span></text:p>
          </table:table-cell>
          <table:table-cell office:value-type="string">
            <text:p>DUTERTRE</text:p>
          </table:table-cell>
          <table:table-cell office:value-type="string">
            <text:p>PERNIN</text:p>
          </table:table-cell>
          <table:table-cell office:value-type="string">
            <text:p>Jacqueline 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4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61</text:p>
          </table:table-cell>
          <table:table-cell office:value-type="string">
            <text:p/>
          </table:table-cell>
          <table:table-cell office:value-type="string">
            <text:p>163 Route de Chala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25</text:span></text:p>
          </table:table-cell>
          <table:table-cell office:value-type="string">
            <text:p>GUILLEMIN</text:p>
          </table:table-cell>
          <table:table-cell office:value-type="string">
            <text:p>GUILLEMIN</text:p>
          </table:table-cell>
          <table:table-cell office:value-type="string">
            <text:p>Marie Joseph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8/06/191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62</text:p>
          </table:table-cell>
          <table:table-cell office:value-type="string">
            <text:p/>
          </table:table-cell>
          <table:table-cell office:value-type="string">
            <text:p>4581 Route de Chala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31</text:span></text:p>
          </table:table-cell>
          <table:table-cell office:value-type="string">
            <text:p>BENZI</text:p>
          </table:table-cell>
          <table:table-cell office:value-type="string">
            <text:p>BENZI</text:p>
          </table:table-cell>
          <table:table-cell office:value-type="string">
            <text:p>El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12/1931</text:p>
          </table:table-cell>
          <table:table-cell office:value-type="string">
            <text:p>Paris (Paris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62</text:p>
          </table:table-cell>
          <table:table-cell office:value-type="string">
            <text:p/>
          </table:table-cell>
          <table:table-cell office:value-type="string">
            <text:p>4581 Route de Chala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33</text:span></text:p>
          </table:table-cell>
          <table:table-cell office:value-type="string">
            <text:p>MITHIEUX</text:p>
          </table:table-cell>
          <table:table-cell office:value-type="string">
            <text:p>MITHIEUX</text:p>
          </table:table-cell>
          <table:table-cell office:value-type="string">
            <text:p>Genevièv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6/1937</text:p>
          </table:table-cell>
          <table:table-cell office:value-type="string">
            <text:p>Chambéry (Savoi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62</text:p>
          </table:table-cell>
          <table:table-cell office:value-type="string">
            <text:p/>
          </table:table-cell>
          <table:table-cell office:value-type="string">
            <text:p>4581 Route de Chala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911</text:span></text:p>
          </table:table-cell>
          <table:table-cell office:value-type="string">
            <text:p>HANNA</text:p>
          </table:table-cell>
          <table:table-cell office:value-type="string">
            <text:p>HANNA</text:p>
          </table:table-cell>
          <table:table-cell office:value-type="string">
            <text:p>Ima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3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5/1999</text:p>
          </table:table-cell>
          <table:table-cell office:value-type="string">
            <text:p>1062</text:p>
          </table:table-cell>
          <table:table-cell office:value-type="string">
            <text:p/>
          </table:table-cell>
          <table:table-cell office:value-type="string">
            <text:p>4581 Route de Chala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53</text:span></text:p>
          </table:table-cell>
          <table:table-cell office:value-type="string">
            <text:p>BURLET</text:p>
          </table:table-cell>
          <table:table-cell office:value-type="string">
            <text:p>BURLET</text:p>
          </table:table-cell>
          <table:table-cell office:value-type="string">
            <text:p>Marc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6/05/1931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72</text:p>
          </table:table-cell>
          <table:table-cell office:value-type="string">
            <text:p/>
          </table:table-cell>
          <table:table-cell office:value-type="string">
            <text:p>103 Chemin de Chamouss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59</text:span></text:p>
          </table:table-cell>
          <table:table-cell office:value-type="string">
            <text:p>MILLIAT-CARUS</text:p>
          </table:table-cell>
          <table:table-cell office:value-type="string">
            <text:p>BOUTEILLON</text:p>
          </table:table-cell>
          <table:table-cell office:value-type="string">
            <text:p>Marie-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08/1922</text:p>
          </table:table-cell>
          <table:table-cell office:value-type="string">
            <text:p>Saint-Quentin-sur-Isèr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76</text:p>
          </table:table-cell>
          <table:table-cell office:value-type="string">
            <text:p/>
          </table:table-cell>
          <table:table-cell office:value-type="string">
            <text:p>199 Chemin de Chamouss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66</text:span></text:p>
          </table:table-cell>
          <table:table-cell office:value-type="string">
            <text:p>GUYOT</text:p>
          </table:table-cell>
          <table:table-cell office:value-type="string">
            <text:p>GUYOT</text:p>
          </table:table-cell>
          <table:table-cell office:value-type="string">
            <text:p>Pierre Henr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1/1926</text:p>
          </table:table-cell>
          <table:table-cell office:value-type="string">
            <text:p>Moidieu-Détourb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81</text:p>
          </table:table-cell>
          <table:table-cell office:value-type="string">
            <text:p/>
          </table:table-cell>
          <table:table-cell office:value-type="string">
            <text:p>564 Chemin de Chamouss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67</text:span></text:p>
          </table:table-cell>
          <table:table-cell office:value-type="string">
            <text:p>DELORME</text:p>
          </table:table-cell>
          <table:table-cell office:value-type="string">
            <text:p>GUYOT</text:p>
          </table:table-cell>
          <table:table-cell office:value-type="string">
            <text:p>Raymonde Georg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03/1927</text:p>
          </table:table-cell>
          <table:table-cell office:value-type="string">
            <text:p>Bourgoin-Jallieu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81</text:p>
          </table:table-cell>
          <table:table-cell office:value-type="string">
            <text:p/>
          </table:table-cell>
          <table:table-cell office:value-type="string">
            <text:p>564 Chemin de Chamouss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69</text:span></text:p>
          </table:table-cell>
          <table:table-cell office:value-type="string">
            <text:p>ROLLAND-MUQUET</text:p>
          </table:table-cell>
          <table:table-cell office:value-type="string">
            <text:p>CHALLANCIN</text:p>
          </table:table-cell>
          <table:table-cell office:value-type="string">
            <text:p>Jean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2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82</text:p>
          </table:table-cell>
          <table:table-cell office:value-type="string">
            <text:p/>
          </table:table-cell>
          <table:table-cell office:value-type="string">
            <text:p>666 Chemin de Chamouss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78</text:span></text:p>
          </table:table-cell>
          <table:table-cell office:value-type="string">
            <text:p>DAVID-BOUDET</text:p>
          </table:table-cell>
          <table:table-cell office:value-type="string">
            <text:p>DAVID-BOUDET</text:p>
          </table:table-cell>
          <table:table-cell office:value-type="string">
            <text:p>Marie-Ro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1/1940</text:p>
          </table:table-cell>
          <table:table-cell office:value-type="string">
            <text:p>Corrençon-en-Vercors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85</text:p>
          </table:table-cell>
          <table:table-cell office:value-type="string">
            <text:p/>
          </table:table-cell>
          <table:table-cell office:value-type="string">
            <text:p>835 Chemin de Chamouss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88</text:span></text:p>
          </table:table-cell>
          <table:table-cell office:value-type="string">
            <text:p>DURHONE</text:p>
          </table:table-cell>
          <table:table-cell office:value-type="string">
            <text:p>DURHONE</text:p>
          </table:table-cell>
          <table:table-cell office:value-type="string">
            <text:p>François Joseph Lucie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5/1937</text:p>
          </table:table-cell>
          <table:table-cell office:value-type="string">
            <text:p>Bizonnes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46</text:p>
          </table:table-cell>
          <table:table-cell office:value-type="string">
            <text:p/>
          </table:table-cell>
          <table:table-cell office:value-type="string">
            <text:p>16 Rue Champollio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96</text:span></text:p>
          </table:table-cell>
          <table:table-cell office:value-type="string">
            <text:p>GABBERO</text:p>
          </table:table-cell>
          <table:table-cell office:value-type="string">
            <text:p>BONZI</text:p>
          </table:table-cell>
          <table:table-cell office:value-type="string">
            <text:p>Carol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08/192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48</text:p>
          </table:table-cell>
          <table:table-cell office:value-type="string">
            <text:p/>
          </table:table-cell>
          <table:table-cell office:value-type="string">
            <text:p>29 Rue Champollio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00</text:span></text:p>
          </table:table-cell>
          <table:table-cell office:value-type="string">
            <text:p>VIOLLON</text:p>
          </table:table-cell>
          <table:table-cell office:value-type="string">
            <text:p>BARDIN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06/1938</text:p>
          </table:table-cell>
          <table:table-cell office:value-type="string">
            <text:p>Lamarche-sur-Saône (Côte-d'Or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50</text:p>
          </table:table-cell>
          <table:table-cell office:value-type="string">
            <text:p/>
          </table:table-cell>
          <table:table-cell office:value-type="string">
            <text:p>53 Rue Champollio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01</text:span></text:p>
          </table:table-cell>
          <table:table-cell office:value-type="string">
            <text:p>BARDIN</text:p>
          </table:table-cell>
          <table:table-cell office:value-type="string">
            <text:p>BARDIN</text:p>
          </table:table-cell>
          <table:table-cell office:value-type="string">
            <text:p>René Marie 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8/12/1938</text:p>
          </table:table-cell>
          <table:table-cell office:value-type="string">
            <text:p>Halluin (Nord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50</text:p>
          </table:table-cell>
          <table:table-cell office:value-type="string">
            <text:p/>
          </table:table-cell>
          <table:table-cell office:value-type="string">
            <text:p>53 Rue Champollio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03</text:span></text:p>
          </table:table-cell>
          <table:table-cell office:value-type="string">
            <text:p>HALLEGATTE</text:p>
          </table:table-cell>
          <table:table-cell office:value-type="string">
            <text:p>HALLEGATTE</text:p>
          </table:table-cell>
          <table:table-cell office:value-type="string">
            <text:p>Bernar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5/1938</text:p>
          </table:table-cell>
          <table:table-cell office:value-type="string">
            <text:p>Saint-Jean-Saint-Nicolas (Hautes-Alp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51</text:p>
          </table:table-cell>
          <table:table-cell office:value-type="string">
            <text:p/>
          </table:table-cell>
          <table:table-cell office:value-type="string">
            <text:p>60 Rue Champollio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04</text:span></text:p>
          </table:table-cell>
          <table:table-cell office:value-type="string">
            <text:p>PUECH</text:p>
          </table:table-cell>
          <table:table-cell office:value-type="string">
            <text:p>HALLEGATTE</text:p>
          </table:table-cell>
          <table:table-cell office:value-type="string">
            <text:p>Ann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10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51</text:p>
          </table:table-cell>
          <table:table-cell office:value-type="string">
            <text:p/>
          </table:table-cell>
          <table:table-cell office:value-type="string">
            <text:p>60 Rue Champollio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08</text:span></text:p>
          </table:table-cell>
          <table:table-cell office:value-type="string">
            <text:p>BILLON-GRAND</text:p>
          </table:table-cell>
          <table:table-cell office:value-type="string">
            <text:p>BILLON-GRAND</text:p>
          </table:table-cell>
          <table:table-cell office:value-type="string">
            <text:p>Daniel Marcel Aim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8/02/1938</text:p>
          </table:table-cell>
          <table:table-cell office:value-type="string">
            <text:p>Saint-Aupr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53</text:p>
          </table:table-cell>
          <table:table-cell office:value-type="string">
            <text:p/>
          </table:table-cell>
          <table:table-cell office:value-type="string">
            <text:p>82 Rue Champollio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37</text:span></text:p>
          </table:table-cell>
          <table:table-cell office:value-type="string">
            <text:p>VANPOUILLE</text:p>
          </table:table-cell>
          <table:table-cell office:value-type="string">
            <text:p>VANPOUILLE</text:p>
          </table:table-cell>
          <table:table-cell office:value-type="string">
            <text:p>Roger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04/193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87</text:p>
          </table:table-cell>
          <table:table-cell office:value-type="string">
            <text:p/>
          </table:table-cell>
          <table:table-cell office:value-type="string">
            <text:p>581 Impasse Charles de Foucaul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38</text:span></text:p>
          </table:table-cell>
          <table:table-cell office:value-type="string">
            <text:p>VEZOLLE</text:p>
          </table:table-cell>
          <table:table-cell office:value-type="string">
            <text:p>VANPOUILLE</text:p>
          </table:table-cell>
          <table:table-cell office:value-type="string">
            <text:p>Raymond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6/1932</text:p>
          </table:table-cell>
          <table:table-cell office:value-type="string">
            <text:p>Barjac (Arièg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87</text:p>
          </table:table-cell>
          <table:table-cell office:value-type="string">
            <text:p/>
          </table:table-cell>
          <table:table-cell office:value-type="string">
            <text:p>581 Impasse Charles de Foucaul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59</text:span></text:p>
          </table:table-cell>
          <table:table-cell office:value-type="string">
            <text:p>DROUOT</text:p>
          </table:table-cell>
          <table:table-cell office:value-type="string">
            <text:p>DROUOT</text:p>
          </table:table-cell>
          <table:table-cell office:value-type="string">
            <text:p>Jean Georges Ren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1/1932</text:p>
          </table:table-cell>
          <table:table-cell office:value-type="string">
            <text:p>Nancy (Meurthe-et-Mosell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75</text:p>
          </table:table-cell>
          <table:table-cell office:value-type="string">
            <text:p/>
          </table:table-cell>
          <table:table-cell office:value-type="string">
            <text:p>120 Impasse Guynem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60</text:span></text:p>
          </table:table-cell>
          <table:table-cell office:value-type="string">
            <text:p>MITHIEUX</text:p>
          </table:table-cell>
          <table:table-cell office:value-type="string">
            <text:p>DROUOT</text:p>
          </table:table-cell>
          <table:table-cell office:value-type="string">
            <text:p>Marie   Anto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3/1940</text:p>
          </table:table-cell>
          <table:table-cell office:value-type="string">
            <text:p>Chambéry (Savoi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75</text:p>
          </table:table-cell>
          <table:table-cell office:value-type="string">
            <text:p/>
          </table:table-cell>
          <table:table-cell office:value-type="string">
            <text:p>120 Impasse Guynem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07</text:span></text:p>
          </table:table-cell>
          <table:table-cell office:value-type="string">
            <text:p>CHIODA</text:p>
          </table:table-cell>
          <table:table-cell office:value-type="string">
            <text:p>CHIODA</text:p>
          </table:table-cell>
          <table:table-cell office:value-type="string">
            <text:p>Francesc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6/04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26</text:p>
          </table:table-cell>
          <table:table-cell office:value-type="string">
            <text:p/>
          </table:table-cell>
          <table:table-cell office:value-type="string">
            <text:p>51 Rue de Charnècl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72</text:span></text:p>
          </table:table-cell>
          <table:table-cell office:value-type="string">
            <text:p>MINET</text:p>
          </table:table-cell>
          <table:table-cell office:value-type="string">
            <text:p>MINET</text:p>
          </table:table-cell>
          <table:table-cell office:value-type="string">
            <text:p>Roger Florenti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09/1938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80</text:p>
          </table:table-cell>
          <table:table-cell office:value-type="string">
            <text:p/>
          </table:table-cell>
          <table:table-cell office:value-type="string">
            <text:p>1520 Route de Chartreus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73</text:span></text:p>
          </table:table-cell>
          <table:table-cell office:value-type="string">
            <text:p>SAVAY-GUERRAZ</text:p>
          </table:table-cell>
          <table:table-cell office:value-type="string">
            <text:p>MINET</text:p>
          </table:table-cell>
          <table:table-cell office:value-type="string">
            <text:p>Yvette Andr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2/1940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80</text:p>
          </table:table-cell>
          <table:table-cell office:value-type="string">
            <text:p/>
          </table:table-cell>
          <table:table-cell office:value-type="string">
            <text:p>1520 Route de Chartreus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24</text:span></text:p>
          </table:table-cell>
          <table:table-cell office:value-type="string">
            <text:p>FAURE</text:p>
          </table:table-cell>
          <table:table-cell office:value-type="string">
            <text:p>FAURE</text:p>
          </table:table-cell>
          <table:table-cell office:value-type="string">
            <text:p>Maxim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11/1939</text:p>
          </table:table-cell>
          <table:table-cell office:value-type="string">
            <text:p>Peyrat (Arièg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97</text:p>
          </table:table-cell>
          <table:table-cell office:value-type="string">
            <text:p/>
          </table:table-cell>
          <table:table-cell office:value-type="string">
            <text:p>1520 Route de Chartreus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938</text:span></text:p>
          </table:table-cell>
          <table:table-cell office:value-type="string">
            <text:p>GAUDE</text:p>
          </table:table-cell>
          <table:table-cell office:value-type="string">
            <text:p>GAUDE</text:p>
          </table:table-cell>
          <table:table-cell office:value-type="string">
            <text:p>Bernard 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01/1928</text:p>
          </table:table-cell>
          <table:table-cell office:value-type="string">
            <text:p>Paris (Pari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915</text:p>
          </table:table-cell>
          <table:table-cell office:value-type="string">
            <text:p/>
          </table:table-cell>
          <table:table-cell office:value-type="string">
            <text:p>1520 Route de Chartreus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939</text:span></text:p>
          </table:table-cell>
          <table:table-cell office:value-type="string">
            <text:p>DEMIRLEAU</text:p>
          </table:table-cell>
          <table:table-cell office:value-type="string">
            <text:p>GAUDE</text:p>
          </table:table-cell>
          <table:table-cell office:value-type="string">
            <text:p>Christ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12/1930</text:p>
          </table:table-cell>
          <table:table-cell office:value-type="string">
            <text:p>Virey (Manch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915</text:p>
          </table:table-cell>
          <table:table-cell office:value-type="string">
            <text:p/>
          </table:table-cell>
          <table:table-cell office:value-type="string">
            <text:p>1520 Route de Chartreus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79</text:span></text:p>
          </table:table-cell>
          <table:table-cell office:value-type="string">
            <text:p>PORTE</text:p>
          </table:table-cell>
          <table:table-cell office:value-type="string">
            <text:p>EYBERT</text:p>
          </table:table-cell>
          <table:table-cell office:value-type="string">
            <text:p>Marcelle Marie Noem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4/1936</text:p>
          </table:table-cell>
          <table:table-cell office:value-type="string">
            <text:p>Saint-Pierre-d'Allevard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82</text:p>
          </table:table-cell>
          <table:table-cell office:value-type="string">
            <text:p/>
          </table:table-cell>
          <table:table-cell office:value-type="string">
            <text:p>2284 Route de Chartreus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80</text:span></text:p>
          </table:table-cell>
          <table:table-cell office:value-type="string">
            <text:p>EYBERT</text:p>
          </table:table-cell>
          <table:table-cell office:value-type="string">
            <text:p>EYBERT</text:p>
          </table:table-cell>
          <table:table-cell office:value-type="string">
            <text:p>Maurice Arma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12/1936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82</text:p>
          </table:table-cell>
          <table:table-cell office:value-type="string">
            <text:p/>
          </table:table-cell>
          <table:table-cell office:value-type="string">
            <text:p>2284 Route de Chartreus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73</text:span></text:p>
          </table:table-cell>
          <table:table-cell office:value-type="string">
            <text:p>ROTA</text:p>
          </table:table-cell>
          <table:table-cell office:value-type="string">
            <text:p>ROTA</text:p>
          </table:table-cell>
          <table:table-cell office:value-type="string">
            <text:p>Michel 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0/06/1940</text:p>
          </table:table-cell>
          <table:table-cell office:value-type="string">
            <text:p>La Tronch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72</text:p>
          </table:table-cell>
          <table:table-cell office:value-type="string">
            <text:p/>
          </table:table-cell>
          <table:table-cell office:value-type="string">
            <text:p>49 Quai des Chartre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19</text:span></text:p>
          </table:table-cell>
          <table:table-cell office:value-type="string">
            <text:p>DOYON</text:p>
          </table:table-cell>
          <table:table-cell office:value-type="string">
            <text:p>DOYON</text:p>
          </table:table-cell>
          <table:table-cell office:value-type="string">
            <text:p>Andrée Id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10/1937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43</text:p>
          </table:table-cell>
          <table:table-cell office:value-type="string">
            <text:p/>
          </table:table-cell>
          <table:table-cell office:value-type="string">
            <text:p>8 Rue Charvet-Brandegaud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477</text:span></text:p>
          </table:table-cell>
          <table:table-cell office:value-type="string">
            <text:p>SERAFIN</text:p>
          </table:table-cell>
          <table:table-cell office:value-type="string">
            <text:p>DELESTRE</text:p>
          </table:table-cell>
          <table:table-cell office:value-type="string">
            <text:p>Luc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4/1938</text:p>
          </table:table-cell>
          <table:table-cell office:value-type="string">
            <text:p>Sassenag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63</text:p>
          </table:table-cell>
          <table:table-cell office:value-type="string">
            <text:p/>
          </table:table-cell>
          <table:table-cell office:value-type="string">
            <text:p>20 Rue de Chassol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567</text:span></text:p>
          </table:table-cell>
          <table:table-cell office:value-type="string">
            <text:p>FERNANDES</text:p>
          </table:table-cell>
          <table:table-cell office:value-type="string">
            <text:p>FERNANDES</text:p>
          </table:table-cell>
          <table:table-cell office:value-type="string">
            <text:p>Antoni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0/05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7/04/1999</text:p>
          </table:table-cell>
          <table:table-cell office:value-type="string">
            <text:p>2442</text:p>
          </table:table-cell>
          <table:table-cell office:value-type="string">
            <text:p/>
          </table:table-cell>
          <table:table-cell office:value-type="string">
            <text:p>22 Rue de Chassol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368</text:span></text:p>
          </table:table-cell>
          <table:table-cell office:value-type="string">
            <text:p>CHEVALIER</text:p>
          </table:table-cell>
          <table:table-cell office:value-type="string">
            <text:p>MORIN</text:p>
          </table:table-cell>
          <table:table-cell office:value-type="string">
            <text:p>Aim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10/1932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9/10/2000</text:p>
          </table:table-cell>
          <table:table-cell office:value-type="string">
            <text:p>3044</text:p>
          </table:table-cell>
          <table:table-cell office:value-type="string">
            <text:p/>
          </table:table-cell>
          <table:table-cell office:value-type="string">
            <text:p>30 Rue de Chassol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5</text:span></text:p>
          </table:table-cell>
          <table:table-cell office:value-type="string">
            <text:p>CAILLAT</text:p>
          </table:table-cell>
          <table:table-cell office:value-type="string">
            <text:p>CAILLAT</text:p>
          </table:table-cell>
          <table:table-cell office:value-type="string">
            <text:p>Robert 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09/1933</text:p>
          </table:table-cell>
          <table:table-cell office:value-type="string">
            <text:p>Varacieux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0</text:p>
          </table:table-cell>
          <table:table-cell office:value-type="string">
            <text:p/>
          </table:table-cell>
          <table:table-cell office:value-type="string">
            <text:p>126 Rue de Chassol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6</text:span></text:p>
          </table:table-cell>
          <table:table-cell office:value-type="string">
            <text:p>JULLIN</text:p>
          </table:table-cell>
          <table:table-cell office:value-type="string">
            <text:p>CAILLAT</text:p>
          </table:table-cell>
          <table:table-cell office:value-type="string">
            <text:p>Jacqueline Reg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7/1939</text:p>
          </table:table-cell>
          <table:table-cell office:value-type="string">
            <text:p>Saint-Vérand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0</text:p>
          </table:table-cell>
          <table:table-cell office:value-type="string">
            <text:p/>
          </table:table-cell>
          <table:table-cell office:value-type="string">
            <text:p>126 Rue de Chassol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7</text:span></text:p>
          </table:table-cell>
          <table:table-cell office:value-type="string">
            <text:p>SAGE</text:p>
          </table:table-cell>
          <table:table-cell office:value-type="string">
            <text:p>SAGE</text:p>
          </table:table-cell>
          <table:table-cell office:value-type="string">
            <text:p>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05/1934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1</text:p>
          </table:table-cell>
          <table:table-cell office:value-type="string">
            <text:p/>
          </table:table-cell>
          <table:table-cell office:value-type="string">
            <text:p>154 Rue de Chassol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59</text:span></text:p>
          </table:table-cell>
          <table:table-cell office:value-type="string">
            <text:p>KRIKORIAN</text:p>
          </table:table-cell>
          <table:table-cell office:value-type="string">
            <text:p>MANCINI</text:p>
          </table:table-cell>
          <table:table-cell office:value-type="string">
            <text:p>Suzanne Ren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6/1935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11</text:p>
          </table:table-cell>
          <table:table-cell office:value-type="string">
            <text:p/>
          </table:table-cell>
          <table:table-cell office:value-type="string">
            <text:p>190 Rue de Chassol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60</text:span></text:p>
          </table:table-cell>
          <table:table-cell office:value-type="string">
            <text:p>MANCINI</text:p>
          </table:table-cell>
          <table:table-cell office:value-type="string">
            <text:p>MANCINI</text:p>
          </table:table-cell>
          <table:table-cell office:value-type="string">
            <text:p>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3/10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11</text:p>
          </table:table-cell>
          <table:table-cell office:value-type="string">
            <text:p/>
          </table:table-cell>
          <table:table-cell office:value-type="string">
            <text:p>190 Rue de Chassol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855</text:span></text:p>
          </table:table-cell>
          <table:table-cell office:value-type="string">
            <text:p>RICOU</text:p>
          </table:table-cell>
          <table:table-cell office:value-type="string">
            <text:p>RICOU</text:p>
          </table:table-cell>
          <table:table-cell office:value-type="string">
            <text:p>Franc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9/12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1/1994</text:p>
          </table:table-cell>
          <table:table-cell office:value-type="string">
            <text:p>2560</text:p>
          </table:table-cell>
          <table:table-cell office:value-type="string">
            <text:p/>
          </table:table-cell>
          <table:table-cell office:value-type="string">
            <text:p>193 Rue de Chassol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856</text:span></text:p>
          </table:table-cell>
          <table:table-cell office:value-type="string">
            <text:p>GIVORD</text:p>
          </table:table-cell>
          <table:table-cell office:value-type="string">
            <text:p>RICOU</text:p>
          </table:table-cell>
          <table:table-cell office:value-type="string">
            <text:p>Thérè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7/1935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11/1994</text:p>
          </table:table-cell>
          <table:table-cell office:value-type="string">
            <text:p>2560</text:p>
          </table:table-cell>
          <table:table-cell office:value-type="string">
            <text:p/>
          </table:table-cell>
          <table:table-cell office:value-type="string">
            <text:p>193 Rue de Chassol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35</text:span></text:p>
          </table:table-cell>
          <table:table-cell office:value-type="string">
            <text:p>BURILLON</text:p>
          </table:table-cell>
          <table:table-cell office:value-type="string">
            <text:p>BURILLON</text:p>
          </table:table-cell>
          <table:table-cell office:value-type="string">
            <text:p>Ro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1/1929</text:p>
          </table:table-cell>
          <table:table-cell office:value-type="string">
            <text:p>Saint-Quentin (Ais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56</text:p>
          </table:table-cell>
          <table:table-cell office:value-type="string">
            <text:p/>
          </table:table-cell>
          <table:table-cell office:value-type="string">
            <text:p>300 Rue de Chassol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06</text:span></text:p>
          </table:table-cell>
          <table:table-cell office:value-type="string">
            <text:p>BOUILLOT</text:p>
          </table:table-cell>
          <table:table-cell office:value-type="string">
            <text:p>D'AMBROSI</text:p>
          </table:table-cell>
          <table:table-cell office:value-type="string">
            <text:p>Marguerite Jean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7/1935</text:p>
          </table:table-cell>
          <table:table-cell office:value-type="string">
            <text:p>Lyon (Rhô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878</text:p>
          </table:table-cell>
          <table:table-cell office:value-type="string">
            <text:p/>
          </table:table-cell>
          <table:table-cell office:value-type="string">
            <text:p>99 Allée des Chên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808</text:span></text:p>
          </table:table-cell>
          <table:table-cell office:value-type="string">
            <text:p>BONINO</text:p>
          </table:table-cell>
          <table:table-cell office:value-type="string">
            <text:p>BONINO</text:p>
          </table:table-cell>
          <table:table-cell office:value-type="string">
            <text:p>Michel Celest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1/01/1937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76</text:p>
          </table:table-cell>
          <table:table-cell office:value-type="string">
            <text:p/>
          </table:table-cell>
          <table:table-cell office:value-type="string">
            <text:p>116 Allée des Chên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809</text:span></text:p>
          </table:table-cell>
          <table:table-cell office:value-type="string">
            <text:p>FETAZ</text:p>
          </table:table-cell>
          <table:table-cell office:value-type="string">
            <text:p>BONINO</text:p>
          </table:table-cell>
          <table:table-cell office:value-type="string">
            <text:p>Marie-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05/1935</text:p>
          </table:table-cell>
          <table:table-cell office:value-type="string">
            <text:p>Saint-Laurent-du-Pont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76</text:p>
          </table:table-cell>
          <table:table-cell office:value-type="string">
            <text:p/>
          </table:table-cell>
          <table:table-cell office:value-type="string">
            <text:p>116 Allée des Chên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06</text:span></text:p>
          </table:table-cell>
          <table:table-cell office:value-type="string">
            <text:p>VERLINO</text:p>
          </table:table-cell>
          <table:table-cell office:value-type="string">
            <text:p>SIFAOUI</text:p>
          </table:table-cell>
          <table:table-cell office:value-type="string">
            <text:p>Monique Jacquel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1/12/1936</text:p>
          </table:table-cell>
          <table:table-cell office:value-type="string">
            <text:p>Chambéry (Savoi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8</text:p>
          </table:table-cell>
          <table:table-cell office:value-type="string">
            <text:p/>
          </table:table-cell>
          <table:table-cell office:value-type="string">
            <text:p>112 Rue du Château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624</text:span></text:p>
          </table:table-cell>
          <table:table-cell office:value-type="string">
            <text:p>PERRERO</text:p>
          </table:table-cell>
          <table:table-cell office:value-type="string">
            <text:p>TERRIER</text:p>
          </table:table-cell>
          <table:table-cell office:value-type="string">
            <text:p>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9/1934</text:p>
          </table:table-cell>
          <table:table-cell office:value-type="string">
            <text:p>Fontaine (Aub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7/04/2003</text:p>
          </table:table-cell>
          <table:table-cell office:value-type="string">
            <text:p>4518</text:p>
          </table:table-cell>
          <table:table-cell office:value-type="string">
            <text:p/>
          </table:table-cell>
          <table:table-cell office:value-type="string">
            <text:p>1 Rue du Château-Vie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666</text:span></text:p>
          </table:table-cell>
          <table:table-cell office:value-type="string">
            <text:p>TEILLERE</text:p>
          </table:table-cell>
          <table:table-cell office:value-type="string">
            <text:p>TEILLERE</text:p>
          </table:table-cell>
          <table:table-cell office:value-type="string">
            <text:p>Jean-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9/1937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5/10/2007</text:p>
          </table:table-cell>
          <table:table-cell office:value-type="string">
            <text:p>2240</text:p>
          </table:table-cell>
          <table:table-cell office:value-type="string">
            <text:p/>
          </table:table-cell>
          <table:table-cell office:value-type="string">
            <text:p>182 Allée de la Chêna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24</text:span></text:p>
          </table:table-cell>
          <table:table-cell office:value-type="string">
            <text:p>GIVRY</text:p>
          </table:table-cell>
          <table:table-cell office:value-type="string">
            <text:p>GIVRY</text:p>
          </table:table-cell>
          <table:table-cell office:value-type="string">
            <text:p>Mauric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11/1933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83</text:p>
          </table:table-cell>
          <table:table-cell office:value-type="string">
            <text:p/>
          </table:table-cell>
          <table:table-cell office:value-type="string">
            <text:p>1 Impasse Claude Debuss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25</text:span></text:p>
          </table:table-cell>
          <table:table-cell office:value-type="string">
            <text:p>PAGANON</text:p>
          </table:table-cell>
          <table:table-cell office:value-type="string">
            <text:p>GIVRY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8/1935</text:p>
          </table:table-cell>
          <table:table-cell office:value-type="string">
            <text:p>Saint-Martin-d'Hères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83</text:p>
          </table:table-cell>
          <table:table-cell office:value-type="string">
            <text:p/>
          </table:table-cell>
          <table:table-cell office:value-type="string">
            <text:p>1 Impasse Claude Debuss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945</text:span></text:p>
          </table:table-cell>
          <table:table-cell office:value-type="string">
            <text:p>BERSET</text:p>
          </table:table-cell>
          <table:table-cell office:value-type="string">
            <text:p>BERSET</text:p>
          </table:table-cell>
          <table:table-cell office:value-type="string">
            <text:p>Andr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9/1937</text:p>
          </table:table-cell>
          <table:table-cell office:value-type="string">
            <text:p>Chambéry (Savoi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6/04/2008</text:p>
          </table:table-cell>
          <table:table-cell office:value-type="string">
            <text:p>1539</text:p>
          </table:table-cell>
          <table:table-cell office:value-type="string">
            <text:p/>
          </table:table-cell>
          <table:table-cell office:value-type="string">
            <text:p>1 Impasse Claude Debuss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57</text:span></text:p>
          </table:table-cell>
          <table:table-cell office:value-type="string">
            <text:p>RECOURA</text:p>
          </table:table-cell>
          <table:table-cell office:value-type="string">
            <text:p>MORONI</text:p>
          </table:table-cell>
          <table:table-cell office:value-type="string">
            <text:p>Marie-Thérè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8/08/1940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72</text:p>
          </table:table-cell>
          <table:table-cell office:value-type="string">
            <text:p/>
          </table:table-cell>
          <table:table-cell office:value-type="string">
            <text:p>584 Chemin du Cl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63</text:span></text:p>
          </table:table-cell>
          <table:table-cell office:value-type="string">
            <text:p>FERRER</text:p>
          </table:table-cell>
          <table:table-cell office:value-type="string">
            <text:p>FERRER</text:p>
          </table:table-cell>
          <table:table-cell office:value-type="string">
            <text:p>Georges Marc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0/03/1937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73</text:p>
          </table:table-cell>
          <table:table-cell office:value-type="string">
            <text:p/>
          </table:table-cell>
          <table:table-cell office:value-type="string">
            <text:p>620 Chemin du Cl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021</text:span></text:p>
          </table:table-cell>
          <table:table-cell office:value-type="string">
            <text:p>CAVROIS</text:p>
          </table:table-cell>
          <table:table-cell office:value-type="string">
            <text:p>CAVROIS</text:p>
          </table:table-cell>
          <table:table-cell office:value-type="string">
            <text:p>Jacqu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8/06/1933</text:p>
          </table:table-cell>
          <table:table-cell office:value-type="string">
            <text:p>Croix (Nord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8/07/2001</text:p>
          </table:table-cell>
          <table:table-cell office:value-type="string">
            <text:p>3674</text:p>
          </table:table-cell>
          <table:table-cell office:value-type="string">
            <text:p/>
          </table:table-cell>
          <table:table-cell office:value-type="string">
            <text:p>660 Chemin du Cl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06</text:span></text:p>
          </table:table-cell>
          <table:table-cell office:value-type="string">
            <text:p>BONNIOT</text:p>
          </table:table-cell>
          <table:table-cell office:value-type="string">
            <text:p>MAUPAS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8/1940</text:p>
          </table:table-cell>
          <table:table-cell office:value-type="string">
            <text:p>Saint-Égrèv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39</text:p>
          </table:table-cell>
          <table:table-cell office:value-type="string">
            <text:p/>
          </table:table-cell>
          <table:table-cell office:value-type="string">
            <text:p>30 Allée du Colporteu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38</text:span></text:p>
          </table:table-cell>
          <table:table-cell office:value-type="string">
            <text:p>SANCHEZ</text:p>
          </table:table-cell>
          <table:table-cell office:value-type="string">
            <text:p>SANCHEZ</text:p>
          </table:table-cell>
          <table:table-cell office:value-type="string">
            <text:p>Albert Georg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3/04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38</text:p>
          </table:table-cell>
          <table:table-cell office:value-type="string">
            <text:p/>
          </table:table-cell>
          <table:table-cell office:value-type="string">
            <text:p>45 Rue de la Compagnie Stéphan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39</text:span></text:p>
          </table:table-cell>
          <table:table-cell office:value-type="string">
            <text:p>BOYER</text:p>
          </table:table-cell>
          <table:table-cell office:value-type="string">
            <text:p>SANCHEZ</text:p>
          </table:table-cell>
          <table:table-cell office:value-type="string">
            <text:p>Jeannine Jos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6/1941</text:p>
          </table:table-cell>
          <table:table-cell office:value-type="string">
            <text:p>Bédarieux (Hérault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38</text:p>
          </table:table-cell>
          <table:table-cell office:value-type="string">
            <text:p/>
          </table:table-cell>
          <table:table-cell office:value-type="string">
            <text:p>45 Rue de la Compagnie Stéphan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66</text:span></text:p>
          </table:table-cell>
          <table:table-cell office:value-type="string">
            <text:p>COCITA</text:p>
          </table:table-cell>
          <table:table-cell office:value-type="string">
            <text:p>LA MORELLA</text:p>
          </table:table-cell>
          <table:table-cell office:value-type="string">
            <text:p>Caloger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10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20</text:p>
          </table:table-cell>
          <table:table-cell office:value-type="string">
            <text:p/>
          </table:table-cell>
          <table:table-cell office:value-type="string">
            <text:p>29 Allée des Coquelicot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68</text:span></text:p>
          </table:table-cell>
          <table:table-cell office:value-type="string">
            <text:p>CONTE</text:p>
          </table:table-cell>
          <table:table-cell office:value-type="string">
            <text:p>CONTE</text:p>
          </table:table-cell>
          <table:table-cell office:value-type="string">
            <text:p>Roger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07/1938</text:p>
          </table:table-cell>
          <table:table-cell office:value-type="string">
            <text:p>Saint-Victor (Allier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21</text:p>
          </table:table-cell>
          <table:table-cell office:value-type="string">
            <text:p/>
          </table:table-cell>
          <table:table-cell office:value-type="string">
            <text:p>92 Allée des Coquelicot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69</text:span></text:p>
          </table:table-cell>
          <table:table-cell office:value-type="string">
            <text:p>VICTOURON</text:p>
          </table:table-cell>
          <table:table-cell office:value-type="string">
            <text:p>CONTE</text:p>
          </table:table-cell>
          <table:table-cell office:value-type="string">
            <text:p>Emilie Paule 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10/1939</text:p>
          </table:table-cell>
          <table:table-cell office:value-type="string">
            <text:p>Annonay (Ardèch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21</text:p>
          </table:table-cell>
          <table:table-cell office:value-type="string">
            <text:p/>
          </table:table-cell>
          <table:table-cell office:value-type="string">
            <text:p>92 Allée des Coquelicot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78</text:span></text:p>
          </table:table-cell>
          <table:table-cell office:value-type="string">
            <text:p>ROQUA</text:p>
          </table:table-cell>
          <table:table-cell office:value-type="string">
            <text:p>ROQUA</text:p>
          </table:table-cell>
          <table:table-cell office:value-type="string">
            <text:p>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09/193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25</text:p>
          </table:table-cell>
          <table:table-cell office:value-type="string">
            <text:p/>
          </table:table-cell>
          <table:table-cell office:value-type="string">
            <text:p>167 Allée des Coquelicot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79</text:span></text:p>
          </table:table-cell>
          <table:table-cell office:value-type="string">
            <text:p>MURCIANO</text:p>
          </table:table-cell>
          <table:table-cell office:value-type="string">
            <text:p>ROQUA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06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25</text:p>
          </table:table-cell>
          <table:table-cell office:value-type="string">
            <text:p/>
          </table:table-cell>
          <table:table-cell office:value-type="string">
            <text:p>167 Allée des Coquelicot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85</text:span></text:p>
          </table:table-cell>
          <table:table-cell office:value-type="string">
            <text:p>PERRAUD</text:p>
          </table:table-cell>
          <table:table-cell office:value-type="string">
            <text:p>PERRAUD</text:p>
          </table:table-cell>
          <table:table-cell office:value-type="string">
            <text:p>Paul Benoi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05/1930</text:p>
          </table:table-cell>
          <table:table-cell office:value-type="string">
            <text:p>Limas (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931</text:p>
          </table:table-cell>
          <table:table-cell office:value-type="string">
            <text:p/>
          </table:table-cell>
          <table:table-cell office:value-type="string">
            <text:p>59 Rue du Coteau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86</text:span></text:p>
          </table:table-cell>
          <table:table-cell office:value-type="string">
            <text:p>WAST</text:p>
          </table:table-cell>
          <table:table-cell office:value-type="string">
            <text:p>PERRAUD</text:p>
          </table:table-cell>
          <table:table-cell office:value-type="string">
            <text:p>Yvette Jacquel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04/1931</text:p>
          </table:table-cell>
          <table:table-cell office:value-type="string">
            <text:p>Laon (Aisn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931</text:p>
          </table:table-cell>
          <table:table-cell office:value-type="string">
            <text:p/>
          </table:table-cell>
          <table:table-cell office:value-type="string">
            <text:p>59 Rue du Coteau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87</text:span></text:p>
          </table:table-cell>
          <table:table-cell office:value-type="string">
            <text:p>MENDUNI</text:p>
          </table:table-cell>
          <table:table-cell office:value-type="string">
            <text:p>SARTORI</text:p>
          </table:table-cell>
          <table:table-cell office:value-type="string">
            <text:p>Marie Joséph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9/1936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65</text:p>
          </table:table-cell>
          <table:table-cell office:value-type="string">
            <text:p/>
          </table:table-cell>
          <table:table-cell office:value-type="string">
            <text:p>72 Rue du Coteau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88</text:span></text:p>
          </table:table-cell>
          <table:table-cell office:value-type="string">
            <text:p>SARTORI</text:p>
          </table:table-cell>
          <table:table-cell office:value-type="string">
            <text:p>SARTORI</text:p>
          </table:table-cell>
          <table:table-cell office:value-type="string">
            <text:p>Marc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2/1939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65</text:p>
          </table:table-cell>
          <table:table-cell office:value-type="string">
            <text:p/>
          </table:table-cell>
          <table:table-cell office:value-type="string">
            <text:p>72 Rue du Coteau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218</text:span></text:p>
          </table:table-cell>
          <table:table-cell office:value-type="string">
            <text:p>LACROIX</text:p>
          </table:table-cell>
          <table:table-cell office:value-type="string">
            <text:p>CHENEVOY</text:p>
          </table:table-cell>
          <table:table-cell office:value-type="string">
            <text:p>Marc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3/192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9/1997</text:p>
          </table:table-cell>
          <table:table-cell office:value-type="string">
            <text:p>369</text:p>
          </table:table-cell>
          <table:table-cell office:value-type="string">
            <text:p/>
          </table:table-cell>
          <table:table-cell office:value-type="string">
            <text:p>118 Rue du Coteau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3</text:span></text:p>
          </table:table-cell>
          <table:table-cell office:value-type="string">
            <text:p>DA ROLD</text:p>
          </table:table-cell>
          <table:table-cell office:value-type="string">
            <text:p>BARRUEL-BRUSSIN</text:p>
          </table:table-cell>
          <table:table-cell office:value-type="string">
            <text:p>Bru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3/1925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8</text:p>
          </table:table-cell>
          <table:table-cell office:value-type="string">
            <text:p/>
          </table:table-cell>
          <table:table-cell office:value-type="string">
            <text:p>99 Chemin de Didonn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6</text:span></text:p>
          </table:table-cell>
          <table:table-cell office:value-type="string">
            <text:p>PERRIN</text:p>
          </table:table-cell>
          <table:table-cell office:value-type="string">
            <text:p>BROIZE</text:p>
          </table:table-cell>
          <table:table-cell office:value-type="string">
            <text:p>Yvo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7/1927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42</text:p>
          </table:table-cell>
          <table:table-cell office:value-type="string">
            <text:p/>
          </table:table-cell>
          <table:table-cell office:value-type="string">
            <text:p>272 Chemin de Didonn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8</text:span></text:p>
          </table:table-cell>
          <table:table-cell office:value-type="string">
            <text:p>AMOSSE</text:p>
          </table:table-cell>
          <table:table-cell office:value-type="string">
            <text:p>AMOSSE</text:p>
          </table:table-cell>
          <table:table-cell office:value-type="string">
            <text:p>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01/1933</text:p>
          </table:table-cell>
          <table:table-cell office:value-type="string">
            <text:p>Nantes (Loire-Atlantiqu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3</text:p>
          </table:table-cell>
          <table:table-cell office:value-type="string">
            <text:p/>
          </table:table-cell>
          <table:table-cell office:value-type="string">
            <text:p>365 Chemin de Didonn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416</text:span></text:p>
          </table:table-cell>
          <table:table-cell office:value-type="string">
            <text:p>CADOR</text:p>
          </table:table-cell>
          <table:table-cell office:value-type="string">
            <text:p>LIEVRE-CAZE</text:p>
          </table:table-cell>
          <table:table-cell office:value-type="string">
            <text:p>Etiennette Denise 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5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9/1993</text:p>
          </table:table-cell>
          <table:table-cell office:value-type="string">
            <text:p>2410</text:p>
          </table:table-cell>
          <table:table-cell office:value-type="string">
            <text:p/>
          </table:table-cell>
          <table:table-cell office:value-type="string">
            <text:p>415 Chemin de Didonn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417</text:span></text:p>
          </table:table-cell>
          <table:table-cell office:value-type="string">
            <text:p>GRAND</text:p>
          </table:table-cell>
          <table:table-cell office:value-type="string">
            <text:p>GRAND</text:p>
          </table:table-cell>
          <table:table-cell office:value-type="string">
            <text:p>Al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7/1935</text:p>
          </table:table-cell>
          <table:table-cell office:value-type="string">
            <text:p>Mure (Isère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9/1993</text:p>
          </table:table-cell>
          <table:table-cell office:value-type="string">
            <text:p>2410</text:p>
          </table:table-cell>
          <table:table-cell office:value-type="string">
            <text:p/>
          </table:table-cell>
          <table:table-cell office:value-type="string">
            <text:p>415 Chemin de Didonn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693</text:span></text:p>
          </table:table-cell>
          <table:table-cell office:value-type="string">
            <text:p>CHAUVOT</text:p>
          </table:table-cell>
          <table:table-cell office:value-type="string">
            <text:p>CHAUVOT</text:p>
          </table:table-cell>
          <table:table-cell office:value-type="string">
            <text:p>Germai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7/09/192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7/1988</text:p>
          </table:table-cell>
          <table:table-cell office:value-type="string">
            <text:p>1838</text:p>
          </table:table-cell>
          <table:table-cell office:value-type="string">
            <text:p/>
          </table:table-cell>
          <table:table-cell office:value-type="string">
            <text:p>430 Chemin de Didonn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601</text:span></text:p>
          </table:table-cell>
          <table:table-cell office:value-type="string">
            <text:p>MICHEL</text:p>
          </table:table-cell>
          <table:table-cell office:value-type="string">
            <text:p>FAVIER</text:p>
          </table:table-cell>
          <table:table-cell office:value-type="string">
            <text:p>Julie Den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3/1931</text:p>
          </table:table-cell>
          <table:table-cell office:value-type="string">
            <text:p>Rocles (Allier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16</text:p>
          </table:table-cell>
          <table:table-cell office:value-type="string">
            <text:p/>
          </table:table-cell>
          <table:table-cell office:value-type="string">
            <text:p>38 Allée des Digita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610</text:span></text:p>
          </table:table-cell>
          <table:table-cell office:value-type="string">
            <text:p>AMOR</text:p>
          </table:table-cell>
          <table:table-cell office:value-type="string">
            <text:p>AMOR</text:p>
          </table:table-cell>
          <table:table-cell office:value-type="string">
            <text:p>Al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12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21</text:p>
          </table:table-cell>
          <table:table-cell office:value-type="string">
            <text:p/>
          </table:table-cell>
          <table:table-cell office:value-type="string">
            <text:p>56 Allée des Digita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640</text:span></text:p>
          </table:table-cell>
          <table:table-cell office:value-type="string">
            <text:p>WIKARYJAK</text:p>
          </table:table-cell>
          <table:table-cell office:value-type="string">
            <text:p>WIKARYJAK</text:p>
          </table:table-cell>
          <table:table-cell office:value-type="string">
            <text:p>Edmo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6/07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31</text:p>
          </table:table-cell>
          <table:table-cell office:value-type="string">
            <text:p/>
          </table:table-cell>
          <table:table-cell office:value-type="string">
            <text:p>56 Allée des Digita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641</text:span></text:p>
          </table:table-cell>
          <table:table-cell office:value-type="string">
            <text:p>PRUVOST</text:p>
          </table:table-cell>
          <table:table-cell office:value-type="string">
            <text:p>WIKARYJAK</text:p>
          </table:table-cell>
          <table:table-cell office:value-type="string">
            <text:p>Olg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12/1941</text:p>
          </table:table-cell>
          <table:table-cell office:value-type="string">
            <text:p>Calonne-Ricouart (Pas-de-Calais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31</text:p>
          </table:table-cell>
          <table:table-cell office:value-type="string">
            <text:p/>
          </table:table-cell>
          <table:table-cell office:value-type="string">
            <text:p>56 Allée des Digita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856</text:span></text:p>
          </table:table-cell>
          <table:table-cell office:value-type="string">
            <text:p>GASSAMA</text:p>
          </table:table-cell>
          <table:table-cell office:value-type="string">
            <text:p>GASSAMA</text:p>
          </table:table-cell>
          <table:table-cell office:value-type="string">
            <text:p>Sekou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01/191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0/12/2007</text:p>
          </table:table-cell>
          <table:table-cell office:value-type="string">
            <text:p>4931</text:p>
          </table:table-cell>
          <table:table-cell office:value-type="string">
            <text:p/>
          </table:table-cell>
          <table:table-cell office:value-type="string">
            <text:p>56 Allée des Digita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649</text:span></text:p>
          </table:table-cell>
          <table:table-cell office:value-type="string">
            <text:p>CHAIB</text:p>
          </table:table-cell>
          <table:table-cell office:value-type="string">
            <text:p>CHAIB</text:p>
          </table:table-cell>
          <table:table-cell office:value-type="string">
            <text:p>Elaï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4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34</text:p>
          </table:table-cell>
          <table:table-cell office:value-type="string">
            <text:p/>
          </table:table-cell>
          <table:table-cell office:value-type="string">
            <text:p>74 Allée des Digita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056</text:span></text:p>
          </table:table-cell>
          <table:table-cell office:value-type="string">
            <text:p>GONALVES</text:p>
          </table:table-cell>
          <table:table-cell office:value-type="string">
            <text:p>GONALVES</text:p>
          </table:table-cell>
          <table:table-cell office:value-type="string">
            <text:p>Mari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03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3/11/2005</text:p>
          </table:table-cell>
          <table:table-cell office:value-type="string">
            <text:p>3919</text:p>
          </table:table-cell>
          <table:table-cell office:value-type="string">
            <text:p/>
          </table:table-cell>
          <table:table-cell office:value-type="string">
            <text:p>74 Allée des Digita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696</text:span></text:p>
          </table:table-cell>
          <table:table-cell office:value-type="string">
            <text:p>ZOUAOUI</text:p>
          </table:table-cell>
          <table:table-cell office:value-type="string">
            <text:p>ZOUAOUI</text:p>
          </table:table-cell>
          <table:table-cell office:value-type="string">
            <text:p>Brahim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01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47</text:p>
          </table:table-cell>
          <table:table-cell office:value-type="string">
            <text:p/>
          </table:table-cell>
          <table:table-cell office:value-type="string">
            <text:p>100 Allée des Digita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697</text:span></text:p>
          </table:table-cell>
          <table:table-cell office:value-type="string">
            <text:p>LAOUACHERA</text:p>
          </table:table-cell>
          <table:table-cell office:value-type="string">
            <text:p>ZOUAOUI</text:p>
          </table:table-cell>
          <table:table-cell office:value-type="string">
            <text:p>Rebih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1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47</text:p>
          </table:table-cell>
          <table:table-cell office:value-type="string">
            <text:p/>
          </table:table-cell>
          <table:table-cell office:value-type="string">
            <text:p>100 Allée des Digita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939</text:span></text:p>
          </table:table-cell>
          <table:table-cell office:value-type="string">
            <text:p>DJEDDAR</text:p>
          </table:table-cell>
          <table:table-cell office:value-type="string">
            <text:p>DJEDDAR</text:p>
          </table:table-cell>
          <table:table-cell office:value-type="string">
            <text:p>Tahar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11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3/09/2003</text:p>
          </table:table-cell>
          <table:table-cell office:value-type="string">
            <text:p>3818</text:p>
          </table:table-cell>
          <table:table-cell office:value-type="string">
            <text:p/>
          </table:table-cell>
          <table:table-cell office:value-type="string">
            <text:p>100 Allée des Digita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276</text:span></text:p>
          </table:table-cell>
          <table:table-cell office:value-type="string">
            <text:p>BARNIER</text:p>
          </table:table-cell>
          <table:table-cell office:value-type="string">
            <text:p>ZANIER</text:p>
          </table:table-cell>
          <table:table-cell office:value-type="string">
            <text:p>Simone Joséphine Angè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06/1931</text:p>
          </table:table-cell>
          <table:table-cell office:value-type="string">
            <text:p>Megève (Haute-Savoi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48</text:p>
          </table:table-cell>
          <table:table-cell office:value-type="string">
            <text:p/>
          </table:table-cell>
          <table:table-cell office:value-type="string">
            <text:p>78 Quai Docteur Jacqu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61</text:span></text:p>
          </table:table-cell>
          <table:table-cell office:value-type="string">
            <text:p>ORSINI</text:p>
          </table:table-cell>
          <table:table-cell office:value-type="string">
            <text:p>ORSINI</text:p>
          </table:table-cell>
          <table:table-cell office:value-type="string">
            <text:p>Tarcisi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01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12</text:p>
          </table:table-cell>
          <table:table-cell office:value-type="string">
            <text:p/>
          </table:table-cell>
          <table:table-cell office:value-type="string">
            <text:p>37 Rue Docteur Rom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62</text:span></text:p>
          </table:table-cell>
          <table:table-cell office:value-type="string">
            <text:p>RICCARDI</text:p>
          </table:table-cell>
          <table:table-cell office:value-type="string">
            <text:p>ORSINI</text:p>
          </table:table-cell>
          <table:table-cell office:value-type="string">
            <text:p>Gemma Tomas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09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12</text:p>
          </table:table-cell>
          <table:table-cell office:value-type="string">
            <text:p/>
          </table:table-cell>
          <table:table-cell office:value-type="string">
            <text:p>37 Rue Docteur Rom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64</text:span></text:p>
          </table:table-cell>
          <table:table-cell office:value-type="string">
            <text:p>PICHOUD</text:p>
          </table:table-cell>
          <table:table-cell office:value-type="string">
            <text:p>PICHOUD</text:p>
          </table:table-cell>
          <table:table-cell office:value-type="string">
            <text:p>Marius Joseph Ren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05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13</text:p>
          </table:table-cell>
          <table:table-cell office:value-type="string">
            <text:p/>
          </table:table-cell>
          <table:table-cell office:value-type="string">
            <text:p>42 Rue Docteur Rom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599</text:span></text:p>
          </table:table-cell>
          <table:table-cell office:value-type="string">
            <text:p>JANOT</text:p>
          </table:table-cell>
          <table:table-cell office:value-type="string">
            <text:p>JANOT</text:p>
          </table:table-cell>
          <table:table-cell office:value-type="string">
            <text:p>Yv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4/1939</text:p>
          </table:table-cell>
          <table:table-cell office:value-type="string">
            <text:p>Saint-Dizier (Haute-Marne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4/1998</text:p>
          </table:table-cell>
          <table:table-cell office:value-type="string">
            <text:p>3263</text:p>
          </table:table-cell>
          <table:table-cell office:value-type="string">
            <text:p/>
          </table:table-cell>
          <table:table-cell office:value-type="string">
            <text:p>55 Rue Docteur Rom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34</text:span></text:p>
          </table:table-cell>
          <table:table-cell office:value-type="string">
            <text:p>FIORITTI</text:p>
          </table:table-cell>
          <table:table-cell office:value-type="string">
            <text:p>ZORZI</text:p>
          </table:table-cell>
          <table:table-cell office:value-type="string">
            <text:p>Claris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4/192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71</text:p>
          </table:table-cell>
          <table:table-cell office:value-type="string">
            <text:p/>
          </table:table-cell>
          <table:table-cell office:value-type="string">
            <text:p>54 Place Docteur Théven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127</text:span></text:p>
          </table:table-cell>
          <table:table-cell office:value-type="string">
            <text:p>ZAZA</text:p>
          </table:table-cell>
          <table:table-cell office:value-type="string">
            <text:p>ZAZA</text:p>
          </table:table-cell>
          <table:table-cell office:value-type="string">
            <text:p>Joséph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8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3/06/2008</text:p>
          </table:table-cell>
          <table:table-cell office:value-type="string">
            <text:p>1527</text:p>
          </table:table-cell>
          <table:table-cell office:value-type="string">
            <text:p/>
          </table:table-cell>
          <table:table-cell office:value-type="string">
            <text:p>51 Rue de l'Echaillo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93</text:span></text:p>
          </table:table-cell>
          <table:table-cell office:value-type="string">
            <text:p>MEYER</text:p>
          </table:table-cell>
          <table:table-cell office:value-type="string">
            <text:p>MEYER</text:p>
          </table:table-cell>
          <table:table-cell office:value-type="string">
            <text:p>Jean-Claud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02/1941</text:p>
          </table:table-cell>
          <table:table-cell office:value-type="string">
            <text:p>Chambéry (Savoi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91</text:p>
          </table:table-cell>
          <table:table-cell office:value-type="string">
            <text:p/>
          </table:table-cell>
          <table:table-cell office:value-type="string">
            <text:p>85 Rue de l'Echaillo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787</text:span></text:p>
          </table:table-cell>
          <table:table-cell office:value-type="string">
            <text:p>BOUZID</text:p>
          </table:table-cell>
          <table:table-cell office:value-type="string">
            <text:p>BOUZID</text:p>
          </table:table-cell>
          <table:table-cell office:value-type="string">
            <text:p>Khams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1/192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71</text:p>
          </table:table-cell>
          <table:table-cell office:value-type="string">
            <text:p/>
          </table:table-cell>
          <table:table-cell office:value-type="string">
            <text:p>102 Allée des Edelweis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812</text:span></text:p>
          </table:table-cell>
          <table:table-cell office:value-type="string">
            <text:p>MOMEY</text:p>
          </table:table-cell>
          <table:table-cell office:value-type="string">
            <text:p>PENEL</text:p>
          </table:table-cell>
          <table:table-cell office:value-type="string">
            <text:p>Thérè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6/1931</text:p>
          </table:table-cell>
          <table:table-cell office:value-type="string">
            <text:p>Saint-Étienne (Loi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77</text:p>
          </table:table-cell>
          <table:table-cell office:value-type="string">
            <text:p/>
          </table:table-cell>
          <table:table-cell office:value-type="string">
            <text:p>102 Allée des Edelweis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97</text:span></text:p>
          </table:table-cell>
          <table:table-cell office:value-type="string">
            <text:p>GOBET</text:p>
          </table:table-cell>
          <table:table-cell office:value-type="string">
            <text:p>BEAUPOIL</text:p>
          </table:table-cell>
          <table:table-cell office:value-type="string">
            <text:p>Jea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2/1937</text:p>
          </table:table-cell>
          <table:table-cell office:value-type="string">
            <text:p>Beaujeu (Alpes-de-Haute-Provenc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30</text:p>
          </table:table-cell>
          <table:table-cell office:value-type="string">
            <text:p/>
          </table:table-cell>
          <table:table-cell office:value-type="string">
            <text:p>86 Allée des Erab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354</text:span></text:p>
          </table:table-cell>
          <table:table-cell office:value-type="string">
            <text:p>BELLIER</text:p>
          </table:table-cell>
          <table:table-cell office:value-type="string">
            <text:p>BELLIER</text:p>
          </table:table-cell>
          <table:table-cell office:value-type="string">
            <text:p>Maurice Henri Raymo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8/1941</text:p>
          </table:table-cell>
          <table:table-cell office:value-type="string">
            <text:p>Grenobl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82</text:p>
          </table:table-cell>
          <table:table-cell office:value-type="string">
            <text:p/>
          </table:table-cell>
          <table:table-cell office:value-type="string">
            <text:p>74 Rue des Glaïeul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367</text:span></text:p>
          </table:table-cell>
          <table:table-cell office:value-type="string">
            <text:p>ROUX-BOUDANEY</text:p>
          </table:table-cell>
          <table:table-cell office:value-type="string">
            <text:p>ROUX-BOUDANEY</text:p>
          </table:table-cell>
          <table:table-cell office:value-type="string">
            <text:p>Gérar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07/1926</text:p>
          </table:table-cell>
          <table:table-cell office:value-type="string">
            <text:p>Pontcharra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87</text:p>
          </table:table-cell>
          <table:table-cell office:value-type="string">
            <text:p/>
          </table:table-cell>
          <table:table-cell office:value-type="string">
            <text:p>147 Rue des Glaïeul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368</text:span></text:p>
          </table:table-cell>
          <table:table-cell office:value-type="string">
            <text:p>BASIN</text:p>
          </table:table-cell>
          <table:table-cell office:value-type="string">
            <text:p>ROUX-BOUDANEY</text:p>
          </table:table-cell>
          <table:table-cell office:value-type="string">
            <text:p>Franc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11/1929</text:p>
          </table:table-cell>
          <table:table-cell office:value-type="string">
            <text:p>Lyon (Rhôn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87</text:p>
          </table:table-cell>
          <table:table-cell office:value-type="string">
            <text:p/>
          </table:table-cell>
          <table:table-cell office:value-type="string">
            <text:p>147 Rue des Glaïeul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373</text:span></text:p>
          </table:table-cell>
          <table:table-cell office:value-type="string">
            <text:p>RIU</text:p>
          </table:table-cell>
          <table:table-cell office:value-type="string">
            <text:p>RIU</text:p>
          </table:table-cell>
          <table:table-cell office:value-type="string">
            <text:p>Manu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3/193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89</text:p>
          </table:table-cell>
          <table:table-cell office:value-type="string">
            <text:p/>
          </table:table-cell>
          <table:table-cell office:value-type="string">
            <text:p>175 Rue des Glaïeul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374</text:span></text:p>
          </table:table-cell>
          <table:table-cell office:value-type="string">
            <text:p>ALVAREZ</text:p>
          </table:table-cell>
          <table:table-cell office:value-type="string">
            <text:p>RIU</text:p>
          </table:table-cell>
          <table:table-cell office:value-type="string">
            <text:p>Isab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5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89</text:p>
          </table:table-cell>
          <table:table-cell office:value-type="string">
            <text:p/>
          </table:table-cell>
          <table:table-cell office:value-type="string">
            <text:p>175 Rue des Glaïeul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386</text:span></text:p>
          </table:table-cell>
          <table:table-cell office:value-type="string">
            <text:p>COTE</text:p>
          </table:table-cell>
          <table:table-cell office:value-type="string">
            <text:p>COTE</text:p>
          </table:table-cell>
          <table:table-cell office:value-type="string">
            <text:p>Georges Dani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7/06/1941</text:p>
          </table:table-cell>
          <table:table-cell office:value-type="string">
            <text:p>Fontaine (Aub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94</text:p>
          </table:table-cell>
          <table:table-cell office:value-type="string">
            <text:p/>
          </table:table-cell>
          <table:table-cell office:value-type="string">
            <text:p>246 Rue des Glaïeul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392</text:span></text:p>
          </table:table-cell>
          <table:table-cell office:value-type="string">
            <text:p>GERVASONI</text:p>
          </table:table-cell>
          <table:table-cell office:value-type="string">
            <text:p>MAGLIOLA</text:p>
          </table:table-cell>
          <table:table-cell office:value-type="string">
            <text:p>Ida Co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12/1940</text:p>
          </table:table-cell>
          <table:table-cell office:value-type="string">
            <text:p>Saint-Égrèv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96</text:p>
          </table:table-cell>
          <table:table-cell office:value-type="string">
            <text:p/>
          </table:table-cell>
          <table:table-cell office:value-type="string">
            <text:p>294 Rue des Glaïeul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29</text:span></text:p>
          </table:table-cell>
          <table:table-cell office:value-type="string">
            <text:p>HERZOG</text:p>
          </table:table-cell>
          <table:table-cell office:value-type="string">
            <text:p>SPITZNAGEL</text:p>
          </table:table-cell>
          <table:table-cell office:value-type="string">
            <text:p>Gretel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2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495</text:p>
          </table:table-cell>
          <table:table-cell office:value-type="string">
            <text:p/>
          </table:table-cell>
          <table:table-cell office:value-type="string">
            <text:p>71 Rue Emile Giliol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011</text:span></text:p>
          </table:table-cell>
          <table:table-cell office:value-type="string">
            <text:p>ROUX</text:p>
          </table:table-cell>
          <table:table-cell office:value-type="string">
            <text:p>ROUX</text:p>
          </table:table-cell>
          <table:table-cell office:value-type="string">
            <text:p>Rémy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02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8/1989</text:p>
          </table:table-cell>
          <table:table-cell office:value-type="string">
            <text:p>1941</text:p>
          </table:table-cell>
          <table:table-cell office:value-type="string">
            <text:p/>
          </table:table-cell>
          <table:table-cell office:value-type="string">
            <text:p>80 Rue Emile Giliol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24</text:span></text:p>
          </table:table-cell>
          <table:table-cell office:value-type="string">
            <text:p>ROSALIA</text:p>
          </table:table-cell>
          <table:table-cell office:value-type="string">
            <text:p>TERRIER</text:p>
          </table:table-cell>
          <table:table-cell office:value-type="string">
            <text:p>Simone Jean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7/02/1940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94</text:p>
          </table:table-cell>
          <table:table-cell office:value-type="string">
            <text:p/>
          </table:table-cell>
          <table:table-cell office:value-type="string">
            <text:p>90 Rue Emile Giliol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25</text:span></text:p>
          </table:table-cell>
          <table:table-cell office:value-type="string">
            <text:p>TERRIER</text:p>
          </table:table-cell>
          <table:table-cell office:value-type="string">
            <text:p>TERRIER</text:p>
          </table:table-cell>
          <table:table-cell office:value-type="string">
            <text:p>Michel Ren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1/04/1941</text:p>
          </table:table-cell>
          <table:table-cell office:value-type="string">
            <text:p>Douvaine (Haute-Savoi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94</text:p>
          </table:table-cell>
          <table:table-cell office:value-type="string">
            <text:p/>
          </table:table-cell>
          <table:table-cell office:value-type="string">
            <text:p>90 Rue Emile Giliol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33</text:span></text:p>
          </table:table-cell>
          <table:table-cell office:value-type="string">
            <text:p>DE MOYA</text:p>
          </table:table-cell>
          <table:table-cell office:value-type="string">
            <text:p>DE MOYA</text:p>
          </table:table-cell>
          <table:table-cell office:value-type="string">
            <text:p>François 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12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97</text:p>
          </table:table-cell>
          <table:table-cell office:value-type="string">
            <text:p/>
          </table:table-cell>
          <table:table-cell office:value-type="string">
            <text:p>109 Rue Emile Giliol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55</text:span></text:p>
          </table:table-cell>
          <table:table-cell office:value-type="string">
            <text:p>FIARD</text:p>
          </table:table-cell>
          <table:table-cell office:value-type="string">
            <text:p>FIARD</text:p>
          </table:table-cell>
          <table:table-cell office:value-type="string">
            <text:p>Jean Gaston Mari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3/06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03</text:p>
          </table:table-cell>
          <table:table-cell office:value-type="string">
            <text:p/>
          </table:table-cell>
          <table:table-cell office:value-type="string">
            <text:p>190 Rue Emile Giliol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56</text:span></text:p>
          </table:table-cell>
          <table:table-cell office:value-type="string">
            <text:p>MAILLET</text:p>
          </table:table-cell>
          <table:table-cell office:value-type="string">
            <text:p>FIARD</text:p>
          </table:table-cell>
          <table:table-cell office:value-type="string">
            <text:p>Marc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10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03</text:p>
          </table:table-cell>
          <table:table-cell office:value-type="string">
            <text:p/>
          </table:table-cell>
          <table:table-cell office:value-type="string">
            <text:p>190 Rue Emile Giliol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60</text:span></text:p>
          </table:table-cell>
          <table:table-cell office:value-type="string">
            <text:p>PETRONE</text:p>
          </table:table-cell>
          <table:table-cell office:value-type="string">
            <text:p>PETRONE</text:p>
          </table:table-cell>
          <table:table-cell office:value-type="string">
            <text:p>Catald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7/01/1938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05</text:p>
          </table:table-cell>
          <table:table-cell office:value-type="string">
            <text:p/>
          </table:table-cell>
          <table:table-cell office:value-type="string">
            <text:p>229 Rue Emile Giliol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61</text:span></text:p>
          </table:table-cell>
          <table:table-cell office:value-type="string">
            <text:p>DE BENEDITTIS</text:p>
          </table:table-cell>
          <table:table-cell office:value-type="string">
            <text:p>PETRONE</text:p>
          </table:table-cell>
          <table:table-cell office:value-type="string">
            <text:p>Nicolett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3/1939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05</text:p>
          </table:table-cell>
          <table:table-cell office:value-type="string">
            <text:p/>
          </table:table-cell>
          <table:table-cell office:value-type="string">
            <text:p>229 Rue Emile Giliol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37</text:span></text:p>
          </table:table-cell>
          <table:table-cell office:value-type="string">
            <text:p>THOMAS</text:p>
          </table:table-cell>
          <table:table-cell office:value-type="string">
            <text:p>THOMAS</text:p>
          </table:table-cell>
          <table:table-cell office:value-type="string">
            <text:p>Jacques Ro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04/1939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67</text:p>
          </table:table-cell>
          <table:table-cell office:value-type="string">
            <text:p/>
          </table:table-cell>
          <table:table-cell office:value-type="string">
            <text:p>159 Chemin des Espin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38</text:span></text:p>
          </table:table-cell>
          <table:table-cell office:value-type="string">
            <text:p>MOREL</text:p>
          </table:table-cell>
          <table:table-cell office:value-type="string">
            <text:p>THOMAS</text:p>
          </table:table-cell>
          <table:table-cell office:value-type="string">
            <text:p>Colette Andr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6/1939</text:p>
          </table:table-cell>
          <table:table-cell office:value-type="string">
            <text:p>Villard-Bonnot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67</text:p>
          </table:table-cell>
          <table:table-cell office:value-type="string">
            <text:p/>
          </table:table-cell>
          <table:table-cell office:value-type="string">
            <text:p>159 Chemin des Espin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41</text:span></text:p>
          </table:table-cell>
          <table:table-cell office:value-type="string">
            <text:p>BONNIER</text:p>
          </table:table-cell>
          <table:table-cell office:value-type="string">
            <text:p>BARNOUD</text:p>
          </table:table-cell>
          <table:table-cell office:value-type="string">
            <text:p>Marth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10/1935</text:p>
          </table:table-cell>
          <table:table-cell office:value-type="string">
            <text:p>Fontanil-Cornill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68</text:p>
          </table:table-cell>
          <table:table-cell office:value-type="string">
            <text:p/>
          </table:table-cell>
          <table:table-cell office:value-type="string">
            <text:p>229 Chemin des Espin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48</text:span></text:p>
          </table:table-cell>
          <table:table-cell office:value-type="string">
            <text:p>SEBELIN</text:p>
          </table:table-cell>
          <table:table-cell office:value-type="string">
            <text:p>MICHALLET</text:p>
          </table:table-cell>
          <table:table-cell office:value-type="string">
            <text:p>Simone Olg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3/1931</text:p>
          </table:table-cell>
          <table:table-cell office:value-type="string">
            <text:p>Quaix-en-Chartreus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70</text:p>
          </table:table-cell>
          <table:table-cell office:value-type="string">
            <text:p/>
          </table:table-cell>
          <table:table-cell office:value-type="string">
            <text:p>242 Chemin des Espin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7</text:span></text:p>
          </table:table-cell>
          <table:table-cell office:value-type="string">
            <text:p>BOTTANA</text:p>
          </table:table-cell>
          <table:table-cell office:value-type="string">
            <text:p>ALBERTO</text:p>
          </table:table-cell>
          <table:table-cell office:value-type="string">
            <text:p>Laetit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02/192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4</text:p>
          </table:table-cell>
          <table:table-cell office:value-type="string">
            <text:p/>
          </table:table-cell>
          <table:table-cell office:value-type="string">
            <text:p>187 Rue de Gachet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5</text:span></text:p>
          </table:table-cell>
          <table:table-cell office:value-type="string">
            <text:p>CAPELLI</text:p>
          </table:table-cell>
          <table:table-cell office:value-type="string">
            <text:p>CAPELLI</text:p>
          </table:table-cell>
          <table:table-cell office:value-type="string">
            <text:p>Sylvest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09/193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9</text:p>
          </table:table-cell>
          <table:table-cell office:value-type="string">
            <text:p/>
          </table:table-cell>
          <table:table-cell office:value-type="string">
            <text:p>544 Rue de Gachet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6</text:span></text:p>
          </table:table-cell>
          <table:table-cell office:value-type="string">
            <text:p>DONNIER-VALENTIN</text:p>
          </table:table-cell>
          <table:table-cell office:value-type="string">
            <text:p>CAPELLI</text:p>
          </table:table-cell>
          <table:table-cell office:value-type="string">
            <text:p>Nico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12/1940</text:p>
          </table:table-cell>
          <table:table-cell office:value-type="string">
            <text:p>Saint-Joseph-de-Rivièr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9</text:p>
          </table:table-cell>
          <table:table-cell office:value-type="string">
            <text:p/>
          </table:table-cell>
          <table:table-cell office:value-type="string">
            <text:p>544 Rue de Gachet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0</text:span></text:p>
          </table:table-cell>
          <table:table-cell office:value-type="string">
            <text:p>BETINELLI</text:p>
          </table:table-cell>
          <table:table-cell office:value-type="string">
            <text:p>BETINELLI</text:p>
          </table:table-cell>
          <table:table-cell office:value-type="string">
            <text:p>Jean 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03/1941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</text:p>
          </table:table-cell>
          <table:table-cell office:value-type="string">
            <text:p/>
          </table:table-cell>
          <table:table-cell office:value-type="string">
            <text:p>731 Rue de Gachet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514</text:span></text:p>
          </table:table-cell>
          <table:table-cell office:value-type="string">
            <text:p>MONTAUT</text:p>
          </table:table-cell>
          <table:table-cell office:value-type="string">
            <text:p>PETIT</text:p>
          </table:table-cell>
          <table:table-cell office:value-type="string">
            <text:p>Ja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9/1941</text:p>
          </table:table-cell>
          <table:table-cell office:value-type="string">
            <text:p>Montauban (Tarn-et-Garonn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12/1990</text:p>
          </table:table-cell>
          <table:table-cell office:value-type="string">
            <text:p>2095</text:p>
          </table:table-cell>
          <table:table-cell office:value-type="string">
            <text:p/>
          </table:table-cell>
          <table:table-cell office:value-type="string">
            <text:p>781 Rue de Gachet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087</text:span></text:p>
          </table:table-cell>
          <table:table-cell office:value-type="string">
            <text:p>IASCI</text:p>
          </table:table-cell>
          <table:table-cell office:value-type="string">
            <text:p>ZABOTTI</text:p>
          </table:table-cell>
          <table:table-cell office:value-type="string">
            <text:p>Jo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2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35</text:p>
          </table:table-cell>
          <table:table-cell office:value-type="string">
            <text:p/>
          </table:table-cell>
          <table:table-cell office:value-type="string">
            <text:p>105 Allée des Fusain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253</text:span></text:p>
          </table:table-cell>
          <table:table-cell office:value-type="string">
            <text:p>DEVILLE</text:p>
          </table:table-cell>
          <table:table-cell office:value-type="string">
            <text:p>BREUGNOT</text:p>
          </table:table-cell>
          <table:table-cell office:value-type="string">
            <text:p>Astrid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5/1940</text:p>
          </table:table-cell>
          <table:table-cell office:value-type="string">
            <text:p>Draillant (Haute-Savoi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257</text:p>
          </table:table-cell>
          <table:table-cell office:value-type="string">
            <text:p/>
          </table:table-cell>
          <table:table-cell office:value-type="string">
            <text:p>105 Allée des Fusain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085</text:span></text:p>
          </table:table-cell>
          <table:table-cell office:value-type="string">
            <text:p>PONTIER</text:p>
          </table:table-cell>
          <table:table-cell office:value-type="string">
            <text:p>PEYLE</text:p>
          </table:table-cell>
          <table:table-cell office:value-type="string">
            <text:p>Ren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4/1923</text:p>
          </table:table-cell>
          <table:table-cell office:value-type="string">
            <text:p>Romans (Ain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936</text:p>
          </table:table-cell>
          <table:table-cell office:value-type="string">
            <text:p/>
          </table:table-cell>
          <table:table-cell office:value-type="string">
            <text:p>105 Allée des Fusain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089</text:span></text:p>
          </table:table-cell>
          <table:table-cell office:value-type="string">
            <text:p>MARNIER</text:p>
          </table:table-cell>
          <table:table-cell office:value-type="string">
            <text:p>PAQUET</text:p>
          </table:table-cell>
          <table:table-cell office:value-type="string">
            <text:p>Marcel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10/1940</text:p>
          </table:table-cell>
          <table:table-cell office:value-type="string">
            <text:p>Lurcy-Lévis (Allier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1336</text:p>
          </table:table-cell>
          <table:table-cell office:value-type="string">
            <text:p/>
          </table:table-cell>
          <table:table-cell office:value-type="string">
            <text:p>121 Allée des Fusain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160</text:span></text:p>
          </table:table-cell>
          <table:table-cell office:value-type="string">
            <text:p>BIANCO</text:p>
          </table:table-cell>
          <table:table-cell office:value-type="string">
            <text:p>BIANCO</text:p>
          </table:table-cell>
          <table:table-cell office:value-type="string">
            <text:p>Piercarl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10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Sépar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9</text:p>
          </table:table-cell>
          <table:table-cell office:value-type="string">
            <text:p/>
          </table:table-cell>
          <table:table-cell office:value-type="string">
            <text:p>137 Allée des Fusain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73</text:span></text:p>
          </table:table-cell>
          <table:table-cell office:value-type="string">
            <text:p>DE MATOS</text:p>
          </table:table-cell>
          <table:table-cell office:value-type="string">
            <text:p>RIBEIRO</text:p>
          </table:table-cell>
          <table:table-cell office:value-type="string">
            <text:p>Maria Benvid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2/193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14</text:p>
          </table:table-cell>
          <table:table-cell office:value-type="string">
            <text:p/>
          </table:table-cell>
          <table:table-cell office:value-type="string">
            <text:p>137 Allée des Fusain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44</text:span></text:p>
          </table:table-cell>
          <table:table-cell office:value-type="string">
            <text:p>PACE</text:p>
          </table:table-cell>
          <table:table-cell office:value-type="string">
            <text:p>PACE</text:p>
          </table:table-cell>
          <table:table-cell office:value-type="string">
            <text:p>Jean-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3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40</text:p>
          </table:table-cell>
          <table:table-cell office:value-type="string">
            <text:p/>
          </table:table-cell>
          <table:table-cell office:value-type="string">
            <text:p>16 Chemin des Fours-à-Ch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45</text:span></text:p>
          </table:table-cell>
          <table:table-cell office:value-type="string">
            <text:p>SCOTTO DI PERROTOLO</text:p>
          </table:table-cell>
          <table:table-cell office:value-type="string">
            <text:p>PACE</text:p>
          </table:table-cell>
          <table:table-cell office:value-type="string">
            <text:p>Danielle Rose 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10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>STENO DACTYLO</text:p>
          </table:table-cell>
          <table:table-cell office:value-type="string">
            <text:p>01/01/1902</text:p>
          </table:table-cell>
          <table:table-cell office:value-type="string">
            <text:p>840</text:p>
          </table:table-cell>
          <table:table-cell office:value-type="string">
            <text:p/>
          </table:table-cell>
          <table:table-cell office:value-type="string">
            <text:p>16 Chemin des Fours-à-Ch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48</text:span></text:p>
          </table:table-cell>
          <table:table-cell office:value-type="string">
            <text:p>BACSI</text:p>
          </table:table-cell>
          <table:table-cell office:value-type="string">
            <text:p>BACSI</text:p>
          </table:table-cell>
          <table:table-cell office:value-type="string">
            <text:p>Im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7/02/193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41</text:p>
          </table:table-cell>
          <table:table-cell office:value-type="string">
            <text:p/>
          </table:table-cell>
          <table:table-cell office:value-type="string">
            <text:p>40 Chemin des Fours-à-Ch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49</text:span></text:p>
          </table:table-cell>
          <table:table-cell office:value-type="string">
            <text:p>TOTH</text:p>
          </table:table-cell>
          <table:table-cell office:value-type="string">
            <text:p>BACSI</text:p>
          </table:table-cell>
          <table:table-cell office:value-type="string">
            <text:p>Marguerite Hélè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09/193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41</text:p>
          </table:table-cell>
          <table:table-cell office:value-type="string">
            <text:p/>
          </table:table-cell>
          <table:table-cell office:value-type="string">
            <text:p>40 Chemin des Fours-à-Ch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63</text:span></text:p>
          </table:table-cell>
          <table:table-cell office:value-type="string">
            <text:p>MEYER</text:p>
          </table:table-cell>
          <table:table-cell office:value-type="string">
            <text:p>MEYER</text:p>
          </table:table-cell>
          <table:table-cell office:value-type="string">
            <text:p>Rodolph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1/07/1941</text:p>
          </table:table-cell>
          <table:table-cell office:value-type="string">
            <text:p>Haguenau (Bas-Rhin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45</text:p>
          </table:table-cell>
          <table:table-cell office:value-type="string">
            <text:p/>
          </table:table-cell>
          <table:table-cell office:value-type="string">
            <text:p>90 Chemin des Fours-à-Chaux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755</text:span></text:p>
          </table:table-cell>
          <table:table-cell office:value-type="string">
            <text:p>OGIER</text:p>
          </table:table-cell>
          <table:table-cell office:value-type="string">
            <text:p>BERNARD</text:p>
          </table:table-cell>
          <table:table-cell office:value-type="string">
            <text:p>Jea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07/1933</text:p>
          </table:table-cell>
          <table:table-cell office:value-type="string">
            <text:p>Ornacieux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09</text:p>
          </table:table-cell>
          <table:table-cell office:value-type="string">
            <text:p/>
          </table:table-cell>
          <table:table-cell office:value-type="string">
            <text:p>158 Chemin des Grang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247</text:span></text:p>
          </table:table-cell>
          <table:table-cell office:value-type="string">
            <text:p>SGAMMATO</text:p>
          </table:table-cell>
          <table:table-cell office:value-type="string">
            <text:p>BOUILLON</text:p>
          </table:table-cell>
          <table:table-cell office:value-type="string">
            <text:p>Carol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10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2/08/2008</text:p>
          </table:table-cell>
          <table:table-cell office:value-type="string">
            <text:p>2721</text:p>
          </table:table-cell>
          <table:table-cell office:value-type="string">
            <text:p/>
          </table:table-cell>
          <table:table-cell office:value-type="string">
            <text:p>198 Chemin des Grang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031</text:span></text:p>
          </table:table-cell>
          <table:table-cell office:value-type="string">
            <text:p>COLOMBEL</text:p>
          </table:table-cell>
          <table:table-cell office:value-type="string">
            <text:p>COLOMBEL</text:p>
          </table:table-cell>
          <table:table-cell office:value-type="string">
            <text:p>Michel Joë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03/1941</text:p>
          </table:table-cell>
          <table:table-cell office:value-type="string">
            <text:p>Bais (Ille-et-Vilai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5/1992</text:p>
          </table:table-cell>
          <table:table-cell office:value-type="string">
            <text:p>2274</text:p>
          </table:table-cell>
          <table:table-cell office:value-type="string">
            <text:p/>
          </table:table-cell>
          <table:table-cell office:value-type="string">
            <text:p>296 Chemin des Grang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94</text:span></text:p>
          </table:table-cell>
          <table:table-cell office:value-type="string">
            <text:p>CARIOU</text:p>
          </table:table-cell>
          <table:table-cell office:value-type="string">
            <text:p>CARIOU</text:p>
          </table:table-cell>
          <table:table-cell office:value-type="string">
            <text:p>Georges Yv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6/04/1924</text:p>
          </table:table-cell>
          <table:table-cell office:value-type="string">
            <text:p>Saint-Julien-l'Ars (Vien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39</text:p>
          </table:table-cell>
          <table:table-cell office:value-type="string">
            <text:p/>
          </table:table-cell>
          <table:table-cell office:value-type="string">
            <text:p>35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97</text:span></text:p>
          </table:table-cell>
          <table:table-cell office:value-type="string">
            <text:p>MOREL</text:p>
          </table:table-cell>
          <table:table-cell office:value-type="string">
            <text:p>DUPLAND</text:p>
          </table:table-cell>
          <table:table-cell office:value-type="string">
            <text:p>Jeanne Lé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6/1935</text:p>
          </table:table-cell>
          <table:table-cell office:value-type="string">
            <text:p>Écotay-l'Olme (Loi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40</text:p>
          </table:table-cell>
          <table:table-cell office:value-type="string">
            <text:p/>
          </table:table-cell>
          <table:table-cell office:value-type="string">
            <text:p>99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062</text:span></text:p>
          </table:table-cell>
          <table:table-cell office:value-type="string">
            <text:p>DUARTE</text:p>
          </table:table-cell>
          <table:table-cell office:value-type="string">
            <text:p>DUARTE</text:p>
          </table:table-cell>
          <table:table-cell office:value-type="string">
            <text:p>Henriqu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8/193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9/11/2004</text:p>
          </table:table-cell>
          <table:table-cell office:value-type="string">
            <text:p>2306</text:p>
          </table:table-cell>
          <table:table-cell office:value-type="string">
            <text:p/>
          </table:table-cell>
          <table:table-cell office:value-type="string">
            <text:p>116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588</text:span></text:p>
          </table:table-cell>
          <table:table-cell office:value-type="string">
            <text:p>ROBERT</text:p>
          </table:table-cell>
          <table:table-cell office:value-type="string">
            <text:p>ROBERT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8/1934</text:p>
          </table:table-cell>
          <table:table-cell office:value-type="string">
            <text:p>Rives (Hérault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2/1991</text:p>
          </table:table-cell>
          <table:table-cell office:value-type="string">
            <text:p>2119</text:p>
          </table:table-cell>
          <table:table-cell office:value-type="string">
            <text:p/>
          </table:table-cell>
          <table:table-cell office:value-type="string">
            <text:p>141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199</text:span></text:p>
          </table:table-cell>
          <table:table-cell office:value-type="string">
            <text:p>CHRISTODOULOU</text:p>
          </table:table-cell>
          <table:table-cell office:value-type="string">
            <text:p>CHRISTODOULOU</text:p>
          </table:table-cell>
          <table:table-cell office:value-type="string">
            <text:p>Mauric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07/1932</text:p>
          </table:table-cell>
          <table:table-cell office:value-type="string">
            <text:p>Villeurbanne (Rhône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8/1995</text:p>
          </table:table-cell>
          <table:table-cell office:value-type="string">
            <text:p>2688</text:p>
          </table:table-cell>
          <table:table-cell office:value-type="string">
            <text:p/>
          </table:table-cell>
          <table:table-cell office:value-type="string">
            <text:p>141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286</text:span></text:p>
          </table:table-cell>
          <table:table-cell office:value-type="string">
            <text:p>BLANCHET</text:p>
          </table:table-cell>
          <table:table-cell office:value-type="string">
            <text:p>BLANCHET</text:p>
          </table:table-cell>
          <table:table-cell office:value-type="string">
            <text:p>Jean-Claud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8/01/1941</text:p>
          </table:table-cell>
          <table:table-cell office:value-type="string">
            <text:p>Ussel (Cantal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5/01/2006</text:p>
          </table:table-cell>
          <table:table-cell office:value-type="string">
            <text:p>3244</text:p>
          </table:table-cell>
          <table:table-cell office:value-type="string">
            <text:p/>
          </table:table-cell>
          <table:table-cell office:value-type="string">
            <text:p>141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174</text:span></text:p>
          </table:table-cell>
          <table:table-cell office:value-type="string">
            <text:p>REVOL</text:p>
          </table:table-cell>
          <table:table-cell office:value-type="string">
            <text:p>REVOL</text:p>
          </table:table-cell>
          <table:table-cell office:value-type="string">
            <text:p>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9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7/09/2002</text:p>
          </table:table-cell>
          <table:table-cell office:value-type="string">
            <text:p>3542</text:p>
          </table:table-cell>
          <table:table-cell office:value-type="string">
            <text:p/>
          </table:table-cell>
          <table:table-cell office:value-type="string">
            <text:p>141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05</text:span></text:p>
          </table:table-cell>
          <table:table-cell office:value-type="string">
            <text:p>EYBERT</text:p>
          </table:table-cell>
          <table:table-cell office:value-type="string">
            <text:p>EYBERT</text:p>
          </table:table-cell>
          <table:table-cell office:value-type="string">
            <text:p>Jean-Lou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3/07/1941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46</text:p>
          </table:table-cell>
          <table:table-cell office:value-type="string">
            <text:p/>
          </table:table-cell>
          <table:table-cell office:value-type="string">
            <text:p>148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958</text:span></text:p>
          </table:table-cell>
          <table:table-cell office:value-type="string">
            <text:p>VIEUX-MELCHIOR</text:p>
          </table:table-cell>
          <table:table-cell office:value-type="string">
            <text:p>VIEUX-MELCHIOR</text:p>
          </table:table-cell>
          <table:table-cell office:value-type="string">
            <text:p>Christ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11/1935</text:p>
          </table:table-cell>
          <table:table-cell office:value-type="string">
            <text:p>Pont-de-Beauvoisin (Isère)</text:p>
          </table:table-cell>
          <table:table-cell office:value-type="string">
            <text:p>Vie marital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646</text:p>
          </table:table-cell>
          <table:table-cell office:value-type="string">
            <text:p/>
          </table:table-cell>
          <table:table-cell office:value-type="string">
            <text:p>160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185</text:span></text:p>
          </table:table-cell>
          <table:table-cell office:value-type="string">
            <text:p>SPIRAL</text:p>
          </table:table-cell>
          <table:table-cell office:value-type="string">
            <text:p>CLAUDE</text:p>
          </table:table-cell>
          <table:table-cell office:value-type="string">
            <text:p>Jeanne Virgin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08/193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4/1997</text:p>
          </table:table-cell>
          <table:table-cell office:value-type="string">
            <text:p>3085</text:p>
          </table:table-cell>
          <table:table-cell office:value-type="string">
            <text:p/>
          </table:table-cell>
          <table:table-cell office:value-type="string">
            <text:p>171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604</text:span></text:p>
          </table:table-cell>
          <table:table-cell office:value-type="string">
            <text:p>REYNAUD</text:p>
          </table:table-cell>
          <table:table-cell office:value-type="string">
            <text:p>REYNAUD</text:p>
          </table:table-cell>
          <table:table-cell office:value-type="string">
            <text:p>Marc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05/1924</text:p>
          </table:table-cell>
          <table:table-cell office:value-type="string">
            <text:p>Voglans (Savoi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8/04/1999</text:p>
          </table:table-cell>
          <table:table-cell office:value-type="string">
            <text:p>3719</text:p>
          </table:table-cell>
          <table:table-cell office:value-type="string">
            <text:p/>
          </table:table-cell>
          <table:table-cell office:value-type="string">
            <text:p>195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605</text:span></text:p>
          </table:table-cell>
          <table:table-cell office:value-type="string">
            <text:p>CHAMARIER</text:p>
          </table:table-cell>
          <table:table-cell office:value-type="string">
            <text:p>REYNAUD</text:p>
          </table:table-cell>
          <table:table-cell office:value-type="string">
            <text:p>Co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4/1930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8/04/1999</text:p>
          </table:table-cell>
          <table:table-cell office:value-type="string">
            <text:p>3719</text:p>
          </table:table-cell>
          <table:table-cell office:value-type="string">
            <text:p/>
          </table:table-cell>
          <table:table-cell office:value-type="string">
            <text:p>195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31</text:span></text:p>
          </table:table-cell>
          <table:table-cell office:value-type="string">
            <text:p>PEREZ</text:p>
          </table:table-cell>
          <table:table-cell office:value-type="string">
            <text:p>LEMOINE</text:p>
          </table:table-cell>
          <table:table-cell office:value-type="string">
            <text:p>Marie-Thérè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9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56</text:p>
          </table:table-cell>
          <table:table-cell office:value-type="string">
            <text:p/>
          </table:table-cell>
          <table:table-cell office:value-type="string">
            <text:p>335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35</text:span></text:p>
          </table:table-cell>
          <table:table-cell office:value-type="string">
            <text:p>SAMUEL</text:p>
          </table:table-cell>
          <table:table-cell office:value-type="string">
            <text:p>SAMUEL</text:p>
          </table:table-cell>
          <table:table-cell office:value-type="string">
            <text:p>Charli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11/1932</text:p>
          </table:table-cell>
          <table:table-cell office:value-type="string">
            <text:p>Fontaine (Aub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58</text:p>
          </table:table-cell>
          <table:table-cell office:value-type="string">
            <text:p/>
          </table:table-cell>
          <table:table-cell office:value-type="string">
            <text:p>372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752</text:span></text:p>
          </table:table-cell>
          <table:table-cell office:value-type="string">
            <text:p>COUTURE</text:p>
          </table:table-cell>
          <table:table-cell office:value-type="string">
            <text:p>COUTURE</text:p>
          </table:table-cell>
          <table:table-cell office:value-type="string">
            <text:p>Co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03/1931</text:p>
          </table:table-cell>
          <table:table-cell office:value-type="string">
            <text:p>Reims (Marne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2/03/2000</text:p>
          </table:table-cell>
          <table:table-cell office:value-type="string">
            <text:p>458</text:p>
          </table:table-cell>
          <table:table-cell office:value-type="string">
            <text:p/>
          </table:table-cell>
          <table:table-cell office:value-type="string">
            <text:p>372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904</text:span></text:p>
          </table:table-cell>
          <table:table-cell office:value-type="string">
            <text:p>LAROCHE</text:p>
          </table:table-cell>
          <table:table-cell office:value-type="string">
            <text:p>LAROCHE</text:p>
          </table:table-cell>
          <table:table-cell office:value-type="string">
            <text:p>Jean Pier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7/10/1940</text:p>
          </table:table-cell>
          <table:table-cell office:value-type="string">
            <text:p>Épinay-sur-Seine (Seine-Saint-Deni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2/1989</text:p>
          </table:table-cell>
          <table:table-cell office:value-type="string">
            <text:p>1905</text:p>
          </table:table-cell>
          <table:table-cell office:value-type="string">
            <text:p/>
          </table:table-cell>
          <table:table-cell office:value-type="string">
            <text:p>394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905</text:span></text:p>
          </table:table-cell>
          <table:table-cell office:value-type="string">
            <text:p>CHARVET</text:p>
          </table:table-cell>
          <table:table-cell office:value-type="string">
            <text:p>LAROCHE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5/1940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2/1989</text:p>
          </table:table-cell>
          <table:table-cell office:value-type="string">
            <text:p>1905</text:p>
          </table:table-cell>
          <table:table-cell office:value-type="string">
            <text:p/>
          </table:table-cell>
          <table:table-cell office:value-type="string">
            <text:p>394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887</text:span></text:p>
          </table:table-cell>
          <table:table-cell office:value-type="string">
            <text:p>CORDOMA</text:p>
          </table:table-cell>
          <table:table-cell office:value-type="string">
            <text:p>CORDOMA</text:p>
          </table:table-cell>
          <table:table-cell office:value-type="string">
            <text:p>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7/11/1938</text:p>
          </table:table-cell>
          <table:table-cell office:value-type="string">
            <text:p>Villerupt (Meurthe-et-Mosell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8/10/2009</text:p>
          </table:table-cell>
          <table:table-cell office:value-type="string">
            <text:p>2020</text:p>
          </table:table-cell>
          <table:table-cell office:value-type="string">
            <text:p/>
          </table:table-cell>
          <table:table-cell office:value-type="string">
            <text:p>394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346</text:span></text:p>
          </table:table-cell>
          <table:table-cell office:value-type="string">
            <text:p>CANIN</text:p>
          </table:table-cell>
          <table:table-cell office:value-type="string">
            <text:p>CANIN</text:p>
          </table:table-cell>
          <table:table-cell office:value-type="string">
            <text:p>Marc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1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9/10/2000</text:p>
          </table:table-cell>
          <table:table-cell office:value-type="string">
            <text:p>3030</text:p>
          </table:table-cell>
          <table:table-cell office:value-type="string">
            <text:p/>
          </table:table-cell>
          <table:table-cell office:value-type="string">
            <text:p>394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43</text:span></text:p>
          </table:table-cell>
          <table:table-cell office:value-type="string">
            <text:p>DI PASQUALE</text:p>
          </table:table-cell>
          <table:table-cell office:value-type="string">
            <text:p>DI PASQUALE</text:p>
          </table:table-cell>
          <table:table-cell office:value-type="string">
            <text:p>Maurice Charles Lou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0/09/1931</text:p>
          </table:table-cell>
          <table:table-cell office:value-type="string">
            <text:p>Fontaine (Aub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61</text:p>
          </table:table-cell>
          <table:table-cell office:value-type="string">
            <text:p/>
          </table:table-cell>
          <table:table-cell office:value-type="string">
            <text:p>490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44</text:span></text:p>
          </table:table-cell>
          <table:table-cell office:value-type="string">
            <text:p>FAYOLLE</text:p>
          </table:table-cell>
          <table:table-cell office:value-type="string">
            <text:p>DI PASQUALE</text:p>
          </table:table-cell>
          <table:table-cell office:value-type="string">
            <text:p>Genevièv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7/1935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61</text:p>
          </table:table-cell>
          <table:table-cell office:value-type="string">
            <text:p/>
          </table:table-cell>
          <table:table-cell office:value-type="string">
            <text:p>490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49</text:span></text:p>
          </table:table-cell>
          <table:table-cell office:value-type="string">
            <text:p>GENEVE</text:p>
          </table:table-cell>
          <table:table-cell office:value-type="string">
            <text:p>QUARENGHI</text:p>
          </table:table-cell>
          <table:table-cell office:value-type="string">
            <text:p>Marc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03/1929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64</text:p>
          </table:table-cell>
          <table:table-cell office:value-type="string">
            <text:p/>
          </table:table-cell>
          <table:table-cell office:value-type="string">
            <text:p>799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982</text:span></text:p>
          </table:table-cell>
          <table:table-cell office:value-type="string">
            <text:p>LANDRIN</text:p>
          </table:table-cell>
          <table:table-cell office:value-type="string">
            <text:p>LANDRIN</text:p>
          </table:table-cell>
          <table:table-cell office:value-type="string">
            <text:p>Jean-Claud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1/05/1941</text:p>
          </table:table-cell>
          <table:table-cell office:value-type="string">
            <text:p>Pélissanne (Bouches-du-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4/1995</text:p>
          </table:table-cell>
          <table:table-cell office:value-type="string">
            <text:p>1930</text:p>
          </table:table-cell>
          <table:table-cell office:value-type="string">
            <text:p/>
          </table:table-cell>
          <table:table-cell office:value-type="string">
            <text:p>922 Avenue Henri Chapay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334</text:span></text:p>
          </table:table-cell>
          <table:table-cell office:value-type="string">
            <text:p>MARTIN</text:p>
          </table:table-cell>
          <table:table-cell office:value-type="string">
            <text:p>EMPTAZ-COLOMB</text:p>
          </table:table-cell>
          <table:table-cell office:value-type="string">
            <text:p>Je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07/1927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19</text:p>
          </table:table-cell>
          <table:table-cell office:value-type="string">
            <text:p/>
          </table:table-cell>
          <table:table-cell office:value-type="string">
            <text:p>92 Rue Hector Berlioz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453</text:span></text:p>
          </table:table-cell>
          <table:table-cell office:value-type="string">
            <text:p>CRUCCO</text:p>
          </table:table-cell>
          <table:table-cell office:value-type="string">
            <text:p>MYON</text:p>
          </table:table-cell>
          <table:table-cell office:value-type="string">
            <text:p>Cather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9/1940</text:p>
          </table:table-cell>
          <table:table-cell office:value-type="string">
            <text:p>Marseille (Bouches-du-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30/01/2004</text:p>
          </table:table-cell>
          <table:table-cell office:value-type="string">
            <text:p>2496</text:p>
          </table:table-cell>
          <table:table-cell office:value-type="string">
            <text:p/>
          </table:table-cell>
          <table:table-cell office:value-type="string">
            <text:p>92 Rue Hector Berlioz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513</text:span></text:p>
          </table:table-cell>
          <table:table-cell office:value-type="string">
            <text:p>EXERTIER</text:p>
          </table:table-cell>
          <table:table-cell office:value-type="string">
            <text:p>EXERTIER</text:p>
          </table:table-cell>
          <table:table-cell office:value-type="string">
            <text:p>Franc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9/06/1928</text:p>
          </table:table-cell>
          <table:table-cell office:value-type="string">
            <text:p>Chambéry (Savoi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4/03/2003</text:p>
          </table:table-cell>
          <table:table-cell office:value-type="string">
            <text:p>2628</text:p>
          </table:table-cell>
          <table:table-cell office:value-type="string">
            <text:p/>
          </table:table-cell>
          <table:table-cell office:value-type="string">
            <text:p>333 Rue Hector Berlioz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515</text:span></text:p>
          </table:table-cell>
          <table:table-cell office:value-type="string">
            <text:p>MONACHON</text:p>
          </table:table-cell>
          <table:table-cell office:value-type="string">
            <text:p>MONACHON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12/1926</text:p>
          </table:table-cell>
          <table:table-cell office:value-type="string">
            <text:p>Saint-Genix-sur-Guiers (Savoi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4/03/2003</text:p>
          </table:table-cell>
          <table:table-cell office:value-type="string">
            <text:p>2628</text:p>
          </table:table-cell>
          <table:table-cell office:value-type="string">
            <text:p/>
          </table:table-cell>
          <table:table-cell office:value-type="string">
            <text:p>333 Rue Hector Berlioz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55</text:span></text:p>
          </table:table-cell>
          <table:table-cell office:value-type="string">
            <text:p>BONZI</text:p>
          </table:table-cell>
          <table:table-cell office:value-type="string">
            <text:p>BONZI</text:p>
          </table:table-cell>
          <table:table-cell office:value-type="string">
            <text:p>Louis 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6/04/1934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05</text:p>
          </table:table-cell>
          <table:table-cell office:value-type="string">
            <text:p/>
          </table:table-cell>
          <table:table-cell office:value-type="string">
            <text:p>503 Rue Hector Berlioz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63</text:span></text:p>
          </table:table-cell>
          <table:table-cell office:value-type="string">
            <text:p>LAFOND</text:p>
          </table:table-cell>
          <table:table-cell office:value-type="string">
            <text:p>LAFOND</text:p>
          </table:table-cell>
          <table:table-cell office:value-type="string">
            <text:p>Jean René Antoi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1/07/1929</text:p>
          </table:table-cell>
          <table:table-cell office:value-type="string">
            <text:p>Saint-Martin-le-Vinoux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07</text:p>
          </table:table-cell>
          <table:table-cell office:value-type="string">
            <text:p/>
          </table:table-cell>
          <table:table-cell office:value-type="string">
            <text:p>778 Rue Hector Berlioz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64</text:span></text:p>
          </table:table-cell>
          <table:table-cell office:value-type="string">
            <text:p>MARTIN</text:p>
          </table:table-cell>
          <table:table-cell office:value-type="string">
            <text:p>LAFOND</text:p>
          </table:table-cell>
          <table:table-cell office:value-type="string">
            <text:p>Gilber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12/1929</text:p>
          </table:table-cell>
          <table:table-cell office:value-type="string">
            <text:p>Avèze (Gard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07</text:p>
          </table:table-cell>
          <table:table-cell office:value-type="string">
            <text:p/>
          </table:table-cell>
          <table:table-cell office:value-type="string">
            <text:p>778 Rue Hector Berlioz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022</text:span></text:p>
          </table:table-cell>
          <table:table-cell office:value-type="string">
            <text:p>ELEZAAR</text:p>
          </table:table-cell>
          <table:table-cell office:value-type="string">
            <text:p>ELEZAAR</text:p>
          </table:table-cell>
          <table:table-cell office:value-type="string">
            <text:p>Habib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02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8/1989</text:p>
          </table:table-cell>
          <table:table-cell office:value-type="string">
            <text:p>1944</text:p>
          </table:table-cell>
          <table:table-cell office:value-type="string">
            <text:p/>
          </table:table-cell>
          <table:table-cell office:value-type="string">
            <text:p>76 Rue de l'Herb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023</text:span></text:p>
          </table:table-cell>
          <table:table-cell office:value-type="string">
            <text:p>MAHIEDDINE</text:p>
          </table:table-cell>
          <table:table-cell office:value-type="string">
            <text:p>ELEZAAR</text:p>
          </table:table-cell>
          <table:table-cell office:value-type="string">
            <text:p>Lal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11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8/1989</text:p>
          </table:table-cell>
          <table:table-cell office:value-type="string">
            <text:p>1944</text:p>
          </table:table-cell>
          <table:table-cell office:value-type="string">
            <text:p/>
          </table:table-cell>
          <table:table-cell office:value-type="string">
            <text:p>76 Rue de l'Herb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6</text:span></text:p>
          </table:table-cell>
          <table:table-cell office:value-type="string">
            <text:p>GERMAIN</text:p>
          </table:table-cell>
          <table:table-cell office:value-type="string">
            <text:p>SCOLARI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7/1935</text:p>
          </table:table-cell>
          <table:table-cell office:value-type="string">
            <text:p>Saint-Appolinard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7</text:p>
          </table:table-cell>
          <table:table-cell office:value-type="string">
            <text:p/>
          </table:table-cell>
          <table:table-cell office:value-type="string">
            <text:p>103 Rue de l'Herb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34</text:span></text:p>
          </table:table-cell>
          <table:table-cell office:value-type="string">
            <text:p>CARREIRA</text:p>
          </table:table-cell>
          <table:table-cell office:value-type="string">
            <text:p>CARREIRA</text:p>
          </table:table-cell>
          <table:table-cell office:value-type="string">
            <text:p>Armand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0/04/193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0/1992</text:p>
          </table:table-cell>
          <table:table-cell office:value-type="string">
            <text:p>1231</text:p>
          </table:table-cell>
          <table:table-cell office:value-type="string">
            <text:p/>
          </table:table-cell>
          <table:table-cell office:value-type="string">
            <text:p>104 Rue de l'Herb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35</text:span></text:p>
          </table:table-cell>
          <table:table-cell office:value-type="string">
            <text:p>SILVA</text:p>
          </table:table-cell>
          <table:table-cell office:value-type="string">
            <text:p>CARREIRA</text:p>
          </table:table-cell>
          <table:table-cell office:value-type="string">
            <text:p>Maria De Lourdes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9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10/1992</text:p>
          </table:table-cell>
          <table:table-cell office:value-type="string">
            <text:p>1231</text:p>
          </table:table-cell>
          <table:table-cell office:value-type="string">
            <text:p/>
          </table:table-cell>
          <table:table-cell office:value-type="string">
            <text:p>104 Rue de l'Herb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8</text:span></text:p>
          </table:table-cell>
          <table:table-cell office:value-type="string">
            <text:p>NASELLI</text:p>
          </table:table-cell>
          <table:table-cell office:value-type="string">
            <text:p>NASELLI</text:p>
          </table:table-cell>
          <table:table-cell office:value-type="string">
            <text:p>Vincen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02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8</text:p>
          </table:table-cell>
          <table:table-cell office:value-type="string">
            <text:p/>
          </table:table-cell>
          <table:table-cell office:value-type="string">
            <text:p>155 Rue de l'Herb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9</text:span></text:p>
          </table:table-cell>
          <table:table-cell office:value-type="string">
            <text:p>ROSSI</text:p>
          </table:table-cell>
          <table:table-cell office:value-type="string">
            <text:p>NASELLI</text:p>
          </table:table-cell>
          <table:table-cell office:value-type="string">
            <text:p>Yvo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7/1937</text:p>
          </table:table-cell>
          <table:table-cell office:value-type="string">
            <text:p>Saint-Michel-de-Maurienne (Savoi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8</text:p>
          </table:table-cell>
          <table:table-cell office:value-type="string">
            <text:p/>
          </table:table-cell>
          <table:table-cell office:value-type="string">
            <text:p>155 Rue de l'Herb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0</text:span></text:p>
          </table:table-cell>
          <table:table-cell office:value-type="string">
            <text:p>GIUSTINI</text:p>
          </table:table-cell>
          <table:table-cell office:value-type="string">
            <text:p>GIUSTINI</text:p>
          </table:table-cell>
          <table:table-cell office:value-type="string">
            <text:p>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9/09/1940</text:p>
          </table:table-cell>
          <table:table-cell office:value-type="string">
            <text:p>Aix-les-Bains (Savoi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9</text:p>
          </table:table-cell>
          <table:table-cell office:value-type="string">
            <text:p/>
          </table:table-cell>
          <table:table-cell office:value-type="string">
            <text:p>193 Rue de l'Herb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5</text:span></text:p>
          </table:table-cell>
          <table:table-cell office:value-type="string">
            <text:p>ECHANTILLON</text:p>
          </table:table-cell>
          <table:table-cell office:value-type="string">
            <text:p>ECHANTILLON</text:p>
          </table:table-cell>
          <table:table-cell office:value-type="string">
            <text:p>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1/04/1934</text:p>
          </table:table-cell>
          <table:table-cell office:value-type="string">
            <text:p>Brézins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1</text:p>
          </table:table-cell>
          <table:table-cell office:value-type="string">
            <text:p/>
          </table:table-cell>
          <table:table-cell office:value-type="string">
            <text:p>238 Rue de l'Herb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6</text:span></text:p>
          </table:table-cell>
          <table:table-cell office:value-type="string">
            <text:p>COLLIGNON</text:p>
          </table:table-cell>
          <table:table-cell office:value-type="string">
            <text:p>ECHANTILLON</text:p>
          </table:table-cell>
          <table:table-cell office:value-type="string">
            <text:p>Colette Irm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04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1</text:p>
          </table:table-cell>
          <table:table-cell office:value-type="string">
            <text:p/>
          </table:table-cell>
          <table:table-cell office:value-type="string">
            <text:p>238 Rue de l'Herb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776</text:span></text:p>
          </table:table-cell>
          <table:table-cell office:value-type="string">
            <text:p>MOUGEL</text:p>
          </table:table-cell>
          <table:table-cell office:value-type="string">
            <text:p>MOUGEL</text:p>
          </table:table-cell>
          <table:table-cell office:value-type="string">
            <text:p>Raymo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1/01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3/1994</text:p>
          </table:table-cell>
          <table:table-cell office:value-type="string">
            <text:p>2531</text:p>
          </table:table-cell>
          <table:table-cell office:value-type="string">
            <text:p/>
          </table:table-cell>
          <table:table-cell office:value-type="string">
            <text:p>109 Rue de l'Hoi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777</text:span></text:p>
          </table:table-cell>
          <table:table-cell office:value-type="string">
            <text:p>KONDOR</text:p>
          </table:table-cell>
          <table:table-cell office:value-type="string">
            <text:p>MOUGEL</text:p>
          </table:table-cell>
          <table:table-cell office:value-type="string">
            <text:p>Hélè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1/1936</text:p>
          </table:table-cell>
          <table:table-cell office:value-type="string">
            <text:p>Échirolles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3/1994</text:p>
          </table:table-cell>
          <table:table-cell office:value-type="string">
            <text:p>2531</text:p>
          </table:table-cell>
          <table:table-cell office:value-type="string">
            <text:p/>
          </table:table-cell>
          <table:table-cell office:value-type="string">
            <text:p>109 Rue de l'Hoi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5</text:span></text:p>
          </table:table-cell>
          <table:table-cell office:value-type="string">
            <text:p>CAILLAT</text:p>
          </table:table-cell>
          <table:table-cell office:value-type="string">
            <text:p>CAILLAT</text:p>
          </table:table-cell>
          <table:table-cell office:value-type="string">
            <text:p>Bruno Bernard Mari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05/1939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5</text:p>
          </table:table-cell>
          <table:table-cell office:value-type="string">
            <text:p/>
          </table:table-cell>
          <table:table-cell office:value-type="string">
            <text:p>162 Rue de l'Hoi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8</text:span></text:p>
          </table:table-cell>
          <table:table-cell office:value-type="string">
            <text:p>PERRET</text:p>
          </table:table-cell>
          <table:table-cell office:value-type="string">
            <text:p>PERRET</text:p>
          </table:table-cell>
          <table:table-cell office:value-type="string">
            <text:p>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11/1926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6</text:p>
          </table:table-cell>
          <table:table-cell office:value-type="string">
            <text:p/>
          </table:table-cell>
          <table:table-cell office:value-type="string">
            <text:p>249 Rue de l'Hoi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44</text:span></text:p>
          </table:table-cell>
          <table:table-cell office:value-type="string">
            <text:p>ALLIBE</text:p>
          </table:table-cell>
          <table:table-cell office:value-type="string">
            <text:p>ALLIBE</text:p>
          </table:table-cell>
          <table:table-cell office:value-type="string">
            <text:p>Hubert Ernes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7/01/1941</text:p>
          </table:table-cell>
          <table:table-cell office:value-type="string">
            <text:p>Brion (Ain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35</text:p>
          </table:table-cell>
          <table:table-cell office:value-type="string">
            <text:p/>
          </table:table-cell>
          <table:table-cell office:value-type="string">
            <text:p>332 Rue de l'Hoi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46</text:span></text:p>
          </table:table-cell>
          <table:table-cell office:value-type="string">
            <text:p>BERTOLINO</text:p>
          </table:table-cell>
          <table:table-cell office:value-type="string">
            <text:p>BERTOLINO</text:p>
          </table:table-cell>
          <table:table-cell office:value-type="string">
            <text:p>Henr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9/05/1935</text:p>
          </table:table-cell>
          <table:table-cell office:value-type="string">
            <text:p>Guillestre (Hautes-Alp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36</text:p>
          </table:table-cell>
          <table:table-cell office:value-type="string">
            <text:p/>
          </table:table-cell>
          <table:table-cell office:value-type="string">
            <text:p>332 Rue de l'Hoi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47</text:span></text:p>
          </table:table-cell>
          <table:table-cell office:value-type="string">
            <text:p>RAO</text:p>
          </table:table-cell>
          <table:table-cell office:value-type="string">
            <text:p>BERTOLINO</text:p>
          </table:table-cell>
          <table:table-cell office:value-type="string">
            <text:p>Marie-Thérè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2/1937</text:p>
          </table:table-cell>
          <table:table-cell office:value-type="string">
            <text:p>Saint-Laurent-du-Pont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36</text:p>
          </table:table-cell>
          <table:table-cell office:value-type="string">
            <text:p/>
          </table:table-cell>
          <table:table-cell office:value-type="string">
            <text:p>332 Rue de l'Hoi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59</text:span></text:p>
          </table:table-cell>
          <table:table-cell office:value-type="string">
            <text:p>BERGEZ</text:p>
          </table:table-cell>
          <table:table-cell office:value-type="string">
            <text:p>BERGEZ</text:p>
          </table:table-cell>
          <table:table-cell office:value-type="string">
            <text:p>Georges Eugè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8/1940</text:p>
          </table:table-cell>
          <table:table-cell office:value-type="string">
            <text:p>Lanneplaà (Pyrénées-Atlantiqu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26</text:p>
          </table:table-cell>
          <table:table-cell office:value-type="string">
            <text:p/>
          </table:table-cell>
          <table:table-cell office:value-type="string">
            <text:p>40 Chemin du Gigo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45</text:span></text:p>
          </table:table-cell>
          <table:table-cell office:value-type="string">
            <text:p>FABA</text:p>
          </table:table-cell>
          <table:table-cell office:value-type="string">
            <text:p>FABA</text:p>
          </table:table-cell>
          <table:table-cell office:value-type="string">
            <text:p>Louis Claud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05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90</text:p>
          </table:table-cell>
          <table:table-cell office:value-type="string">
            <text:p/>
          </table:table-cell>
          <table:table-cell office:value-type="string">
            <text:p>1 Impasse Hippolyte Flandr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908</text:span></text:p>
          </table:table-cell>
          <table:table-cell office:value-type="string">
            <text:p>CHABAUD</text:p>
          </table:table-cell>
          <table:table-cell office:value-type="string">
            <text:p>CHABAUD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7/192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3/06/2011</text:p>
          </table:table-cell>
          <table:table-cell office:value-type="string">
            <text:p>22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91</text:span></text:p>
          </table:table-cell>
          <table:table-cell office:value-type="string">
            <text:p>AVANZATO</text:p>
          </table:table-cell>
          <table:table-cell office:value-type="string">
            <text:p>INFANTI</text:p>
          </table:table-cell>
          <table:table-cell office:value-type="string">
            <text:p>Graz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12/1930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0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982</text:span></text:p>
          </table:table-cell>
          <table:table-cell office:value-type="string">
            <text:p>BOURNAT-BRAIDA</text:p>
          </table:table-cell>
          <table:table-cell office:value-type="string">
            <text:p>BOURNAT-BRAIDA</text:p>
          </table:table-cell>
          <table:table-cell office:value-type="string">
            <text:p>Georg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3/1937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8/02/2013</text:p>
          </table:table-cell>
          <table:table-cell office:value-type="string">
            <text:p>4582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897</text:span></text:p>
          </table:table-cell>
          <table:table-cell office:value-type="string">
            <text:p>GUILLOT-LIODIN</text:p>
          </table:table-cell>
          <table:table-cell office:value-type="string">
            <text:p>GUILLOT-LIODIN</text:p>
          </table:table-cell>
          <table:table-cell office:value-type="string">
            <text:p>Marie-José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9/1936</text:p>
          </table:table-cell>
          <table:table-cell office:value-type="string">
            <text:p>Miribel-les-Échelles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30/10/2012</text:p>
          </table:table-cell>
          <table:table-cell office:value-type="string">
            <text:p>4501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904</text:span></text:p>
          </table:table-cell>
          <table:table-cell office:value-type="string">
            <text:p>VACHON</text:p>
          </table:table-cell>
          <table:table-cell office:value-type="string">
            <text:p>CHAMBONNET</text:p>
          </table:table-cell>
          <table:table-cell office:value-type="string">
            <text:p>Suz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6/192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6/10/1998</text:p>
          </table:table-cell>
          <table:table-cell office:value-type="string">
            <text:p>3434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116</text:span></text:p>
          </table:table-cell>
          <table:table-cell office:value-type="string">
            <text:p>MATTE</text:p>
          </table:table-cell>
          <table:table-cell office:value-type="string">
            <text:p>MATTE</text:p>
          </table:table-cell>
          <table:table-cell office:value-type="string">
            <text:p>Jacqueline Andr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10/1932</text:p>
          </table:table-cell>
          <table:table-cell office:value-type="string">
            <text:p>Paris (Paris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15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46</text:span></text:p>
          </table:table-cell>
          <table:table-cell office:value-type="string">
            <text:p>BERRUYER</text:p>
          </table:table-cell>
          <table:table-cell office:value-type="string">
            <text:p>BERRUYER</text:p>
          </table:table-cell>
          <table:table-cell office:value-type="string">
            <text:p>Emil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6/05/1939</text:p>
          </table:table-cell>
          <table:table-cell office:value-type="string">
            <text:p>Froges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76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960</text:span></text:p>
          </table:table-cell>
          <table:table-cell office:value-type="string">
            <text:p>MAIORANA</text:p>
          </table:table-cell>
          <table:table-cell office:value-type="string">
            <text:p>DAIDONE</text:p>
          </table:table-cell>
          <table:table-cell office:value-type="string">
            <text:p>Térés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11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6/04/2008</text:p>
          </table:table-cell>
          <table:table-cell office:value-type="string">
            <text:p>4294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64</text:span></text:p>
          </table:table-cell>
          <table:table-cell office:value-type="string">
            <text:p>CAVAGNE</text:p>
          </table:table-cell>
          <table:table-cell office:value-type="string">
            <text:p>LARROCHE</text:p>
          </table:table-cell>
          <table:table-cell office:value-type="string">
            <text:p>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9/1929</text:p>
          </table:table-cell>
          <table:table-cell office:value-type="string">
            <text:p>Cazes-Mondenard (Tarn-et-Garon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79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503</text:span></text:p>
          </table:table-cell>
          <table:table-cell office:value-type="string">
            <text:p>ROUGE</text:p>
          </table:table-cell>
          <table:table-cell office:value-type="string">
            <text:p>LE CAPON</text:p>
          </table:table-cell>
          <table:table-cell office:value-type="string">
            <text:p>Nico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10/1935</text:p>
          </table:table-cell>
          <table:table-cell office:value-type="string">
            <text:p>Gérardmer (Vosges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4887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834</text:span></text:p>
          </table:table-cell>
          <table:table-cell office:value-type="string">
            <text:p>PAYEN</text:p>
          </table:table-cell>
          <table:table-cell office:value-type="string">
            <text:p>GHESQUIERE</text:p>
          </table:table-cell>
          <table:table-cell office:value-type="string">
            <text:p>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7/1924</text:p>
          </table:table-cell>
          <table:table-cell office:value-type="string">
            <text:p>Wargnies (Somm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4/04/2000</text:p>
          </table:table-cell>
          <table:table-cell office:value-type="string">
            <text:p>1273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196</text:span></text:p>
          </table:table-cell>
          <table:table-cell office:value-type="string">
            <text:p>THOMAS</text:p>
          </table:table-cell>
          <table:table-cell office:value-type="string">
            <text:p>GROSCLAUDE</text:p>
          </table:table-cell>
          <table:table-cell office:value-type="string">
            <text:p>Marie-Thérèse 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7/06/1930</text:p>
          </table:table-cell>
          <table:table-cell office:value-type="string">
            <text:p>Lagnieu (Ain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2/09/1999</text:p>
          </table:table-cell>
          <table:table-cell office:value-type="string">
            <text:p>1288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872</text:span></text:p>
          </table:table-cell>
          <table:table-cell office:value-type="string">
            <text:p>BLANC</text:p>
          </table:table-cell>
          <table:table-cell office:value-type="string">
            <text:p>BOIVIN</text:p>
          </table:table-cell>
          <table:table-cell office:value-type="string">
            <text:p>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2/1938</text:p>
          </table:table-cell>
          <table:table-cell office:value-type="string">
            <text:p>Lyon (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3/01/2008</text:p>
          </table:table-cell>
          <table:table-cell office:value-type="string">
            <text:p>4985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880</text:span></text:p>
          </table:table-cell>
          <table:table-cell office:value-type="string">
            <text:p>PELLIER-CUIT</text:p>
          </table:table-cell>
          <table:table-cell office:value-type="string">
            <text:p>PELLIER-CUIT</text:p>
          </table:table-cell>
          <table:table-cell office:value-type="string">
            <text:p>Arsè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08/1927</text:p>
          </table:table-cell>
          <table:table-cell office:value-type="string">
            <text:p>Sallanches (Haute-Savoi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8/10/2009</text:p>
          </table:table-cell>
          <table:table-cell office:value-type="string">
            <text:p>1588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692</text:span></text:p>
          </table:table-cell>
          <table:table-cell office:value-type="string">
            <text:p>BOULANGER</text:p>
          </table:table-cell>
          <table:table-cell office:value-type="string">
            <text:p>BOULANGER</text:p>
          </table:table-cell>
          <table:table-cell office:value-type="string">
            <text:p>Genevièv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3/1940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9/08/2014</text:p>
          </table:table-cell>
          <table:table-cell office:value-type="string">
            <text:p>4986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59</text:span></text:p>
          </table:table-cell>
          <table:table-cell office:value-type="string">
            <text:p>FILOSI</text:p>
          </table:table-cell>
          <table:table-cell office:value-type="string">
            <text:p>GRATTIER</text:p>
          </table:table-cell>
          <table:table-cell office:value-type="string">
            <text:p>André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1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943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32</text:span></text:p>
          </table:table-cell>
          <table:table-cell office:value-type="string">
            <text:p>DUCOL</text:p>
          </table:table-cell>
          <table:table-cell office:value-type="string">
            <text:p>DUCOL</text:p>
          </table:table-cell>
          <table:table-cell office:value-type="string">
            <text:p>Gabri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9/1926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3/08/2013</text:p>
          </table:table-cell>
          <table:table-cell office:value-type="string">
            <text:p>4724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205</text:span></text:p>
          </table:table-cell>
          <table:table-cell office:value-type="string">
            <text:p>VITESTELLE</text:p>
          </table:table-cell>
          <table:table-cell office:value-type="string">
            <text:p>VITESTELLE</text:p>
          </table:table-cell>
          <table:table-cell office:value-type="string">
            <text:p>Al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05/1923</text:p>
          </table:table-cell>
          <table:table-cell office:value-type="string">
            <text:p>Marseille (Bouches-du-Rhô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7/12/2004</text:p>
          </table:table-cell>
          <table:table-cell office:value-type="string">
            <text:p>2010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350</text:span></text:p>
          </table:table-cell>
          <table:table-cell office:value-type="string">
            <text:p>PUPAT</text:p>
          </table:table-cell>
          <table:table-cell office:value-type="string">
            <text:p>GOGUET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9/1929</text:p>
          </table:table-cell>
          <table:table-cell office:value-type="string">
            <text:p>Voiron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049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99</text:span></text:p>
          </table:table-cell>
          <table:table-cell office:value-type="string">
            <text:p>LAUNAIS</text:p>
          </table:table-cell>
          <table:table-cell office:value-type="string">
            <text:p>CACCIA</text:p>
          </table:table-cell>
          <table:table-cell office:value-type="string">
            <text:p>Christ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01/1929</text:p>
          </table:table-cell>
          <table:table-cell office:value-type="string">
            <text:p>Maisons-Laffitte (Yvelines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102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20</text:span></text:p>
          </table:table-cell>
          <table:table-cell office:value-type="string">
            <text:p>GAUTHIER</text:p>
          </table:table-cell>
          <table:table-cell office:value-type="string">
            <text:p>VERNET</text:p>
          </table:table-cell>
          <table:table-cell office:value-type="string">
            <text:p>Anne-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3/1922</text:p>
          </table:table-cell>
          <table:table-cell office:value-type="string">
            <text:p>Colomb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239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733</text:span></text:p>
          </table:table-cell>
          <table:table-cell office:value-type="string">
            <text:p>PAVAILLER</text:p>
          </table:table-cell>
          <table:table-cell office:value-type="string">
            <text:p>GAY-PELLIER</text:p>
          </table:table-cell>
          <table:table-cell office:value-type="string">
            <text:p>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11/1924</text:p>
          </table:table-cell>
          <table:table-cell office:value-type="string">
            <text:p>Saint-André-le-Puy (Loi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3/12/2010</text:p>
          </table:table-cell>
          <table:table-cell office:value-type="string">
            <text:p>4989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607</text:span></text:p>
          </table:table-cell>
          <table:table-cell office:value-type="string">
            <text:p>MICHALLET</text:p>
          </table:table-cell>
          <table:table-cell office:value-type="string">
            <text:p>MICHALLET</text:p>
          </table:table-cell>
          <table:table-cell office:value-type="string">
            <text:p>Ren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1/192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6/04/2003</text:p>
          </table:table-cell>
          <table:table-cell office:value-type="string">
            <text:p>2689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5</text:span></text:p>
          </table:table-cell>
          <table:table-cell office:value-type="string">
            <text:p>GALEY</text:p>
          </table:table-cell>
          <table:table-cell office:value-type="string">
            <text:p>GALEY</text:p>
          </table:table-cell>
          <table:table-cell office:value-type="string">
            <text:p>Paul 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08/1925</text:p>
          </table:table-cell>
          <table:table-cell office:value-type="string">
            <text:p>Albertacce (Haute-Cors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8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695</text:span></text:p>
          </table:table-cell>
          <table:table-cell office:value-type="string">
            <text:p>MOIROUD</text:p>
          </table:table-cell>
          <table:table-cell office:value-type="string">
            <text:p>MOIROUD</text:p>
          </table:table-cell>
          <table:table-cell office:value-type="string">
            <text:p>Christ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3/1931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9/08/2014</text:p>
          </table:table-cell>
          <table:table-cell office:value-type="string">
            <text:p>4990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688</text:span></text:p>
          </table:table-cell>
          <table:table-cell office:value-type="string">
            <text:p>MAHIER</text:p>
          </table:table-cell>
          <table:table-cell office:value-type="string">
            <text:p>HOUTIN</text:p>
          </table:table-cell>
          <table:table-cell office:value-type="string">
            <text:p>Yvo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5/1931</text:p>
          </table:table-cell>
          <table:table-cell office:value-type="string">
            <text:p>Chemazé (Mayen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2/1988</text:p>
          </table:table-cell>
          <table:table-cell office:value-type="string">
            <text:p>3017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79</text:span></text:p>
          </table:table-cell>
          <table:table-cell office:value-type="string">
            <text:p>VAL</text:p>
          </table:table-cell>
          <table:table-cell office:value-type="string">
            <text:p>COTTON</text:p>
          </table:table-cell>
          <table:table-cell office:value-type="string">
            <text:p>Paulette Marth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12/1934</text:p>
          </table:table-cell>
          <table:table-cell office:value-type="string">
            <text:p>Thonon-les-Bains (Haute-Savoie)</text:p>
          </table:table-cell>
          <table:table-cell office:value-type="string">
            <text:p>Sépar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173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65</text:span></text:p>
          </table:table-cell>
          <table:table-cell office:value-type="string">
            <text:p>GAUTIER</text:p>
          </table:table-cell>
          <table:table-cell office:value-type="string">
            <text:p>PIZZOLATO</text:p>
          </table:table-cell>
          <table:table-cell office:value-type="string">
            <text:p>Margueri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4/1930</text:p>
          </table:table-cell>
          <table:table-cell office:value-type="string">
            <text:p>Lusanger (Loire-Atlantiqu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992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532</text:span></text:p>
          </table:table-cell>
          <table:table-cell office:value-type="string">
            <text:p>BOGINA</text:p>
          </table:table-cell>
          <table:table-cell office:value-type="string">
            <text:p>BOGINA</text:p>
          </table:table-cell>
          <table:table-cell office:value-type="string">
            <text:p>Michel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01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2/1998</text:p>
          </table:table-cell>
          <table:table-cell office:value-type="string">
            <text:p>3226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078</text:span></text:p>
          </table:table-cell>
          <table:table-cell office:value-type="string">
            <text:p>SIGOLI</text:p>
          </table:table-cell>
          <table:table-cell office:value-type="string">
            <text:p>COEUR</text:p>
          </table:table-cell>
          <table:table-cell office:value-type="string">
            <text:p>Ros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5/1936</text:p>
          </table:table-cell>
          <table:table-cell office:value-type="string">
            <text:p>Saint-Martin-le-Vinoux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8/11/2003</text:p>
          </table:table-cell>
          <table:table-cell office:value-type="string">
            <text:p>3370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011</text:span></text:p>
          </table:table-cell>
          <table:table-cell office:value-type="string">
            <text:p>RAVACHOL</text:p>
          </table:table-cell>
          <table:table-cell office:value-type="string">
            <text:p>VIALETTE</text:p>
          </table:table-cell>
          <table:table-cell office:value-type="string">
            <text:p>Christ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8/1930</text:p>
          </table:table-cell>
          <table:table-cell office:value-type="string">
            <text:p>Saint-Étienne (Loi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0/11/2009</text:p>
          </table:table-cell>
          <table:table-cell office:value-type="string">
            <text:p>3410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959</text:span></text:p>
          </table:table-cell>
          <table:table-cell office:value-type="string">
            <text:p>ROUX</text:p>
          </table:table-cell>
          <table:table-cell office:value-type="string">
            <text:p>VERZELLONI</text:p>
          </table:table-cell>
          <table:table-cell office:value-type="string">
            <text:p>Yv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10/1931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4/11/1998</text:p>
          </table:table-cell>
          <table:table-cell office:value-type="string">
            <text:p>3458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111</text:span></text:p>
          </table:table-cell>
          <table:table-cell office:value-type="string">
            <text:p>GAVANT</text:p>
          </table:table-cell>
          <table:table-cell office:value-type="string">
            <text:p>GAVANT</text:p>
          </table:table-cell>
          <table:table-cell office:value-type="string">
            <text:p>Ren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1/06/1927</text:p>
          </table:table-cell>
          <table:table-cell office:value-type="string">
            <text:p>Ambérieu-en-Bugey (Ain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7/08/2001</text:p>
          </table:table-cell>
          <table:table-cell office:value-type="string">
            <text:p>3786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235</text:span></text:p>
          </table:table-cell>
          <table:table-cell office:value-type="string">
            <text:p>DELORME</text:p>
          </table:table-cell>
          <table:table-cell office:value-type="string">
            <text:p>BARBERY</text:p>
          </table:table-cell>
          <table:table-cell office:value-type="string">
            <text:p>Hélè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11/1920</text:p>
          </table:table-cell>
          <table:table-cell office:value-type="string">
            <text:p>Rochepaule (Ardèch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7/09/1999</text:p>
          </table:table-cell>
          <table:table-cell office:value-type="string">
            <text:p>3858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119</text:span></text:p>
          </table:table-cell>
          <table:table-cell office:value-type="string">
            <text:p>CHAMBRON</text:p>
          </table:table-cell>
          <table:table-cell office:value-type="string">
            <text:p>MICHALLET</text:p>
          </table:table-cell>
          <table:table-cell office:value-type="string">
            <text:p>G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2/193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9/11/2005</text:p>
          </table:table-cell>
          <table:table-cell office:value-type="string">
            <text:p>3933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124</text:span></text:p>
          </table:table-cell>
          <table:table-cell office:value-type="string">
            <text:p>CARON</text:p>
          </table:table-cell>
          <table:table-cell office:value-type="string">
            <text:p>GIROD</text:p>
          </table:table-cell>
          <table:table-cell office:value-type="string">
            <text:p>Alic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04/1925</text:p>
          </table:table-cell>
          <table:table-cell office:value-type="string">
            <text:p>Paris (Paris)</text:p>
          </table:table-cell>
          <table:table-cell office:value-type="string">
            <text:p>Sépar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7/12/2005</text:p>
          </table:table-cell>
          <table:table-cell office:value-type="string">
            <text:p>3939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35</text:span></text:p>
          </table:table-cell>
          <table:table-cell office:value-type="string">
            <text:p>CHABERT</text:p>
          </table:table-cell>
          <table:table-cell office:value-type="string">
            <text:p>MORGE</text:p>
          </table:table-cell>
          <table:table-cell office:value-type="string">
            <text:p>Raymond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1/1936</text:p>
          </table:table-cell>
          <table:table-cell office:value-type="string">
            <text:p>Saint-Sauveur (Hautes-Alpes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984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709</text:span></text:p>
          </table:table-cell>
          <table:table-cell office:value-type="string">
            <text:p>MANIN</text:p>
          </table:table-cell>
          <table:table-cell office:value-type="string">
            <text:p>MANIN</text:p>
          </table:table-cell>
          <table:table-cell office:value-type="string">
            <text:p>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9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16/12/2010</text:p>
          </table:table-cell>
          <table:table-cell office:value-type="string">
            <text:p>2910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696</text:span></text:p>
          </table:table-cell>
          <table:table-cell office:value-type="string">
            <text:p>RIEZ</text:p>
          </table:table-cell>
          <table:table-cell office:value-type="string">
            <text:p>RIEZ</text:p>
          </table:table-cell>
          <table:table-cell office:value-type="string">
            <text:p>Albert</text:p>
          </table:table-cell>
          <table:table-cell office:value-type="string">
            <text:p>Mr</text:p>
          </table:table-cell>
          <table:table-cell office:value-type="string">
            <text:p>Masculin</text:p>
          </table:table-cell>
          <table:table-cell office:value-type="string">
            <text:p>06/02/1935</text:p>
          </table:table-cell>
          <table:table-cell office:value-type="string">
            <text:p> (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9/08/2014</text:p>
          </table:table-cell>
          <table:table-cell office:value-type="string">
            <text:p>4994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697</text:span></text:p>
          </table:table-cell>
          <table:table-cell office:value-type="string">
            <text:p>RIEZ</text:p>
          </table:table-cell>
          <table:table-cell office:value-type="string">
            <text:p>RIEZ</text:p>
          </table:table-cell>
          <table:table-cell office:value-type="string">
            <text:p>Je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3/1935</text:p>
          </table:table-cell>
          <table:table-cell office:value-type="string">
            <text:p> (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9/08/2014</text:p>
          </table:table-cell>
          <table:table-cell office:value-type="string">
            <text:p>4994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844</text:span></text:p>
          </table:table-cell>
          <table:table-cell office:value-type="string">
            <text:p>LEPEER</text:p>
          </table:table-cell>
          <table:table-cell office:value-type="string">
            <text:p>LEPEER</text:p>
          </table:table-cell>
          <table:table-cell office:value-type="string">
            <text:p>Ren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3/1933</text:p>
          </table:table-cell>
          <table:table-cell office:value-type="string">
            <text:p>Armentières (Nord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0/12/2007</text:p>
          </table:table-cell>
          <table:table-cell office:value-type="string">
            <text:p>4070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403</text:span></text:p>
          </table:table-cell>
          <table:table-cell office:value-type="string">
            <text:p>ZACCH</text:p>
          </table:table-cell>
          <table:table-cell office:value-type="string">
            <text:p>JOURDAN</text:p>
          </table:table-cell>
          <table:table-cell office:value-type="string">
            <text:p>Ernest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3/193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8/06/2007</text:p>
          </table:table-cell>
          <table:table-cell office:value-type="string">
            <text:p>4086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699</text:span></text:p>
          </table:table-cell>
          <table:table-cell office:value-type="string">
            <text:p>WOZNIAK</text:p>
          </table:table-cell>
          <table:table-cell office:value-type="string">
            <text:p>WOZNIAK</text:p>
          </table:table-cell>
          <table:table-cell office:value-type="string">
            <text:p>Hélè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12/1929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9/08/2014</text:p>
          </table:table-cell>
          <table:table-cell office:value-type="string">
            <text:p>4996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702</text:span></text:p>
          </table:table-cell>
          <table:table-cell office:value-type="string">
            <text:p>COURRIER</text:p>
          </table:table-cell>
          <table:table-cell office:value-type="string">
            <text:p>COURRIER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05/1926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3/10/2007</text:p>
          </table:table-cell>
          <table:table-cell office:value-type="string">
            <text:p>4096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518</text:span></text:p>
          </table:table-cell>
          <table:table-cell office:value-type="string">
            <text:p>BELLENGUER</text:p>
          </table:table-cell>
          <table:table-cell office:value-type="string">
            <text:p>JUNG</text:p>
          </table:table-cell>
          <table:table-cell office:value-type="string">
            <text:p>Vincent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04/192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7/07/2007</text:p>
          </table:table-cell>
          <table:table-cell office:value-type="string">
            <text:p>4157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769</text:span></text:p>
          </table:table-cell>
          <table:table-cell office:value-type="string">
            <text:p>GAUDE</text:p>
          </table:table-cell>
          <table:table-cell office:value-type="string">
            <text:p>GAUDE</text:p>
          </table:table-cell>
          <table:table-cell office:value-type="string">
            <text:p>Jean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3/1935</text:p>
          </table:table-cell>
          <table:table-cell office:value-type="string">
            <text:p>Grenobl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8/07/2009</text:p>
          </table:table-cell>
          <table:table-cell office:value-type="string">
            <text:p>4183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063</text:span></text:p>
          </table:table-cell>
          <table:table-cell office:value-type="string">
            <text:p>GINAS</text:p>
          </table:table-cell>
          <table:table-cell office:value-type="string">
            <text:p>GINAS</text:p>
          </table:table-cell>
          <table:table-cell office:value-type="string">
            <text:p>Léo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0/07/1930</text:p>
          </table:table-cell>
          <table:table-cell office:value-type="string">
            <text:p>Grenobl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15/12/2009</text:p>
          </table:table-cell>
          <table:table-cell office:value-type="string">
            <text:p>4198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45</text:span></text:p>
          </table:table-cell>
          <table:table-cell office:value-type="string">
            <text:p>AUVERGNE</text:p>
          </table:table-cell>
          <table:table-cell office:value-type="string">
            <text:p>PARENTI</text:p>
          </table:table-cell>
          <table:table-cell office:value-type="string">
            <text:p>Denise Marie Madele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2/1927</text:p>
          </table:table-cell>
          <table:table-cell office:value-type="string">
            <text:p>Saint-Martin-le-Vinoux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248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11</text:span></text:p>
          </table:table-cell>
          <table:table-cell office:value-type="string">
            <text:p>GIRARD</text:p>
          </table:table-cell>
          <table:table-cell office:value-type="string">
            <text:p>BARNIER</text:p>
          </table:table-cell>
          <table:table-cell office:value-type="string">
            <text:p>Od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6/1926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704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546</text:span></text:p>
          </table:table-cell>
          <table:table-cell office:value-type="string">
            <text:p>VARAGNAC</text:p>
          </table:table-cell>
          <table:table-cell office:value-type="string">
            <text:p>VARAGNAC</text:p>
          </table:table-cell>
          <table:table-cell office:value-type="string">
            <text:p>Michel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7/03/193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0/02/2012</text:p>
          </table:table-cell>
          <table:table-cell office:value-type="string">
            <text:p>4426</text:p>
          </table:table-cell>
          <table:table-cell office:value-type="string">
            <text:p/>
          </table:table-cell>
          <table:table-cell office:value-type="string">
            <text:p>6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37</text:span></text:p>
          </table:table-cell>
          <table:table-cell office:value-type="string">
            <text:p>ISOLETTA</text:p>
          </table:table-cell>
          <table:table-cell office:value-type="string">
            <text:p>ISOLETTA</text:p>
          </table:table-cell>
          <table:table-cell office:value-type="string">
            <text:p>Gaëtan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1/07/193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49</text:p>
          </table:table-cell>
          <table:table-cell office:value-type="string">
            <text:p/>
          </table:table-cell>
          <table:table-cell office:value-type="string">
            <text:p>14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38</text:span></text:p>
          </table:table-cell>
          <table:table-cell office:value-type="string">
            <text:p>DIAFERIA</text:p>
          </table:table-cell>
          <table:table-cell office:value-type="string">
            <text:p>ISOLETTA</text:p>
          </table:table-cell>
          <table:table-cell office:value-type="string">
            <text:p>Angel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1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49</text:p>
          </table:table-cell>
          <table:table-cell office:value-type="string">
            <text:p/>
          </table:table-cell>
          <table:table-cell office:value-type="string">
            <text:p>14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934</text:span></text:p>
          </table:table-cell>
          <table:table-cell office:value-type="string">
            <text:p>CHAFFARD</text:p>
          </table:table-cell>
          <table:table-cell office:value-type="string">
            <text:p>CHAFFARD</text:p>
          </table:table-cell>
          <table:table-cell office:value-type="string">
            <text:p>Yves Dani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5/193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022</text:p>
          </table:table-cell>
          <table:table-cell office:value-type="string">
            <text:p/>
          </table:table-cell>
          <table:table-cell office:value-type="string">
            <text:p>14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935</text:span></text:p>
          </table:table-cell>
          <table:table-cell office:value-type="string">
            <text:p>OFFREDI</text:p>
          </table:table-cell>
          <table:table-cell office:value-type="string">
            <text:p>CHAFFARD</text:p>
          </table:table-cell>
          <table:table-cell office:value-type="string">
            <text:p>Hélène Marc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08/1936</text:p>
          </table:table-cell>
          <table:table-cell office:value-type="string">
            <text:p>Entre-deux-Guiers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022</text:p>
          </table:table-cell>
          <table:table-cell office:value-type="string">
            <text:p/>
          </table:table-cell>
          <table:table-cell office:value-type="string">
            <text:p>14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79</text:span></text:p>
          </table:table-cell>
          <table:table-cell office:value-type="string">
            <text:p>MAREY</text:p>
          </table:table-cell>
          <table:table-cell office:value-type="string">
            <text:p>MAREY</text:p>
          </table:table-cell>
          <table:table-cell office:value-type="string">
            <text:p>Jacqu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6/1936</text:p>
          </table:table-cell>
          <table:table-cell office:value-type="string">
            <text:p>Saint-Étienne (Loi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96</text:p>
          </table:table-cell>
          <table:table-cell office:value-type="string">
            <text:p/>
          </table:table-cell>
          <table:table-cell office:value-type="string">
            <text:p>308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80</text:span></text:p>
          </table:table-cell>
          <table:table-cell office:value-type="string">
            <text:p>SCHMIT</text:p>
          </table:table-cell>
          <table:table-cell office:value-type="string">
            <text:p>MAREY</text:p>
          </table:table-cell>
          <table:table-cell office:value-type="string">
            <text:p>Jacquel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01/1938</text:p>
          </table:table-cell>
          <table:table-cell office:value-type="string">
            <text:p>Audun-le-Tiche (Mosell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96</text:p>
          </table:table-cell>
          <table:table-cell office:value-type="string">
            <text:p/>
          </table:table-cell>
          <table:table-cell office:value-type="string">
            <text:p>308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87</text:span></text:p>
          </table:table-cell>
          <table:table-cell office:value-type="string">
            <text:p>IASCI</text:p>
          </table:table-cell>
          <table:table-cell office:value-type="string">
            <text:p>IASCI</text:p>
          </table:table-cell>
          <table:table-cell office:value-type="string">
            <text:p>Benito Franck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0/08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00</text:p>
          </table:table-cell>
          <table:table-cell office:value-type="string">
            <text:p/>
          </table:table-cell>
          <table:table-cell office:value-type="string">
            <text:p>360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88</text:span></text:p>
          </table:table-cell>
          <table:table-cell office:value-type="string">
            <text:p>GARDIEN</text:p>
          </table:table-cell>
          <table:table-cell office:value-type="string">
            <text:p>IASCI</text:p>
          </table:table-cell>
          <table:table-cell office:value-type="string">
            <text:p>Michel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1/1938</text:p>
          </table:table-cell>
          <table:table-cell office:value-type="string">
            <text:p>Chambéry (Savoi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00</text:p>
          </table:table-cell>
          <table:table-cell office:value-type="string">
            <text:p/>
          </table:table-cell>
          <table:table-cell office:value-type="string">
            <text:p>360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180</text:span></text:p>
          </table:table-cell>
          <table:table-cell office:value-type="string">
            <text:p>REBOUD</text:p>
          </table:table-cell>
          <table:table-cell office:value-type="string">
            <text:p>BOUVIER-PATRON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8/1932</text:p>
          </table:table-cell>
          <table:table-cell office:value-type="string">
            <text:p>La Tronch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81</text:p>
          </table:table-cell>
          <table:table-cell office:value-type="string">
            <text:p/>
          </table:table-cell>
          <table:table-cell office:value-type="string">
            <text:p>37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216</text:span></text:p>
          </table:table-cell>
          <table:table-cell office:value-type="string">
            <text:p>FAURE</text:p>
          </table:table-cell>
          <table:table-cell office:value-type="string">
            <text:p>SEYMAT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8/01/1931</text:p>
          </table:table-cell>
          <table:table-cell office:value-type="string">
            <text:p>La Tronch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94</text:p>
          </table:table-cell>
          <table:table-cell office:value-type="string">
            <text:p/>
          </table:table-cell>
          <table:table-cell office:value-type="string">
            <text:p>37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39</text:span></text:p>
          </table:table-cell>
          <table:table-cell office:value-type="string">
            <text:p>COUDERT</text:p>
          </table:table-cell>
          <table:table-cell office:value-type="string">
            <text:p>COUDERT</text:p>
          </table:table-cell>
          <table:table-cell office:value-type="string">
            <text:p>Eugè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04/193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85</text:p>
          </table:table-cell>
          <table:table-cell office:value-type="string">
            <text:p/>
          </table:table-cell>
          <table:table-cell office:value-type="string">
            <text:p>37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40</text:span></text:p>
          </table:table-cell>
          <table:table-cell office:value-type="string">
            <text:p>TORRE</text:p>
          </table:table-cell>
          <table:table-cell office:value-type="string">
            <text:p>COUDERT</text:p>
          </table:table-cell>
          <table:table-cell office:value-type="string">
            <text:p>Marie Anto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8/193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85</text:p>
          </table:table-cell>
          <table:table-cell office:value-type="string">
            <text:p/>
          </table:table-cell>
          <table:table-cell office:value-type="string">
            <text:p>374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231</text:span></text:p>
          </table:table-cell>
          <table:table-cell office:value-type="string">
            <text:p>GONCALVES</text:p>
          </table:table-cell>
          <table:table-cell office:value-type="string">
            <text:p>GONCALVES</text:p>
          </table:table-cell>
          <table:table-cell office:value-type="string">
            <text:p>Jesus Davi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02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00</text:p>
          </table:table-cell>
          <table:table-cell office:value-type="string">
            <text:p/>
          </table:table-cell>
          <table:table-cell office:value-type="string">
            <text:p>439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07</text:span></text:p>
          </table:table-cell>
          <table:table-cell office:value-type="string">
            <text:p>POULAT</text:p>
          </table:table-cell>
          <table:table-cell office:value-type="string">
            <text:p>POULAT</text:p>
          </table:table-cell>
          <table:table-cell office:value-type="string">
            <text:p>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12/1934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07</text:p>
          </table:table-cell>
          <table:table-cell office:value-type="string">
            <text:p/>
          </table:table-cell>
          <table:table-cell office:value-type="string">
            <text:p>507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08</text:span></text:p>
          </table:table-cell>
          <table:table-cell office:value-type="string">
            <text:p>SAINT-PIERRE</text:p>
          </table:table-cell>
          <table:table-cell office:value-type="string">
            <text:p>POULAT</text:p>
          </table:table-cell>
          <table:table-cell office:value-type="string">
            <text:p>Christ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12/1938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07</text:p>
          </table:table-cell>
          <table:table-cell office:value-type="string">
            <text:p/>
          </table:table-cell>
          <table:table-cell office:value-type="string">
            <text:p>507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24</text:span></text:p>
          </table:table-cell>
          <table:table-cell office:value-type="string">
            <text:p>CHEVALLET</text:p>
          </table:table-cell>
          <table:table-cell office:value-type="string">
            <text:p>BESSON</text:p>
          </table:table-cell>
          <table:table-cell office:value-type="string">
            <text:p>Jea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09/1938</text:p>
          </table:table-cell>
          <table:table-cell office:value-type="string">
            <text:p>Boussy (Haute-Savoi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14</text:p>
          </table:table-cell>
          <table:table-cell office:value-type="string">
            <text:p/>
          </table:table-cell>
          <table:table-cell office:value-type="string">
            <text:p>719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247</text:span></text:p>
          </table:table-cell>
          <table:table-cell office:value-type="string">
            <text:p>BUISSON</text:p>
          </table:table-cell>
          <table:table-cell office:value-type="string">
            <text:p>BUISSON</text:p>
          </table:table-cell>
          <table:table-cell office:value-type="string">
            <text:p>Rao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03/1940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8/10/2001</text:p>
          </table:table-cell>
          <table:table-cell office:value-type="string">
            <text:p>1702</text:p>
          </table:table-cell>
          <table:table-cell office:value-type="string">
            <text:p/>
          </table:table-cell>
          <table:table-cell office:value-type="string">
            <text:p>748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370</text:span></text:p>
          </table:table-cell>
          <table:table-cell office:value-type="string">
            <text:p>MICCOLI</text:p>
          </table:table-cell>
          <table:table-cell office:value-type="string">
            <text:p>BUISSON</text:p>
          </table:table-cell>
          <table:table-cell office:value-type="string">
            <text:p>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7/1941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8/11/2001</text:p>
          </table:table-cell>
          <table:table-cell office:value-type="string">
            <text:p>1702</text:p>
          </table:table-cell>
          <table:table-cell office:value-type="string">
            <text:p/>
          </table:table-cell>
          <table:table-cell office:value-type="string">
            <text:p>748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19</text:span></text:p>
          </table:table-cell>
          <table:table-cell office:value-type="string">
            <text:p>MICHEL</text:p>
          </table:table-cell>
          <table:table-cell office:value-type="string">
            <text:p>MICHEL</text:p>
          </table:table-cell>
          <table:table-cell office:value-type="string">
            <text:p>Jean  Mari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6/10/1932</text:p>
          </table:table-cell>
          <table:table-cell office:value-type="string">
            <text:p>Neuviller-sur-Moselle (Meurthe-et-Mosell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16</text:p>
          </table:table-cell>
          <table:table-cell office:value-type="string">
            <text:p/>
          </table:table-cell>
          <table:table-cell office:value-type="string">
            <text:p>763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42</text:span></text:p>
          </table:table-cell>
          <table:table-cell office:value-type="string">
            <text:p>CANALINI</text:p>
          </table:table-cell>
          <table:table-cell office:value-type="string">
            <text:p>CANALINI</text:p>
          </table:table-cell>
          <table:table-cell office:value-type="string">
            <text:p>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9/03/192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21</text:p>
          </table:table-cell>
          <table:table-cell office:value-type="string">
            <text:p/>
          </table:table-cell>
          <table:table-cell office:value-type="string">
            <text:p>821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43</text:span></text:p>
          </table:table-cell>
          <table:table-cell office:value-type="string">
            <text:p>PEZET</text:p>
          </table:table-cell>
          <table:table-cell office:value-type="string">
            <text:p>CANALINI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4/1938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21</text:p>
          </table:table-cell>
          <table:table-cell office:value-type="string">
            <text:p/>
          </table:table-cell>
          <table:table-cell office:value-type="string">
            <text:p>821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949</text:span></text:p>
          </table:table-cell>
          <table:table-cell office:value-type="string">
            <text:p>JULLIEN</text:p>
          </table:table-cell>
          <table:table-cell office:value-type="string">
            <text:p>MEUNIER</text:p>
          </table:table-cell>
          <table:table-cell office:value-type="string">
            <text:p>Co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9/1928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3/06/2011</text:p>
          </table:table-cell>
          <table:table-cell office:value-type="string">
            <text:p>4207</text:p>
          </table:table-cell>
          <table:table-cell office:value-type="string">
            <text:p/>
          </table:table-cell>
          <table:table-cell office:value-type="string">
            <text:p>858 Avenue Honoré de Balza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893</text:span></text:p>
          </table:table-cell>
          <table:table-cell office:value-type="string">
            <text:p>MINTER</text:p>
          </table:table-cell>
          <table:table-cell office:value-type="string">
            <text:p>SOLHIA</text:p>
          </table:table-cell>
          <table:table-cell office:value-type="string">
            <text:p>Den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6/1936</text:p>
          </table:table-cell>
          <table:table-cell office:value-type="string">
            <text:p>Nogent-sur-Marne (Val-de-Mar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7/08/2004</text:p>
          </table:table-cell>
          <table:table-cell office:value-type="string">
            <text:p>454</text:p>
          </table:table-cell>
          <table:table-cell office:value-type="string">
            <text:p/>
          </table:table-cell>
          <table:table-cell office:value-type="string">
            <text:p>167 Rue Igor Stravinsk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926</text:span></text:p>
          </table:table-cell>
          <table:table-cell office:value-type="string">
            <text:p>BUGLI</text:p>
          </table:table-cell>
          <table:table-cell office:value-type="string">
            <text:p>BUGLI</text:p>
          </table:table-cell>
          <table:table-cell office:value-type="string">
            <text:p>Georg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12/1932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957</text:p>
          </table:table-cell>
          <table:table-cell office:value-type="string">
            <text:p/>
          </table:table-cell>
          <table:table-cell office:value-type="string">
            <text:p>167 Rue Igor Stravinsk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927</text:span></text:p>
          </table:table-cell>
          <table:table-cell office:value-type="string">
            <text:p>BERTRAND</text:p>
          </table:table-cell>
          <table:table-cell office:value-type="string">
            <text:p>BUGLI</text:p>
          </table:table-cell>
          <table:table-cell office:value-type="string">
            <text:p>Aim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5/1937</text:p>
          </table:table-cell>
          <table:table-cell office:value-type="string">
            <text:p>Pellafol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957</text:p>
          </table:table-cell>
          <table:table-cell office:value-type="string">
            <text:p/>
          </table:table-cell>
          <table:table-cell office:value-type="string">
            <text:p>167 Rue Igor Stravinsk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624</text:span></text:p>
          </table:table-cell>
          <table:table-cell office:value-type="string">
            <text:p>SCHILLIGER</text:p>
          </table:table-cell>
          <table:table-cell office:value-type="string">
            <text:p>SCHILLIGER</text:p>
          </table:table-cell>
          <table:table-cell office:value-type="string">
            <text:p>Christ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8/1939</text:p>
          </table:table-cell>
          <table:table-cell office:value-type="string">
            <text:p>Saint-Étienne-du-Rouvray (Seine-Maritim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2/01/2001</text:p>
          </table:table-cell>
          <table:table-cell office:value-type="string">
            <text:p>4165</text:p>
          </table:table-cell>
          <table:table-cell office:value-type="string">
            <text:p/>
          </table:table-cell>
          <table:table-cell office:value-type="string">
            <text:p>167 Rue Igor Stravinsk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136</text:span></text:p>
          </table:table-cell>
          <table:table-cell office:value-type="string">
            <text:p>FORQUES</text:p>
          </table:table-cell>
          <table:table-cell office:value-type="string">
            <text:p>FORQUES</text:p>
          </table:table-cell>
          <table:table-cell office:value-type="string">
            <text:p>Jean-Jacqu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3/11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2/02/2010</text:p>
          </table:table-cell>
          <table:table-cell office:value-type="string">
            <text:p>1999</text:p>
          </table:table-cell>
          <table:table-cell office:value-type="string">
            <text:p/>
          </table:table-cell>
          <table:table-cell office:value-type="string">
            <text:p>174 Rue Igor Stravinsk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942</text:span></text:p>
          </table:table-cell>
          <table:table-cell office:value-type="string">
            <text:p>MAZZOLENI</text:p>
          </table:table-cell>
          <table:table-cell office:value-type="string">
            <text:p>MASUIT</text:p>
          </table:table-cell>
          <table:table-cell office:value-type="string">
            <text:p>Od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6/1934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76</text:p>
          </table:table-cell>
          <table:table-cell office:value-type="string">
            <text:p/>
          </table:table-cell>
          <table:table-cell office:value-type="string">
            <text:p>297 Rue Igor Stravinsk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943</text:span></text:p>
          </table:table-cell>
          <table:table-cell office:value-type="string">
            <text:p>MINET</text:p>
          </table:table-cell>
          <table:table-cell office:value-type="string">
            <text:p>MINET</text:p>
          </table:table-cell>
          <table:table-cell office:value-type="string">
            <text:p>Raymo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4/1932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77</text:p>
          </table:table-cell>
          <table:table-cell office:value-type="string">
            <text:p/>
          </table:table-cell>
          <table:table-cell office:value-type="string">
            <text:p>297 Rue Igor Stravinsk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944</text:span></text:p>
          </table:table-cell>
          <table:table-cell office:value-type="string">
            <text:p>BONINO</text:p>
          </table:table-cell>
          <table:table-cell office:value-type="string">
            <text:p>MINET</text:p>
          </table:table-cell>
          <table:table-cell office:value-type="string">
            <text:p>Aline Ann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10/1938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77</text:p>
          </table:table-cell>
          <table:table-cell office:value-type="string">
            <text:p/>
          </table:table-cell>
          <table:table-cell office:value-type="string">
            <text:p>297 Rue Igor Stravinsk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05</text:span></text:p>
          </table:table-cell>
          <table:table-cell office:value-type="string">
            <text:p>DIABIRA</text:p>
          </table:table-cell>
          <table:table-cell office:value-type="string">
            <text:p>DIABIRA</text:p>
          </table:table-cell>
          <table:table-cell office:value-type="string">
            <text:p>Souleyma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6/04/193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20</text:p>
          </table:table-cell>
          <table:table-cell office:value-type="string">
            <text:p/>
          </table:table-cell>
          <table:table-cell office:value-type="string">
            <text:p>326 Rue Igor Stravinsk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677</text:span></text:p>
          </table:table-cell>
          <table:table-cell office:value-type="string">
            <text:p>NISSET</text:p>
          </table:table-cell>
          <table:table-cell office:value-type="string">
            <text:p>NOILHAC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5/1932</text:p>
          </table:table-cell>
          <table:table-cell office:value-type="string">
            <text:p>Isle (Haute-Vienn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0/05/2004</text:p>
          </table:table-cell>
          <table:table-cell office:value-type="string">
            <text:p>2423</text:p>
          </table:table-cell>
          <table:table-cell office:value-type="string">
            <text:p/>
          </table:table-cell>
          <table:table-cell office:value-type="string">
            <text:p>346 Rue Igor Stravinsk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3</text:span></text:p>
          </table:table-cell>
          <table:table-cell office:value-type="string">
            <text:p>BERNE</text:p>
          </table:table-cell>
          <table:table-cell office:value-type="string">
            <text:p>BERNE</text:p>
          </table:table-cell>
          <table:table-cell office:value-type="string">
            <text:p>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01/1932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715</text:p>
          </table:table-cell>
          <table:table-cell office:value-type="string">
            <text:p/>
          </table:table-cell>
          <table:table-cell office:value-type="string">
            <text:p>158 Rue Igor Stravinski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43</text:span></text:p>
          </table:table-cell>
          <table:table-cell office:value-type="string">
            <text:p>CASSE</text:p>
          </table:table-cell>
          <table:table-cell office:value-type="string">
            <text:p>MICOUD</text:p>
          </table:table-cell>
          <table:table-cell office:value-type="string">
            <text:p>Hélène Joséph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7/1926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0</text:p>
          </table:table-cell>
          <table:table-cell office:value-type="string">
            <text:p/>
          </table:table-cell>
          <table:table-cell office:value-type="string">
            <text:p>13 Chemin des I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51</text:span></text:p>
          </table:table-cell>
          <table:table-cell office:value-type="string">
            <text:p>MARILLAT</text:p>
          </table:table-cell>
          <table:table-cell office:value-type="string">
            <text:p>MARILLAT</text:p>
          </table:table-cell>
          <table:table-cell office:value-type="string">
            <text:p>Roger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9/01/1941</text:p>
          </table:table-cell>
          <table:table-cell office:value-type="string">
            <text:p>Moirans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2</text:p>
          </table:table-cell>
          <table:table-cell office:value-type="string">
            <text:p/>
          </table:table-cell>
          <table:table-cell office:value-type="string">
            <text:p>445 Chemin des I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767</text:span></text:p>
          </table:table-cell>
          <table:table-cell office:value-type="string">
            <text:p>BUGNON</text:p>
          </table:table-cell>
          <table:table-cell office:value-type="string">
            <text:p>BUGNON</text:p>
          </table:table-cell>
          <table:table-cell office:value-type="string">
            <text:p>Roger 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3/07/1932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2</text:p>
          </table:table-cell>
          <table:table-cell office:value-type="string">
            <text:p/>
          </table:table-cell>
          <table:table-cell office:value-type="string">
            <text:p>445 Chemin des I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773</text:span></text:p>
          </table:table-cell>
          <table:table-cell office:value-type="string">
            <text:p>SEKHER</text:p>
          </table:table-cell>
          <table:table-cell office:value-type="string">
            <text:p>SEKHER</text:p>
          </table:table-cell>
          <table:table-cell office:value-type="string">
            <text:p>Jedjig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1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>INFIRMIERE</text:p>
          </table:table-cell>
          <table:table-cell office:value-type="string">
            <text:p>01/09/1988</text:p>
          </table:table-cell>
          <table:table-cell office:value-type="string">
            <text:p>1864</text:p>
          </table:table-cell>
          <table:table-cell office:value-type="string">
            <text:p/>
          </table:table-cell>
          <table:table-cell office:value-type="string">
            <text:p>49 Rue de l'Isl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980</text:span></text:p>
          </table:table-cell>
          <table:table-cell office:value-type="string">
            <text:p>MILCENT</text:p>
          </table:table-cell>
          <table:table-cell office:value-type="string">
            <text:p>SPINNLER</text:p>
          </table:table-cell>
          <table:table-cell office:value-type="string">
            <text:p>Franço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5/193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9/10/2006</text:p>
          </table:table-cell>
          <table:table-cell office:value-type="string">
            <text:p>2447</text:p>
          </table:table-cell>
          <table:table-cell office:value-type="string">
            <text:p/>
          </table:table-cell>
          <table:table-cell office:value-type="string">
            <text:p>49 Rue de l'Isl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182</text:span></text:p>
          </table:table-cell>
          <table:table-cell office:value-type="string">
            <text:p>CABANEL</text:p>
          </table:table-cell>
          <table:table-cell office:value-type="string">
            <text:p>SANTUCCI</text:p>
          </table:table-cell>
          <table:table-cell office:value-type="string">
            <text:p>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11/1923</text:p>
          </table:table-cell>
          <table:table-cell office:value-type="string">
            <text:p>Dijon (Côte-d'Or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7/01/2007</text:p>
          </table:table-cell>
          <table:table-cell office:value-type="string">
            <text:p>2804</text:p>
          </table:table-cell>
          <table:table-cell office:value-type="string">
            <text:p/>
          </table:table-cell>
          <table:table-cell office:value-type="string">
            <text:p>49 Rue de l'Isl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279</text:span></text:p>
          </table:table-cell>
          <table:table-cell office:value-type="string">
            <text:p>CAPELLI</text:p>
          </table:table-cell>
          <table:table-cell office:value-type="string">
            <text:p>CAPELLI</text:p>
          </table:table-cell>
          <table:table-cell office:value-type="string">
            <text:p>Sav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3/1940</text:p>
          </table:table-cell>
          <table:table-cell office:value-type="string">
            <text:p>Voiron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14</text:p>
          </table:table-cell>
          <table:table-cell office:value-type="string">
            <text:p/>
          </table:table-cell>
          <table:table-cell office:value-type="string">
            <text:p>86 Rue de l'Isl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772</text:span></text:p>
          </table:table-cell>
          <table:table-cell office:value-type="string">
            <text:p>LANGLOIS</text:p>
          </table:table-cell>
          <table:table-cell office:value-type="string">
            <text:p>RAFARD</text:p>
          </table:table-cell>
          <table:table-cell office:value-type="string">
            <text:p>Den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2/192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01/09/1988</text:p>
          </table:table-cell>
          <table:table-cell office:value-type="string">
            <text:p>1863</text:p>
          </table:table-cell>
          <table:table-cell office:value-type="string">
            <text:p/>
          </table:table-cell>
          <table:table-cell office:value-type="string">
            <text:p>86 Rue de l'Isl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062</text:span></text:p>
          </table:table-cell>
          <table:table-cell office:value-type="string">
            <text:p>MICHEL</text:p>
          </table:table-cell>
          <table:table-cell office:value-type="string">
            <text:p>MICHEL</text:p>
          </table:table-cell>
          <table:table-cell office:value-type="string">
            <text:p>Rola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7/1926</text:p>
          </table:table-cell>
          <table:table-cell office:value-type="string">
            <text:p>Paris (Paris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9/1989</text:p>
          </table:table-cell>
          <table:table-cell office:value-type="string">
            <text:p>1954</text:p>
          </table:table-cell>
          <table:table-cell office:value-type="string">
            <text:p/>
          </table:table-cell>
          <table:table-cell office:value-type="string">
            <text:p>86 Rue de l'Isl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99</text:span></text:p>
          </table:table-cell>
          <table:table-cell office:value-type="string">
            <text:p>MONFORT</text:p>
          </table:table-cell>
          <table:table-cell office:value-type="string">
            <text:p>MONFORT</text:p>
          </table:table-cell>
          <table:table-cell office:value-type="string">
            <text:p>Claude Paul Ferna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04/193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34 Chemin de l'Ile Magn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00</text:span></text:p>
          </table:table-cell>
          <table:table-cell office:value-type="string">
            <text:p>MARTEL</text:p>
          </table:table-cell>
          <table:table-cell office:value-type="string">
            <text:p>MONFORT</text:p>
          </table:table-cell>
          <table:table-cell office:value-type="string">
            <text:p>Elisabeth Sabin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4/1938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3</text:p>
          </table:table-cell>
          <table:table-cell office:value-type="string">
            <text:p/>
          </table:table-cell>
          <table:table-cell office:value-type="string">
            <text:p>34 Chemin de l'Ile Magn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980</text:span></text:p>
          </table:table-cell>
          <table:table-cell office:value-type="string">
            <text:p>BLANLEUIL</text:p>
          </table:table-cell>
          <table:table-cell office:value-type="string">
            <text:p>BLANLEUIL</text:p>
          </table:table-cell>
          <table:table-cell office:value-type="string">
            <text:p>Marc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08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4/10/2003</text:p>
          </table:table-cell>
          <table:table-cell office:value-type="string">
            <text:p>1309</text:p>
          </table:table-cell>
          <table:table-cell office:value-type="string">
            <text:p/>
          </table:table-cell>
          <table:table-cell office:value-type="string">
            <text:p>149 Impasse Fantin Latou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430</text:span></text:p>
          </table:table-cell>
          <table:table-cell office:value-type="string">
            <text:p>NIVIERE</text:p>
          </table:table-cell>
          <table:table-cell office:value-type="string">
            <text:p>FELIX</text:p>
          </table:table-cell>
          <table:table-cell office:value-type="string">
            <text:p>Marie Madele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5/1934</text:p>
          </table:table-cell>
          <table:table-cell office:value-type="string">
            <text:p>Annemasse (Haute-Savoi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09</text:p>
          </table:table-cell>
          <table:table-cell office:value-type="string">
            <text:p/>
          </table:table-cell>
          <table:table-cell office:value-type="string">
            <text:p>4 Impasse Fleu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126</text:span></text:p>
          </table:table-cell>
          <table:table-cell office:value-type="string">
            <text:p>ZOUAOUI</text:p>
          </table:table-cell>
          <table:table-cell office:value-type="string">
            <text:p>ZOUAOUI</text:p>
          </table:table-cell>
          <table:table-cell office:value-type="string">
            <text:p>Al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01/191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54</text:p>
          </table:table-cell>
          <table:table-cell office:value-type="string">
            <text:p/>
          </table:table-cell>
          <table:table-cell office:value-type="string">
            <text:p>148 Allée des Foug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127</text:span></text:p>
          </table:table-cell>
          <table:table-cell office:value-type="string">
            <text:p>CHEURFI</text:p>
          </table:table-cell>
          <table:table-cell office:value-type="string">
            <text:p>ZOUAOUI</text:p>
          </table:table-cell>
          <table:table-cell office:value-type="string">
            <text:p>Yam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2/193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54</text:p>
          </table:table-cell>
          <table:table-cell office:value-type="string">
            <text:p/>
          </table:table-cell>
          <table:table-cell office:value-type="string">
            <text:p>148 Allée des Foug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893</text:span></text:p>
          </table:table-cell>
          <table:table-cell office:value-type="string">
            <text:p>MARCHAND</text:p>
          </table:table-cell>
          <table:table-cell office:value-type="string">
            <text:p>ROLANDO</text:p>
          </table:table-cell>
          <table:table-cell office:value-type="string">
            <text:p>Michel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11/1934</text:p>
          </table:table-cell>
          <table:table-cell office:value-type="string">
            <text:p>Amiens (Somm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7/09/2005</text:p>
          </table:table-cell>
          <table:table-cell office:value-type="string">
            <text:p>2653</text:p>
          </table:table-cell>
          <table:table-cell office:value-type="string">
            <text:p/>
          </table:table-cell>
          <table:table-cell office:value-type="string">
            <text:p>166 Allée des Foug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324</text:span></text:p>
          </table:table-cell>
          <table:table-cell office:value-type="string">
            <text:p>LEPRETRE</text:p>
          </table:table-cell>
          <table:table-cell office:value-type="string">
            <text:p>LEPRETRE</text:p>
          </table:table-cell>
          <table:table-cell office:value-type="string">
            <text:p>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0/09/1940</text:p>
          </table:table-cell>
          <table:table-cell office:value-type="string">
            <text:p>Écouché (Or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6/12/2011</text:p>
          </table:table-cell>
          <table:table-cell office:value-type="string">
            <text:p>3279</text:p>
          </table:table-cell>
          <table:table-cell office:value-type="string">
            <text:p/>
          </table:table-cell>
          <table:table-cell office:value-type="string">
            <text:p>166 Allée des Foug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90</text:span></text:p>
          </table:table-cell>
          <table:table-cell office:value-type="string">
            <text:p>BAUDRE</text:p>
          </table:table-cell>
          <table:table-cell office:value-type="string">
            <text:p>BAUDRE</text:p>
          </table:table-cell>
          <table:table-cell office:value-type="string">
            <text:p>Colette Germa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7/06/1932</text:p>
          </table:table-cell>
          <table:table-cell office:value-type="string">
            <text:p>Paris (Paris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33</text:p>
          </table:table-cell>
          <table:table-cell office:value-type="string">
            <text:p/>
          </table:table-cell>
          <table:table-cell office:value-type="string">
            <text:p>166 Allée des Foug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865</text:span></text:p>
          </table:table-cell>
          <table:table-cell office:value-type="string">
            <text:p>DAVID</text:p>
          </table:table-cell>
          <table:table-cell office:value-type="string">
            <text:p>BOIZARD</text:p>
          </table:table-cell>
          <table:table-cell office:value-type="string">
            <text:p>Madele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9/1932</text:p>
          </table:table-cell>
          <table:table-cell office:value-type="string">
            <text:p>Chambéry (Savoi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93</text:p>
          </table:table-cell>
          <table:table-cell office:value-type="string">
            <text:p/>
          </table:table-cell>
          <table:table-cell office:value-type="string">
            <text:p>188 Allée des Foug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895</text:span></text:p>
          </table:table-cell>
          <table:table-cell office:value-type="string">
            <text:p>ZOUAOUI</text:p>
          </table:table-cell>
          <table:table-cell office:value-type="string">
            <text:p>ZOUAOUI</text:p>
          </table:table-cell>
          <table:table-cell office:value-type="string">
            <text:p>Derradj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7/08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99</text:p>
          </table:table-cell>
          <table:table-cell office:value-type="string">
            <text:p/>
          </table:table-cell>
          <table:table-cell office:value-type="string">
            <text:p>188 Allée des Foug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896</text:span></text:p>
          </table:table-cell>
          <table:table-cell office:value-type="string">
            <text:p>MERAZGA</text:p>
          </table:table-cell>
          <table:table-cell office:value-type="string">
            <text:p>ZOUAOUI</text:p>
          </table:table-cell>
          <table:table-cell office:value-type="string">
            <text:p>Zehir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1/193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99</text:p>
          </table:table-cell>
          <table:table-cell office:value-type="string">
            <text:p/>
          </table:table-cell>
          <table:table-cell office:value-type="string">
            <text:p>188 Allée des Foug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913</text:span></text:p>
          </table:table-cell>
          <table:table-cell office:value-type="string">
            <text:p>BOULLEFT</text:p>
          </table:table-cell>
          <table:table-cell office:value-type="string">
            <text:p>HADJADJI</text:p>
          </table:table-cell>
          <table:table-cell office:value-type="string">
            <text:p>Kheir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6/190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02</text:p>
          </table:table-cell>
          <table:table-cell office:value-type="string">
            <text:p/>
          </table:table-cell>
          <table:table-cell office:value-type="string">
            <text:p>262 Allée des Foug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915</text:span></text:p>
          </table:table-cell>
          <table:table-cell office:value-type="string">
            <text:p>MEHENI</text:p>
          </table:table-cell>
          <table:table-cell office:value-type="string">
            <text:p>HADJADJI</text:p>
          </table:table-cell>
          <table:table-cell office:value-type="string">
            <text:p>Dahb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1/192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02</text:p>
          </table:table-cell>
          <table:table-cell office:value-type="string">
            <text:p/>
          </table:table-cell>
          <table:table-cell office:value-type="string">
            <text:p>262 Allée des Foug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916</text:span></text:p>
          </table:table-cell>
          <table:table-cell office:value-type="string">
            <text:p>ROKICKI</text:p>
          </table:table-cell>
          <table:table-cell office:value-type="string">
            <text:p>ROKICKI</text:p>
          </table:table-cell>
          <table:table-cell office:value-type="string">
            <text:p>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7/05/1931</text:p>
          </table:table-cell>
          <table:table-cell office:value-type="string">
            <text:p>Troyes (Aub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03</text:p>
          </table:table-cell>
          <table:table-cell office:value-type="string">
            <text:p/>
          </table:table-cell>
          <table:table-cell office:value-type="string">
            <text:p>262 Allée des Foug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917</text:span></text:p>
          </table:table-cell>
          <table:table-cell office:value-type="string">
            <text:p>GROSS</text:p>
          </table:table-cell>
          <table:table-cell office:value-type="string">
            <text:p>ROKICKI</text:p>
          </table:table-cell>
          <table:table-cell office:value-type="string">
            <text:p>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2/1934</text:p>
          </table:table-cell>
          <table:table-cell office:value-type="string">
            <text:p>Sainte-Savine (Aub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03</text:p>
          </table:table-cell>
          <table:table-cell office:value-type="string">
            <text:p/>
          </table:table-cell>
          <table:table-cell office:value-type="string">
            <text:p>262 Allée des Foug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902</text:span></text:p>
          </table:table-cell>
          <table:table-cell office:value-type="string">
            <text:p>CASTEX</text:p>
          </table:table-cell>
          <table:table-cell office:value-type="string">
            <text:p>CASTEX</text:p>
          </table:table-cell>
          <table:table-cell office:value-type="string">
            <text:p>Christian Eli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0/03/1939</text:p>
          </table:table-cell>
          <table:table-cell office:value-type="string">
            <text:p>Vaulx-en-Velin (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32</text:p>
          </table:table-cell>
          <table:table-cell office:value-type="string">
            <text:p/>
          </table:table-cell>
          <table:table-cell office:value-type="string">
            <text:p>7 Allée des Frên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903</text:span></text:p>
          </table:table-cell>
          <table:table-cell office:value-type="string">
            <text:p>BOUDET</text:p>
          </table:table-cell>
          <table:table-cell office:value-type="string">
            <text:p>CASTEX</text:p>
          </table:table-cell>
          <table:table-cell office:value-type="string">
            <text:p>Nicole Claud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4/1939</text:p>
          </table:table-cell>
          <table:table-cell office:value-type="string">
            <text:p>Modane (Savoi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32</text:p>
          </table:table-cell>
          <table:table-cell office:value-type="string">
            <text:p/>
          </table:table-cell>
          <table:table-cell office:value-type="string">
            <text:p>7 Allée des Frên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19</text:span></text:p>
          </table:table-cell>
          <table:table-cell office:value-type="string">
            <text:p>PROCACCI</text:p>
          </table:table-cell>
          <table:table-cell office:value-type="string">
            <text:p>PROCACCI</text:p>
          </table:table-cell>
          <table:table-cell office:value-type="string">
            <text:p>Ro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10/1938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33</text:p>
          </table:table-cell>
          <table:table-cell office:value-type="string">
            <text:p/>
          </table:table-cell>
          <table:table-cell office:value-type="string">
            <text:p>88 Rue Gérard Philip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158</text:span></text:p>
          </table:table-cell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Jean Antoi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03/192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7/09/2002</text:p>
          </table:table-cell>
          <table:table-cell office:value-type="string">
            <text:p>3517</text:p>
          </table:table-cell>
          <table:table-cell office:value-type="string">
            <text:p/>
          </table:table-cell>
          <table:table-cell office:value-type="string">
            <text:p>193 Rue Jacques Bre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245</text:span></text:p>
          </table:table-cell>
          <table:table-cell office:value-type="string">
            <text:p>TORRES</text:p>
          </table:table-cell>
          <table:table-cell office:value-type="string">
            <text:p>MARTIN</text:p>
          </table:table-cell>
          <table:table-cell office:value-type="string">
            <text:p>Anto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3/192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24/10/2002</text:p>
          </table:table-cell>
          <table:table-cell office:value-type="string">
            <text:p>3517</text:p>
          </table:table-cell>
          <table:table-cell office:value-type="string">
            <text:p/>
          </table:table-cell>
          <table:table-cell office:value-type="string">
            <text:p>193 Rue Jacques Bre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45</text:span></text:p>
          </table:table-cell>
          <table:table-cell office:value-type="string">
            <text:p>ANTOINE</text:p>
          </table:table-cell>
          <table:table-cell office:value-type="string">
            <text:p>ANTOINE</text:p>
          </table:table-cell>
          <table:table-cell office:value-type="string">
            <text:p>Léo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03/1938</text:p>
          </table:table-cell>
          <table:table-cell office:value-type="string">
            <text:p>Thannenkirch (Haut-Rhin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24</text:p>
          </table:table-cell>
          <table:table-cell office:value-type="string">
            <text:p/>
          </table:table-cell>
          <table:table-cell office:value-type="string">
            <text:p>215 Rue Jacques Bre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46</text:span></text:p>
          </table:table-cell>
          <table:table-cell office:value-type="string">
            <text:p>BRUDERMANN</text:p>
          </table:table-cell>
          <table:table-cell office:value-type="string">
            <text:p>ANTOINE</text:p>
          </table:table-cell>
          <table:table-cell office:value-type="string">
            <text:p>Marie-Madeleine Je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11/1941</text:p>
          </table:table-cell>
          <table:table-cell office:value-type="string">
            <text:p>Strasbourg (Bas-Rhin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24</text:p>
          </table:table-cell>
          <table:table-cell office:value-type="string">
            <text:p/>
          </table:table-cell>
          <table:table-cell office:value-type="string">
            <text:p>215 Rue Jacques Bre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52</text:span></text:p>
          </table:table-cell>
          <table:table-cell office:value-type="string">
            <text:p>FRIEH</text:p>
          </table:table-cell>
          <table:table-cell office:value-type="string">
            <text:p>ESPAGNAC</text:p>
          </table:table-cell>
          <table:table-cell office:value-type="string">
            <text:p>Jacqueline Christ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11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26</text:p>
          </table:table-cell>
          <table:table-cell office:value-type="string">
            <text:p/>
          </table:table-cell>
          <table:table-cell office:value-type="string">
            <text:p>269 Rue Jacques Bre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649</text:span></text:p>
          </table:table-cell>
          <table:table-cell office:value-type="string">
            <text:p>DUPENDANT</text:p>
          </table:table-cell>
          <table:table-cell office:value-type="string">
            <text:p>DUPENDANT</text:p>
          </table:table-cell>
          <table:table-cell office:value-type="string">
            <text:p>Bernar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3/06/1932</text:p>
          </table:table-cell>
          <table:table-cell office:value-type="string">
            <text:p>Saint-Pierre-de-Mailloc (Calvado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5/1988</text:p>
          </table:table-cell>
          <table:table-cell office:value-type="string">
            <text:p>1818</text:p>
          </table:table-cell>
          <table:table-cell office:value-type="string">
            <text:p/>
          </table:table-cell>
          <table:table-cell office:value-type="string">
            <text:p>375 Rue Jacques Bre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650</text:span></text:p>
          </table:table-cell>
          <table:table-cell office:value-type="string">
            <text:p>COTE</text:p>
          </table:table-cell>
          <table:table-cell office:value-type="string">
            <text:p>DUPENDANT</text:p>
          </table:table-cell>
          <table:table-cell office:value-type="string">
            <text:p>Suz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08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5/1988</text:p>
          </table:table-cell>
          <table:table-cell office:value-type="string">
            <text:p>1818</text:p>
          </table:table-cell>
          <table:table-cell office:value-type="string">
            <text:p/>
          </table:table-cell>
          <table:table-cell office:value-type="string">
            <text:p>375 Rue Jacques Bre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695</text:span></text:p>
          </table:table-cell>
          <table:table-cell office:value-type="string">
            <text:p>FAURE</text:p>
          </table:table-cell>
          <table:table-cell office:value-type="string">
            <text:p>FAURE</text:p>
          </table:table-cell>
          <table:table-cell office:value-type="string">
            <text:p>Georg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06/1928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7/1988</text:p>
          </table:table-cell>
          <table:table-cell office:value-type="string">
            <text:p>1839</text:p>
          </table:table-cell>
          <table:table-cell office:value-type="string">
            <text:p/>
          </table:table-cell>
          <table:table-cell office:value-type="string">
            <text:p>395 Rue Jacques Bre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696</text:span></text:p>
          </table:table-cell>
          <table:table-cell office:value-type="string">
            <text:p>LAMBERT</text:p>
          </table:table-cell>
          <table:table-cell office:value-type="string">
            <text:p>FAURE</text:p>
          </table:table-cell>
          <table:table-cell office:value-type="string">
            <text:p>Jea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02/1930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7/1988</text:p>
          </table:table-cell>
          <table:table-cell office:value-type="string">
            <text:p>1839</text:p>
          </table:table-cell>
          <table:table-cell office:value-type="string">
            <text:p/>
          </table:table-cell>
          <table:table-cell office:value-type="string">
            <text:p>395 Rue Jacques Bre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776</text:span></text:p>
          </table:table-cell>
          <table:table-cell office:value-type="string">
            <text:p>BERLHE de BERLHE</text:p>
          </table:table-cell>
          <table:table-cell office:value-type="string">
            <text:p>BERLHE DE BERLHE</text:p>
          </table:table-cell>
          <table:table-cell office:value-type="string">
            <text:p>Marie Josèph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6/1937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2/07/2004</text:p>
          </table:table-cell>
          <table:table-cell office:value-type="string">
            <text:p>4963</text:p>
          </table:table-cell>
          <table:table-cell office:value-type="string">
            <text:p/>
          </table:table-cell>
          <table:table-cell office:value-type="string">
            <text:p>13 Allée du Grand-Champ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15</text:span></text:p>
          </table:table-cell>
          <table:table-cell office:value-type="string">
            <text:p>FOURNIER</text:p>
          </table:table-cell>
          <table:table-cell office:value-type="string">
            <text:p>FOURNIER</text:p>
          </table:table-cell>
          <table:table-cell office:value-type="string">
            <text:p>Daniel Marc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3/05/1932</text:p>
          </table:table-cell>
          <table:table-cell office:value-type="string">
            <text:p>Canaples (Somm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57</text:p>
          </table:table-cell>
          <table:table-cell office:value-type="string">
            <text:p/>
          </table:table-cell>
          <table:table-cell office:value-type="string">
            <text:p>32 Allée du Grand-Champ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19</text:span></text:p>
          </table:table-cell>
          <table:table-cell office:value-type="string">
            <text:p>MERMET</text:p>
          </table:table-cell>
          <table:table-cell office:value-type="string">
            <text:p>MERMET</text:p>
          </table:table-cell>
          <table:table-cell office:value-type="string">
            <text:p>Jacqu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7/05/1941</text:p>
          </table:table-cell>
          <table:table-cell office:value-type="string">
            <text:p>Paris (Pari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59</text:p>
          </table:table-cell>
          <table:table-cell office:value-type="string">
            <text:p/>
          </table:table-cell>
          <table:table-cell office:value-type="string">
            <text:p>54 Allée du Grand-Champ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24</text:span></text:p>
          </table:table-cell>
          <table:table-cell office:value-type="string">
            <text:p>VANONI</text:p>
          </table:table-cell>
          <table:table-cell office:value-type="string">
            <text:p>VANONI</text:p>
          </table:table-cell>
          <table:table-cell office:value-type="string">
            <text:p>Ferna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7/06/1932</text:p>
          </table:table-cell>
          <table:table-cell office:value-type="string">
            <text:p>Saint-Jean-de-Maurienne (Savoi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61</text:p>
          </table:table-cell>
          <table:table-cell office:value-type="string">
            <text:p/>
          </table:table-cell>
          <table:table-cell office:value-type="string">
            <text:p>62 Allée du Grand-Champ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25</text:span></text:p>
          </table:table-cell>
          <table:table-cell office:value-type="string">
            <text:p>BONNET</text:p>
          </table:table-cell>
          <table:table-cell office:value-type="string">
            <text:p>VANONI</text:p>
          </table:table-cell>
          <table:table-cell office:value-type="string">
            <text:p>Monique G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4/1934</text:p>
          </table:table-cell>
          <table:table-cell office:value-type="string">
            <text:p>Chambéry (Savoi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61</text:p>
          </table:table-cell>
          <table:table-cell office:value-type="string">
            <text:p/>
          </table:table-cell>
          <table:table-cell office:value-type="string">
            <text:p>62 Allée du Grand-Champ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37</text:span></text:p>
          </table:table-cell>
          <table:table-cell office:value-type="string">
            <text:p>POURROY</text:p>
          </table:table-cell>
          <table:table-cell office:value-type="string">
            <text:p>POURROY</text:p>
          </table:table-cell>
          <table:table-cell office:value-type="string">
            <text:p>Pascal Joseph Georg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04/1941</text:p>
          </table:table-cell>
          <table:table-cell office:value-type="string">
            <text:p>Saint-Michel-de-Chaillol (Hautes-Alp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11</text:p>
          </table:table-cell>
          <table:table-cell office:value-type="string">
            <text:p/>
          </table:table-cell>
          <table:table-cell office:value-type="string">
            <text:p>124 Rue de la Grande Roch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38</text:span></text:p>
          </table:table-cell>
          <table:table-cell office:value-type="string">
            <text:p>SAGE</text:p>
          </table:table-cell>
          <table:table-cell office:value-type="string">
            <text:p>POURROY</text:p>
          </table:table-cell>
          <table:table-cell office:value-type="string">
            <text:p>François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10/1941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11</text:p>
          </table:table-cell>
          <table:table-cell office:value-type="string">
            <text:p/>
          </table:table-cell>
          <table:table-cell office:value-type="string">
            <text:p>124 Rue de la Grande Roch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45</text:span></text:p>
          </table:table-cell>
          <table:table-cell office:value-type="string">
            <text:p>PLANCHE</text:p>
          </table:table-cell>
          <table:table-cell office:value-type="string">
            <text:p>SALVI</text:p>
          </table:table-cell>
          <table:table-cell office:value-type="string">
            <text:p>Jos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2/1934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13</text:p>
          </table:table-cell>
          <table:table-cell office:value-type="string">
            <text:p/>
          </table:table-cell>
          <table:table-cell office:value-type="string">
            <text:p>158 Rue de la Grande Roch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52</text:span></text:p>
          </table:table-cell>
          <table:table-cell office:value-type="string">
            <text:p>FONCELLE</text:p>
          </table:table-cell>
          <table:table-cell office:value-type="string">
            <text:p>FONCELLE</text:p>
          </table:table-cell>
          <table:table-cell office:value-type="string">
            <text:p>Georg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03/1932</text:p>
          </table:table-cell>
          <table:table-cell office:value-type="string">
            <text:p>Avignon (Vauclus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16</text:p>
          </table:table-cell>
          <table:table-cell office:value-type="string">
            <text:p/>
          </table:table-cell>
          <table:table-cell office:value-type="string">
            <text:p>208 Rue de la Grande Roch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22</text:span></text:p>
          </table:table-cell>
          <table:table-cell office:value-type="string">
            <text:p>AMBROSINI</text:p>
          </table:table-cell>
          <table:table-cell office:value-type="string">
            <text:p>GILLET</text:p>
          </table:table-cell>
          <table:table-cell office:value-type="string">
            <text:p>Josiane Ren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09/1941</text:p>
          </table:table-cell>
          <table:table-cell office:value-type="string">
            <text:p>Briey (Meurthe-et-Mosell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45</text:p>
          </table:table-cell>
          <table:table-cell office:value-type="string">
            <text:p/>
          </table:table-cell>
          <table:table-cell office:value-type="string">
            <text:p>130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297</text:span></text:p>
          </table:table-cell>
          <table:table-cell office:value-type="string">
            <text:p>BOUTANTIN</text:p>
          </table:table-cell>
          <table:table-cell office:value-type="string">
            <text:p>BOUTANTIN</text:p>
          </table:table-cell>
          <table:table-cell office:value-type="string">
            <text:p>Marc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11/1918</text:p>
          </table:table-cell>
          <table:table-cell office:value-type="string">
            <text:p>Dizy (Mar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5/10/2001</text:p>
          </table:table-cell>
          <table:table-cell office:value-type="string">
            <text:p>2438</text:p>
          </table:table-cell>
          <table:table-cell office:value-type="string">
            <text:p/>
          </table:table-cell>
          <table:table-cell office:value-type="string">
            <text:p>174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35</text:span></text:p>
          </table:table-cell>
          <table:table-cell office:value-type="string">
            <text:p>AIMALE</text:p>
          </table:table-cell>
          <table:table-cell office:value-type="string">
            <text:p>BASSI</text:p>
          </table:table-cell>
          <table:table-cell office:value-type="string">
            <text:p>Jean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3/1931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49</text:p>
          </table:table-cell>
          <table:table-cell office:value-type="string">
            <text:p/>
          </table:table-cell>
          <table:table-cell office:value-type="string">
            <text:p>276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268</text:span></text:p>
          </table:table-cell>
          <table:table-cell office:value-type="string">
            <text:p>DAMOND</text:p>
          </table:table-cell>
          <table:table-cell office:value-type="string">
            <text:p>BELOT</text:p>
          </table:table-cell>
          <table:table-cell office:value-type="string">
            <text:p>Gisèle 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5/1940</text:p>
          </table:table-cell>
          <table:table-cell office:value-type="string">
            <text:p>Pommiers-la-Placett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11</text:p>
          </table:table-cell>
          <table:table-cell office:value-type="string">
            <text:p/>
          </table:table-cell>
          <table:table-cell office:value-type="string">
            <text:p>394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269</text:span></text:p>
          </table:table-cell>
          <table:table-cell office:value-type="string">
            <text:p>BELOT</text:p>
          </table:table-cell>
          <table:table-cell office:value-type="string">
            <text:p>BELOT</text:p>
          </table:table-cell>
          <table:table-cell office:value-type="string">
            <text:p>Marcel Ren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10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11</text:p>
          </table:table-cell>
          <table:table-cell office:value-type="string">
            <text:p/>
          </table:table-cell>
          <table:table-cell office:value-type="string">
            <text:p>394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302</text:span></text:p>
          </table:table-cell>
          <table:table-cell office:value-type="string">
            <text:p>BOUAKEL</text:p>
          </table:table-cell>
          <table:table-cell office:value-type="string">
            <text:p>KHELIFA</text:p>
          </table:table-cell>
          <table:table-cell office:value-type="string">
            <text:p>Fatm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2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24</text:p>
          </table:table-cell>
          <table:table-cell office:value-type="string">
            <text:p/>
          </table:table-cell>
          <table:table-cell office:value-type="string">
            <text:p>394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320</text:span></text:p>
          </table:table-cell>
          <table:table-cell office:value-type="string">
            <text:p>MARTIN</text:p>
          </table:table-cell>
          <table:table-cell office:value-type="string">
            <text:p>MOREAU</text:p>
          </table:table-cell>
          <table:table-cell office:value-type="string">
            <text:p>Suzann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12/1921</text:p>
          </table:table-cell>
          <table:table-cell office:value-type="string">
            <text:p>Pierre-Châtel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28</text:p>
          </table:table-cell>
          <table:table-cell office:value-type="string">
            <text:p/>
          </table:table-cell>
          <table:table-cell office:value-type="string">
            <text:p>394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329</text:span></text:p>
          </table:table-cell>
          <table:table-cell office:value-type="string">
            <text:p>ROUX</text:p>
          </table:table-cell>
          <table:table-cell office:value-type="string">
            <text:p>SCHOERLIN</text:p>
          </table:table-cell>
          <table:table-cell office:value-type="string">
            <text:p>Henri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8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35</text:p>
          </table:table-cell>
          <table:table-cell office:value-type="string">
            <text:p/>
          </table:table-cell>
          <table:table-cell office:value-type="string">
            <text:p>394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724</text:span></text:p>
          </table:table-cell>
          <table:table-cell office:value-type="string">
            <text:p>BOUKERROU</text:p>
          </table:table-cell>
          <table:table-cell office:value-type="string">
            <text:p>BOUGHLITA</text:p>
          </table:table-cell>
          <table:table-cell office:value-type="string">
            <text:p>Zohr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4/192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Sépar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48</text:p>
          </table:table-cell>
          <table:table-cell office:value-type="string">
            <text:p/>
          </table:table-cell>
          <table:table-cell office:value-type="string">
            <text:p>394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305</text:span></text:p>
          </table:table-cell>
          <table:table-cell office:value-type="string">
            <text:p>GUTTIERREZ</text:p>
          </table:table-cell>
          <table:table-cell office:value-type="string">
            <text:p>CASSAO</text:p>
          </table:table-cell>
          <table:table-cell office:value-type="string">
            <text:p>Maria de la Santissim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1/192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731</text:p>
          </table:table-cell>
          <table:table-cell office:value-type="string">
            <text:p/>
          </table:table-cell>
          <table:table-cell office:value-type="string">
            <text:p>394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380</text:span></text:p>
          </table:table-cell>
          <table:table-cell office:value-type="string">
            <text:p>GUILLERMINET</text:p>
          </table:table-cell>
          <table:table-cell office:value-type="string">
            <text:p>GUILLERMINET</text:p>
          </table:table-cell>
          <table:table-cell office:value-type="string">
            <text:p>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05/1940</text:p>
          </table:table-cell>
          <table:table-cell office:value-type="string">
            <text:p>Lyon (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2/06/2007</text:p>
          </table:table-cell>
          <table:table-cell office:value-type="string">
            <text:p>2897</text:p>
          </table:table-cell>
          <table:table-cell office:value-type="string">
            <text:p/>
          </table:table-cell>
          <table:table-cell office:value-type="string">
            <text:p>394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810</text:span></text:p>
          </table:table-cell>
          <table:table-cell office:value-type="string">
            <text:p>KROLIKOWSKI</text:p>
          </table:table-cell>
          <table:table-cell office:value-type="string">
            <text:p>KROLIKOWSKI</text:p>
          </table:table-cell>
          <table:table-cell office:value-type="string">
            <text:p>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1/04/1939</text:p>
          </table:table-cell>
          <table:table-cell office:value-type="string">
            <text:p>Divion (Pas-de-Calai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30/09/1998</text:p>
          </table:table-cell>
          <table:table-cell office:value-type="string">
            <text:p>3390</text:p>
          </table:table-cell>
          <table:table-cell office:value-type="string">
            <text:p/>
          </table:table-cell>
          <table:table-cell office:value-type="string">
            <text:p>394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860</text:span></text:p>
          </table:table-cell>
          <table:table-cell office:value-type="string">
            <text:p>LEMAITRE</text:p>
          </table:table-cell>
          <table:table-cell office:value-type="string">
            <text:p>KROLIKOWSKI</text:p>
          </table:table-cell>
          <table:table-cell office:value-type="string">
            <text:p>Alfred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09/1940</text:p>
          </table:table-cell>
          <table:table-cell office:value-type="string">
            <text:p>Divion (Pas-de-Calais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3/10/1998</text:p>
          </table:table-cell>
          <table:table-cell office:value-type="string">
            <text:p>3390</text:p>
          </table:table-cell>
          <table:table-cell office:value-type="string">
            <text:p/>
          </table:table-cell>
          <table:table-cell office:value-type="string">
            <text:p>394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41</text:span></text:p>
          </table:table-cell>
          <table:table-cell office:value-type="string">
            <text:p>LA RIZZA</text:p>
          </table:table-cell>
          <table:table-cell office:value-type="string">
            <text:p>ARDITO</text:p>
          </table:table-cell>
          <table:table-cell office:value-type="string">
            <text:p>Petroni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03/1940</text:p>
          </table:table-cell>
          <table:table-cell office:value-type="string">
            <text:p>Fontaine (Aub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51</text:p>
          </table:table-cell>
          <table:table-cell office:value-type="string">
            <text:p/>
          </table:table-cell>
          <table:table-cell office:value-type="string">
            <text:p>670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42</text:span></text:p>
          </table:table-cell>
          <table:table-cell office:value-type="string">
            <text:p>RICHARD</text:p>
          </table:table-cell>
          <table:table-cell office:value-type="string">
            <text:p>RICHARD</text:p>
          </table:table-cell>
          <table:table-cell office:value-type="string">
            <text:p>Jacques Vincen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8/1932</text:p>
          </table:table-cell>
          <table:table-cell office:value-type="string">
            <text:p>Lyon (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52</text:p>
          </table:table-cell>
          <table:table-cell office:value-type="string">
            <text:p/>
          </table:table-cell>
          <table:table-cell office:value-type="string">
            <text:p>678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43</text:span></text:p>
          </table:table-cell>
          <table:table-cell office:value-type="string">
            <text:p>FONTANIERE</text:p>
          </table:table-cell>
          <table:table-cell office:value-type="string">
            <text:p>RICHARD</text:p>
          </table:table-cell>
          <table:table-cell office:value-type="string">
            <text:p>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2/1935</text:p>
          </table:table-cell>
          <table:table-cell office:value-type="string">
            <text:p>Meys (Rhôn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52</text:p>
          </table:table-cell>
          <table:table-cell office:value-type="string">
            <text:p/>
          </table:table-cell>
          <table:table-cell office:value-type="string">
            <text:p>678 Avenue Jacques Préve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81</text:span></text:p>
          </table:table-cell>
          <table:table-cell office:value-type="string">
            <text:p>LENOIR</text:p>
          </table:table-cell>
          <table:table-cell office:value-type="string">
            <text:p>DUFAUD</text:p>
          </table:table-cell>
          <table:table-cell office:value-type="string">
            <text:p>Denise Fanny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05/1929</text:p>
          </table:table-cell>
          <table:table-cell office:value-type="string">
            <text:p>Paris (Paris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94</text:p>
          </table:table-cell>
          <table:table-cell office:value-type="string">
            <text:p/>
          </table:table-cell>
          <table:table-cell office:value-type="string">
            <text:p>19 Rue Lucien Guét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83</text:span></text:p>
          </table:table-cell>
          <table:table-cell office:value-type="string">
            <text:p>FRAISSE</text:p>
          </table:table-cell>
          <table:table-cell office:value-type="string">
            <text:p>CALLEJON</text:p>
          </table:table-cell>
          <table:table-cell office:value-type="string">
            <text:p>Léone Solange Mar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10/1934</text:p>
          </table:table-cell>
          <table:table-cell office:value-type="string">
            <text:p>Lyon (Rhôn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96</text:p>
          </table:table-cell>
          <table:table-cell office:value-type="string">
            <text:p/>
          </table:table-cell>
          <table:table-cell office:value-type="string">
            <text:p>45 Rue Lucien Guét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84</text:span></text:p>
          </table:table-cell>
          <table:table-cell office:value-type="string">
            <text:p>CALLEJON</text:p>
          </table:table-cell>
          <table:table-cell office:value-type="string">
            <text:p>CALLEJON</text:p>
          </table:table-cell>
          <table:table-cell office:value-type="string">
            <text:p>Gabri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8/08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96</text:p>
          </table:table-cell>
          <table:table-cell office:value-type="string">
            <text:p/>
          </table:table-cell>
          <table:table-cell office:value-type="string">
            <text:p>45 Rue Lucien Guét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86</text:span></text:p>
          </table:table-cell>
          <table:table-cell office:value-type="string">
            <text:p>TRUCHE</text:p>
          </table:table-cell>
          <table:table-cell office:value-type="string">
            <text:p>TRUCHE</text:p>
          </table:table-cell>
          <table:table-cell office:value-type="string">
            <text:p>Lou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9/08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97</text:p>
          </table:table-cell>
          <table:table-cell office:value-type="string">
            <text:p/>
          </table:table-cell>
          <table:table-cell office:value-type="string">
            <text:p>50 Rue Lucien Guét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94</text:span></text:p>
          </table:table-cell>
          <table:table-cell office:value-type="string">
            <text:p>KOLESNIKOFF</text:p>
          </table:table-cell>
          <table:table-cell office:value-type="string">
            <text:p>KOLESNIKOFF</text:p>
          </table:table-cell>
          <table:table-cell office:value-type="string">
            <text:p>Lou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11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99</text:p>
          </table:table-cell>
          <table:table-cell office:value-type="string">
            <text:p/>
          </table:table-cell>
          <table:table-cell office:value-type="string">
            <text:p>68 Rue Lucien Guét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02</text:span></text:p>
          </table:table-cell>
          <table:table-cell office:value-type="string">
            <text:p>CAPELLI</text:p>
          </table:table-cell>
          <table:table-cell office:value-type="string">
            <text:p>CAPELLI</text:p>
          </table:table-cell>
          <table:table-cell office:value-type="string">
            <text:p>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9/11/1929</text:p>
          </table:table-cell>
          <table:table-cell office:value-type="string">
            <text:p>Saint-Martin-le-Vinoux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01</text:p>
          </table:table-cell>
          <table:table-cell office:value-type="string">
            <text:p/>
          </table:table-cell>
          <table:table-cell office:value-type="string">
            <text:p>90 Rue Lucien Guéta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972</text:span></text:p>
          </table:table-cell>
          <table:table-cell office:value-type="string">
            <text:p>MOREAUX</text:p>
          </table:table-cell>
          <table:table-cell office:value-type="string">
            <text:p>MOREAUX</text:p>
          </table:table-cell>
          <table:table-cell office:value-type="string">
            <text:p>Rég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1/1941</text:p>
          </table:table-cell>
          <table:table-cell office:value-type="string">
            <text:p>Saint-Michel (Ais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14</text:p>
          </table:table-cell>
          <table:table-cell office:value-type="string">
            <text:p/>
          </table:table-cell>
          <table:table-cell office:value-type="string">
            <text:p>47 Allée des Hortensi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15</text:span></text:p>
          </table:table-cell>
          <table:table-cell office:value-type="string">
            <text:p>FERNANDES</text:p>
          </table:table-cell>
          <table:table-cell office:value-type="string">
            <text:p>NORONHA</text:p>
          </table:table-cell>
          <table:table-cell office:value-type="string">
            <text:p>Ana De Jésus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7/08/193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25</text:p>
          </table:table-cell>
          <table:table-cell office:value-type="string">
            <text:p/>
          </table:table-cell>
          <table:table-cell office:value-type="string">
            <text:p>47 Allée des Hortensi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24</text:span></text:p>
          </table:table-cell>
          <table:table-cell office:value-type="string">
            <text:p>PITOT</text:p>
          </table:table-cell>
          <table:table-cell office:value-type="string">
            <text:p>PITOT</text:p>
          </table:table-cell>
          <table:table-cell office:value-type="string">
            <text:p>Gabriel Henr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6/04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28</text:p>
          </table:table-cell>
          <table:table-cell office:value-type="string">
            <text:p/>
          </table:table-cell>
          <table:table-cell office:value-type="string">
            <text:p>47 Allée des Hortensi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25</text:span></text:p>
          </table:table-cell>
          <table:table-cell office:value-type="string">
            <text:p>PLANCHE</text:p>
          </table:table-cell>
          <table:table-cell office:value-type="string">
            <text:p>PLANCHE</text:p>
          </table:table-cell>
          <table:table-cell office:value-type="string">
            <text:p>Lucie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7/03/1938</text:p>
          </table:table-cell>
          <table:table-cell office:value-type="string">
            <text:p>Voreppe (Isère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29</text:p>
          </table:table-cell>
          <table:table-cell office:value-type="string">
            <text:p/>
          </table:table-cell>
          <table:table-cell office:value-type="string">
            <text:p>47 Allée des Hortensi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777</text:span></text:p>
          </table:table-cell>
          <table:table-cell office:value-type="string">
            <text:p>CARREZ</text:p>
          </table:table-cell>
          <table:table-cell office:value-type="string">
            <text:p>CARREZ</text:p>
          </table:table-cell>
          <table:table-cell office:value-type="string">
            <text:p>Jean-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04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8/07/2006</text:p>
          </table:table-cell>
          <table:table-cell office:value-type="string">
            <text:p>3972</text:p>
          </table:table-cell>
          <table:table-cell office:value-type="string">
            <text:p/>
          </table:table-cell>
          <table:table-cell office:value-type="string">
            <text:p>47 Allée des Hortensi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68</text:span></text:p>
          </table:table-cell>
          <table:table-cell office:value-type="string">
            <text:p>DIB</text:p>
          </table:table-cell>
          <table:table-cell office:value-type="string">
            <text:p>MEDROUB</text:p>
          </table:table-cell>
          <table:table-cell office:value-type="string">
            <text:p>Aïch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03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685</text:p>
          </table:table-cell>
          <table:table-cell office:value-type="string">
            <text:p/>
          </table:table-cell>
          <table:table-cell office:value-type="string">
            <text:p>63 Allée des Hortensi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069</text:span></text:p>
          </table:table-cell>
          <table:table-cell office:value-type="string">
            <text:p>MEDROUB</text:p>
          </table:table-cell>
          <table:table-cell office:value-type="string">
            <text:p>MEDROUB</text:p>
          </table:table-cell>
          <table:table-cell office:value-type="string">
            <text:p>Al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2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685</text:p>
          </table:table-cell>
          <table:table-cell office:value-type="string">
            <text:p/>
          </table:table-cell>
          <table:table-cell office:value-type="string">
            <text:p>63 Allée des Hortensi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603</text:span></text:p>
          </table:table-cell>
          <table:table-cell office:value-type="string">
            <text:p>POPARD</text:p>
          </table:table-cell>
          <table:table-cell office:value-type="string">
            <text:p>YOCCOZ</text:p>
          </table:table-cell>
          <table:table-cell office:value-type="string">
            <text:p>Raymond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9/1938</text:p>
          </table:table-cell>
          <table:table-cell office:value-type="string">
            <text:p>Livet-et-Gavet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2/01/2001</text:p>
          </table:table-cell>
          <table:table-cell office:value-type="string">
            <text:p>93</text:p>
          </table:table-cell>
          <table:table-cell office:value-type="string">
            <text:p/>
          </table:table-cell>
          <table:table-cell office:value-type="string">
            <text:p>117 Allée des Hortensi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416</text:span></text:p>
          </table:table-cell>
          <table:table-cell office:value-type="string">
            <text:p>REZAGUI</text:p>
          </table:table-cell>
          <table:table-cell office:value-type="string">
            <text:p>REZAGUI</text:p>
          </table:table-cell>
          <table:table-cell office:value-type="string">
            <text:p>Ammar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01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0/1997</text:p>
          </table:table-cell>
          <table:table-cell office:value-type="string">
            <text:p>1615</text:p>
          </table:table-cell>
          <table:table-cell office:value-type="string">
            <text:p/>
          </table:table-cell>
          <table:table-cell office:value-type="string">
            <text:p>117 Allée des Hortensi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010</text:span></text:p>
          </table:table-cell>
          <table:table-cell office:value-type="string">
            <text:p>BENLAOUER</text:p>
          </table:table-cell>
          <table:table-cell office:value-type="string">
            <text:p>REZAGUI</text:p>
          </table:table-cell>
          <table:table-cell office:value-type="string">
            <text:p>Messaoud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9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6/12/1998</text:p>
          </table:table-cell>
          <table:table-cell office:value-type="string">
            <text:p>1615</text:p>
          </table:table-cell>
          <table:table-cell office:value-type="string">
            <text:p/>
          </table:table-cell>
          <table:table-cell office:value-type="string">
            <text:p>117 Allée des Hortensi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119</text:span></text:p>
          </table:table-cell>
          <table:table-cell office:value-type="string">
            <text:p>DI PASQUALE</text:p>
          </table:table-cell>
          <table:table-cell office:value-type="string">
            <text:p>DI PASQUALE</text:p>
          </table:table-cell>
          <table:table-cell office:value-type="string">
            <text:p>André 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7/11/1937</text:p>
          </table:table-cell>
          <table:table-cell office:value-type="string">
            <text:p>Fontaine (Aub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52</text:p>
          </table:table-cell>
          <table:table-cell office:value-type="string">
            <text:p/>
          </table:table-cell>
          <table:table-cell office:value-type="string">
            <text:p>117 Allée des Hortensi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120</text:span></text:p>
          </table:table-cell>
          <table:table-cell office:value-type="string">
            <text:p>HUYS</text:p>
          </table:table-cell>
          <table:table-cell office:value-type="string">
            <text:p>DI PASQUALE</text:p>
          </table:table-cell>
          <table:table-cell office:value-type="string">
            <text:p>Monique Alice Mar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11/1939</text:p>
          </table:table-cell>
          <table:table-cell office:value-type="string">
            <text:p>Roubaix (Nord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52</text:p>
          </table:table-cell>
          <table:table-cell office:value-type="string">
            <text:p/>
          </table:table-cell>
          <table:table-cell office:value-type="string">
            <text:p>117 Allée des Hortensi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30</text:span></text:p>
          </table:table-cell>
          <table:table-cell office:value-type="string">
            <text:p>ALLEGRET</text:p>
          </table:table-cell>
          <table:table-cell office:value-type="string">
            <text:p>ALLEGRET</text:p>
          </table:table-cell>
          <table:table-cell office:value-type="string">
            <text:p>Yv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04/1930</text:p>
          </table:table-cell>
          <table:table-cell office:value-type="string">
            <text:p>Voreppe (Isère)</text:p>
          </table:table-cell>
          <table:table-cell office:value-type="string">
            <text:p>Vie marital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65</text:p>
          </table:table-cell>
          <table:table-cell office:value-type="string">
            <text:p/>
          </table:table-cell>
          <table:table-cell office:value-type="string">
            <text:p>20 Rue Jean Achar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31</text:span></text:p>
          </table:table-cell>
          <table:table-cell office:value-type="string">
            <text:p>SIMOND</text:p>
          </table:table-cell>
          <table:table-cell office:value-type="string">
            <text:p>SIMOND</text:p>
          </table:table-cell>
          <table:table-cell office:value-type="string">
            <text:p>Georges Gustav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0/03/1933</text:p>
          </table:table-cell>
          <table:table-cell office:value-type="string">
            <text:p>Réaumont (Isère)</text:p>
          </table:table-cell>
          <table:table-cell office:value-type="string">
            <text:p>Vie marital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65</text:p>
          </table:table-cell>
          <table:table-cell office:value-type="string">
            <text:p/>
          </table:table-cell>
          <table:table-cell office:value-type="string">
            <text:p>20 Rue Jean Achar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917</text:span></text:p>
          </table:table-cell>
          <table:table-cell office:value-type="string">
            <text:p>MOUTIER</text:p>
          </table:table-cell>
          <table:table-cell office:value-type="string">
            <text:p>MOUTIER</text:p>
          </table:table-cell>
          <table:table-cell office:value-type="string">
            <text:p>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12/192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36</text:p>
          </table:table-cell>
          <table:table-cell office:value-type="string">
            <text:p/>
          </table:table-cell>
          <table:table-cell office:value-type="string">
            <text:p>34 Allée des Jasmin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918</text:span></text:p>
          </table:table-cell>
          <table:table-cell office:value-type="string">
            <text:p>ODOIT</text:p>
          </table:table-cell>
          <table:table-cell office:value-type="string">
            <text:p>MOUTIER</text:p>
          </table:table-cell>
          <table:table-cell office:value-type="string">
            <text:p>Odette Germa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1/1932</text:p>
          </table:table-cell>
          <table:table-cell office:value-type="string">
            <text:p>Varacieux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36</text:p>
          </table:table-cell>
          <table:table-cell office:value-type="string">
            <text:p/>
          </table:table-cell>
          <table:table-cell office:value-type="string">
            <text:p>34 Allée des Jasmin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950</text:span></text:p>
          </table:table-cell>
          <table:table-cell office:value-type="string">
            <text:p>GALASSI</text:p>
          </table:table-cell>
          <table:table-cell office:value-type="string">
            <text:p>GALASSI</text:p>
          </table:table-cell>
          <table:table-cell office:value-type="string">
            <text:p>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6/1932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46</text:p>
          </table:table-cell>
          <table:table-cell office:value-type="string">
            <text:p/>
          </table:table-cell>
          <table:table-cell office:value-type="string">
            <text:p>130 Allée des Jasmin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622</text:span></text:p>
          </table:table-cell>
          <table:table-cell office:value-type="string">
            <text:p>BOIRON</text:p>
          </table:table-cell>
          <table:table-cell office:value-type="string">
            <text:p>BOIRON</text:p>
          </table:table-cell>
          <table:table-cell office:value-type="string">
            <text:p>Mauric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2/01/1937</text:p>
          </table:table-cell>
          <table:table-cell office:value-type="string">
            <text:p>Sainte-Colombe (Hautes-Alp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9/04/1999</text:p>
          </table:table-cell>
          <table:table-cell office:value-type="string">
            <text:p>3723</text:p>
          </table:table-cell>
          <table:table-cell office:value-type="string">
            <text:p/>
          </table:table-cell>
          <table:table-cell office:value-type="string">
            <text:p>93 Rue Jean Moul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033</text:span></text:p>
          </table:table-cell>
          <table:table-cell office:value-type="string">
            <text:p>TRILLAT</text:p>
          </table:table-cell>
          <table:table-cell office:value-type="string">
            <text:p>BOIRON</text:p>
          </table:table-cell>
          <table:table-cell office:value-type="string">
            <text:p>Co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1/1939</text:p>
          </table:table-cell>
          <table:table-cell office:value-type="string">
            <text:p>Mur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8/11/2005</text:p>
          </table:table-cell>
          <table:table-cell office:value-type="string">
            <text:p>3723</text:p>
          </table:table-cell>
          <table:table-cell office:value-type="string">
            <text:p/>
          </table:table-cell>
          <table:table-cell office:value-type="string">
            <text:p>93 Rue Jean Moul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552</text:span></text:p>
          </table:table-cell>
          <table:table-cell office:value-type="string">
            <text:p>GARCIA</text:p>
          </table:table-cell>
          <table:table-cell office:value-type="string">
            <text:p>GARRIDO</text:p>
          </table:table-cell>
          <table:table-cell office:value-type="string">
            <text:p>Ro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12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5/01/2002</text:p>
          </table:table-cell>
          <table:table-cell office:value-type="string">
            <text:p>2963</text:p>
          </table:table-cell>
          <table:table-cell office:value-type="string">
            <text:p/>
          </table:table-cell>
          <table:table-cell office:value-type="string">
            <text:p>104 Rue Jean Moul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176</text:span></text:p>
          </table:table-cell>
          <table:table-cell office:value-type="string">
            <text:p>IPPOLITO</text:p>
          </table:table-cell>
          <table:table-cell office:value-type="string">
            <text:p>IPPOLITO</text:p>
          </table:table-cell>
          <table:table-cell office:value-type="string">
            <text:p>Nicola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12/1939</text:p>
          </table:table-cell>
          <table:table-cell office:value-type="string">
            <text:p>Fontaine (Aub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6/01/2007</text:p>
          </table:table-cell>
          <table:table-cell office:value-type="string">
            <text:p>1369</text:p>
          </table:table-cell>
          <table:table-cell office:value-type="string">
            <text:p/>
          </table:table-cell>
          <table:table-cell office:value-type="string">
            <text:p>137 Rue Jean Moul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27</text:span></text:p>
          </table:table-cell>
          <table:table-cell office:value-type="string">
            <text:p>SCHENMETZLER</text:p>
          </table:table-cell>
          <table:table-cell office:value-type="string">
            <text:p>SCHENMETZLER</text:p>
          </table:table-cell>
          <table:table-cell office:value-type="string">
            <text:p>Jean  Claud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2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6/1994</text:p>
          </table:table-cell>
          <table:table-cell office:value-type="string">
            <text:p>524</text:p>
          </table:table-cell>
          <table:table-cell office:value-type="string">
            <text:p/>
          </table:table-cell>
          <table:table-cell office:value-type="string">
            <text:p>169 Rue Jean Moul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38</text:span></text:p>
          </table:table-cell>
          <table:table-cell office:value-type="string">
            <text:p>VIGNE</text:p>
          </table:table-cell>
          <table:table-cell office:value-type="string">
            <text:p>VIGNE</text:p>
          </table:table-cell>
          <table:table-cell office:value-type="string">
            <text:p>Gérard Mariu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5/1941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27</text:p>
          </table:table-cell>
          <table:table-cell office:value-type="string">
            <text:p/>
          </table:table-cell>
          <table:table-cell office:value-type="string">
            <text:p>340 Rue Jean Moul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39</text:span></text:p>
          </table:table-cell>
          <table:table-cell office:value-type="string">
            <text:p>MAILLET</text:p>
          </table:table-cell>
          <table:table-cell office:value-type="string">
            <text:p>VIGNE</text:p>
          </table:table-cell>
          <table:table-cell office:value-type="string">
            <text:p>El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6/1941</text:p>
          </table:table-cell>
          <table:table-cell office:value-type="string">
            <text:p>Aix-les-Bains (Savoi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27</text:p>
          </table:table-cell>
          <table:table-cell office:value-type="string">
            <text:p/>
          </table:table-cell>
          <table:table-cell office:value-type="string">
            <text:p>340 Rue Jean Moul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42</text:span></text:p>
          </table:table-cell>
          <table:table-cell office:value-type="string">
            <text:p>DREVILLE</text:p>
          </table:table-cell>
          <table:table-cell office:value-type="string">
            <text:p>LE ROY</text:p>
          </table:table-cell>
          <table:table-cell office:value-type="string">
            <text:p>Lucie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4/1924</text:p>
          </table:table-cell>
          <table:table-cell office:value-type="string">
            <text:p>Sacy-le-Grand (Ois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28</text:p>
          </table:table-cell>
          <table:table-cell office:value-type="string">
            <text:p/>
          </table:table-cell>
          <table:table-cell office:value-type="string">
            <text:p>351 Rue Jean Moul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43</text:span></text:p>
          </table:table-cell>
          <table:table-cell office:value-type="string">
            <text:p>LE ROY</text:p>
          </table:table-cell>
          <table:table-cell office:value-type="string">
            <text:p>LE ROY</text:p>
          </table:table-cell>
          <table:table-cell office:value-type="string">
            <text:p>Raymond Germai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1/1926</text:p>
          </table:table-cell>
          <table:table-cell office:value-type="string">
            <text:p>Paris (Pari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28</text:p>
          </table:table-cell>
          <table:table-cell office:value-type="string">
            <text:p/>
          </table:table-cell>
          <table:table-cell office:value-type="string">
            <text:p>351 Rue Jean Moul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957</text:span></text:p>
          </table:table-cell>
          <table:table-cell office:value-type="string">
            <text:p>MEHAT</text:p>
          </table:table-cell>
          <table:table-cell office:value-type="string">
            <text:p>BOUHOUT</text:p>
          </table:table-cell>
          <table:table-cell office:value-type="string">
            <text:p>Zohr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7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01</text:p>
          </table:table-cell>
          <table:table-cell office:value-type="string">
            <text:p/>
          </table:table-cell>
          <table:table-cell office:value-type="string">
            <text:p>13 Rue Jean Prévos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472</text:span></text:p>
          </table:table-cell>
          <table:table-cell office:value-type="string">
            <text:p>BARRAN</text:p>
          </table:table-cell>
          <table:table-cell office:value-type="string">
            <text:p>BARRAN</text:p>
          </table:table-cell>
          <table:table-cell office:value-type="string">
            <text:p>Franço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04/1940</text:p>
          </table:table-cell>
          <table:table-cell office:value-type="string">
            <text:p>Voiron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78</text:p>
          </table:table-cell>
          <table:table-cell office:value-type="string">
            <text:p/>
          </table:table-cell>
          <table:table-cell office:value-type="string">
            <text:p>13 Rue Jean Prévos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474</text:span></text:p>
          </table:table-cell>
          <table:table-cell office:value-type="string">
            <text:p>BERTHELOT</text:p>
          </table:table-cell>
          <table:table-cell office:value-type="string">
            <text:p>BERTHELOT</text:p>
          </table:table-cell>
          <table:table-cell office:value-type="string">
            <text:p>Alain 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3/04/1941</text:p>
          </table:table-cell>
          <table:table-cell office:value-type="string">
            <text:p>Roanne (Loi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80</text:p>
          </table:table-cell>
          <table:table-cell office:value-type="string">
            <text:p/>
          </table:table-cell>
          <table:table-cell office:value-type="string">
            <text:p>13 Rue Jean Prévos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725</text:span></text:p>
          </table:table-cell>
          <table:table-cell office:value-type="string">
            <text:p>LOMBARD</text:p>
          </table:table-cell>
          <table:table-cell office:value-type="string">
            <text:p>LOMBARD</text:p>
          </table:table-cell>
          <table:table-cell office:value-type="string">
            <text:p>Joseph Antoni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08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166</text:p>
          </table:table-cell>
          <table:table-cell office:value-type="string">
            <text:p/>
          </table:table-cell>
          <table:table-cell office:value-type="string">
            <text:p>13 Rue Jean Prévos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726</text:span></text:p>
          </table:table-cell>
          <table:table-cell office:value-type="string">
            <text:p>LO TURCO</text:p>
          </table:table-cell>
          <table:table-cell office:value-type="string">
            <text:p>LOMBARD</text:p>
          </table:table-cell>
          <table:table-cell office:value-type="string">
            <text:p>Yoland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09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166</text:p>
          </table:table-cell>
          <table:table-cell office:value-type="string">
            <text:p/>
          </table:table-cell>
          <table:table-cell office:value-type="string">
            <text:p>13 Rue Jean Prévos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586</text:span></text:p>
          </table:table-cell>
          <table:table-cell office:value-type="string">
            <text:p>GUAGENTI</text:p>
          </table:table-cell>
          <table:table-cell office:value-type="string">
            <text:p>GERACI</text:p>
          </table:table-cell>
          <table:table-cell office:value-type="string">
            <text:p>Ros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5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Sépar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4/1998</text:p>
          </table:table-cell>
          <table:table-cell office:value-type="string">
            <text:p>2210</text:p>
          </table:table-cell>
          <table:table-cell office:value-type="string">
            <text:p/>
          </table:table-cell>
          <table:table-cell office:value-type="string">
            <text:p>13 Rue Jean Prévos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79</text:span></text:p>
          </table:table-cell>
          <table:table-cell office:value-type="string">
            <text:p>GAILLAT</text:p>
          </table:table-cell>
          <table:table-cell office:value-type="string">
            <text:p>GAILLAT</text:p>
          </table:table-cell>
          <table:table-cell office:value-type="string">
            <text:p>Jean-Mari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11/1941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32</text:p>
          </table:table-cell>
          <table:table-cell office:value-type="string">
            <text:p/>
          </table:table-cell>
          <table:table-cell office:value-type="string">
            <text:p>1 Rue du Lac Bleu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89</text:span></text:p>
          </table:table-cell>
          <table:table-cell office:value-type="string">
            <text:p>SARCIRON</text:p>
          </table:table-cell>
          <table:table-cell office:value-type="string">
            <text:p>SARCIRON</text:p>
          </table:table-cell>
          <table:table-cell office:value-type="string">
            <text:p>Jean-François Ro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3/08/1941</text:p>
          </table:table-cell>
          <table:table-cell office:value-type="string">
            <text:p>Clermont-Ferrand (Puy-de-Dôm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35</text:p>
          </table:table-cell>
          <table:table-cell office:value-type="string">
            <text:p/>
          </table:table-cell>
          <table:table-cell office:value-type="string">
            <text:p>458 Rue du Lac Bleu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05</text:span></text:p>
          </table:table-cell>
          <table:table-cell office:value-type="string">
            <text:p>CORREARD</text:p>
          </table:table-cell>
          <table:table-cell office:value-type="string">
            <text:p>CORREARD</text:p>
          </table:table-cell>
          <table:table-cell office:value-type="string">
            <text:p>Camille 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3/06/1930</text:p>
          </table:table-cell>
          <table:table-cell office:value-type="string">
            <text:p>Mens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57</text:p>
          </table:table-cell>
          <table:table-cell office:value-type="string">
            <text:p/>
          </table:table-cell>
          <table:table-cell office:value-type="string">
            <text:p>179 Chemin Jean Monn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06</text:span></text:p>
          </table:table-cell>
          <table:table-cell office:value-type="string">
            <text:p>RAVE</text:p>
          </table:table-cell>
          <table:table-cell office:value-type="string">
            <text:p>CORREARD</text:p>
          </table:table-cell>
          <table:table-cell office:value-type="string">
            <text:p>Elisa Anto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3/1931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57</text:p>
          </table:table-cell>
          <table:table-cell office:value-type="string">
            <text:p/>
          </table:table-cell>
          <table:table-cell office:value-type="string">
            <text:p>179 Chemin Jean Monn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320</text:span></text:p>
          </table:table-cell>
          <table:table-cell office:value-type="string">
            <text:p>RAVE</text:p>
          </table:table-cell>
          <table:table-cell office:value-type="string">
            <text:p>GRASSET</text:p>
          </table:table-cell>
          <table:table-cell office:value-type="string">
            <text:p>Jeanne Emilie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6/1933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8/1990</text:p>
          </table:table-cell>
          <table:table-cell office:value-type="string">
            <text:p>2039</text:p>
          </table:table-cell>
          <table:table-cell office:value-type="string">
            <text:p/>
          </table:table-cell>
          <table:table-cell office:value-type="string">
            <text:p>357 Chemin Jean Monn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08</text:span></text:p>
          </table:table-cell>
          <table:table-cell office:value-type="string">
            <text:p>PIEMONTESI</text:p>
          </table:table-cell>
          <table:table-cell office:value-type="string">
            <text:p>PIEMONTESI</text:p>
          </table:table-cell>
          <table:table-cell office:value-type="string">
            <text:p>Pierre Philipp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6/1939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58</text:p>
          </table:table-cell>
          <table:table-cell office:value-type="string">
            <text:p/>
          </table:table-cell>
          <table:table-cell office:value-type="string">
            <text:p>490 Chemin Jean Monn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99</text:span></text:p>
          </table:table-cell>
          <table:table-cell office:value-type="string">
            <text:p>GISBERT</text:p>
          </table:table-cell>
          <table:table-cell office:value-type="string">
            <text:p>GISBERT</text:p>
          </table:table-cell>
          <table:table-cell office:value-type="string">
            <text:p>Rolla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3/10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11</text:p>
          </table:table-cell>
          <table:table-cell office:value-type="string">
            <text:p/>
          </table:table-cell>
          <table:table-cell office:value-type="string">
            <text:p>24 Allée des Gentian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835</text:span></text:p>
          </table:table-cell>
          <table:table-cell office:value-type="string">
            <text:p>VALOIS</text:p>
          </table:table-cell>
          <table:table-cell office:value-type="string">
            <text:p>VALOIS</text:p>
          </table:table-cell>
          <table:table-cell office:value-type="string">
            <text:p>Philipp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7/07/1941</text:p>
          </table:table-cell>
          <table:table-cell office:value-type="string">
            <text:p>Paris (Pari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96</text:p>
          </table:table-cell>
          <table:table-cell office:value-type="string">
            <text:p>2203</text:p>
          </table:table-cell>
          <table:table-cell office:value-type="string">
            <text:p/>
          </table:table-cell>
          <table:table-cell office:value-type="string">
            <text:p>140 Allée des Gentian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836</text:span></text:p>
          </table:table-cell>
          <table:table-cell office:value-type="string">
            <text:p>LESOT</text:p>
          </table:table-cell>
          <table:table-cell office:value-type="string">
            <text:p>VALOIS</text:p>
          </table:table-cell>
          <table:table-cell office:value-type="string">
            <text:p>Michè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10/1941</text:p>
          </table:table-cell>
          <table:table-cell office:value-type="string">
            <text:p>Paris (Paris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96</text:p>
          </table:table-cell>
          <table:table-cell office:value-type="string">
            <text:p>2203</text:p>
          </table:table-cell>
          <table:table-cell office:value-type="string">
            <text:p/>
          </table:table-cell>
          <table:table-cell office:value-type="string">
            <text:p>140 Allée des Gentian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01</text:span></text:p>
          </table:table-cell>
          <table:table-cell office:value-type="string">
            <text:p>CHATAIN</text:p>
          </table:table-cell>
          <table:table-cell office:value-type="string">
            <text:p>CHATAIN</text:p>
          </table:table-cell>
          <table:table-cell office:value-type="string">
            <text:p>Henri Léon Sylvain Pier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05/1929</text:p>
          </table:table-cell>
          <table:table-cell office:value-type="string">
            <text:p>Menton (Alpes-Maritim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12</text:p>
          </table:table-cell>
          <table:table-cell office:value-type="string">
            <text:p/>
          </table:table-cell>
          <table:table-cell office:value-type="string">
            <text:p>65 Rue Lacordai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02</text:span></text:p>
          </table:table-cell>
          <table:table-cell office:value-type="string">
            <text:p>AMMON</text:p>
          </table:table-cell>
          <table:table-cell office:value-type="string">
            <text:p>CHATAIN</text:p>
          </table:table-cell>
          <table:table-cell office:value-type="string">
            <text:p>Franço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5/1932</text:p>
          </table:table-cell>
          <table:table-cell office:value-type="string">
            <text:p>Nancy (Meurthe-et-Mosell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12</text:p>
          </table:table-cell>
          <table:table-cell office:value-type="string">
            <text:p/>
          </table:table-cell>
          <table:table-cell office:value-type="string">
            <text:p>65 Rue Lacordai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03</text:span></text:p>
          </table:table-cell>
          <table:table-cell office:value-type="string">
            <text:p>ROMAN</text:p>
          </table:table-cell>
          <table:table-cell office:value-type="string">
            <text:p>MARINONI</text:p>
          </table:table-cell>
          <table:table-cell office:value-type="string">
            <text:p>Georg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8/10/1920</text:p>
          </table:table-cell>
          <table:table-cell office:value-type="string">
            <text:p>Lagrand (Hautes-Alpes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13</text:p>
          </table:table-cell>
          <table:table-cell office:value-type="string">
            <text:p/>
          </table:table-cell>
          <table:table-cell office:value-type="string">
            <text:p>71 Rue Lacordai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07</text:span></text:p>
          </table:table-cell>
          <table:table-cell office:value-type="string">
            <text:p>GUILLAUME</text:p>
          </table:table-cell>
          <table:table-cell office:value-type="string">
            <text:p>GRATIER</text:p>
          </table:table-cell>
          <table:table-cell office:value-type="string">
            <text:p>Madele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09/1928</text:p>
          </table:table-cell>
          <table:table-cell office:value-type="string">
            <text:p>Baugy (Cher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14</text:p>
          </table:table-cell>
          <table:table-cell office:value-type="string">
            <text:p/>
          </table:table-cell>
          <table:table-cell office:value-type="string">
            <text:p>82 Rue Lacordai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08</text:span></text:p>
          </table:table-cell>
          <table:table-cell office:value-type="string">
            <text:p>GRATIER</text:p>
          </table:table-cell>
          <table:table-cell office:value-type="string">
            <text:p>GRATIER</text:p>
          </table:table-cell>
          <table:table-cell office:value-type="string">
            <text:p>Jacqu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09/1932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14</text:p>
          </table:table-cell>
          <table:table-cell office:value-type="string">
            <text:p/>
          </table:table-cell>
          <table:table-cell office:value-type="string">
            <text:p>82 Rue Lacordai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528</text:span></text:p>
          </table:table-cell>
          <table:table-cell office:value-type="string">
            <text:p>BOUVIER</text:p>
          </table:table-cell>
          <table:table-cell office:value-type="string">
            <text:p>BOUVIER</text:p>
          </table:table-cell>
          <table:table-cell office:value-type="string">
            <text:p>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1/09/1933</text:p>
          </table:table-cell>
          <table:table-cell office:value-type="string">
            <text:p>Saint-Uze (Drôm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1/12/2000</text:p>
          </table:table-cell>
          <table:table-cell office:value-type="string">
            <text:p>3190</text:p>
          </table:table-cell>
          <table:table-cell office:value-type="string">
            <text:p/>
          </table:table-cell>
          <table:table-cell office:value-type="string">
            <text:p>142 Rue Lacordai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516</text:span></text:p>
          </table:table-cell>
          <table:table-cell office:value-type="string">
            <text:p>BOUVIER</text:p>
          </table:table-cell>
          <table:table-cell office:value-type="string">
            <text:p>ESTAVIL</text:p>
          </table:table-cell>
          <table:table-cell office:value-type="string">
            <text:p>Genevièv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6/1939</text:p>
          </table:table-cell>
          <table:table-cell office:value-type="string">
            <text:p>Valence (Charent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20/12/2001</text:p>
          </table:table-cell>
          <table:table-cell office:value-type="string">
            <text:p>3190</text:p>
          </table:table-cell>
          <table:table-cell office:value-type="string">
            <text:p/>
          </table:table-cell>
          <table:table-cell office:value-type="string">
            <text:p>142 Rue Lacordai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94</text:span></text:p>
          </table:table-cell>
          <table:table-cell office:value-type="string">
            <text:p>SUBTIL</text:p>
          </table:table-cell>
          <table:table-cell office:value-type="string">
            <text:p>SUBTIL</text:p>
          </table:table-cell>
          <table:table-cell office:value-type="string">
            <text:p>Georges Mari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03/1940</text:p>
          </table:table-cell>
          <table:table-cell office:value-type="string">
            <text:p>Bourg-en-Bresse (Ain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08</text:p>
          </table:table-cell>
          <table:table-cell office:value-type="string">
            <text:p/>
          </table:table-cell>
          <table:table-cell office:value-type="string">
            <text:p>80 Rue des Ir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164</text:span></text:p>
          </table:table-cell>
          <table:table-cell office:value-type="string">
            <text:p>GUERIPEL</text:p>
          </table:table-cell>
          <table:table-cell office:value-type="string">
            <text:p>GUERIPEL</text:p>
          </table:table-cell>
          <table:table-cell office:value-type="string">
            <text:p>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1/01/1939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1/1989</text:p>
          </table:table-cell>
          <table:table-cell office:value-type="string">
            <text:p>1985</text:p>
          </table:table-cell>
          <table:table-cell office:value-type="string">
            <text:p/>
          </table:table-cell>
          <table:table-cell office:value-type="string">
            <text:p>111 Rue des Ir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165</text:span></text:p>
          </table:table-cell>
          <table:table-cell office:value-type="string">
            <text:p>PACHE</text:p>
          </table:table-cell>
          <table:table-cell office:value-type="string">
            <text:p>GUERIPEL</text:p>
          </table:table-cell>
          <table:table-cell office:value-type="string">
            <text:p>Jos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1/1941</text:p>
          </table:table-cell>
          <table:table-cell office:value-type="string">
            <text:p>Lyon (Rhôn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11/1989</text:p>
          </table:table-cell>
          <table:table-cell office:value-type="string">
            <text:p>1985</text:p>
          </table:table-cell>
          <table:table-cell office:value-type="string">
            <text:p/>
          </table:table-cell>
          <table:table-cell office:value-type="string">
            <text:p>111 Rue des Iri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78</text:span></text:p>
          </table:table-cell>
          <table:table-cell office:value-type="string">
            <text:p>FAURE</text:p>
          </table:table-cell>
          <table:table-cell office:value-type="string">
            <text:p>SOUQUET-GRUMEY</text:p>
          </table:table-cell>
          <table:table-cell office:value-type="string">
            <text:p>Renée Margueri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8/1921</text:p>
          </table:table-cell>
          <table:table-cell office:value-type="string">
            <text:p>Allevard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16</text:p>
          </table:table-cell>
          <table:table-cell office:value-type="string">
            <text:p/>
          </table:table-cell>
          <table:table-cell office:value-type="string">
            <text:p>400 Avenue de Juin 1940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440</text:span></text:p>
          </table:table-cell>
          <table:table-cell office:value-type="string">
            <text:p>DE SIMONE</text:p>
          </table:table-cell>
          <table:table-cell office:value-type="string">
            <text:p>VIRGONE</text:p>
          </table:table-cell>
          <table:table-cell office:value-type="string">
            <text:p>Libor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1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4/02/2012</text:p>
          </table:table-cell>
          <table:table-cell office:value-type="string">
            <text:p>4239</text:p>
          </table:table-cell>
          <table:table-cell office:value-type="string">
            <text:p/>
          </table:table-cell>
          <table:table-cell office:value-type="string">
            <text:p>861 Avenue de Juin 1940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42</text:span></text:p>
          </table:table-cell>
          <table:table-cell office:value-type="string">
            <text:p>BOURRON</text:p>
          </table:table-cell>
          <table:table-cell office:value-type="string">
            <text:p>GRATIER</text:p>
          </table:table-cell>
          <table:table-cell office:value-type="string">
            <text:p>Elisabeth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12/1934</text:p>
          </table:table-cell>
          <table:table-cell office:value-type="string">
            <text:p>La Tronch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63</text:p>
          </table:table-cell>
          <table:table-cell office:value-type="string">
            <text:p/>
          </table:table-cell>
          <table:table-cell office:value-type="string">
            <text:p>27 Rue Lambourna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44</text:span></text:p>
          </table:table-cell>
          <table:table-cell office:value-type="string">
            <text:p>SERPOLLET</text:p>
          </table:table-cell>
          <table:table-cell office:value-type="string">
            <text:p>SERPOLLET</text:p>
          </table:table-cell>
          <table:table-cell office:value-type="string">
            <text:p>Lucie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11/1930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COUTURIERE</text:p>
          </table:table-cell>
          <table:table-cell office:value-type="string">
            <text:p>01/01/1902</text:p>
          </table:table-cell>
          <table:table-cell office:value-type="string">
            <text:p>1064</text:p>
          </table:table-cell>
          <table:table-cell office:value-type="string">
            <text:p/>
          </table:table-cell>
          <table:table-cell office:value-type="string">
            <text:p>36 Rue Lambourna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952</text:span></text:p>
          </table:table-cell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Jean Al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09/1935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47</text:p>
          </table:table-cell>
          <table:table-cell office:value-type="string">
            <text:p/>
          </table:table-cell>
          <table:table-cell office:value-type="string">
            <text:p>36 Allée du Lavoi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43</text:span></text:p>
          </table:table-cell>
          <table:table-cell office:value-type="string">
            <text:p>BOYER</text:p>
          </table:table-cell>
          <table:table-cell office:value-type="string">
            <text:p>BOYER</text:p>
          </table:table-cell>
          <table:table-cell office:value-type="string">
            <text:p>Pier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2/1940</text:p>
          </table:table-cell>
          <table:table-cell office:value-type="string">
            <text:p>Die (Drôm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83</text:p>
          </table:table-cell>
          <table:table-cell office:value-type="string">
            <text:p/>
          </table:table-cell>
          <table:table-cell office:value-type="string">
            <text:p>84 Chemin des Lil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47</text:span></text:p>
          </table:table-cell>
          <table:table-cell office:value-type="string">
            <text:p>GAMBERINI</text:p>
          </table:table-cell>
          <table:table-cell office:value-type="string">
            <text:p>GAMBERINI</text:p>
          </table:table-cell>
          <table:table-cell office:value-type="string">
            <text:p>Jean   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4/1939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84</text:p>
          </table:table-cell>
          <table:table-cell office:value-type="string">
            <text:p/>
          </table:table-cell>
          <table:table-cell office:value-type="string">
            <text:p>87 Chemin des Lil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55</text:span></text:p>
          </table:table-cell>
          <table:table-cell office:value-type="string">
            <text:p>CHARAT</text:p>
          </table:table-cell>
          <table:table-cell office:value-type="string">
            <text:p>CHEVRON</text:p>
          </table:table-cell>
          <table:table-cell office:value-type="string">
            <text:p>Ginett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08/1939</text:p>
          </table:table-cell>
          <table:table-cell office:value-type="string">
            <text:p>Pont-de-Beauvoisin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>EMPLOYEE DE BUREAU</text:p>
          </table:table-cell>
          <table:table-cell office:value-type="string">
            <text:p>01/01/1902</text:p>
          </table:table-cell>
          <table:table-cell office:value-type="string">
            <text:p>887</text:p>
          </table:table-cell>
          <table:table-cell office:value-type="string">
            <text:p/>
          </table:table-cell>
          <table:table-cell office:value-type="string">
            <text:p>145 Chemin des Lil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56</text:span></text:p>
          </table:table-cell>
          <table:table-cell office:value-type="string">
            <text:p>CHEVRON</text:p>
          </table:table-cell>
          <table:table-cell office:value-type="string">
            <text:p>CHEVRON</text:p>
          </table:table-cell>
          <table:table-cell office:value-type="string">
            <text:p>Lucien 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10/1939</text:p>
          </table:table-cell>
          <table:table-cell office:value-type="string">
            <text:p>Pont-de-Beauvoisi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87</text:p>
          </table:table-cell>
          <table:table-cell office:value-type="string">
            <text:p/>
          </table:table-cell>
          <table:table-cell office:value-type="string">
            <text:p>145 Chemin des Lil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28</text:span></text:p>
          </table:table-cell>
          <table:table-cell office:value-type="string">
            <text:p>BRUN</text:p>
          </table:table-cell>
          <table:table-cell office:value-type="string">
            <text:p>BRUN</text:p>
          </table:table-cell>
          <table:table-cell office:value-type="string">
            <text:p>François Eugè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8/1926</text:p>
          </table:table-cell>
          <table:table-cell office:value-type="string">
            <text:p>Saint-Quentin-la-Poterie (Gard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63</text:p>
          </table:table-cell>
          <table:table-cell office:value-type="string">
            <text:p/>
          </table:table-cell>
          <table:table-cell office:value-type="string">
            <text:p>29 Chemin du Logis-Neuf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32</text:span></text:p>
          </table:table-cell>
          <table:table-cell office:value-type="string">
            <text:p>BOUDET</text:p>
          </table:table-cell>
          <table:table-cell office:value-type="string">
            <text:p>BOUDET</text:p>
          </table:table-cell>
          <table:table-cell office:value-type="string">
            <text:p>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1/1933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264</text:p>
          </table:table-cell>
          <table:table-cell office:value-type="string">
            <text:p/>
          </table:table-cell>
          <table:table-cell office:value-type="string">
            <text:p>57 Chemin du Logis-Neuf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966</text:span></text:p>
          </table:table-cell>
          <table:table-cell office:value-type="string">
            <text:p>LUX</text:p>
          </table:table-cell>
          <table:table-cell office:value-type="string">
            <text:p>LUX</text:p>
          </table:table-cell>
          <table:table-cell office:value-type="string">
            <text:p>Roland  Jacqu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8/06/1937</text:p>
          </table:table-cell>
          <table:table-cell office:value-type="string">
            <text:p>Kutzenhausen (Bas-Rhin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89</text:p>
          </table:table-cell>
          <table:table-cell office:value-type="string">
            <text:p/>
          </table:table-cell>
          <table:table-cell office:value-type="string">
            <text:p>276 Allée la Fontaine aux Mer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399</text:span></text:p>
          </table:table-cell>
          <table:table-cell office:value-type="string">
            <text:p>POTTIER</text:p>
          </table:table-cell>
          <table:table-cell office:value-type="string">
            <text:p>BOUTELEUX</text:p>
          </table:table-cell>
          <table:table-cell office:value-type="string">
            <text:p>Chantal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7/1941</text:p>
          </table:table-cell>
          <table:table-cell office:value-type="string">
            <text:p>Lambersart (Nord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99</text:p>
          </table:table-cell>
          <table:table-cell office:value-type="string">
            <text:p/>
          </table:table-cell>
          <table:table-cell office:value-type="string">
            <text:p>46 Allée des Lucio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609</text:span></text:p>
          </table:table-cell>
          <table:table-cell office:value-type="string">
            <text:p>VAUTRIN</text:p>
          </table:table-cell>
          <table:table-cell office:value-type="string">
            <text:p>DENIS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01/1940</text:p>
          </table:table-cell>
          <table:table-cell office:value-type="string">
            <text:p>Nancy (Meurthe-et-Mosell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22/01/2001</text:p>
          </table:table-cell>
          <table:table-cell office:value-type="string">
            <text:p>229</text:p>
          </table:table-cell>
          <table:table-cell office:value-type="string">
            <text:p/>
          </table:table-cell>
          <table:table-cell office:value-type="string">
            <text:p>100 Allée des Lucio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718</text:span></text:p>
          </table:table-cell>
          <table:table-cell office:value-type="string">
            <text:p>DENIS</text:p>
          </table:table-cell>
          <table:table-cell office:value-type="string">
            <text:p>DENIS</text:p>
          </table:table-cell>
          <table:table-cell office:value-type="string">
            <text:p>Lou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1/09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30/06/2006</text:p>
          </table:table-cell>
          <table:table-cell office:value-type="string">
            <text:p>229</text:p>
          </table:table-cell>
          <table:table-cell office:value-type="string">
            <text:p/>
          </table:table-cell>
          <table:table-cell office:value-type="string">
            <text:p>100 Allée des Lucio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470</text:span></text:p>
          </table:table-cell>
          <table:table-cell office:value-type="string">
            <text:p>GANCI</text:p>
          </table:table-cell>
          <table:table-cell office:value-type="string">
            <text:p>DAMATO</text:p>
          </table:table-cell>
          <table:table-cell office:value-type="string">
            <text:p>Félic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6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5/01/2009</text:p>
          </table:table-cell>
          <table:table-cell office:value-type="string">
            <text:p>4081</text:p>
          </table:table-cell>
          <table:table-cell office:value-type="string">
            <text:p/>
          </table:table-cell>
          <table:table-cell office:value-type="string">
            <text:p>31 Rue du Maréchal Lecler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73</text:span></text:p>
          </table:table-cell>
          <table:table-cell office:value-type="string">
            <text:p>ETIENNE</text:p>
          </table:table-cell>
          <table:table-cell office:value-type="string">
            <text:p>ETIENNE</text:p>
          </table:table-cell>
          <table:table-cell office:value-type="string">
            <text:p>Robert Jean Pier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10/1941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36</text:p>
          </table:table-cell>
          <table:table-cell office:value-type="string">
            <text:p/>
          </table:table-cell>
          <table:table-cell office:value-type="string">
            <text:p>64 Rue du Maréchal Lecler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472</text:span></text:p>
          </table:table-cell>
          <table:table-cell office:value-type="string">
            <text:p>BOIVIN</text:p>
          </table:table-cell>
          <table:table-cell office:value-type="string">
            <text:p>BOIVIN</text:p>
          </table:table-cell>
          <table:table-cell office:value-type="string">
            <text:p>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6/02/1932</text:p>
          </table:table-cell>
          <table:table-cell office:value-type="string">
            <text:p>Saint-Bonnet-en-Bresse (Saône-et-Loi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0/06/2007</text:p>
          </table:table-cell>
          <table:table-cell office:value-type="string">
            <text:p>3004</text:p>
          </table:table-cell>
          <table:table-cell office:value-type="string">
            <text:p/>
          </table:table-cell>
          <table:table-cell office:value-type="string">
            <text:p>112 Rue du Maréchal Lecler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86</text:span></text:p>
          </table:table-cell>
          <table:table-cell office:value-type="string">
            <text:p>BAUDIN</text:p>
          </table:table-cell>
          <table:table-cell office:value-type="string">
            <text:p>BONINO</text:p>
          </table:table-cell>
          <table:table-cell office:value-type="string">
            <text:p>Hélène Marie Je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1/1934</text:p>
          </table:table-cell>
          <table:table-cell office:value-type="string">
            <text:p>Belfort (Territoire de Belfort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40</text:p>
          </table:table-cell>
          <table:table-cell office:value-type="string">
            <text:p/>
          </table:table-cell>
          <table:table-cell office:value-type="string">
            <text:p>193 Rue du Maréchal Lecler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87</text:span></text:p>
          </table:table-cell>
          <table:table-cell office:value-type="string">
            <text:p>BONINO</text:p>
          </table:table-cell>
          <table:table-cell office:value-type="string">
            <text:p>BONINO</text:p>
          </table:table-cell>
          <table:table-cell office:value-type="string">
            <text:p>Guisepp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9/03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40</text:p>
          </table:table-cell>
          <table:table-cell office:value-type="string">
            <text:p/>
          </table:table-cell>
          <table:table-cell office:value-type="string">
            <text:p>193 Rue du Maréchal Lecler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08</text:span></text:p>
          </table:table-cell>
          <table:table-cell office:value-type="string">
            <text:p>MARTIN</text:p>
          </table:table-cell>
          <table:table-cell office:value-type="string">
            <text:p>CAVESTRO</text:p>
          </table:table-cell>
          <table:table-cell office:value-type="string">
            <text:p>Luc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11/192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47</text:p>
          </table:table-cell>
          <table:table-cell office:value-type="string">
            <text:p/>
          </table:table-cell>
          <table:table-cell office:value-type="string">
            <text:p>311 Rue du Maréchal Lecler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541</text:span></text:p>
          </table:table-cell>
          <table:table-cell office:value-type="string">
            <text:p>ROBERT</text:p>
          </table:table-cell>
          <table:table-cell office:value-type="string">
            <text:p>ROBERT</text:p>
          </table:table-cell>
          <table:table-cell office:value-type="string">
            <text:p>Charles 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11/1937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87</text:p>
          </table:table-cell>
          <table:table-cell office:value-type="string">
            <text:p/>
          </table:table-cell>
          <table:table-cell office:value-type="string">
            <text:p>311 Rue du Maréchal Lecler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116</text:span></text:p>
          </table:table-cell>
          <table:table-cell office:value-type="string">
            <text:p>TIQUET</text:p>
          </table:table-cell>
          <table:table-cell office:value-type="string">
            <text:p>NEELS</text:p>
          </table:table-cell>
          <table:table-cell office:value-type="string">
            <text:p>Marie-Claire Armance Lamb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1/08/192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9/08/1999</text:p>
          </table:table-cell>
          <table:table-cell office:value-type="string">
            <text:p>863</text:p>
          </table:table-cell>
          <table:table-cell office:value-type="string">
            <text:p/>
          </table:table-cell>
          <table:table-cell office:value-type="string">
            <text:p>324 Rue du Maréchal Lecler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15</text:span></text:p>
          </table:table-cell>
          <table:table-cell office:value-type="string">
            <text:p>NAJUC</text:p>
          </table:table-cell>
          <table:table-cell office:value-type="string">
            <text:p>NAJUC</text:p>
          </table:table-cell>
          <table:table-cell office:value-type="string">
            <text:p>Marcel Mariu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8/06/193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50</text:p>
          </table:table-cell>
          <table:table-cell office:value-type="string">
            <text:p/>
          </table:table-cell>
          <table:table-cell office:value-type="string">
            <text:p>351 Rue du Maréchal Lecler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16</text:span></text:p>
          </table:table-cell>
          <table:table-cell office:value-type="string">
            <text:p>KORYCZAN</text:p>
          </table:table-cell>
          <table:table-cell office:value-type="string">
            <text:p>NAJUC</text:p>
          </table:table-cell>
          <table:table-cell office:value-type="string">
            <text:p>Marcelle Stéphan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02/1939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50</text:p>
          </table:table-cell>
          <table:table-cell office:value-type="string">
            <text:p/>
          </table:table-cell>
          <table:table-cell office:value-type="string">
            <text:p>351 Rue du Maréchal Leclerc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15</text:span></text:p>
          </table:table-cell>
          <table:table-cell office:value-type="string">
            <text:p>BOEUF</text:p>
          </table:table-cell>
          <table:table-cell office:value-type="string">
            <text:p>BOEUF</text:p>
          </table:table-cell>
          <table:table-cell office:value-type="string">
            <text:p>Pierre Antoine Gabri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2/1935</text:p>
          </table:table-cell>
          <table:table-cell office:value-type="string">
            <text:p>Sainte-Agnès (Alpes-Maritim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85</text:p>
          </table:table-cell>
          <table:table-cell office:value-type="string">
            <text:p/>
          </table:table-cell>
          <table:table-cell office:value-type="string">
            <text:p>511 Rue des Marty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81</text:span></text:p>
          </table:table-cell>
          <table:table-cell office:value-type="string">
            <text:p>SAGE</text:p>
          </table:table-cell>
          <table:table-cell office:value-type="string">
            <text:p>DALL'OLMO</text:p>
          </table:table-cell>
          <table:table-cell office:value-type="string">
            <text:p>Paule Jos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07/1940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73</text:p>
          </table:table-cell>
          <table:table-cell office:value-type="string">
            <text:p/>
          </table:table-cell>
          <table:table-cell office:value-type="string">
            <text:p>143 Chemin des Magnaneri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72</text:span></text:p>
          </table:table-cell>
          <table:table-cell office:value-type="string">
            <text:p>DA SILVA</text:p>
          </table:table-cell>
          <table:table-cell office:value-type="string">
            <text:p>AGOSTINHO</text:p>
          </table:table-cell>
          <table:table-cell office:value-type="string">
            <text:p>Sab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7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16</text:p>
          </table:table-cell>
          <table:table-cell office:value-type="string">
            <text:p/>
          </table:table-cell>
          <table:table-cell office:value-type="string">
            <text:p>58 Rue Mouille-So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919</text:span></text:p>
          </table:table-cell>
          <table:table-cell office:value-type="string">
            <text:p>CAILLAUX</text:p>
          </table:table-cell>
          <table:table-cell office:value-type="string">
            <text:p>CAILLAUX</text:p>
          </table:table-cell>
          <table:table-cell office:value-type="string">
            <text:p>Philipp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9/07/1936</text:p>
          </table:table-cell>
          <table:table-cell office:value-type="string">
            <text:p>Boulogne-Billancourt (Hauts-de-Sei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4/1996</text:p>
          </table:table-cell>
          <table:table-cell office:value-type="string">
            <text:p>2584</text:p>
          </table:table-cell>
          <table:table-cell office:value-type="string">
            <text:p/>
          </table:table-cell>
          <table:table-cell office:value-type="string">
            <text:p>134 Chemin de Malossan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94</text:span></text:p>
          </table:table-cell>
          <table:table-cell office:value-type="string">
            <text:p>GANDELLI</text:p>
          </table:table-cell>
          <table:table-cell office:value-type="string">
            <text:p>GANDELLI</text:p>
          </table:table-cell>
          <table:table-cell office:value-type="string">
            <text:p>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7/06/1934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88</text:p>
          </table:table-cell>
          <table:table-cell office:value-type="string">
            <text:p/>
          </table:table-cell>
          <table:table-cell office:value-type="string">
            <text:p>337 Chemin de Malossan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572</text:span></text:p>
          </table:table-cell>
          <table:table-cell office:value-type="string">
            <text:p>MUNOZ</text:p>
          </table:table-cell>
          <table:table-cell office:value-type="string">
            <text:p>MUNOZ</text:p>
          </table:table-cell>
          <table:table-cell office:value-type="string">
            <text:p>Henr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05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3/1994</text:p>
          </table:table-cell>
          <table:table-cell office:value-type="string">
            <text:p>2463</text:p>
          </table:table-cell>
          <table:table-cell office:value-type="string">
            <text:p/>
          </table:table-cell>
          <table:table-cell office:value-type="string">
            <text:p>446 Chemin de Malossan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573</text:span></text:p>
          </table:table-cell>
          <table:table-cell office:value-type="string">
            <text:p>CHARLIER</text:p>
          </table:table-cell>
          <table:table-cell office:value-type="string">
            <text:p>MUNOZ</text:p>
          </table:table-cell>
          <table:table-cell office:value-type="string">
            <text:p>Franço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6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3/1994</text:p>
          </table:table-cell>
          <table:table-cell office:value-type="string">
            <text:p>2463</text:p>
          </table:table-cell>
          <table:table-cell office:value-type="string">
            <text:p/>
          </table:table-cell>
          <table:table-cell office:value-type="string">
            <text:p>446 Chemin de Malossan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823</text:span></text:p>
          </table:table-cell>
          <table:table-cell office:value-type="string">
            <text:p>LOCATELLI</text:p>
          </table:table-cell>
          <table:table-cell office:value-type="string">
            <text:p>LOCATELLI</text:p>
          </table:table-cell>
          <table:table-cell office:value-type="string">
            <text:p>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03/1936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80</text:p>
          </table:table-cell>
          <table:table-cell office:value-type="string">
            <text:p/>
          </table:table-cell>
          <table:table-cell office:value-type="string">
            <text:p>580 Chemin de Malossan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824</text:span></text:p>
          </table:table-cell>
          <table:table-cell office:value-type="string">
            <text:p>BUISSIERE</text:p>
          </table:table-cell>
          <table:table-cell office:value-type="string">
            <text:p>LOCATELLI</text:p>
          </table:table-cell>
          <table:table-cell office:value-type="string">
            <text:p>Marth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11/1936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80</text:p>
          </table:table-cell>
          <table:table-cell office:value-type="string">
            <text:p/>
          </table:table-cell>
          <table:table-cell office:value-type="string">
            <text:p>580 Chemin de Malossan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94</text:span></text:p>
          </table:table-cell>
          <table:table-cell office:value-type="string">
            <text:p>LOCATELLI</text:p>
          </table:table-cell>
          <table:table-cell office:value-type="string">
            <text:p>LOCATELLI</text:p>
          </table:table-cell>
          <table:table-cell office:value-type="string">
            <text:p>Benvenuto Eugè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10/1934</text:p>
          </table:table-cell>
          <table:table-cell office:value-type="string">
            <text:p>Saint-Pierre-d'Entremont (Or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0</text:p>
          </table:table-cell>
          <table:table-cell office:value-type="string">
            <text:p/>
          </table:table-cell>
          <table:table-cell office:value-type="string">
            <text:p>103 Chemin de Malsouch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24</text:span></text:p>
          </table:table-cell>
          <table:table-cell office:value-type="string">
            <text:p>PIALLAT</text:p>
          </table:table-cell>
          <table:table-cell office:value-type="string">
            <text:p>BROIZE</text:p>
          </table:table-cell>
          <table:table-cell office:value-type="string">
            <text:p>Andrée Marie Joseph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1/1935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27</text:p>
          </table:table-cell>
          <table:table-cell office:value-type="string">
            <text:p/>
          </table:table-cell>
          <table:table-cell office:value-type="string">
            <text:p>161 Chemin des Mativ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39</text:span></text:p>
          </table:table-cell>
          <table:table-cell office:value-type="string">
            <text:p>PIALLAT</text:p>
          </table:table-cell>
          <table:table-cell office:value-type="string">
            <text:p>PIALLAT</text:p>
          </table:table-cell>
          <table:table-cell office:value-type="string">
            <text:p>Genevièv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10/1937</text:p>
          </table:table-cell>
          <table:table-cell office:value-type="string">
            <text:p>Grenobl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31</text:p>
          </table:table-cell>
          <table:table-cell office:value-type="string">
            <text:p/>
          </table:table-cell>
          <table:table-cell office:value-type="string">
            <text:p>284 Chemin des Mativ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70</text:span></text:p>
          </table:table-cell>
          <table:table-cell office:value-type="string">
            <text:p>MONIN</text:p>
          </table:table-cell>
          <table:table-cell office:value-type="string">
            <text:p>SIGE</text:p>
          </table:table-cell>
          <table:table-cell office:value-type="string">
            <text:p>Georg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11/1937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91</text:p>
          </table:table-cell>
          <table:table-cell office:value-type="string">
            <text:p/>
          </table:table-cell>
          <table:table-cell office:value-type="string">
            <text:p>26 Chemin des Magnoli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71</text:span></text:p>
          </table:table-cell>
          <table:table-cell office:value-type="string">
            <text:p>BACOCO BRITO</text:p>
          </table:table-cell>
          <table:table-cell office:value-type="string">
            <text:p>BACOCO BRITO</text:p>
          </table:table-cell>
          <table:table-cell office:value-type="string">
            <text:p>Helder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11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ie marital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91</text:p>
          </table:table-cell>
          <table:table-cell office:value-type="string">
            <text:p/>
          </table:table-cell>
          <table:table-cell office:value-type="string">
            <text:p>26 Chemin des Magnoli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72</text:span></text:p>
          </table:table-cell>
          <table:table-cell office:value-type="string">
            <text:p>MONIN</text:p>
          </table:table-cell>
          <table:table-cell office:value-type="string">
            <text:p>MONIN</text:p>
          </table:table-cell>
          <table:table-cell office:value-type="string">
            <text:p>Laurent Lou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3/12/1939</text:p>
          </table:table-cell>
          <table:table-cell office:value-type="string">
            <text:p>Voreppe (Isère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92</text:p>
          </table:table-cell>
          <table:table-cell office:value-type="string">
            <text:p/>
          </table:table-cell>
          <table:table-cell office:value-type="string">
            <text:p>76 Chemin des Magnolia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486</text:span></text:p>
          </table:table-cell>
          <table:table-cell office:value-type="string">
            <text:p>PISICCHIO</text:p>
          </table:table-cell>
          <table:table-cell office:value-type="string">
            <text:p>PISICCHIO</text:p>
          </table:table-cell>
          <table:table-cell office:value-type="string">
            <text:p>Michel Savino Ro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6/09/1938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24</text:p>
          </table:table-cell>
          <table:table-cell office:value-type="string">
            <text:p/>
          </table:table-cell>
          <table:table-cell office:value-type="string">
            <text:p>28 Rue Marcel Pagno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496</text:span></text:p>
          </table:table-cell>
          <table:table-cell office:value-type="string">
            <text:p>LAURENT</text:p>
          </table:table-cell>
          <table:table-cell office:value-type="string">
            <text:p>VILLARD</text:p>
          </table:table-cell>
          <table:table-cell office:value-type="string">
            <text:p>Thérè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03/1939</text:p>
          </table:table-cell>
          <table:table-cell office:value-type="string">
            <text:p>Trescléoux (Hautes-Alpes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27</text:p>
          </table:table-cell>
          <table:table-cell office:value-type="string">
            <text:p/>
          </table:table-cell>
          <table:table-cell office:value-type="string">
            <text:p>95 Rue Marcel Pagno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497</text:span></text:p>
          </table:table-cell>
          <table:table-cell office:value-type="string">
            <text:p>VILLARD</text:p>
          </table:table-cell>
          <table:table-cell office:value-type="string">
            <text:p>VILLARD</text:p>
          </table:table-cell>
          <table:table-cell office:value-type="string">
            <text:p>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9/12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27</text:p>
          </table:table-cell>
          <table:table-cell office:value-type="string">
            <text:p/>
          </table:table-cell>
          <table:table-cell office:value-type="string">
            <text:p>95 Rue Marcel Pagno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07</text:span></text:p>
          </table:table-cell>
          <table:table-cell office:value-type="string">
            <text:p>JEOFFRET</text:p>
          </table:table-cell>
          <table:table-cell office:value-type="string">
            <text:p>JEOFFRET</text:p>
          </table:table-cell>
          <table:table-cell office:value-type="string">
            <text:p>Jean-Claud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1/09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30</text:p>
          </table:table-cell>
          <table:table-cell office:value-type="string">
            <text:p/>
          </table:table-cell>
          <table:table-cell office:value-type="string">
            <text:p>118 Rue Marcel Pagno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665</text:span></text:p>
          </table:table-cell>
          <table:table-cell office:value-type="string">
            <text:p>MISTRULLI</text:p>
          </table:table-cell>
          <table:table-cell office:value-type="string">
            <text:p>MISTRULLI</text:p>
          </table:table-cell>
          <table:table-cell office:value-type="string">
            <text:p>Savi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01/1941</text:p>
          </table:table-cell>
          <table:table-cell office:value-type="string">
            <text:p>Fontaine (Aub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24</text:p>
          </table:table-cell>
          <table:table-cell office:value-type="string">
            <text:p/>
          </table:table-cell>
          <table:table-cell office:value-type="string">
            <text:p>137 Rue Marcel Pagno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61</text:span></text:p>
          </table:table-cell>
          <table:table-cell office:value-type="string">
            <text:p>ARCHINARD</text:p>
          </table:table-cell>
          <table:table-cell office:value-type="string">
            <text:p>BURILLE</text:p>
          </table:table-cell>
          <table:table-cell office:value-type="string">
            <text:p>Gabri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11/1920</text:p>
          </table:table-cell>
          <table:table-cell office:value-type="string">
            <text:p>Biviers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76</text:p>
          </table:table-cell>
          <table:table-cell office:value-type="string">
            <text:p/>
          </table:table-cell>
          <table:table-cell office:value-type="string">
            <text:p>684 Chemin des Margueri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65</text:span></text:p>
          </table:table-cell>
          <table:table-cell office:value-type="string">
            <text:p>BUGNON</text:p>
          </table:table-cell>
          <table:table-cell office:value-type="string">
            <text:p>BUGNON</text:p>
          </table:table-cell>
          <table:table-cell office:value-type="string">
            <text:p>Louis Al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7/03/1928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78</text:p>
          </table:table-cell>
          <table:table-cell office:value-type="string">
            <text:p/>
          </table:table-cell>
          <table:table-cell office:value-type="string">
            <text:p>700 Chemin des Margueri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66</text:span></text:p>
          </table:table-cell>
          <table:table-cell office:value-type="string">
            <text:p>UZEL</text:p>
          </table:table-cell>
          <table:table-cell office:value-type="string">
            <text:p>BUGNON</text:p>
          </table:table-cell>
          <table:table-cell office:value-type="string">
            <text:p>Marie, Ro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7/1933</text:p>
          </table:table-cell>
          <table:table-cell office:value-type="string">
            <text:p>Saint-André-en-Royans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78</text:p>
          </table:table-cell>
          <table:table-cell office:value-type="string">
            <text:p/>
          </table:table-cell>
          <table:table-cell office:value-type="string">
            <text:p>700 Chemin des Margueri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44</text:span></text:p>
          </table:table-cell>
          <table:table-cell office:value-type="string">
            <text:p>DECARRE</text:p>
          </table:table-cell>
          <table:table-cell office:value-type="string">
            <text:p>DECARRE</text:p>
          </table:table-cell>
          <table:table-cell office:value-type="string">
            <text:p>Franck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09/1937</text:p>
          </table:table-cell>
          <table:table-cell office:value-type="string">
            <text:p>Grenobl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51</text:p>
          </table:table-cell>
          <table:table-cell office:value-type="string">
            <text:p/>
          </table:table-cell>
          <table:table-cell office:value-type="string">
            <text:p>40 Impasse Jean Mermoz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867</text:span></text:p>
          </table:table-cell>
          <table:table-cell office:value-type="string">
            <text:p>DALMASSO</text:p>
          </table:table-cell>
          <table:table-cell office:value-type="string">
            <text:p>DALMASSO</text:p>
          </table:table-cell>
          <table:table-cell office:value-type="string">
            <text:p>Pier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09/1926</text:p>
          </table:table-cell>
          <table:table-cell office:value-type="string">
            <text:p>Cagnes-sur-Mer (Alpes-Maritim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89</text:p>
          </table:table-cell>
          <table:table-cell office:value-type="string">
            <text:p>1893</text:p>
          </table:table-cell>
          <table:table-cell office:value-type="string">
            <text:p/>
          </table:table-cell>
          <table:table-cell office:value-type="string">
            <text:p>23 Rue de Montau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868</text:span></text:p>
          </table:table-cell>
          <table:table-cell office:value-type="string">
            <text:p>FELISIO</text:p>
          </table:table-cell>
          <table:table-cell office:value-type="string">
            <text:p>DALMASSO</text:p>
          </table:table-cell>
          <table:table-cell office:value-type="string">
            <text:p>Marie-Rose Thérè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4/1935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89</text:p>
          </table:table-cell>
          <table:table-cell office:value-type="string">
            <text:p>1893</text:p>
          </table:table-cell>
          <table:table-cell office:value-type="string">
            <text:p/>
          </table:table-cell>
          <table:table-cell office:value-type="string">
            <text:p>23 Rue de Montau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192</text:span></text:p>
          </table:table-cell>
          <table:table-cell office:value-type="string">
            <text:p>GOUILLET</text:p>
          </table:table-cell>
          <table:table-cell office:value-type="string">
            <text:p>GOUILLET</text:p>
          </table:table-cell>
          <table:table-cell office:value-type="string">
            <text:p>Christi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0/10/1938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970</text:p>
          </table:table-cell>
          <table:table-cell office:value-type="string">
            <text:p/>
          </table:table-cell>
          <table:table-cell office:value-type="string">
            <text:p>74 Rue de Montau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193</text:span></text:p>
          </table:table-cell>
          <table:table-cell office:value-type="string">
            <text:p>RAVE</text:p>
          </table:table-cell>
          <table:table-cell office:value-type="string">
            <text:p>GOUILLET</text:p>
          </table:table-cell>
          <table:table-cell office:value-type="string">
            <text:p>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11/1940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970</text:p>
          </table:table-cell>
          <table:table-cell office:value-type="string">
            <text:p/>
          </table:table-cell>
          <table:table-cell office:value-type="string">
            <text:p>74 Rue de Montau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5</text:span></text:p>
          </table:table-cell>
          <table:table-cell office:value-type="string">
            <text:p>COCHETON</text:p>
          </table:table-cell>
          <table:table-cell office:value-type="string">
            <text:p>COCHETON</text:p>
          </table:table-cell>
          <table:table-cell office:value-type="string">
            <text:p>René 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8/1933</text:p>
          </table:table-cell>
          <table:table-cell office:value-type="string">
            <text:p>Fontanil-Cornillon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5</text:p>
          </table:table-cell>
          <table:table-cell office:value-type="string">
            <text:p/>
          </table:table-cell>
          <table:table-cell office:value-type="string">
            <text:p>8 Rue de Mondrago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922</text:span></text:p>
          </table:table-cell>
          <table:table-cell office:value-type="string">
            <text:p>CASALI</text:p>
          </table:table-cell>
          <table:table-cell office:value-type="string">
            <text:p>CASALI</text:p>
          </table:table-cell>
          <table:table-cell office:value-type="string">
            <text:p>Dominiqu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9/12/1939</text:p>
          </table:table-cell>
          <table:table-cell office:value-type="string">
            <text:p>Saint-Égrèv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898</text:p>
          </table:table-cell>
          <table:table-cell office:value-type="string">
            <text:p/>
          </table:table-cell>
          <table:table-cell office:value-type="string">
            <text:p>85 Impasse des Frères Montgolf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72</text:span></text:p>
          </table:table-cell>
          <table:table-cell office:value-type="string">
            <text:p>GAMBERINI</text:p>
          </table:table-cell>
          <table:table-cell office:value-type="string">
            <text:p>GAMBERINI</text:p>
          </table:table-cell>
          <table:table-cell office:value-type="string">
            <text:p>Bruno Giovann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7/192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09</text:p>
          </table:table-cell>
          <table:table-cell office:value-type="string">
            <text:p/>
          </table:table-cell>
          <table:table-cell office:value-type="string">
            <text:p>44 Rue de Morlet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76</text:span></text:p>
          </table:table-cell>
          <table:table-cell office:value-type="string">
            <text:p>CLAUSER</text:p>
          </table:table-cell>
          <table:table-cell office:value-type="string">
            <text:p>FERRARO</text:p>
          </table:table-cell>
          <table:table-cell office:value-type="string">
            <text:p>August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8/08/193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11</text:p>
          </table:table-cell>
          <table:table-cell office:value-type="string">
            <text:p/>
          </table:table-cell>
          <table:table-cell office:value-type="string">
            <text:p>124 Rue de Morletiè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09</text:span></text:p>
          </table:table-cell>
          <table:table-cell office:value-type="string">
            <text:p>MASCHIO</text:p>
          </table:table-cell>
          <table:table-cell office:value-type="string">
            <text:p>ZANARDI</text:p>
          </table:table-cell>
          <table:table-cell office:value-type="string">
            <text:p>Rach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3/1939</text:p>
          </table:table-cell>
          <table:table-cell office:value-type="string">
            <text:p>Pont-en-Royans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03</text:p>
          </table:table-cell>
          <table:table-cell office:value-type="string">
            <text:p/>
          </table:table-cell>
          <table:table-cell office:value-type="string">
            <text:p>20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10</text:span></text:p>
          </table:table-cell>
          <table:table-cell office:value-type="string">
            <text:p>ZANARDI</text:p>
          </table:table-cell>
          <table:table-cell office:value-type="string">
            <text:p>ZANARDI</text:p>
          </table:table-cell>
          <table:table-cell office:value-type="string">
            <text:p>Gilbert 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7/04/1940</text:p>
          </table:table-cell>
          <table:table-cell office:value-type="string">
            <text:p>Chapelle-du-Bard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903</text:p>
          </table:table-cell>
          <table:table-cell office:value-type="string">
            <text:p/>
          </table:table-cell>
          <table:table-cell office:value-type="string">
            <text:p>20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11</text:span></text:p>
          </table:table-cell>
          <table:table-cell office:value-type="string">
            <text:p>BALDET</text:p>
          </table:table-cell>
          <table:table-cell office:value-type="string">
            <text:p>NICOLAS</text:p>
          </table:table-cell>
          <table:table-cell office:value-type="string">
            <text:p>Pierr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1/1938</text:p>
          </table:table-cell>
          <table:table-cell office:value-type="string">
            <text:p>Saint-Léon (Allier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04</text:p>
          </table:table-cell>
          <table:table-cell office:value-type="string">
            <text:p/>
          </table:table-cell>
          <table:table-cell office:value-type="string">
            <text:p>34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12</text:span></text:p>
          </table:table-cell>
          <table:table-cell office:value-type="string">
            <text:p>NICOLAS</text:p>
          </table:table-cell>
          <table:table-cell office:value-type="string">
            <text:p>NICOLAS</text:p>
          </table:table-cell>
          <table:table-cell office:value-type="string">
            <text:p>Gérard Charl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4/1939</text:p>
          </table:table-cell>
          <table:table-cell office:value-type="string">
            <text:p>Montpellier (Hérault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04</text:p>
          </table:table-cell>
          <table:table-cell office:value-type="string">
            <text:p/>
          </table:table-cell>
          <table:table-cell office:value-type="string">
            <text:p>34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961</text:span></text:p>
          </table:table-cell>
          <table:table-cell office:value-type="string">
            <text:p>DELMENICO</text:p>
          </table:table-cell>
          <table:table-cell office:value-type="string">
            <text:p>DELMENICO</text:p>
          </table:table-cell>
          <table:table-cell office:value-type="string">
            <text:p>Pierre  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3/11/1931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4/10/2004</text:p>
          </table:table-cell>
          <table:table-cell office:value-type="string">
            <text:p>3041</text:p>
          </table:table-cell>
          <table:table-cell office:value-type="string">
            <text:p/>
          </table:table-cell>
          <table:table-cell office:value-type="string">
            <text:p>46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263</text:span></text:p>
          </table:table-cell>
          <table:table-cell office:value-type="string">
            <text:p>TOVI DIT PINHAS</text:p>
          </table:table-cell>
          <table:table-cell office:value-type="string">
            <text:p>DELMENICO</text:p>
          </table:table-cell>
          <table:table-cell office:value-type="string">
            <text:p>Ar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3/1931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23/12/2004</text:p>
          </table:table-cell>
          <table:table-cell office:value-type="string">
            <text:p>3041</text:p>
          </table:table-cell>
          <table:table-cell office:value-type="string">
            <text:p/>
          </table:table-cell>
          <table:table-cell office:value-type="string">
            <text:p>46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18</text:span></text:p>
          </table:table-cell>
          <table:table-cell office:value-type="string">
            <text:p>DI SPIRITO</text:p>
          </table:table-cell>
          <table:table-cell office:value-type="string">
            <text:p>DI SPIRITO</text:p>
          </table:table-cell>
          <table:table-cell office:value-type="string">
            <text:p>Roger Henr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9/05/1940</text:p>
          </table:table-cell>
          <table:table-cell office:value-type="string">
            <text:p>Lyon (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06</text:p>
          </table:table-cell>
          <table:table-cell office:value-type="string">
            <text:p/>
          </table:table-cell>
          <table:table-cell office:value-type="string">
            <text:p>50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21</text:span></text:p>
          </table:table-cell>
          <table:table-cell office:value-type="string">
            <text:p>GRATIER</text:p>
          </table:table-cell>
          <table:table-cell office:value-type="string">
            <text:p>ROCHE</text:p>
          </table:table-cell>
          <table:table-cell office:value-type="string">
            <text:p>Gemma Marie Joseph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1/1938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07</text:p>
          </table:table-cell>
          <table:table-cell office:value-type="string">
            <text:p/>
          </table:table-cell>
          <table:table-cell office:value-type="string">
            <text:p>58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22</text:span></text:p>
          </table:table-cell>
          <table:table-cell office:value-type="string">
            <text:p>ROCHE</text:p>
          </table:table-cell>
          <table:table-cell office:value-type="string">
            <text:p>ROCHE</text:p>
          </table:table-cell>
          <table:table-cell office:value-type="string">
            <text:p>Dominique Camill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03/1939</text:p>
          </table:table-cell>
          <table:table-cell office:value-type="string">
            <text:p>Metz (Mosell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07</text:p>
          </table:table-cell>
          <table:table-cell office:value-type="string">
            <text:p/>
          </table:table-cell>
          <table:table-cell office:value-type="string">
            <text:p>58 Chemin du Mor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697</text:span></text:p>
          </table:table-cell>
          <table:table-cell office:value-type="string">
            <text:p>BENSENG</text:p>
          </table:table-cell>
          <table:table-cell office:value-type="string">
            <text:p>BENSENG</text:p>
          </table:table-cell>
          <table:table-cell office:value-type="string">
            <text:p>Renée Blanch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9/1934</text:p>
          </table:table-cell>
          <table:table-cell office:value-type="string">
            <text:p>Manosque (Alpes-de-Haute-Provence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40</text:p>
          </table:table-cell>
          <table:table-cell office:value-type="string">
            <text:p/>
          </table:table-cell>
          <table:table-cell office:value-type="string">
            <text:p>92 Rue des Moulin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6</text:span></text:p>
          </table:table-cell>
          <table:table-cell office:value-type="string">
            <text:p>MAZZILLI</text:p>
          </table:table-cell>
          <table:table-cell office:value-type="string">
            <text:p>MAZZILLI</text:p>
          </table:table-cell>
          <table:table-cell office:value-type="string">
            <text:p>Michel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10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7</text:p>
          </table:table-cell>
          <table:table-cell office:value-type="string">
            <text:p/>
          </table:table-cell>
          <table:table-cell office:value-type="string">
            <text:p>141 Rue de Narda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5</text:span></text:p>
          </table:table-cell>
          <table:table-cell office:value-type="string">
            <text:p>LACOMBE</text:p>
          </table:table-cell>
          <table:table-cell office:value-type="string">
            <text:p>LACOMBE</text:p>
          </table:table-cell>
          <table:table-cell office:value-type="string">
            <text:p>Dani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12/1935</text:p>
          </table:table-cell>
          <table:table-cell office:value-type="string">
            <text:p>Saint-Laurent-du-Pont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2</text:p>
          </table:table-cell>
          <table:table-cell office:value-type="string">
            <text:p/>
          </table:table-cell>
          <table:table-cell office:value-type="string">
            <text:p>395 Rue de Narda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6</text:span></text:p>
          </table:table-cell>
          <table:table-cell office:value-type="string">
            <text:p>BOURGEAT</text:p>
          </table:table-cell>
          <table:table-cell office:value-type="string">
            <text:p>LACOMBE</text:p>
          </table:table-cell>
          <table:table-cell office:value-type="string">
            <text:p>El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06/1938</text:p>
          </table:table-cell>
          <table:table-cell office:value-type="string">
            <text:p>Saint-Jean-de-Moirans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2</text:p>
          </table:table-cell>
          <table:table-cell office:value-type="string">
            <text:p/>
          </table:table-cell>
          <table:table-cell office:value-type="string">
            <text:p>395 Rue de Narda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331</text:span></text:p>
          </table:table-cell>
          <table:table-cell office:value-type="string">
            <text:p>TEPPE</text:p>
          </table:table-cell>
          <table:table-cell office:value-type="string">
            <text:p>BONNAFFOUS</text:p>
          </table:table-cell>
          <table:table-cell office:value-type="string">
            <text:p>Jean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11/1937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77</text:p>
          </table:table-cell>
          <table:table-cell office:value-type="string">
            <text:p/>
          </table:table-cell>
          <table:table-cell office:value-type="string">
            <text:p>34 Allée des Nois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332</text:span></text:p>
          </table:table-cell>
          <table:table-cell office:value-type="string">
            <text:p>BONNAFFOUS</text:p>
          </table:table-cell>
          <table:table-cell office:value-type="string">
            <text:p>BONNAFFOUS</text:p>
          </table:table-cell>
          <table:table-cell office:value-type="string">
            <text:p>Paul Léon 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03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77</text:p>
          </table:table-cell>
          <table:table-cell office:value-type="string">
            <text:p/>
          </table:table-cell>
          <table:table-cell office:value-type="string">
            <text:p>34 Allée des Nois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552</text:span></text:p>
          </table:table-cell>
          <table:table-cell office:value-type="string">
            <text:p>BONGIOVANNI</text:p>
          </table:table-cell>
          <table:table-cell office:value-type="string">
            <text:p>BONGIOVANNI</text:p>
          </table:table-cell>
          <table:table-cell office:value-type="string">
            <text:p>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1/192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90</text:p>
          </table:table-cell>
          <table:table-cell office:value-type="string">
            <text:p/>
          </table:table-cell>
          <table:table-cell office:value-type="string">
            <text:p>2296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553</text:span></text:p>
          </table:table-cell>
          <table:table-cell office:value-type="string">
            <text:p>GALLE</text:p>
          </table:table-cell>
          <table:table-cell office:value-type="string">
            <text:p>BONGIOVANNI</text:p>
          </table:table-cell>
          <table:table-cell office:value-type="string">
            <text:p>Margueri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10/1927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90</text:p>
          </table:table-cell>
          <table:table-cell office:value-type="string">
            <text:p/>
          </table:table-cell>
          <table:table-cell office:value-type="string">
            <text:p>2296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868</text:span></text:p>
          </table:table-cell>
          <table:table-cell office:value-type="string">
            <text:p>CAIX</text:p>
          </table:table-cell>
          <table:table-cell office:value-type="string">
            <text:p>CAIX</text:p>
          </table:table-cell>
          <table:table-cell office:value-type="string">
            <text:p>Mauric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3/1940</text:p>
          </table:table-cell>
          <table:table-cell office:value-type="string">
            <text:p>Mont-de-Lans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9/2003</text:p>
          </table:table-cell>
          <table:table-cell office:value-type="string">
            <text:p>3553</text:p>
          </table:table-cell>
          <table:table-cell office:value-type="string">
            <text:p/>
          </table:table-cell>
          <table:table-cell office:value-type="string">
            <text:p>2411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545</text:span></text:p>
          </table:table-cell>
          <table:table-cell office:value-type="string">
            <text:p>FUMEL</text:p>
          </table:table-cell>
          <table:table-cell office:value-type="string">
            <text:p>FUMEL</text:p>
          </table:table-cell>
          <table:table-cell office:value-type="string">
            <text:p>Lucien 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11/1931</text:p>
          </table:table-cell>
          <table:table-cell office:value-type="string">
            <text:p>Saint-Égrèv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88</text:p>
          </table:table-cell>
          <table:table-cell office:value-type="string">
            <text:p/>
          </table:table-cell>
          <table:table-cell office:value-type="string">
            <text:p>3042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546</text:span></text:p>
          </table:table-cell>
          <table:table-cell office:value-type="string">
            <text:p>RIPERT</text:p>
          </table:table-cell>
          <table:table-cell office:value-type="string">
            <text:p>FUMEL</text:p>
          </table:table-cell>
          <table:table-cell office:value-type="string">
            <text:p>Ren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7/193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88</text:p>
          </table:table-cell>
          <table:table-cell office:value-type="string">
            <text:p/>
          </table:table-cell>
          <table:table-cell office:value-type="string">
            <text:p>3042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234</text:span></text:p>
          </table:table-cell>
          <table:table-cell office:value-type="string">
            <text:p>CARICHON</text:p>
          </table:table-cell>
          <table:table-cell office:value-type="string">
            <text:p>CARICHON</text:p>
          </table:table-cell>
          <table:table-cell office:value-type="string">
            <text:p>Guy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1/06/1937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33</text:p>
          </table:table-cell>
          <table:table-cell office:value-type="string">
            <text:p/>
          </table:table-cell>
          <table:table-cell office:value-type="string">
            <text:p>3067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65</text:span></text:p>
          </table:table-cell>
          <table:table-cell office:value-type="string">
            <text:p>LASMARIAS</text:p>
          </table:table-cell>
          <table:table-cell office:value-type="string">
            <text:p>LASMARIAS</text:p>
          </table:table-cell>
          <table:table-cell office:value-type="string">
            <text:p>Philipp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7/08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537</text:p>
          </table:table-cell>
          <table:table-cell office:value-type="string">
            <text:p/>
          </table:table-cell>
          <table:table-cell office:value-type="string">
            <text:p>3466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66</text:span></text:p>
          </table:table-cell>
          <table:table-cell office:value-type="string">
            <text:p>ALLIER</text:p>
          </table:table-cell>
          <table:table-cell office:value-type="string">
            <text:p>LASMARIAS</text:p>
          </table:table-cell>
          <table:table-cell office:value-type="string">
            <text:p>Ar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7/1939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537</text:p>
          </table:table-cell>
          <table:table-cell office:value-type="string">
            <text:p/>
          </table:table-cell>
          <table:table-cell office:value-type="string">
            <text:p>3466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240</text:span></text:p>
          </table:table-cell>
          <table:table-cell office:value-type="string">
            <text:p>VIEUX-PELON</text:p>
          </table:table-cell>
          <table:table-cell office:value-type="string">
            <text:p>VIEUX-PELON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01/1940</text:p>
          </table:table-cell>
          <table:table-cell office:value-type="string">
            <text:p>Voreppe (Isère)</text:p>
          </table:table-cell>
          <table:table-cell office:value-type="string">
            <text:p>Vie marital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36</text:p>
          </table:table-cell>
          <table:table-cell office:value-type="string">
            <text:p/>
          </table:table-cell>
          <table:table-cell office:value-type="string">
            <text:p>3472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244</text:span></text:p>
          </table:table-cell>
          <table:table-cell office:value-type="string">
            <text:p>PONCET</text:p>
          </table:table-cell>
          <table:table-cell office:value-type="string">
            <text:p>GUIGUE</text:p>
          </table:table-cell>
          <table:table-cell office:value-type="string">
            <text:p>Renée Joséph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11/1939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38</text:p>
          </table:table-cell>
          <table:table-cell office:value-type="string">
            <text:p/>
          </table:table-cell>
          <table:table-cell office:value-type="string">
            <text:p>3566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245</text:span></text:p>
          </table:table-cell>
          <table:table-cell office:value-type="string">
            <text:p>GUIGUE</text:p>
          </table:table-cell>
          <table:table-cell office:value-type="string">
            <text:p>GUIGUE</text:p>
          </table:table-cell>
          <table:table-cell office:value-type="string">
            <text:p>Gérar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04/1940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38</text:p>
          </table:table-cell>
          <table:table-cell office:value-type="string">
            <text:p/>
          </table:table-cell>
          <table:table-cell office:value-type="string">
            <text:p>3566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248</text:span></text:p>
          </table:table-cell>
          <table:table-cell office:value-type="string">
            <text:p>FABRY</text:p>
          </table:table-cell>
          <table:table-cell office:value-type="string">
            <text:p>DOURY</text:p>
          </table:table-cell>
          <table:table-cell office:value-type="string">
            <text:p>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11/1923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39</text:p>
          </table:table-cell>
          <table:table-cell office:value-type="string">
            <text:p/>
          </table:table-cell>
          <table:table-cell office:value-type="string">
            <text:p>3866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267</text:span></text:p>
          </table:table-cell>
          <table:table-cell office:value-type="string">
            <text:p>GAILLARD</text:p>
          </table:table-cell>
          <table:table-cell office:value-type="string">
            <text:p>GAILLARD</text:p>
          </table:table-cell>
          <table:table-cell office:value-type="string">
            <text:p>Hu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7/02/1929</text:p>
          </table:table-cell>
          <table:table-cell office:value-type="string">
            <text:p>Roybo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44</text:p>
          </table:table-cell>
          <table:table-cell office:value-type="string">
            <text:p/>
          </table:table-cell>
          <table:table-cell office:value-type="string">
            <text:p>4431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268</text:span></text:p>
          </table:table-cell>
          <table:table-cell office:value-type="string">
            <text:p>CHARLIN</text:p>
          </table:table-cell>
          <table:table-cell office:value-type="string">
            <text:p>GAILLARD</text:p>
          </table:table-cell>
          <table:table-cell office:value-type="string">
            <text:p>Régine Irè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12/1938</text:p>
          </table:table-cell>
          <table:table-cell office:value-type="string">
            <text:p>Saint-Marcellin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44</text:p>
          </table:table-cell>
          <table:table-cell office:value-type="string">
            <text:p/>
          </table:table-cell>
          <table:table-cell office:value-type="string">
            <text:p>4431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292</text:span></text:p>
          </table:table-cell>
          <table:table-cell office:value-type="string">
            <text:p>BUISSIERE</text:p>
          </table:table-cell>
          <table:table-cell office:value-type="string">
            <text:p>BUISSIERE</text:p>
          </table:table-cell>
          <table:table-cell office:value-type="string">
            <text:p>Claudiu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5/1928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06</text:p>
          </table:table-cell>
          <table:table-cell office:value-type="string">
            <text:p/>
          </table:table-cell>
          <table:table-cell office:value-type="string">
            <text:p>4574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293</text:span></text:p>
          </table:table-cell>
          <table:table-cell office:value-type="string">
            <text:p>RADIX</text:p>
          </table:table-cell>
          <table:table-cell office:value-type="string">
            <text:p>BUISSIERE</text:p>
          </table:table-cell>
          <table:table-cell office:value-type="string">
            <text:p>Célina Mar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07/1937</text:p>
          </table:table-cell>
          <table:table-cell office:value-type="string">
            <text:p>Lyon (Rhôn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06</text:p>
          </table:table-cell>
          <table:table-cell office:value-type="string">
            <text:p/>
          </table:table-cell>
          <table:table-cell office:value-type="string">
            <text:p>4574 Avenue du 11 Novemb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944</text:span></text:p>
          </table:table-cell>
          <table:table-cell office:value-type="string">
            <text:p>GIANCECCHI</text:p>
          </table:table-cell>
          <table:table-cell office:value-type="string">
            <text:p>GASPERONI</text:p>
          </table:table-cell>
          <table:table-cell office:value-type="string">
            <text:p>Pier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10/192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918</text:p>
          </table:table-cell>
          <table:table-cell office:value-type="string">
            <text:p/>
          </table:table-cell>
          <table:table-cell office:value-type="string">
            <text:p>79 Chemin des Oull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04</text:span></text:p>
          </table:table-cell>
          <table:table-cell office:value-type="string">
            <text:p>JULIEN</text:p>
          </table:table-cell>
          <table:table-cell office:value-type="string">
            <text:p>JULIEN</text:p>
          </table:table-cell>
          <table:table-cell office:value-type="string">
            <text:p>Jacqu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7/09/1940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86</text:p>
          </table:table-cell>
          <table:table-cell office:value-type="string">
            <text:p/>
          </table:table-cell>
          <table:table-cell office:value-type="string">
            <text:p>123 Route de Pallue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06</text:span></text:p>
          </table:table-cell>
          <table:table-cell office:value-type="string">
            <text:p>DURAND</text:p>
          </table:table-cell>
          <table:table-cell office:value-type="string">
            <text:p>BACCHETI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12/193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87</text:p>
          </table:table-cell>
          <table:table-cell office:value-type="string">
            <text:p/>
          </table:table-cell>
          <table:table-cell office:value-type="string">
            <text:p>151 Route de Pallue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14</text:span></text:p>
          </table:table-cell>
          <table:table-cell office:value-type="string">
            <text:p>LAISSUS</text:p>
          </table:table-cell>
          <table:table-cell office:value-type="string">
            <text:p>LAISSUS</text:p>
          </table:table-cell>
          <table:table-cell office:value-type="string">
            <text:p>Roger Félix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07/1932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89</text:p>
          </table:table-cell>
          <table:table-cell office:value-type="string">
            <text:p/>
          </table:table-cell>
          <table:table-cell office:value-type="string">
            <text:p>181 Route de Pallue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19</text:span></text:p>
          </table:table-cell>
          <table:table-cell office:value-type="string">
            <text:p>LOCATELLI</text:p>
          </table:table-cell>
          <table:table-cell office:value-type="string">
            <text:p>CALVI</text:p>
          </table:table-cell>
          <table:table-cell office:value-type="string">
            <text:p>Ren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1/08/1937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91</text:p>
          </table:table-cell>
          <table:table-cell office:value-type="string">
            <text:p/>
          </table:table-cell>
          <table:table-cell office:value-type="string">
            <text:p>219 Route de Pallue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20</text:span></text:p>
          </table:table-cell>
          <table:table-cell office:value-type="string">
            <text:p>PETIT-LAURENT</text:p>
          </table:table-cell>
          <table:table-cell office:value-type="string">
            <text:p>BRETTON</text:p>
          </table:table-cell>
          <table:table-cell office:value-type="string">
            <text:p>Josette Suzy Madele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2/1937</text:p>
          </table:table-cell>
          <table:table-cell office:value-type="string">
            <text:p>Montélimar (Drôm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31</text:p>
          </table:table-cell>
          <table:table-cell office:value-type="string">
            <text:p/>
          </table:table-cell>
          <table:table-cell office:value-type="string">
            <text:p>247 Route de Pallue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21</text:span></text:p>
          </table:table-cell>
          <table:table-cell office:value-type="string">
            <text:p>BRETTON</text:p>
          </table:table-cell>
          <table:table-cell office:value-type="string">
            <text:p>BRETTON</text:p>
          </table:table-cell>
          <table:table-cell office:value-type="string">
            <text:p>Yves Alexis Alphons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10/1939</text:p>
          </table:table-cell>
          <table:table-cell office:value-type="string">
            <text:p>Lyon (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31</text:p>
          </table:table-cell>
          <table:table-cell office:value-type="string">
            <text:p/>
          </table:table-cell>
          <table:table-cell office:value-type="string">
            <text:p>247 Route de Pallue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03</text:span></text:p>
          </table:table-cell>
          <table:table-cell office:value-type="string">
            <text:p>ARNAUD</text:p>
          </table:table-cell>
          <table:table-cell office:value-type="string">
            <text:p>BONENTE</text:p>
          </table:table-cell>
          <table:table-cell office:value-type="string">
            <text:p>Henriette 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2/1922</text:p>
          </table:table-cell>
          <table:table-cell office:value-type="string">
            <text:p>Mur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57</text:p>
          </table:table-cell>
          <table:table-cell office:value-type="string">
            <text:p/>
          </table:table-cell>
          <table:table-cell office:value-type="string">
            <text:p>90 Rue du Péag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15</text:span></text:p>
          </table:table-cell>
          <table:table-cell office:value-type="string">
            <text:p>PERROT</text:p>
          </table:table-cell>
          <table:table-cell office:value-type="string">
            <text:p>PERROT</text:p>
          </table:table-cell>
          <table:table-cell office:value-type="string">
            <text:p>Yvo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05/1939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95</text:p>
          </table:table-cell>
          <table:table-cell office:value-type="string">
            <text:p/>
          </table:table-cell>
          <table:table-cell office:value-type="string">
            <text:p>41 Rue de la Pêche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0</text:span></text:p>
          </table:table-cell>
          <table:table-cell office:value-type="string">
            <text:p>BILLON-PIRIAT</text:p>
          </table:table-cell>
          <table:table-cell office:value-type="string">
            <text:p>BUSI</text:p>
          </table:table-cell>
          <table:table-cell office:value-type="string">
            <text:p>Marie-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03/1938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281</text:p>
          </table:table-cell>
          <table:table-cell office:value-type="string">
            <text:p/>
          </table:table-cell>
          <table:table-cell office:value-type="string">
            <text:p>114 Chemin des Perrés de Roiz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1</text:span></text:p>
          </table:table-cell>
          <table:table-cell office:value-type="string">
            <text:p>BUSI</text:p>
          </table:table-cell>
          <table:table-cell office:value-type="string">
            <text:p>BUSI</text:p>
          </table:table-cell>
          <table:table-cell office:value-type="string">
            <text:p>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08/1939</text:p>
          </table:table-cell>
          <table:table-cell office:value-type="string">
            <text:p>Saint-Martin-d'Hères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281</text:p>
          </table:table-cell>
          <table:table-cell office:value-type="string">
            <text:p/>
          </table:table-cell>
          <table:table-cell office:value-type="string">
            <text:p>114 Chemin des Perrés de Roiz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63</text:span></text:p>
          </table:table-cell>
          <table:table-cell office:value-type="string">
            <text:p>MARTINET</text:p>
          </table:table-cell>
          <table:table-cell office:value-type="string">
            <text:p>MARTINET</text:p>
          </table:table-cell>
          <table:table-cell office:value-type="string">
            <text:p>Robert Martia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04/1931</text:p>
          </table:table-cell>
          <table:table-cell office:value-type="string">
            <text:p>Saint-Didier-de-la-Tour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76</text:p>
          </table:table-cell>
          <table:table-cell office:value-type="string">
            <text:p/>
          </table:table-cell>
          <table:table-cell office:value-type="string">
            <text:p>19 Rue des Pervench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64</text:span></text:p>
          </table:table-cell>
          <table:table-cell office:value-type="string">
            <text:p>BLONDEAU</text:p>
          </table:table-cell>
          <table:table-cell office:value-type="string">
            <text:p>MARTINET</text:p>
          </table:table-cell>
          <table:table-cell office:value-type="string">
            <text:p>Paulette Genevièv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11/1936</text:p>
          </table:table-cell>
          <table:table-cell office:value-type="string">
            <text:p>Noyers-sur-Cher (Loir-et-Cher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76</text:p>
          </table:table-cell>
          <table:table-cell office:value-type="string">
            <text:p/>
          </table:table-cell>
          <table:table-cell office:value-type="string">
            <text:p>19 Rue des Pervench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81</text:span></text:p>
          </table:table-cell>
          <table:table-cell office:value-type="string">
            <text:p>GUILLAUD</text:p>
          </table:table-cell>
          <table:table-cell office:value-type="string">
            <text:p>GAUDE</text:p>
          </table:table-cell>
          <table:table-cell office:value-type="string">
            <text:p>Ginette Lucie Alic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07/1932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82</text:p>
          </table:table-cell>
          <table:table-cell office:value-type="string">
            <text:p/>
          </table:table-cell>
          <table:table-cell office:value-type="string">
            <text:p>143 Rue des Pervench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731</text:span></text:p>
          </table:table-cell>
          <table:table-cell office:value-type="string">
            <text:p>GABRIELE</text:p>
          </table:table-cell>
          <table:table-cell office:value-type="string">
            <text:p>GABRIELE</text:p>
          </table:table-cell>
          <table:table-cell office:value-type="string">
            <text:p>Ro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3/12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2/06/2004</text:p>
          </table:table-cell>
          <table:table-cell office:value-type="string">
            <text:p>3206</text:p>
          </table:table-cell>
          <table:table-cell office:value-type="string">
            <text:p/>
          </table:table-cell>
          <table:table-cell office:value-type="string">
            <text:p>96 Rue du Peu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524</text:span></text:p>
          </table:table-cell>
          <table:table-cell office:value-type="string">
            <text:p>VIBOUD</text:p>
          </table:table-cell>
          <table:table-cell office:value-type="string">
            <text:p>ARNOL</text:p>
          </table:table-cell>
          <table:table-cell office:value-type="string">
            <text:p>Monique Lucie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3/1938</text:p>
          </table:table-cell>
          <table:table-cell office:value-type="string">
            <text:p>Saint-Égrèv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91</text:p>
          </table:table-cell>
          <table:table-cell office:value-type="string">
            <text:p>2099</text:p>
          </table:table-cell>
          <table:table-cell office:value-type="string">
            <text:p/>
          </table:table-cell>
          <table:table-cell office:value-type="string">
            <text:p>353 Rue du Peu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18</text:span></text:p>
          </table:table-cell>
          <table:table-cell office:value-type="string">
            <text:p>MONIN</text:p>
          </table:table-cell>
          <table:table-cell office:value-type="string">
            <text:p>JAY</text:p>
          </table:table-cell>
          <table:table-cell office:value-type="string">
            <text:p>Gisè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06/1937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26</text:p>
          </table:table-cell>
          <table:table-cell office:value-type="string">
            <text:p/>
          </table:table-cell>
          <table:table-cell office:value-type="string">
            <text:p>1035 Chemin du Pigeonn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19</text:span></text:p>
          </table:table-cell>
          <table:table-cell office:value-type="string">
            <text:p>JAY</text:p>
          </table:table-cell>
          <table:table-cell office:value-type="string">
            <text:p>JAY</text:p>
          </table:table-cell>
          <table:table-cell office:value-type="string">
            <text:p>Maximin Antoi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2/04/1940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26</text:p>
          </table:table-cell>
          <table:table-cell office:value-type="string">
            <text:p/>
          </table:table-cell>
          <table:table-cell office:value-type="string">
            <text:p>1035 Chemin du Pigeonn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62</text:span></text:p>
          </table:table-cell>
          <table:table-cell office:value-type="string">
            <text:p>RAVE</text:p>
          </table:table-cell>
          <table:table-cell office:value-type="string">
            <text:p>RAVE</text:p>
          </table:table-cell>
          <table:table-cell office:value-type="string">
            <text:p>André Jean Marc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2/08/1936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33</text:p>
          </table:table-cell>
          <table:table-cell office:value-type="string">
            <text:p/>
          </table:table-cell>
          <table:table-cell office:value-type="string">
            <text:p>42 Rue Pierre et Marie Cu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63</text:span></text:p>
          </table:table-cell>
          <table:table-cell office:value-type="string">
            <text:p>PARENDEL</text:p>
          </table:table-cell>
          <table:table-cell office:value-type="string">
            <text:p>RAVE</text:p>
          </table:table-cell>
          <table:table-cell office:value-type="string">
            <text:p>Charlo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10/1936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33</text:p>
          </table:table-cell>
          <table:table-cell office:value-type="string">
            <text:p/>
          </table:table-cell>
          <table:table-cell office:value-type="string">
            <text:p>42 Rue Pierre et Marie Cu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77</text:span></text:p>
          </table:table-cell>
          <table:table-cell office:value-type="string">
            <text:p>DALL'AGNOL</text:p>
          </table:table-cell>
          <table:table-cell office:value-type="string">
            <text:p>DALL'AGNOL</text:p>
          </table:table-cell>
          <table:table-cell office:value-type="string">
            <text:p>Raymond Fleurien 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11/1936</text:p>
          </table:table-cell>
          <table:table-cell office:value-type="string">
            <text:p>Saint-Martin-le-Vinoux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40</text:p>
          </table:table-cell>
          <table:table-cell office:value-type="string">
            <text:p/>
          </table:table-cell>
          <table:table-cell office:value-type="string">
            <text:p>125 Rue Pierre et Marie Cu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78</text:span></text:p>
          </table:table-cell>
          <table:table-cell office:value-type="string">
            <text:p>BONNIER</text:p>
          </table:table-cell>
          <table:table-cell office:value-type="string">
            <text:p>DALL'AGNOL</text:p>
          </table:table-cell>
          <table:table-cell office:value-type="string">
            <text:p>Gabrielle Je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10/1938</text:p>
          </table:table-cell>
          <table:table-cell office:value-type="string">
            <text:p>Fontanil-Cornillon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40</text:p>
          </table:table-cell>
          <table:table-cell office:value-type="string">
            <text:p/>
          </table:table-cell>
          <table:table-cell office:value-type="string">
            <text:p>125 Rue Pierre et Marie Cu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80</text:span></text:p>
          </table:table-cell>
          <table:table-cell office:value-type="string">
            <text:p>LETEY</text:p>
          </table:table-cell>
          <table:table-cell office:value-type="string">
            <text:p>GIACRI</text:p>
          </table:table-cell>
          <table:table-cell office:value-type="string">
            <text:p>Marc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5/1929</text:p>
          </table:table-cell>
          <table:table-cell office:value-type="string">
            <text:p>Séez (Savoi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41</text:p>
          </table:table-cell>
          <table:table-cell office:value-type="string">
            <text:p/>
          </table:table-cell>
          <table:table-cell office:value-type="string">
            <text:p>126 Rue Pierre et Marie Cu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81</text:span></text:p>
          </table:table-cell>
          <table:table-cell office:value-type="string">
            <text:p>MICHEL</text:p>
          </table:table-cell>
          <table:table-cell office:value-type="string">
            <text:p>THIEBAUT</text:p>
          </table:table-cell>
          <table:table-cell office:value-type="string">
            <text:p>Pierett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4/193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42</text:p>
          </table:table-cell>
          <table:table-cell office:value-type="string">
            <text:p/>
          </table:table-cell>
          <table:table-cell office:value-type="string">
            <text:p>139 Rue Pierre et Marie Cu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919</text:span></text:p>
          </table:table-cell>
          <table:table-cell office:value-type="string">
            <text:p>ACETO</text:p>
          </table:table-cell>
          <table:table-cell office:value-type="string">
            <text:p>ACETO</text:p>
          </table:table-cell>
          <table:table-cell office:value-type="string">
            <text:p>Raffael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4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7/10/2005</text:p>
          </table:table-cell>
          <table:table-cell office:value-type="string">
            <text:p>3754</text:p>
          </table:table-cell>
          <table:table-cell office:value-type="string">
            <text:p/>
          </table:table-cell>
          <table:table-cell office:value-type="string">
            <text:p>163 Rue Pierre et Marie Cu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920</text:span></text:p>
          </table:table-cell>
          <table:table-cell office:value-type="string">
            <text:p>MAZZILLI</text:p>
          </table:table-cell>
          <table:table-cell office:value-type="string">
            <text:p>ACETO</text:p>
          </table:table-cell>
          <table:table-cell office:value-type="string">
            <text:p>Giusepp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1/08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7/10/2005</text:p>
          </table:table-cell>
          <table:table-cell office:value-type="string">
            <text:p>3754</text:p>
          </table:table-cell>
          <table:table-cell office:value-type="string">
            <text:p/>
          </table:table-cell>
          <table:table-cell office:value-type="string">
            <text:p>163 Rue Pierre et Marie Cu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85</text:span></text:p>
          </table:table-cell>
          <table:table-cell office:value-type="string">
            <text:p>MARASCHIN</text:p>
          </table:table-cell>
          <table:table-cell office:value-type="string">
            <text:p>MARASCHIN</text:p>
          </table:table-cell>
          <table:table-cell office:value-type="string">
            <text:p>Guinant  Pierr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9/08/1929</text:p>
          </table:table-cell>
          <table:table-cell office:value-type="string">
            <text:p>Gif-sur-Yvette (Esson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44</text:p>
          </table:table-cell>
          <table:table-cell office:value-type="string">
            <text:p/>
          </table:table-cell>
          <table:table-cell office:value-type="string">
            <text:p>185 Rue Pierre et Marie Cu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87</text:span></text:p>
          </table:table-cell>
          <table:table-cell office:value-type="string">
            <text:p>MATHE</text:p>
          </table:table-cell>
          <table:table-cell office:value-type="string">
            <text:p>MATHE</text:p>
          </table:table-cell>
          <table:table-cell office:value-type="string">
            <text:p>François Hu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7/1935</text:p>
          </table:table-cell>
          <table:table-cell office:value-type="string">
            <text:p>Fertrève (Nièv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45</text:p>
          </table:table-cell>
          <table:table-cell office:value-type="string">
            <text:p/>
          </table:table-cell>
          <table:table-cell office:value-type="string">
            <text:p>197 Rue Pierre et Marie Cu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203</text:span></text:p>
          </table:table-cell>
          <table:table-cell office:value-type="string">
            <text:p>CURCIO</text:p>
          </table:table-cell>
          <table:table-cell office:value-type="string">
            <text:p>CURCIO</text:p>
          </table:table-cell>
          <table:table-cell office:value-type="string">
            <text:p>Michel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7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3/12/2005</text:p>
          </table:table-cell>
          <table:table-cell office:value-type="string">
            <text:p>694</text:p>
          </table:table-cell>
          <table:table-cell office:value-type="string">
            <text:p/>
          </table:table-cell>
          <table:table-cell office:value-type="string">
            <text:p>219 Rue Pierre et Marie Cu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204</text:span></text:p>
          </table:table-cell>
          <table:table-cell office:value-type="string">
            <text:p>AMICO</text:p>
          </table:table-cell>
          <table:table-cell office:value-type="string">
            <text:p>CURCIO</text:p>
          </table:table-cell>
          <table:table-cell office:value-type="string">
            <text:p>Francesc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10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23/12/2005</text:p>
          </table:table-cell>
          <table:table-cell office:value-type="string">
            <text:p>694</text:p>
          </table:table-cell>
          <table:table-cell office:value-type="string">
            <text:p/>
          </table:table-cell>
          <table:table-cell office:value-type="string">
            <text:p>219 Rue Pierre et Marie Cu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552</text:span></text:p>
          </table:table-cell>
          <table:table-cell office:value-type="string">
            <text:p>HOFMARCHER</text:p>
          </table:table-cell>
          <table:table-cell office:value-type="string">
            <text:p>HOFMARCHER</text:p>
          </table:table-cell>
          <table:table-cell office:value-type="string">
            <text:p>Richar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03/193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1/12/2000</text:p>
          </table:table-cell>
          <table:table-cell office:value-type="string">
            <text:p>568</text:p>
          </table:table-cell>
          <table:table-cell office:value-type="string">
            <text:p/>
          </table:table-cell>
          <table:table-cell office:value-type="string">
            <text:p>151 Chemin du Pi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75</text:span></text:p>
          </table:table-cell>
          <table:table-cell office:value-type="string">
            <text:p>FERLIN</text:p>
          </table:table-cell>
          <table:table-cell office:value-type="string">
            <text:p>CHARREL</text:p>
          </table:table-cell>
          <table:table-cell office:value-type="string">
            <text:p>Luc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4/1929</text:p>
          </table:table-cell>
          <table:table-cell office:value-type="string">
            <text:p>Saint-Sauveur (Hautes-Alpes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71</text:p>
          </table:table-cell>
          <table:table-cell office:value-type="string">
            <text:p/>
          </table:table-cell>
          <table:table-cell office:value-type="string">
            <text:p>207 Chemin du Pi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468</text:span></text:p>
          </table:table-cell>
          <table:table-cell office:value-type="string">
            <text:p>MARTINEZ</text:p>
          </table:table-cell>
          <table:table-cell office:value-type="string">
            <text:p>MARTINEZ</text:p>
          </table:table-cell>
          <table:table-cell office:value-type="string">
            <text:p>Jean Baptist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9/08/193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98</text:p>
          </table:table-cell>
          <table:table-cell office:value-type="string">
            <text:p>3192</text:p>
          </table:table-cell>
          <table:table-cell office:value-type="string">
            <text:p/>
          </table:table-cell>
          <table:table-cell office:value-type="string">
            <text:p>52 Rue du Plassaro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469</text:span></text:p>
          </table:table-cell>
          <table:table-cell office:value-type="string">
            <text:p>NAVARRO</text:p>
          </table:table-cell>
          <table:table-cell office:value-type="string">
            <text:p>MARTINEZ</text:p>
          </table:table-cell>
          <table:table-cell office:value-type="string">
            <text:p>Conception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12/192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98</text:p>
          </table:table-cell>
          <table:table-cell office:value-type="string">
            <text:p>3192</text:p>
          </table:table-cell>
          <table:table-cell office:value-type="string">
            <text:p/>
          </table:table-cell>
          <table:table-cell office:value-type="string">
            <text:p>52 Rue du Plassaro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61</text:span></text:p>
          </table:table-cell>
          <table:table-cell office:value-type="string">
            <text:p>ALBERT</text:p>
          </table:table-cell>
          <table:table-cell office:value-type="string">
            <text:p>ALBERT</text:p>
          </table:table-cell>
          <table:table-cell office:value-type="string">
            <text:p>Lou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02/1934</text:p>
          </table:table-cell>
          <table:table-cell office:value-type="string">
            <text:p>Tullins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57</text:p>
          </table:table-cell>
          <table:table-cell office:value-type="string">
            <text:p/>
          </table:table-cell>
          <table:table-cell office:value-type="string">
            <text:p>130 Rue du Plassaro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62</text:span></text:p>
          </table:table-cell>
          <table:table-cell office:value-type="string">
            <text:p>LACHAIZE</text:p>
          </table:table-cell>
          <table:table-cell office:value-type="string">
            <text:p>LACHAIZE</text:p>
          </table:table-cell>
          <table:table-cell office:value-type="string">
            <text:p>Jean Baptist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8/1938</text:p>
          </table:table-cell>
          <table:table-cell office:value-type="string">
            <text:p>Saint-Vincent-de-Reins (Rhô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58</text:p>
          </table:table-cell>
          <table:table-cell office:value-type="string">
            <text:p/>
          </table:table-cell>
          <table:table-cell office:value-type="string">
            <text:p>148 Rue du Plassaro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68</text:span></text:p>
          </table:table-cell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Henr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10/1941</text:p>
          </table:table-cell>
          <table:table-cell office:value-type="string">
            <text:p>Saint-Laurent-du-Pont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59</text:p>
          </table:table-cell>
          <table:table-cell office:value-type="string">
            <text:p/>
          </table:table-cell>
          <table:table-cell office:value-type="string">
            <text:p>176 Rue du Plassaro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911</text:span></text:p>
          </table:table-cell>
          <table:table-cell office:value-type="string">
            <text:p>BARBE</text:p>
          </table:table-cell>
          <table:table-cell office:value-type="string">
            <text:p>BARBE</text:p>
          </table:table-cell>
          <table:table-cell office:value-type="string">
            <text:p>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6/01/1938</text:p>
          </table:table-cell>
          <table:table-cell office:value-type="string">
            <text:p>Saint-Marcelli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95</text:p>
          </table:table-cell>
          <table:table-cell office:value-type="string">
            <text:p>2582</text:p>
          </table:table-cell>
          <table:table-cell office:value-type="string">
            <text:p/>
          </table:table-cell>
          <table:table-cell office:value-type="string">
            <text:p>296 Rue du Plassaro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23</text:span></text:p>
          </table:table-cell>
          <table:table-cell office:value-type="string">
            <text:p>CAILLAT</text:p>
          </table:table-cell>
          <table:table-cell office:value-type="string">
            <text:p>REVERSAT</text:p>
          </table:table-cell>
          <table:table-cell office:value-type="string">
            <text:p>Andrée Den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12/191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9</text:p>
          </table:table-cell>
          <table:table-cell office:value-type="string">
            <text:p/>
          </table:table-cell>
          <table:table-cell office:value-type="string">
            <text:p>8 Rue de Plein-Sole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24</text:span></text:p>
          </table:table-cell>
          <table:table-cell office:value-type="string">
            <text:p>GARIN</text:p>
          </table:table-cell>
          <table:table-cell office:value-type="string">
            <text:p>GARIN</text:p>
          </table:table-cell>
          <table:table-cell office:value-type="string">
            <text:p>Eugè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05/192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>46 Rue de Plein-Sole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25</text:span></text:p>
          </table:table-cell>
          <table:table-cell office:value-type="string">
            <text:p>BESSON-DELILLE</text:p>
          </table:table-cell>
          <table:table-cell office:value-type="string">
            <text:p>GARIN</text:p>
          </table:table-cell>
          <table:table-cell office:value-type="string">
            <text:p>Hugu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1/1928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0</text:p>
          </table:table-cell>
          <table:table-cell office:value-type="string">
            <text:p/>
          </table:table-cell>
          <table:table-cell office:value-type="string">
            <text:p>46 Rue de Plein-Sole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37</text:span></text:p>
          </table:table-cell>
          <table:table-cell office:value-type="string">
            <text:p>JANOT</text:p>
          </table:table-cell>
          <table:table-cell office:value-type="string">
            <text:p>MOULET</text:p>
          </table:table-cell>
          <table:table-cell office:value-type="string">
            <text:p>Margueri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7/11/1924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5</text:p>
          </table:table-cell>
          <table:table-cell office:value-type="string">
            <text:p/>
          </table:table-cell>
          <table:table-cell office:value-type="string">
            <text:p>83 Rue de Plein-Sole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42</text:span></text:p>
          </table:table-cell>
          <table:table-cell office:value-type="string">
            <text:p>NIVOLLET</text:p>
          </table:table-cell>
          <table:table-cell office:value-type="string">
            <text:p>NIVOLLET</text:p>
          </table:table-cell>
          <table:table-cell office:value-type="string">
            <text:p>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09/1939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7</text:p>
          </table:table-cell>
          <table:table-cell office:value-type="string">
            <text:p/>
          </table:table-cell>
          <table:table-cell office:value-type="string">
            <text:p>111 Rue de Plein-Sole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398</text:span></text:p>
          </table:table-cell>
          <table:table-cell office:value-type="string">
            <text:p>HOLMAN</text:p>
          </table:table-cell>
          <table:table-cell office:value-type="string">
            <text:p>KIRBY</text:p>
          </table:table-cell>
          <table:table-cell office:value-type="string">
            <text:p>Son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7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9/11/2001</text:p>
          </table:table-cell>
          <table:table-cell office:value-type="string">
            <text:p>541</text:p>
          </table:table-cell>
          <table:table-cell office:value-type="string">
            <text:p/>
          </table:table-cell>
          <table:table-cell office:value-type="string">
            <text:p>123 Rue de Plein-Sole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44</text:span></text:p>
          </table:table-cell>
          <table:table-cell office:value-type="string">
            <text:p>GRATTIER</text:p>
          </table:table-cell>
          <table:table-cell office:value-type="string">
            <text:p>GRATTIER</text:p>
          </table:table-cell>
          <table:table-cell office:value-type="string">
            <text:p>Georg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1/10/1928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8</text:p>
          </table:table-cell>
          <table:table-cell office:value-type="string">
            <text:p/>
          </table:table-cell>
          <table:table-cell office:value-type="string">
            <text:p>126 Rue de Plein-Sole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45</text:span></text:p>
          </table:table-cell>
          <table:table-cell office:value-type="string">
            <text:p>BESSON</text:p>
          </table:table-cell>
          <table:table-cell office:value-type="string">
            <text:p>GRATTIER</text:p>
          </table:table-cell>
          <table:table-cell office:value-type="string">
            <text:p>Hélè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09/1933</text:p>
          </table:table-cell>
          <table:table-cell office:value-type="string">
            <text:p>Fontaine (Aub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8</text:p>
          </table:table-cell>
          <table:table-cell office:value-type="string">
            <text:p/>
          </table:table-cell>
          <table:table-cell office:value-type="string">
            <text:p>126 Rue de Plein-Sole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46</text:span></text:p>
          </table:table-cell>
          <table:table-cell office:value-type="string">
            <text:p>ANDREATTA</text:p>
          </table:table-cell>
          <table:table-cell office:value-type="string">
            <text:p>MATTIUSSI</text:p>
          </table:table-cell>
          <table:table-cell office:value-type="string">
            <text:p>Anto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03/192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9</text:p>
          </table:table-cell>
          <table:table-cell office:value-type="string">
            <text:p/>
          </table:table-cell>
          <table:table-cell office:value-type="string">
            <text:p>142 Rue de Plein-Sole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50</text:span></text:p>
          </table:table-cell>
          <table:table-cell office:value-type="string">
            <text:p>DI BARTOLOMEO</text:p>
          </table:table-cell>
          <table:table-cell office:value-type="string">
            <text:p>BRUSSARD</text:p>
          </table:table-cell>
          <table:table-cell office:value-type="string">
            <text:p>Anto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2/1926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91</text:p>
          </table:table-cell>
          <table:table-cell office:value-type="string">
            <text:p/>
          </table:table-cell>
          <table:table-cell office:value-type="string">
            <text:p>205 Rue de Plein-Sole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54</text:span></text:p>
          </table:table-cell>
          <table:table-cell office:value-type="string">
            <text:p>PARENDEL</text:p>
          </table:table-cell>
          <table:table-cell office:value-type="string">
            <text:p>CHEVALIER</text:p>
          </table:table-cell>
          <table:table-cell office:value-type="string">
            <text:p>Raymond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9/192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193</text:p>
          </table:table-cell>
          <table:table-cell office:value-type="string">
            <text:p/>
          </table:table-cell>
          <table:table-cell office:value-type="string">
            <text:p>230 Rue de Plein-Sole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64</text:span></text:p>
          </table:table-cell>
          <table:table-cell office:value-type="string">
            <text:p>CURNIER</text:p>
          </table:table-cell>
          <table:table-cell office:value-type="string">
            <text:p>CURNIER</text:p>
          </table:table-cell>
          <table:table-cell office:value-type="string">
            <text:p>Antoi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11/1924</text:p>
          </table:table-cell>
          <table:table-cell office:value-type="string">
            <text:p>Manosque (Alpes-de-Haute-Provenc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97</text:p>
          </table:table-cell>
          <table:table-cell office:value-type="string">
            <text:p/>
          </table:table-cell>
          <table:table-cell office:value-type="string">
            <text:p>280 Rue de Plein-Sole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65</text:span></text:p>
          </table:table-cell>
          <table:table-cell office:value-type="string">
            <text:p>PICTON</text:p>
          </table:table-cell>
          <table:table-cell office:value-type="string">
            <text:p>CURNIER</text:p>
          </table:table-cell>
          <table:table-cell office:value-type="string">
            <text:p>Juli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11/1932</text:p>
          </table:table-cell>
          <table:table-cell office:value-type="string">
            <text:p>Jarrier (Savoi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97</text:p>
          </table:table-cell>
          <table:table-cell office:value-type="string">
            <text:p/>
          </table:table-cell>
          <table:table-cell office:value-type="string">
            <text:p>280 Rue de Plein-Sole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70</text:span></text:p>
          </table:table-cell>
          <table:table-cell office:value-type="string">
            <text:p>PERROUD</text:p>
          </table:table-cell>
          <table:table-cell office:value-type="string">
            <text:p>PUISSANT-PAGANON</text:p>
          </table:table-cell>
          <table:table-cell office:value-type="string">
            <text:p>Solang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2/1928</text:p>
          </table:table-cell>
          <table:table-cell office:value-type="string">
            <text:p>Saint-Martin-le-Vinoux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99</text:p>
          </table:table-cell>
          <table:table-cell office:value-type="string">
            <text:p/>
          </table:table-cell>
          <table:table-cell office:value-type="string">
            <text:p>310 Rue de Plein-Sole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893</text:span></text:p>
          </table:table-cell>
          <table:table-cell office:value-type="string">
            <text:p>GUERIN</text:p>
          </table:table-cell>
          <table:table-cell office:value-type="string">
            <text:p>GUERIN</text:p>
          </table:table-cell>
          <table:table-cell office:value-type="string">
            <text:p>Ren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04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8/04/1999</text:p>
          </table:table-cell>
          <table:table-cell office:value-type="string">
            <text:p>3779</text:p>
          </table:table-cell>
          <table:table-cell office:value-type="string">
            <text:p/>
          </table:table-cell>
          <table:table-cell office:value-type="string">
            <text:p>342 Rue de Plein-Soleil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106</text:span></text:p>
          </table:table-cell>
          <table:table-cell office:value-type="string">
            <text:p>BOUTOUIL</text:p>
          </table:table-cell>
          <table:table-cell office:value-type="string">
            <text:p>BOUTOUIL</text:p>
          </table:table-cell>
          <table:table-cell office:value-type="string">
            <text:p>Al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01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45</text:p>
          </table:table-cell>
          <table:table-cell office:value-type="string">
            <text:p/>
          </table:table-cell>
          <table:table-cell office:value-type="string">
            <text:p>27 Rue Pognien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357</text:span></text:p>
          </table:table-cell>
          <table:table-cell office:value-type="string">
            <text:p>MANA</text:p>
          </table:table-cell>
          <table:table-cell office:value-type="string">
            <text:p>MANA</text:p>
          </table:table-cell>
          <table:table-cell office:value-type="string">
            <text:p>Abderrahma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0/02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385</text:p>
          </table:table-cell>
          <table:table-cell office:value-type="string">
            <text:p/>
          </table:table-cell>
          <table:table-cell office:value-type="string">
            <text:p>27 Rue Pognien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940</text:span></text:p>
          </table:table-cell>
          <table:table-cell office:value-type="string">
            <text:p>HAMZA</text:p>
          </table:table-cell>
          <table:table-cell office:value-type="string">
            <text:p>HAMZA</text:p>
          </table:table-cell>
          <table:table-cell office:value-type="string">
            <text:p>Madan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4/193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5/05/2000</text:p>
          </table:table-cell>
          <table:table-cell office:value-type="string">
            <text:p>2385</text:p>
          </table:table-cell>
          <table:table-cell office:value-type="string">
            <text:p/>
          </table:table-cell>
          <table:table-cell office:value-type="string">
            <text:p>27 Rue Pognien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208</text:span></text:p>
          </table:table-cell>
          <table:table-cell office:value-type="string">
            <text:p>MONNIER</text:p>
          </table:table-cell>
          <table:table-cell office:value-type="string">
            <text:p>FERRIGNO</text:p>
          </table:table-cell>
          <table:table-cell office:value-type="string">
            <text:p>Gilber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3/1931</text:p>
          </table:table-cell>
          <table:table-cell office:value-type="string">
            <text:p>Agni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529</text:p>
          </table:table-cell>
          <table:table-cell office:value-type="string">
            <text:p/>
          </table:table-cell>
          <table:table-cell office:value-type="string">
            <text:p>27 Rue Pognien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604</text:span></text:p>
          </table:table-cell>
          <table:table-cell office:value-type="string">
            <text:p>DUPASQUIER</text:p>
          </table:table-cell>
          <table:table-cell office:value-type="string">
            <text:p>DUPASQUIER</text:p>
          </table:table-cell>
          <table:table-cell office:value-type="string">
            <text:p>Jean-Jacqu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2/1938</text:p>
          </table:table-cell>
          <table:table-cell office:value-type="string">
            <text:p>Mâcon (Saône-et-Loi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04</text:p>
          </table:table-cell>
          <table:table-cell office:value-type="string">
            <text:p/>
          </table:table-cell>
          <table:table-cell office:value-type="string">
            <text:p>157 Chemin de la Piscicultu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605</text:span></text:p>
          </table:table-cell>
          <table:table-cell office:value-type="string">
            <text:p>MORNAND</text:p>
          </table:table-cell>
          <table:table-cell office:value-type="string">
            <text:p>DUPASQUIER</text:p>
          </table:table-cell>
          <table:table-cell office:value-type="string">
            <text:p>Paulette Ren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12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04</text:p>
          </table:table-cell>
          <table:table-cell office:value-type="string">
            <text:p/>
          </table:table-cell>
          <table:table-cell office:value-type="string">
            <text:p>157 Chemin de la Piscicultu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522</text:span></text:p>
          </table:table-cell>
          <table:table-cell office:value-type="string">
            <text:p>PEZET</text:p>
          </table:table-cell>
          <table:table-cell office:value-type="string">
            <text:p>ROCHE</text:p>
          </table:table-cell>
          <table:table-cell office:value-type="string">
            <text:p>Jean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07/1933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098</text:p>
          </table:table-cell>
          <table:table-cell office:value-type="string">
            <text:p/>
          </table:table-cell>
          <table:table-cell office:value-type="string">
            <text:p>37 Chemin de la Pissot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23</text:span></text:p>
          </table:table-cell>
          <table:table-cell office:value-type="string">
            <text:p>PORTIER</text:p>
          </table:table-cell>
          <table:table-cell office:value-type="string">
            <text:p>PORTIER</text:p>
          </table:table-cell>
          <table:table-cell office:value-type="string">
            <text:p>René 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9/01/1933</text:p>
          </table:table-cell>
          <table:table-cell office:value-type="string">
            <text:p>Annecy (Haute-Savoi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87</text:p>
          </table:table-cell>
          <table:table-cell office:value-type="string">
            <text:p/>
          </table:table-cell>
          <table:table-cell office:value-type="string">
            <text:p>103 Chemin de la Pissot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24</text:span></text:p>
          </table:table-cell>
          <table:table-cell office:value-type="string">
            <text:p>ROSTINGT</text:p>
          </table:table-cell>
          <table:table-cell office:value-type="string">
            <text:p>PORTIER</text:p>
          </table:table-cell>
          <table:table-cell office:value-type="string">
            <text:p>Christiane Aim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6/1934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87</text:p>
          </table:table-cell>
          <table:table-cell office:value-type="string">
            <text:p/>
          </table:table-cell>
          <table:table-cell office:value-type="string">
            <text:p>103 Chemin de la Pissot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286</text:span></text:p>
          </table:table-cell>
          <table:table-cell office:value-type="string">
            <text:p>BUGNON</text:p>
          </table:table-cell>
          <table:table-cell office:value-type="string">
            <text:p>UZEL</text:p>
          </table:table-cell>
          <table:table-cell office:value-type="string">
            <text:p>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02/1935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04</text:p>
          </table:table-cell>
          <table:table-cell office:value-type="string">
            <text:p/>
          </table:table-cell>
          <table:table-cell office:value-type="string">
            <text:p>145 Chemin de la Pissot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498</text:span></text:p>
          </table:table-cell>
          <table:table-cell office:value-type="string">
            <text:p>FLORES</text:p>
          </table:table-cell>
          <table:table-cell office:value-type="string">
            <text:p>FLORES</text:p>
          </table:table-cell>
          <table:table-cell office:value-type="string">
            <text:p>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11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441</text:p>
          </table:table-cell>
          <table:table-cell office:value-type="string">
            <text:p/>
          </table:table-cell>
          <table:table-cell office:value-type="string">
            <text:p>130 Impasse du Pla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4</text:span></text:p>
          </table:table-cell>
          <table:table-cell office:value-type="string">
            <text:p>GUILLAUD</text:p>
          </table:table-cell>
          <table:table-cell office:value-type="string">
            <text:p>BELLINA</text:p>
          </table:table-cell>
          <table:table-cell office:value-type="string">
            <text:p>Denise 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03/1936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520</text:span></text:p>
          </table:table-cell>
          <table:table-cell office:value-type="string">
            <text:p>BELLINA</text:p>
          </table:table-cell>
          <table:table-cell office:value-type="string">
            <text:p>BELLINA</text:p>
          </table:table-cell>
          <table:table-cell office:value-type="string">
            <text:p>Jacques Camill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2/1930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8/12/2000</text:p>
          </table:table-cell>
          <table:table-cell office:value-type="string">
            <text:p>1</text:p>
          </table:table-cell>
          <table:table-cell office:value-type="string">
            <text:p/>
          </table:table-cell>
          <table:table-cell office:value-type="string">
            <text:p>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7</text:span></text:p>
          </table:table-cell>
          <table:table-cell office:value-type="string">
            <text:p>LABONNE</text:p>
          </table:table-cell>
          <table:table-cell office:value-type="string">
            <text:p>BINARMONT</text:p>
          </table:table-cell>
          <table:table-cell office:value-type="string">
            <text:p>Mar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1/10/1927</text:p>
          </table:table-cell>
          <table:table-cell office:value-type="string">
            <text:p>Saint-Étienne (Loi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332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8</text:span></text:p>
          </table:table-cell>
          <table:table-cell office:value-type="string">
            <text:p>BINARMONT</text:p>
          </table:table-cell>
          <table:table-cell office:value-type="string">
            <text:p>BINARMONT</text:p>
          </table:table-cell>
          <table:table-cell office:value-type="string">
            <text:p>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06/1930</text:p>
          </table:table-cell>
          <table:table-cell office:value-type="string">
            <text:p>Charleville-Mézières (Ardenn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332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75</text:span></text:p>
          </table:table-cell>
          <table:table-cell office:value-type="string">
            <text:p>MANSON</text:p>
          </table:table-cell>
          <table:table-cell office:value-type="string">
            <text:p>SOUBEYROUX</text:p>
          </table:table-cell>
          <table:table-cell office:value-type="string">
            <text:p>Franço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07/1941</text:p>
          </table:table-cell>
          <table:table-cell office:value-type="string">
            <text:p>Dugny (Seine-Saint-Denis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491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03</text:span></text:p>
          </table:table-cell>
          <table:table-cell office:value-type="string">
            <text:p>PACCARD</text:p>
          </table:table-cell>
          <table:table-cell office:value-type="string">
            <text:p>PONCET</text:p>
          </table:table-cell>
          <table:table-cell office:value-type="string">
            <text:p>Henri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1/192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504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330</text:span></text:p>
          </table:table-cell>
          <table:table-cell office:value-type="string">
            <text:p>MOZAT</text:p>
          </table:table-cell>
          <table:table-cell office:value-type="string">
            <text:p>MOZAT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10/1932</text:p>
          </table:table-cell>
          <table:table-cell office:value-type="string">
            <text:p>Strasbourg (Bas-Rhin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5/10/2001</text:p>
          </table:table-cell>
          <table:table-cell office:value-type="string">
            <text:p>2598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585</text:span></text:p>
          </table:table-cell>
          <table:table-cell office:value-type="string">
            <text:p>TORTEY</text:p>
          </table:table-cell>
          <table:table-cell office:value-type="string">
            <text:p>TORTEY</text:p>
          </table:table-cell>
          <table:table-cell office:value-type="string">
            <text:p>Margueri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7/1940</text:p>
          </table:table-cell>
          <table:table-cell office:value-type="string">
            <text:p>Paris (Paris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0/03/2009</text:p>
          </table:table-cell>
          <table:table-cell office:value-type="string">
            <text:p>3308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42</text:span></text:p>
          </table:table-cell>
          <table:table-cell office:value-type="string">
            <text:p>FARGIER</text:p>
          </table:table-cell>
          <table:table-cell office:value-type="string">
            <text:p>RIVIER</text:p>
          </table:table-cell>
          <table:table-cell office:value-type="string">
            <text:p>Raymond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5/1931</text:p>
          </table:table-cell>
          <table:table-cell office:value-type="string">
            <text:p>Chusclan (Gard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3485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63</text:span></text:p>
          </table:table-cell>
          <table:table-cell office:value-type="string">
            <text:p>LABARTINO</text:p>
          </table:table-cell>
          <table:table-cell office:value-type="string">
            <text:p>LABARTINO</text:p>
          </table:table-cell>
          <table:table-cell office:value-type="string">
            <text:p>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12/1925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489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864</text:span></text:p>
          </table:table-cell>
          <table:table-cell office:value-type="string">
            <text:p>DIDOT</text:p>
          </table:table-cell>
          <table:table-cell office:value-type="string">
            <text:p>LABARTINO</text:p>
          </table:table-cell>
          <table:table-cell office:value-type="string">
            <text:p>Madeleine Josephe Hélè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6/193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489</text:p>
          </table:table-cell>
          <table:table-cell office:value-type="string">
            <text:p/>
          </table:table-cell>
          <table:table-cell office:value-type="string">
            <text:p>8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2</text:span></text:p>
          </table:table-cell>
          <table:table-cell office:value-type="string">
            <text:p>ARBET</text:p>
          </table:table-cell>
          <table:table-cell office:value-type="string">
            <text:p>ARBET</text:p>
          </table:table-cell>
          <table:table-cell office:value-type="string">
            <text:p>Jean 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1/12/1925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574</text:p>
          </table:table-cell>
          <table:table-cell office:value-type="string">
            <text:p/>
          </table:table-cell>
          <table:table-cell office:value-type="string">
            <text:p>9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622</text:span></text:p>
          </table:table-cell>
          <table:table-cell office:value-type="string">
            <text:p>BRIZOT</text:p>
          </table:table-cell>
          <table:table-cell office:value-type="string">
            <text:p>BRIZOT</text:p>
          </table:table-cell>
          <table:table-cell office:value-type="string">
            <text:p>Raymo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7/1937</text:p>
          </table:table-cell>
          <table:table-cell office:value-type="string">
            <text:p>Voreppe (Isère)</text:p>
          </table:table-cell>
          <table:table-cell office:value-type="string">
            <text:p>Sépar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9/04/2004</text:p>
          </table:table-cell>
          <table:table-cell office:value-type="string">
            <text:p>3072</text:p>
          </table:table-cell>
          <table:table-cell office:value-type="string">
            <text:p/>
          </table:table-cell>
          <table:table-cell office:value-type="string">
            <text:p>9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876</text:span></text:p>
          </table:table-cell>
          <table:table-cell office:value-type="string">
            <text:p>BOITARD</text:p>
          </table:table-cell>
          <table:table-cell office:value-type="string">
            <text:p>BOITARD</text:p>
          </table:table-cell>
          <table:table-cell office:value-type="string">
            <text:p>Co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6/193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3/05/2001</text:p>
          </table:table-cell>
          <table:table-cell office:value-type="string">
            <text:p>3371</text:p>
          </table:table-cell>
          <table:table-cell office:value-type="string">
            <text:p/>
          </table:table-cell>
          <table:table-cell office:value-type="string">
            <text:p>9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946</text:span></text:p>
          </table:table-cell>
          <table:table-cell office:value-type="string">
            <text:p>IDELON</text:p>
          </table:table-cell>
          <table:table-cell office:value-type="string">
            <text:p>VINCENT</text:p>
          </table:table-cell>
          <table:table-cell office:value-type="string">
            <text:p>Suz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3/192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488</text:p>
          </table:table-cell>
          <table:table-cell office:value-type="string">
            <text:p/>
          </table:table-cell>
          <table:table-cell office:value-type="string">
            <text:p>9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235</text:span></text:p>
          </table:table-cell>
          <table:table-cell office:value-type="string">
            <text:p>PREVITALI</text:p>
          </table:table-cell>
          <table:table-cell office:value-type="string">
            <text:p>BASSO DE MARCO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7/1917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2/01/2006</text:p>
          </table:table-cell>
          <table:table-cell office:value-type="string">
            <text:p>3992</text:p>
          </table:table-cell>
          <table:table-cell office:value-type="string">
            <text:p/>
          </table:table-cell>
          <table:table-cell office:value-type="string">
            <text:p>9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378</text:span></text:p>
          </table:table-cell>
          <table:table-cell office:value-type="string">
            <text:p>MOUILLAC</text:p>
          </table:table-cell>
          <table:table-cell office:value-type="string">
            <text:p>CLAVEL</text:p>
          </table:table-cell>
          <table:table-cell office:value-type="string">
            <text:p>Emel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11/1926</text:p>
          </table:table-cell>
          <table:table-cell office:value-type="string">
            <text:p>Chauffailles (Saône-et-Loi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2/12/2011</text:p>
          </table:table-cell>
          <table:table-cell office:value-type="string">
            <text:p>4009</text:p>
          </table:table-cell>
          <table:table-cell office:value-type="string">
            <text:p/>
          </table:table-cell>
          <table:table-cell office:value-type="string">
            <text:p>9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94</text:span></text:p>
          </table:table-cell>
          <table:table-cell office:value-type="string">
            <text:p>BEYLIER</text:p>
          </table:table-cell>
          <table:table-cell office:value-type="string">
            <text:p>CIRIO</text:p>
          </table:table-cell>
          <table:table-cell office:value-type="string">
            <text:p>Gisè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1/1924</text:p>
          </table:table-cell>
          <table:table-cell office:value-type="string">
            <text:p>Saint-Quentin-sur-Isèr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5</text:p>
          </table:table-cell>
          <table:table-cell office:value-type="string">
            <text:p/>
          </table:table-cell>
          <table:table-cell office:value-type="string">
            <text:p>1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07</text:span></text:p>
          </table:table-cell>
          <table:table-cell office:value-type="string">
            <text:p>CHALOIN</text:p>
          </table:table-cell>
          <table:table-cell office:value-type="string">
            <text:p>CHALOIN</text:p>
          </table:table-cell>
          <table:table-cell office:value-type="string">
            <text:p>Gérard Camill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3/01/1941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249</text:p>
          </table:table-cell>
          <table:table-cell office:value-type="string">
            <text:p/>
          </table:table-cell>
          <table:table-cell office:value-type="string">
            <text:p>1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08</text:span></text:p>
          </table:table-cell>
          <table:table-cell office:value-type="string">
            <text:p>BUGNON</text:p>
          </table:table-cell>
          <table:table-cell office:value-type="string">
            <text:p>CHALOIN</text:p>
          </table:table-cell>
          <table:table-cell office:value-type="string">
            <text:p>Franço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1/07/1941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249</text:p>
          </table:table-cell>
          <table:table-cell office:value-type="string">
            <text:p/>
          </table:table-cell>
          <table:table-cell office:value-type="string">
            <text:p>1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358</text:span></text:p>
          </table:table-cell>
          <table:table-cell office:value-type="string">
            <text:p>OGIER</text:p>
          </table:table-cell>
          <table:table-cell office:value-type="string">
            <text:p>DUPRAT</text:p>
          </table:table-cell>
          <table:table-cell office:value-type="string">
            <text:p>G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9/1933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22/12/2011</text:p>
          </table:table-cell>
          <table:table-cell office:value-type="string">
            <text:p>2795</text:p>
          </table:table-cell>
          <table:table-cell office:value-type="string">
            <text:p/>
          </table:table-cell>
          <table:table-cell office:value-type="string">
            <text:p>1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359</text:span></text:p>
          </table:table-cell>
          <table:table-cell office:value-type="string">
            <text:p>DUPRAT</text:p>
          </table:table-cell>
          <table:table-cell office:value-type="string">
            <text:p>DUPRAT</text:p>
          </table:table-cell>
          <table:table-cell office:value-type="string">
            <text:p>Yv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6/1936</text:p>
          </table:table-cell>
          <table:table-cell office:value-type="string">
            <text:p>Eauze (Ger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2/12/2011</text:p>
          </table:table-cell>
          <table:table-cell office:value-type="string">
            <text:p>2795</text:p>
          </table:table-cell>
          <table:table-cell office:value-type="string">
            <text:p/>
          </table:table-cell>
          <table:table-cell office:value-type="string">
            <text:p>1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10</text:span></text:p>
          </table:table-cell>
          <table:table-cell office:value-type="string">
            <text:p>OUGIER</text:p>
          </table:table-cell>
          <table:table-cell office:value-type="string">
            <text:p>OUGIER</text:p>
          </table:table-cell>
          <table:table-cell office:value-type="string">
            <text:p>Maurice 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12/1928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767</text:p>
          </table:table-cell>
          <table:table-cell office:value-type="string">
            <text:p/>
          </table:table-cell>
          <table:table-cell office:value-type="string">
            <text:p>1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11</text:span></text:p>
          </table:table-cell>
          <table:table-cell office:value-type="string">
            <text:p>DONZEL</text:p>
          </table:table-cell>
          <table:table-cell office:value-type="string">
            <text:p>OUGIER</text:p>
          </table:table-cell>
          <table:table-cell office:value-type="string">
            <text:p>Germa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11/1929</text:p>
          </table:table-cell>
          <table:table-cell office:value-type="string">
            <text:p>La Tronch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767</text:p>
          </table:table-cell>
          <table:table-cell office:value-type="string">
            <text:p/>
          </table:table-cell>
          <table:table-cell office:value-type="string">
            <text:p>130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7</text:span></text:p>
          </table:table-cell>
          <table:table-cell office:value-type="string">
            <text:p>ANDINA</text:p>
          </table:table-cell>
          <table:table-cell office:value-type="string">
            <text:p>ANDINA</text:p>
          </table:table-cell>
          <table:table-cell office:value-type="string">
            <text:p>Jean Jérôm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04/1931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224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8</text:span></text:p>
          </table:table-cell>
          <table:table-cell office:value-type="string">
            <text:p>BARTHELEMY</text:p>
          </table:table-cell>
          <table:table-cell office:value-type="string">
            <text:p>ANDINA</text:p>
          </table:table-cell>
          <table:table-cell office:value-type="string">
            <text:p>Mugu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5/1938</text:p>
          </table:table-cell>
          <table:table-cell office:value-type="string">
            <text:p>Belley (Ain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224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147</text:span></text:p>
          </table:table-cell>
          <table:table-cell office:value-type="string">
            <text:p>ANDINA</text:p>
          </table:table-cell>
          <table:table-cell office:value-type="string">
            <text:p>ANDINA</text:p>
          </table:table-cell>
          <table:table-cell office:value-type="string">
            <text:p>Jérôm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04/1931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6/01/2007</text:p>
          </table:table-cell>
          <table:table-cell office:value-type="string">
            <text:p>3</text:p>
          </table:table-cell>
          <table:table-cell office:value-type="string">
            <text:p/>
          </table:table-cell>
          <table:table-cell office:value-type="string">
            <text:p>224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016</text:span></text:p>
          </table:table-cell>
          <table:table-cell office:value-type="string">
            <text:p>MARCHAND</text:p>
          </table:table-cell>
          <table:table-cell office:value-type="string">
            <text:p>MARCHAND</text:p>
          </table:table-cell>
          <table:table-cell office:value-type="string">
            <text:p>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10/193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2/04/2008</text:p>
          </table:table-cell>
          <table:table-cell office:value-type="string">
            <text:p>2468</text:p>
          </table:table-cell>
          <table:table-cell office:value-type="string">
            <text:p/>
          </table:table-cell>
          <table:table-cell office:value-type="string">
            <text:p>24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489</text:span></text:p>
          </table:table-cell>
          <table:table-cell office:value-type="string">
            <text:p>BLANCHARD</text:p>
          </table:table-cell>
          <table:table-cell office:value-type="string">
            <text:p>BLANCHARD</text:p>
          </table:table-cell>
          <table:table-cell office:value-type="string">
            <text:p>Henri 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7/08/1929</text:p>
          </table:table-cell>
          <table:table-cell office:value-type="string">
            <text:p>Saint-Égrèv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845</text:p>
          </table:table-cell>
          <table:table-cell office:value-type="string">
            <text:p/>
          </table:table-cell>
          <table:table-cell office:value-type="string">
            <text:p>24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490</text:span></text:p>
          </table:table-cell>
          <table:table-cell office:value-type="string">
            <text:p>ANDINA</text:p>
          </table:table-cell>
          <table:table-cell office:value-type="string">
            <text:p>BLANCHARD</text:p>
          </table:table-cell>
          <table:table-cell office:value-type="string">
            <text:p>Denise 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5/1933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845</text:p>
          </table:table-cell>
          <table:table-cell office:value-type="string">
            <text:p/>
          </table:table-cell>
          <table:table-cell office:value-type="string">
            <text:p>24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250</text:span></text:p>
          </table:table-cell>
          <table:table-cell office:value-type="string">
            <text:p>DA CONCEICAO PINA</text:p>
          </table:table-cell>
          <table:table-cell office:value-type="string">
            <text:p>POLICARPO</text:p>
          </table:table-cell>
          <table:table-cell office:value-type="string">
            <text:p>Isaur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10/193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2/01/2006</text:p>
          </table:table-cell>
          <table:table-cell office:value-type="string">
            <text:p>3987</text:p>
          </table:table-cell>
          <table:table-cell office:value-type="string">
            <text:p/>
          </table:table-cell>
          <table:table-cell office:value-type="string">
            <text:p>283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251</text:span></text:p>
          </table:table-cell>
          <table:table-cell office:value-type="string">
            <text:p>POLICARPO</text:p>
          </table:table-cell>
          <table:table-cell office:value-type="string">
            <text:p>POLICARPO</text:p>
          </table:table-cell>
          <table:table-cell office:value-type="string">
            <text:p>Antoni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3/192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2/01/2006</text:p>
          </table:table-cell>
          <table:table-cell office:value-type="string">
            <text:p>3987</text:p>
          </table:table-cell>
          <table:table-cell office:value-type="string">
            <text:p/>
          </table:table-cell>
          <table:table-cell office:value-type="string">
            <text:p>283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45</text:span></text:p>
          </table:table-cell>
          <table:table-cell office:value-type="string">
            <text:p>CHALOIN</text:p>
          </table:table-cell>
          <table:table-cell office:value-type="string">
            <text:p>CHALOIN</text:p>
          </table:table-cell>
          <table:table-cell office:value-type="string">
            <text:p>André Joachim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3/01/1941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497</text:p>
          </table:table-cell>
          <table:table-cell office:value-type="string">
            <text:p/>
          </table:table-cell>
          <table:table-cell office:value-type="string">
            <text:p>322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0</text:span></text:p>
          </table:table-cell>
          <table:table-cell office:value-type="string">
            <text:p>DELHOMME</text:p>
          </table:table-cell>
          <table:table-cell office:value-type="string">
            <text:p>BILLION-LAROUTE</text:p>
          </table:table-cell>
          <table:table-cell office:value-type="string">
            <text:p>Madele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8/1934</text:p>
          </table:table-cell>
          <table:table-cell office:value-type="string">
            <text:p>Lyon (Rhô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</text:p>
          </table:table-cell>
          <table:table-cell office:value-type="string">
            <text:p/>
          </table:table-cell>
          <table:table-cell office:value-type="string">
            <text:p>391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2</text:span></text:p>
          </table:table-cell>
          <table:table-cell office:value-type="string">
            <text:p>RABIN</text:p>
          </table:table-cell>
          <table:table-cell office:value-type="string">
            <text:p>RABIN</text:p>
          </table:table-cell>
          <table:table-cell office:value-type="string">
            <text:p>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5/11/1938</text:p>
          </table:table-cell>
          <table:table-cell office:value-type="string">
            <text:p>Blois (Loir-et-Cher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44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3</text:span></text:p>
          </table:table-cell>
          <table:table-cell office:value-type="string">
            <text:p>MALLEVAL</text:p>
          </table:table-cell>
          <table:table-cell office:value-type="string">
            <text:p>RABIN</text:p>
          </table:table-cell>
          <table:table-cell office:value-type="string">
            <text:p>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3/1941</text:p>
          </table:table-cell>
          <table:table-cell office:value-type="string">
            <text:p>Vernoux-en-Vivarais (Ardèch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</text:p>
          </table:table-cell>
          <table:table-cell office:value-type="string">
            <text:p/>
          </table:table-cell>
          <table:table-cell office:value-type="string">
            <text:p>44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785</text:span></text:p>
          </table:table-cell>
          <table:table-cell office:value-type="string">
            <text:p>TEIXEIRA</text:p>
          </table:table-cell>
          <table:table-cell office:value-type="string">
            <text:p>BORGES</text:p>
          </table:table-cell>
          <table:table-cell office:value-type="string">
            <text:p>Ros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9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18</text:p>
          </table:table-cell>
          <table:table-cell office:value-type="string">
            <text:p/>
          </table:table-cell>
          <table:table-cell office:value-type="string">
            <text:p>463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789</text:span></text:p>
          </table:table-cell>
          <table:table-cell office:value-type="string">
            <text:p>DA SILVA</text:p>
          </table:table-cell>
          <table:table-cell office:value-type="string">
            <text:p>DUARTE</text:p>
          </table:table-cell>
          <table:table-cell office:value-type="string">
            <text:p>Lucind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10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19</text:p>
          </table:table-cell>
          <table:table-cell office:value-type="string">
            <text:p/>
          </table:table-cell>
          <table:table-cell office:value-type="string">
            <text:p>463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287</text:span></text:p>
          </table:table-cell>
          <table:table-cell office:value-type="string">
            <text:p>LEMOINE</text:p>
          </table:table-cell>
          <table:table-cell office:value-type="string">
            <text:p>LEMOINE</text:p>
          </table:table-cell>
          <table:table-cell office:value-type="string">
            <text:p>Georg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10/1940</text:p>
          </table:table-cell>
          <table:table-cell office:value-type="string">
            <text:p>Marseille (Bouches-du-Rhô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8/1993</text:p>
          </table:table-cell>
          <table:table-cell office:value-type="string">
            <text:p>2364</text:p>
          </table:table-cell>
          <table:table-cell office:value-type="string">
            <text:p/>
          </table:table-cell>
          <table:table-cell office:value-type="string">
            <text:p>463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664</text:span></text:p>
          </table:table-cell>
          <table:table-cell office:value-type="string">
            <text:p>ROUILLON</text:p>
          </table:table-cell>
          <table:table-cell office:value-type="string">
            <text:p>ROUILLON</text:p>
          </table:table-cell>
          <table:table-cell office:value-type="string">
            <text:p>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01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8/06/2006</text:p>
          </table:table-cell>
          <table:table-cell office:value-type="string">
            <text:p>1834</text:p>
          </table:table-cell>
          <table:table-cell office:value-type="string">
            <text:p/>
          </table:table-cell>
          <table:table-cell office:value-type="string">
            <text:p>48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665</text:span></text:p>
          </table:table-cell>
          <table:table-cell office:value-type="string">
            <text:p>LUCAS</text:p>
          </table:table-cell>
          <table:table-cell office:value-type="string">
            <text:p>ROUILLON</text:p>
          </table:table-cell>
          <table:table-cell office:value-type="string">
            <text:p>Genevièv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8/1934</text:p>
          </table:table-cell>
          <table:table-cell office:value-type="string">
            <text:p>Beaurepair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28/06/2006</text:p>
          </table:table-cell>
          <table:table-cell office:value-type="string">
            <text:p>1834</text:p>
          </table:table-cell>
          <table:table-cell office:value-type="string">
            <text:p/>
          </table:table-cell>
          <table:table-cell office:value-type="string">
            <text:p>488 Rue du Por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8890</text:span></text:p>
          </table:table-cell>
          <table:table-cell office:value-type="string">
            <text:p>ROUX</text:p>
          </table:table-cell>
          <table:table-cell office:value-type="string">
            <text:p>ROUX</text:p>
          </table:table-cell>
          <table:table-cell office:value-type="string">
            <text:p>Ro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07/1940</text:p>
          </table:table-cell>
          <table:table-cell office:value-type="string">
            <text:p>Avignon (Vauclus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3/01/2008</text:p>
          </table:table-cell>
          <table:table-cell office:value-type="string">
            <text:p>762</text:p>
          </table:table-cell>
          <table:table-cell office:value-type="string">
            <text:p/>
          </table:table-cell>
          <table:table-cell office:value-type="string">
            <text:p>27 Rue Porte des Pallach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314</text:span></text:p>
          </table:table-cell>
          <table:table-cell office:value-type="string">
            <text:p>RIVERA</text:p>
          </table:table-cell>
          <table:table-cell office:value-type="string">
            <text:p>RIVERA</text:p>
          </table:table-cell>
          <table:table-cell office:value-type="string">
            <text:p>Fernand Nor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06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13</text:p>
          </table:table-cell>
          <table:table-cell office:value-type="string">
            <text:p/>
          </table:table-cell>
          <table:table-cell office:value-type="string">
            <text:p>27 Rue Porte des Pallach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06</text:span></text:p>
          </table:table-cell>
          <table:table-cell office:value-type="string">
            <text:p>FAURE</text:p>
          </table:table-cell>
          <table:table-cell office:value-type="string">
            <text:p>GINET</text:p>
          </table:table-cell>
          <table:table-cell office:value-type="string">
            <text:p>Marguerit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7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6</text:p>
          </table:table-cell>
          <table:table-cell office:value-type="string">
            <text:p/>
          </table:table-cell>
          <table:table-cell office:value-type="string">
            <text:p>93 Chemin de Pré-Boula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07</text:span></text:p>
          </table:table-cell>
          <table:table-cell office:value-type="string">
            <text:p>FAURE</text:p>
          </table:table-cell>
          <table:table-cell office:value-type="string">
            <text:p>PIN</text:p>
          </table:table-cell>
          <table:table-cell office:value-type="string">
            <text:p>Marth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10/1923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58</text:p>
          </table:table-cell>
          <table:table-cell office:value-type="string">
            <text:p/>
          </table:table-cell>
          <table:table-cell office:value-type="string">
            <text:p>1385 Route de Rac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08</text:span></text:p>
          </table:table-cell>
          <table:table-cell office:value-type="string">
            <text:p>PIN</text:p>
          </table:table-cell>
          <table:table-cell office:value-type="string">
            <text:p>PIN</text:p>
          </table:table-cell>
          <table:table-cell office:value-type="string">
            <text:p>Marcel 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12/1929</text:p>
          </table:table-cell>
          <table:table-cell office:value-type="string">
            <text:p>Claix (Charent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58</text:p>
          </table:table-cell>
          <table:table-cell office:value-type="string">
            <text:p/>
          </table:table-cell>
          <table:table-cell office:value-type="string">
            <text:p>1385 Route de Rac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09</text:span></text:p>
          </table:table-cell>
          <table:table-cell office:value-type="string">
            <text:p>VINAY</text:p>
          </table:table-cell>
          <table:table-cell office:value-type="string">
            <text:p>REY</text:p>
          </table:table-cell>
          <table:table-cell office:value-type="string">
            <text:p>Elian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10/1932</text:p>
          </table:table-cell>
          <table:table-cell office:value-type="string">
            <text:p>Saint-Jean-de-Moirans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59</text:p>
          </table:table-cell>
          <table:table-cell office:value-type="string">
            <text:p/>
          </table:table-cell>
          <table:table-cell office:value-type="string">
            <text:p>1490 Route de Rac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310</text:span></text:p>
          </table:table-cell>
          <table:table-cell office:value-type="string">
            <text:p>REY</text:p>
          </table:table-cell>
          <table:table-cell office:value-type="string">
            <text:p>REY</text:p>
          </table:table-cell>
          <table:table-cell office:value-type="string">
            <text:p>Robert Henr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2/01/1933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59</text:p>
          </table:table-cell>
          <table:table-cell office:value-type="string">
            <text:p/>
          </table:table-cell>
          <table:table-cell office:value-type="string">
            <text:p>1490 Route de Rac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44</text:span></text:p>
          </table:table-cell>
          <table:table-cell office:value-type="string">
            <text:p>JAIMOND</text:p>
          </table:table-cell>
          <table:table-cell office:value-type="string">
            <text:p>JAIMOND</text:p>
          </table:table-cell>
          <table:table-cell office:value-type="string">
            <text:p>Jean Joseph 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05/192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95</text:p>
          </table:table-cell>
          <table:table-cell office:value-type="string">
            <text:p/>
          </table:table-cell>
          <table:table-cell office:value-type="string">
            <text:p>124 Chemin des Ray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45</text:span></text:p>
          </table:table-cell>
          <table:table-cell office:value-type="string">
            <text:p>BETTOU</text:p>
          </table:table-cell>
          <table:table-cell office:value-type="string">
            <text:p>JAIMOND</text:p>
          </table:table-cell>
          <table:table-cell office:value-type="string">
            <text:p>Théodora Jos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8/193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95</text:p>
          </table:table-cell>
          <table:table-cell office:value-type="string">
            <text:p/>
          </table:table-cell>
          <table:table-cell office:value-type="string">
            <text:p>124 Chemin des Rayet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559</text:span></text:p>
          </table:table-cell>
          <table:table-cell office:value-type="string">
            <text:p>BUFFIN</text:p>
          </table:table-cell>
          <table:table-cell office:value-type="string">
            <text:p>BUFFIN</text:p>
          </table:table-cell>
          <table:table-cell office:value-type="string">
            <text:p>Bernar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1/10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5/12/1999</text:p>
          </table:table-cell>
          <table:table-cell office:value-type="string">
            <text:p>2192</text:p>
          </table:table-cell>
          <table:table-cell office:value-type="string">
            <text:p/>
          </table:table-cell>
          <table:table-cell office:value-type="string">
            <text:p>45 Allée du Rémouleu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593</text:span></text:p>
          </table:table-cell>
          <table:table-cell office:value-type="string">
            <text:p>ALIX</text:p>
          </table:table-cell>
          <table:table-cell office:value-type="string">
            <text:p>BUFFIN</text:p>
          </table:table-cell>
          <table:table-cell office:value-type="string">
            <text:p>Chantal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7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7/01/2000</text:p>
          </table:table-cell>
          <table:table-cell office:value-type="string">
            <text:p>2192</text:p>
          </table:table-cell>
          <table:table-cell office:value-type="string">
            <text:p/>
          </table:table-cell>
          <table:table-cell office:value-type="string">
            <text:p>45 Allée du Rémouleu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86</text:span></text:p>
          </table:table-cell>
          <table:table-cell office:value-type="string">
            <text:p>LOCATELLI</text:p>
          </table:table-cell>
          <table:table-cell office:value-type="string">
            <text:p>LOCATELLI</text:p>
          </table:table-cell>
          <table:table-cell office:value-type="string">
            <text:p>Emil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0/11/192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72</text:p>
          </table:table-cell>
          <table:table-cell office:value-type="string">
            <text:p/>
          </table:table-cell>
          <table:table-cell office:value-type="string">
            <text:p>170 Rue Raoul Blanchar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474</text:span></text:p>
          </table:table-cell>
          <table:table-cell office:value-type="string">
            <text:p>ARMBRUST</text:p>
          </table:table-cell>
          <table:table-cell office:value-type="string">
            <text:p>ARMBRUST</text:p>
          </table:table-cell>
          <table:table-cell office:value-type="string">
            <text:p>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6/1938</text:p>
          </table:table-cell>
          <table:table-cell office:value-type="string">
            <text:p>Lyon (Rhôn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2/1993</text:p>
          </table:table-cell>
          <table:table-cell office:value-type="string">
            <text:p>2429</text:p>
          </table:table-cell>
          <table:table-cell office:value-type="string">
            <text:p/>
          </table:table-cell>
          <table:table-cell office:value-type="string">
            <text:p>29 Chemin René Cass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51</text:span></text:p>
          </table:table-cell>
          <table:table-cell office:value-type="string">
            <text:p>DENARIE</text:p>
          </table:table-cell>
          <table:table-cell office:value-type="string">
            <text:p>DENARIE</text:p>
          </table:table-cell>
          <table:table-cell office:value-type="string">
            <text:p>Roger Paul Ferna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9/01/1937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92</text:p>
          </table:table-cell>
          <table:table-cell office:value-type="string">
            <text:p/>
          </table:table-cell>
          <table:table-cell office:value-type="string">
            <text:p>119 Chemin René Cass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52</text:span></text:p>
          </table:table-cell>
          <table:table-cell office:value-type="string">
            <text:p>ROUSSET</text:p>
          </table:table-cell>
          <table:table-cell office:value-type="string">
            <text:p>DENARIE</text:p>
          </table:table-cell>
          <table:table-cell office:value-type="string">
            <text:p>Marcelle Marie Emm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07/1941</text:p>
          </table:table-cell>
          <table:table-cell office:value-type="string">
            <text:p>Presles (Calvados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92</text:p>
          </table:table-cell>
          <table:table-cell office:value-type="string">
            <text:p/>
          </table:table-cell>
          <table:table-cell office:value-type="string">
            <text:p>119 Chemin René Cass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45</text:span></text:p>
          </table:table-cell>
          <table:table-cell office:value-type="string">
            <text:p>BERNARD</text:p>
          </table:table-cell>
          <table:table-cell office:value-type="string">
            <text:p>DELPHIN</text:p>
          </table:table-cell>
          <table:table-cell office:value-type="string">
            <text:p>Yv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07/1932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1133</text:p>
          </table:table-cell>
          <table:table-cell office:value-type="string">
            <text:p/>
          </table:table-cell>
          <table:table-cell office:value-type="string">
            <text:p>458 Chemin des Rival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51</text:span></text:p>
          </table:table-cell>
          <table:table-cell office:value-type="string">
            <text:p>GOTTI</text:p>
          </table:table-cell>
          <table:table-cell office:value-type="string">
            <text:p>BIANCHI</text:p>
          </table:table-cell>
          <table:table-cell office:value-type="string">
            <text:p>Sant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04/192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35</text:p>
          </table:table-cell>
          <table:table-cell office:value-type="string">
            <text:p/>
          </table:table-cell>
          <table:table-cell office:value-type="string">
            <text:p>474 Chemin des Rival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552</text:span></text:p>
          </table:table-cell>
          <table:table-cell office:value-type="string">
            <text:p>CHAPUIS</text:p>
          </table:table-cell>
          <table:table-cell office:value-type="string">
            <text:p>CHAPUIS</text:p>
          </table:table-cell>
          <table:table-cell office:value-type="string">
            <text:p>Dani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9/03/1936</text:p>
          </table:table-cell>
          <table:table-cell office:value-type="string">
            <text:p>Bourg-de-Péage (Drôm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36</text:p>
          </table:table-cell>
          <table:table-cell office:value-type="string">
            <text:p/>
          </table:table-cell>
          <table:table-cell office:value-type="string">
            <text:p>496 Chemin des Rival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299</text:span></text:p>
          </table:table-cell>
          <table:table-cell office:value-type="string">
            <text:p>BRUGERE-DUPUY</text:p>
          </table:table-cell>
          <table:table-cell office:value-type="string">
            <text:p>BRUGERE-DUPUY</text:p>
          </table:table-cell>
          <table:table-cell office:value-type="string">
            <text:p>Lou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8/11/1937</text:p>
          </table:table-cell>
          <table:table-cell office:value-type="string">
            <text:p>Chambéry (Savoi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5/01/2006</text:p>
          </table:table-cell>
          <table:table-cell office:value-type="string">
            <text:p>3930</text:p>
          </table:table-cell>
          <table:table-cell office:value-type="string">
            <text:p/>
          </table:table-cell>
          <table:table-cell office:value-type="string">
            <text:p>528 Chemin des Rival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4</text:span></text:p>
          </table:table-cell>
          <table:table-cell office:value-type="string">
            <text:p>BURRIAT</text:p>
          </table:table-cell>
          <table:table-cell office:value-type="string">
            <text:p>BURRIAT</text:p>
          </table:table-cell>
          <table:table-cell office:value-type="string">
            <text:p>Gil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9/05/1935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144 Chemin de la Rubett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5</text:span></text:p>
          </table:table-cell>
          <table:table-cell office:value-type="string">
            <text:p>FRAPPAS</text:p>
          </table:table-cell>
          <table:table-cell office:value-type="string">
            <text:p>BURRIAT</text:p>
          </table:table-cell>
          <table:table-cell office:value-type="string">
            <text:p>Solange Marie 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6/1941</text:p>
          </table:table-cell>
          <table:table-cell office:value-type="string">
            <text:p>Voiron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7</text:p>
          </table:table-cell>
          <table:table-cell office:value-type="string">
            <text:p/>
          </table:table-cell>
          <table:table-cell office:value-type="string">
            <text:p>144 Chemin de la Rubett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8</text:span></text:p>
          </table:table-cell>
          <table:table-cell office:value-type="string">
            <text:p>RAVE</text:p>
          </table:table-cell>
          <table:table-cell office:value-type="string">
            <text:p>THOMASSET</text:p>
          </table:table-cell>
          <table:table-cell office:value-type="string">
            <text:p>Germa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10/1925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9</text:p>
          </table:table-cell>
          <table:table-cell office:value-type="string">
            <text:p/>
          </table:table-cell>
          <table:table-cell office:value-type="string">
            <text:p>223 Chemin de la Rubett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9</text:span></text:p>
          </table:table-cell>
          <table:table-cell office:value-type="string">
            <text:p>BARLET</text:p>
          </table:table-cell>
          <table:table-cell office:value-type="string">
            <text:p>BARLET</text:p>
          </table:table-cell>
          <table:table-cell office:value-type="string">
            <text:p>Louis Eugèn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5/1923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0</text:p>
          </table:table-cell>
          <table:table-cell office:value-type="string">
            <text:p/>
          </table:table-cell>
          <table:table-cell office:value-type="string">
            <text:p>464 Chemin de la Rubett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52</text:span></text:p>
          </table:table-cell>
          <table:table-cell office:value-type="string">
            <text:p>GUYOT</text:p>
          </table:table-cell>
          <table:table-cell office:value-type="string">
            <text:p>GUYOT</text:p>
          </table:table-cell>
          <table:table-cell office:value-type="string">
            <text:p>Armand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11/1925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2490</text:p>
          </table:table-cell>
          <table:table-cell office:value-type="string">
            <text:p/>
          </table:table-cell>
          <table:table-cell office:value-type="string">
            <text:p>200 Impasse de la Rubett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567</text:span></text:p>
          </table:table-cell>
          <table:table-cell office:value-type="string">
            <text:p>SALTRE</text:p>
          </table:table-cell>
          <table:table-cell office:value-type="string">
            <text:p>SALTRE</text:p>
          </table:table-cell>
          <table:table-cell office:value-type="string">
            <text:p>Fernand Mariu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8/1926</text:p>
          </table:table-cell>
          <table:table-cell office:value-type="string">
            <text:p>Saint-Marcelli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2/1991</text:p>
          </table:table-cell>
          <table:table-cell office:value-type="string">
            <text:p>2206</text:p>
          </table:table-cell>
          <table:table-cell office:value-type="string">
            <text:p/>
          </table:table-cell>
          <table:table-cell office:value-type="string">
            <text:p>67 Autre Grande Ru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65</text:span></text:p>
          </table:table-cell>
          <table:table-cell office:value-type="string">
            <text:p>REY</text:p>
          </table:table-cell>
          <table:table-cell office:value-type="string">
            <text:p>REY</text:p>
          </table:table-cell>
          <table:table-cell office:value-type="string">
            <text:p>Eli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0/05/1927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28</text:p>
          </table:table-cell>
          <table:table-cell office:value-type="string">
            <text:p/>
          </table:table-cell>
          <table:table-cell office:value-type="string">
            <text:p>77 Autre Grande Ru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66</text:span></text:p>
          </table:table-cell>
          <table:table-cell office:value-type="string">
            <text:p>BARNIER</text:p>
          </table:table-cell>
          <table:table-cell office:value-type="string">
            <text:p>REY</text:p>
          </table:table-cell>
          <table:table-cell office:value-type="string">
            <text:p>Jos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10/1931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28</text:p>
          </table:table-cell>
          <table:table-cell office:value-type="string">
            <text:p/>
          </table:table-cell>
          <table:table-cell office:value-type="string">
            <text:p>77 Autre Grande Ru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86</text:span></text:p>
          </table:table-cell>
          <table:table-cell office:value-type="string">
            <text:p>DELAHAIE</text:p>
          </table:table-cell>
          <table:table-cell office:value-type="string">
            <text:p>DELAHAIE</text:p>
          </table:table-cell>
          <table:table-cell office:value-type="string">
            <text:p>Marc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9/09/1934</text:p>
          </table:table-cell>
          <table:table-cell office:value-type="string">
            <text:p>Beauvoir-en-Lyons (Seine-Maritim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435</text:p>
          </table:table-cell>
          <table:table-cell office:value-type="string">
            <text:p/>
          </table:table-cell>
          <table:table-cell office:value-type="string">
            <text:p>132 Autre Grande Ru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34</text:span></text:p>
          </table:table-cell>
          <table:table-cell office:value-type="string">
            <text:p>SENILLOU</text:p>
          </table:table-cell>
          <table:table-cell office:value-type="string">
            <text:p>SENILLOU</text:p>
          </table:table-cell>
          <table:table-cell office:value-type="string">
            <text:p>Claude Alai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6/04/1940</text:p>
          </table:table-cell>
          <table:table-cell office:value-type="string">
            <text:p>Argentat (Corrèz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747</text:p>
          </table:table-cell>
          <table:table-cell office:value-type="string">
            <text:p/>
          </table:table-cell>
          <table:table-cell office:value-type="string">
            <text:p>65 Allée du Sabot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233</text:span></text:p>
          </table:table-cell>
          <table:table-cell office:value-type="string">
            <text:p>BONFILS</text:p>
          </table:table-cell>
          <table:table-cell office:value-type="string">
            <text:p>LIBERT</text:p>
          </table:table-cell>
          <table:table-cell office:value-type="string">
            <text:p>Arlette Andr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1/10/1941</text:p>
          </table:table-cell>
          <table:table-cell office:value-type="string">
            <text:p>Aignay-le-Duc (Côte-d'Or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01</text:p>
          </table:table-cell>
          <table:table-cell office:value-type="string">
            <text:p/>
          </table:table-cell>
          <table:table-cell office:value-type="string">
            <text:p>1 Chemin du Sautare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38</text:span></text:p>
          </table:table-cell>
          <table:table-cell office:value-type="string">
            <text:p>DUNAND</text:p>
          </table:table-cell>
          <table:table-cell office:value-type="string">
            <text:p>DUNAND</text:p>
          </table:table-cell>
          <table:table-cell office:value-type="string">
            <text:p>Violette Den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12/1908</text:p>
          </table:table-cell>
          <table:table-cell office:value-type="string">
            <text:p>Scientrier (Haute-Savoi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64</text:p>
          </table:table-cell>
          <table:table-cell office:value-type="string">
            <text:p/>
          </table:table-cell>
          <table:table-cell office:value-type="string">
            <text:p>94 Chemin Sainte-Clai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48</text:span></text:p>
          </table:table-cell>
          <table:table-cell office:value-type="string">
            <text:p>GEX</text:p>
          </table:table-cell>
          <table:table-cell office:value-type="string">
            <text:p>GEX</text:p>
          </table:table-cell>
          <table:table-cell office:value-type="string">
            <text:p>Mich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4/1934</text:p>
          </table:table-cell>
          <table:table-cell office:value-type="string">
            <text:p>Saint-Pierre-d'Albigny (Savoi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864</text:p>
          </table:table-cell>
          <table:table-cell office:value-type="string">
            <text:p/>
          </table:table-cell>
          <table:table-cell office:value-type="string">
            <text:p>94 Chemin Sainte-Clai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51</text:span></text:p>
          </table:table-cell>
          <table:table-cell office:value-type="string">
            <text:p>REYNIER</text:p>
          </table:table-cell>
          <table:table-cell office:value-type="string">
            <text:p>REYNIER</text:p>
          </table:table-cell>
          <table:table-cell office:value-type="string">
            <text:p>Christ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10/1940</text:p>
          </table:table-cell>
          <table:table-cell office:value-type="string">
            <text:p>Grenobl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64</text:p>
          </table:table-cell>
          <table:table-cell office:value-type="string">
            <text:p/>
          </table:table-cell>
          <table:table-cell office:value-type="string">
            <text:p>94 Chemin Sainte-Clai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52</text:span></text:p>
          </table:table-cell>
          <table:table-cell office:value-type="string">
            <text:p>BROGLIO</text:p>
          </table:table-cell>
          <table:table-cell office:value-type="string">
            <text:p>BROGLIO</text:p>
          </table:table-cell>
          <table:table-cell office:value-type="string">
            <text:p>Josy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12/1941</text:p>
          </table:table-cell>
          <table:table-cell office:value-type="string">
            <text:p>Chambéry (Savoi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64</text:p>
          </table:table-cell>
          <table:table-cell office:value-type="string">
            <text:p/>
          </table:table-cell>
          <table:table-cell office:value-type="string">
            <text:p>94 Chemin Sainte-Clai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173</text:span></text:p>
          </table:table-cell>
          <table:table-cell office:value-type="string">
            <text:p>ROBERT</text:p>
          </table:table-cell>
          <table:table-cell office:value-type="string">
            <text:p>ROBERT</text:p>
          </table:table-cell>
          <table:table-cell office:value-type="string">
            <text:p>Gabri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6/1934</text:p>
          </table:table-cell>
          <table:table-cell office:value-type="string">
            <text:p>Tullins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2/2003</text:p>
          </table:table-cell>
          <table:table-cell office:value-type="string">
            <text:p>864</text:p>
          </table:table-cell>
          <table:table-cell office:value-type="string">
            <text:p/>
          </table:table-cell>
          <table:table-cell office:value-type="string">
            <text:p>94 Chemin Sainte-Clai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41</text:span></text:p>
          </table:table-cell>
          <table:table-cell office:value-type="string">
            <text:p>GONCALVES</text:p>
          </table:table-cell>
          <table:table-cell office:value-type="string">
            <text:p>GONCALVES</text:p>
          </table:table-cell>
          <table:table-cell office:value-type="string">
            <text:p>Carmi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07/193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84</text:p>
          </table:table-cell>
          <table:table-cell office:value-type="string">
            <text:p/>
          </table:table-cell>
          <table:table-cell office:value-type="string">
            <text:p>4 Place Saint-Niz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42</text:span></text:p>
          </table:table-cell>
          <table:table-cell office:value-type="string">
            <text:p>TEIXEIRA</text:p>
          </table:table-cell>
          <table:table-cell office:value-type="string">
            <text:p>GONCALVES</text:p>
          </table:table-cell>
          <table:table-cell office:value-type="string">
            <text:p>Maria Alc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09/193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84</text:p>
          </table:table-cell>
          <table:table-cell office:value-type="string">
            <text:p/>
          </table:table-cell>
          <table:table-cell office:value-type="string">
            <text:p>4 Place Saint-Niz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46</text:span></text:p>
          </table:table-cell>
          <table:table-cell office:value-type="string">
            <text:p>GENEST</text:p>
          </table:table-cell>
          <table:table-cell office:value-type="string">
            <text:p>GENEST</text:p>
          </table:table-cell>
          <table:table-cell office:value-type="string">
            <text:p>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3/01/1939</text:p>
          </table:table-cell>
          <table:table-cell office:value-type="string">
            <text:p>Toulouse (Haute-Garonne)</text:p>
          </table:table-cell>
          <table:table-cell office:value-type="string">
            <text:p>Sépar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85</text:p>
          </table:table-cell>
          <table:table-cell office:value-type="string">
            <text:p/>
          </table:table-cell>
          <table:table-cell office:value-type="string">
            <text:p>12 Place Saint-Nizie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58</text:span></text:p>
          </table:table-cell>
          <table:table-cell office:value-type="string">
            <text:p>DELOUSTAL</text:p>
          </table:table-cell>
          <table:table-cell office:value-type="string">
            <text:p>SARTRE</text:p>
          </table:table-cell>
          <table:table-cell office:value-type="string">
            <text:p>Julie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4/1933</text:p>
          </table:table-cell>
          <table:table-cell office:value-type="string">
            <text:p>Saint-Denis-en-Margeride (Loz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5</text:p>
          </table:table-cell>
          <table:table-cell office:value-type="string">
            <text:p/>
          </table:table-cell>
          <table:table-cell office:value-type="string">
            <text:p>32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67</text:span></text:p>
          </table:table-cell>
          <table:table-cell office:value-type="string">
            <text:p>BOTTANA</text:p>
          </table:table-cell>
          <table:table-cell office:value-type="string">
            <text:p>SANTUS</text:p>
          </table:table-cell>
          <table:table-cell office:value-type="string">
            <text:p>Rose 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1/1932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0</text:p>
          </table:table-cell>
          <table:table-cell office:value-type="string">
            <text:p/>
          </table:table-cell>
          <table:table-cell office:value-type="string">
            <text:p>85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73</text:span></text:p>
          </table:table-cell>
          <table:table-cell office:value-type="string">
            <text:p>ROCHETTE</text:p>
          </table:table-cell>
          <table:table-cell office:value-type="string">
            <text:p>ROCHETTE</text:p>
          </table:table-cell>
          <table:table-cell office:value-type="string">
            <text:p>Joseph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1/1927</text:p>
          </table:table-cell>
          <table:table-cell office:value-type="string">
            <text:p>Saint-Rémy-de-Maurienne (Savoi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5</text:p>
          </table:table-cell>
          <table:table-cell office:value-type="string">
            <text:p/>
          </table:table-cell>
          <table:table-cell office:value-type="string">
            <text:p>146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74</text:span></text:p>
          </table:table-cell>
          <table:table-cell office:value-type="string">
            <text:p>GODET</text:p>
          </table:table-cell>
          <table:table-cell office:value-type="string">
            <text:p>ROCHETTE</text:p>
          </table:table-cell>
          <table:table-cell office:value-type="string">
            <text:p>Marie-Pau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7/1937</text:p>
          </table:table-cell>
          <table:table-cell office:value-type="string">
            <text:p>Chambéry (Savoi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5</text:p>
          </table:table-cell>
          <table:table-cell office:value-type="string">
            <text:p/>
          </table:table-cell>
          <table:table-cell office:value-type="string">
            <text:p>146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85</text:span></text:p>
          </table:table-cell>
          <table:table-cell office:value-type="string">
            <text:p>PESENTI</text:p>
          </table:table-cell>
          <table:table-cell office:value-type="string">
            <text:p>ROBIN</text:p>
          </table:table-cell>
          <table:table-cell office:value-type="string">
            <text:p>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10/192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9</text:p>
          </table:table-cell>
          <table:table-cell office:value-type="string">
            <text:p/>
          </table:table-cell>
          <table:table-cell office:value-type="string">
            <text:p>197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86</text:span></text:p>
          </table:table-cell>
          <table:table-cell office:value-type="string">
            <text:p>GARADIER</text:p>
          </table:table-cell>
          <table:table-cell office:value-type="string">
            <text:p>JANNUCCI</text:p>
          </table:table-cell>
          <table:table-cell office:value-type="string">
            <text:p>Jea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11/1933</text:p>
          </table:table-cell>
          <table:table-cell office:value-type="string">
            <text:p>Tenay (Ain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60</text:p>
          </table:table-cell>
          <table:table-cell office:value-type="string">
            <text:p/>
          </table:table-cell>
          <table:table-cell office:value-type="string">
            <text:p>204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378</text:span></text:p>
          </table:table-cell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string">
            <text:p>L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3/192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3/11/2008</text:p>
          </table:table-cell>
          <table:table-cell office:value-type="string">
            <text:p>162</text:p>
          </table:table-cell>
          <table:table-cell office:value-type="string">
            <text:p/>
          </table:table-cell>
          <table:table-cell office:value-type="string">
            <text:p>226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313</text:span></text:p>
          </table:table-cell>
          <table:table-cell office:value-type="string">
            <text:p>MANA</text:p>
          </table:table-cell>
          <table:table-cell office:value-type="string">
            <text:p>MANA</text:p>
          </table:table-cell>
          <table:table-cell office:value-type="string">
            <text:p>Métaïch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5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26</text:p>
          </table:table-cell>
          <table:table-cell office:value-type="string">
            <text:p/>
          </table:table-cell>
          <table:table-cell office:value-type="string">
            <text:p>233 Rue de Saint-Our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97</text:span></text:p>
          </table:table-cell>
          <table:table-cell office:value-type="string">
            <text:p>DANDA</text:p>
          </table:table-cell>
          <table:table-cell office:value-type="string">
            <text:p>DANDA</text:p>
          </table:table-cell>
          <table:table-cell office:value-type="string">
            <text:p>Gin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3/05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ie marital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20</text:p>
          </table:table-cell>
          <table:table-cell office:value-type="string">
            <text:p/>
          </table:table-cell>
          <table:table-cell office:value-type="string">
            <text:p>176 Chemin de St-Vincent-du-Plât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815</text:span></text:p>
          </table:table-cell>
          <table:table-cell office:value-type="string">
            <text:p>ROBERT</text:p>
          </table:table-cell>
          <table:table-cell office:value-type="string">
            <text:p>ROBERT</text:p>
          </table:table-cell>
          <table:table-cell office:value-type="string">
            <text:p>Georg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2/01/1938</text:p>
          </table:table-cell>
          <table:table-cell office:value-type="string">
            <text:p>Issy-les-Moulineaux (Hauts-de-Sei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30/09/1998</text:p>
          </table:table-cell>
          <table:table-cell office:value-type="string">
            <text:p>3395</text:p>
          </table:table-cell>
          <table:table-cell office:value-type="string">
            <text:p/>
          </table:table-cell>
          <table:table-cell office:value-type="string">
            <text:p>240 Chemin de St-Vincent-du-Plât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375</text:span></text:p>
          </table:table-cell>
          <table:table-cell office:value-type="string">
            <text:p>ARAMAYO</text:p>
          </table:table-cell>
          <table:table-cell office:value-type="string">
            <text:p>ROBERT</text:p>
          </table:table-cell>
          <table:table-cell office:value-type="string">
            <text:p>Maria-Laur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09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9/10/2000</text:p>
          </table:table-cell>
          <table:table-cell office:value-type="string">
            <text:p>3395</text:p>
          </table:table-cell>
          <table:table-cell office:value-type="string">
            <text:p/>
          </table:table-cell>
          <table:table-cell office:value-type="string">
            <text:p>240 Chemin de St-Vincent-du-Plâtr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265</text:span></text:p>
          </table:table-cell>
          <table:table-cell office:value-type="string">
            <text:p>GIERLASINSKI</text:p>
          </table:table-cell>
          <table:table-cell office:value-type="string">
            <text:p>GIERLASINSKI</text:p>
          </table:table-cell>
          <table:table-cell office:value-type="string">
            <text:p>Brun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3/11/1938</text:p>
          </table:table-cell>
          <table:table-cell office:value-type="string">
            <text:p>Grenobl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8/06/2010</text:p>
          </table:table-cell>
          <table:table-cell office:value-type="string">
            <text:p>3948</text:p>
          </table:table-cell>
          <table:table-cell office:value-type="string">
            <text:p/>
          </table:table-cell>
          <table:table-cell office:value-type="string">
            <text:p>70 Allée du Sapp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33</text:span></text:p>
          </table:table-cell>
          <table:table-cell office:value-type="string">
            <text:p>FERRARA</text:p>
          </table:table-cell>
          <table:table-cell office:value-type="string">
            <text:p>FERRARA</text:p>
          </table:table-cell>
          <table:table-cell office:value-type="string">
            <text:p>Luig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01/193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56</text:p>
          </table:table-cell>
          <table:table-cell office:value-type="string">
            <text:p/>
          </table:table-cell>
          <table:table-cell office:value-type="string">
            <text:p>6 Impasse des Sau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34</text:span></text:p>
          </table:table-cell>
          <table:table-cell office:value-type="string">
            <text:p>DI BARTOLOMEO</text:p>
          </table:table-cell>
          <table:table-cell office:value-type="string">
            <text:p>FERRARA</text:p>
          </table:table-cell>
          <table:table-cell office:value-type="string">
            <text:p>Addolorat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10/193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56</text:p>
          </table:table-cell>
          <table:table-cell office:value-type="string">
            <text:p/>
          </table:table-cell>
          <table:table-cell office:value-type="string">
            <text:p>6 Impasse des Sau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35</text:span></text:p>
          </table:table-cell>
          <table:table-cell office:value-type="string">
            <text:p>BALDONI</text:p>
          </table:table-cell>
          <table:table-cell office:value-type="string">
            <text:p>BALDONI</text:p>
          </table:table-cell>
          <table:table-cell office:value-type="string">
            <text:p>Gil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3/01/1935</text:p>
          </table:table-cell>
          <table:table-cell office:value-type="string">
            <text:p>Beausoleil (Alpes-Maritim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57</text:p>
          </table:table-cell>
          <table:table-cell office:value-type="string">
            <text:p/>
          </table:table-cell>
          <table:table-cell office:value-type="string">
            <text:p>23 Impasse des Sau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36</text:span></text:p>
          </table:table-cell>
          <table:table-cell office:value-type="string">
            <text:p>PICHAT</text:p>
          </table:table-cell>
          <table:table-cell office:value-type="string">
            <text:p>BALDONI</text:p>
          </table:table-cell>
          <table:table-cell office:value-type="string">
            <text:p>Lucie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3/194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57</text:p>
          </table:table-cell>
          <table:table-cell office:value-type="string">
            <text:p/>
          </table:table-cell>
          <table:table-cell office:value-type="string">
            <text:p>23 Impasse des Sau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287</text:span></text:p>
          </table:table-cell>
          <table:table-cell office:value-type="string">
            <text:p>ROMANAT</text:p>
          </table:table-cell>
          <table:table-cell office:value-type="string">
            <text:p>ROMANAT</text:p>
          </table:table-cell>
          <table:table-cell office:value-type="string">
            <text:p>Lucie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7/01/1939</text:p>
          </table:table-cell>
          <table:table-cell office:value-type="string">
            <text:p>Paris (Pari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8/09/1999</text:p>
          </table:table-cell>
          <table:table-cell office:value-type="string">
            <text:p>559</text:p>
          </table:table-cell>
          <table:table-cell office:value-type="string">
            <text:p/>
          </table:table-cell>
          <table:table-cell office:value-type="string">
            <text:p>46 Impasse des Sau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84</text:span></text:p>
          </table:table-cell>
          <table:table-cell office:value-type="string">
            <text:p>GENON</text:p>
          </table:table-cell>
          <table:table-cell office:value-type="string">
            <text:p>FAURE</text:p>
          </table:table-cell>
          <table:table-cell office:value-type="string">
            <text:p>Gisè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9/192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05</text:p>
          </table:table-cell>
          <table:table-cell office:value-type="string">
            <text:p/>
          </table:table-cell>
          <table:table-cell office:value-type="string">
            <text:p>10 Rue de la Scie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85</text:span></text:p>
          </table:table-cell>
          <table:table-cell office:value-type="string">
            <text:p>ALCORANI</text:p>
          </table:table-cell>
          <table:table-cell office:value-type="string">
            <text:p>SALVI</text:p>
          </table:table-cell>
          <table:table-cell office:value-type="string">
            <text:p>Giacom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10/192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06</text:p>
          </table:table-cell>
          <table:table-cell office:value-type="string">
            <text:p/>
          </table:table-cell>
          <table:table-cell office:value-type="string">
            <text:p>27 Rue de la Scieri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313</text:span></text:p>
          </table:table-cell>
          <table:table-cell office:value-type="string">
            <text:p>MILLOT</text:p>
          </table:table-cell>
          <table:table-cell office:value-type="string">
            <text:p>PARAYRE</text:p>
          </table:table-cell>
          <table:table-cell office:value-type="string">
            <text:p>Lil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05/1941</text:p>
          </table:table-cell>
          <table:table-cell office:value-type="string">
            <text:p>Fourchambault (Nièv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7/1990</text:p>
          </table:table-cell>
          <table:table-cell office:value-type="string">
            <text:p>2037</text:p>
          </table:table-cell>
          <table:table-cell office:value-type="string">
            <text:p/>
          </table:table-cell>
          <table:table-cell office:value-type="string">
            <text:p>739 Chemin des Seit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621</text:span></text:p>
          </table:table-cell>
          <table:table-cell office:value-type="string">
            <text:p>GAILLAT</text:p>
          </table:table-cell>
          <table:table-cell office:value-type="string">
            <text:p>GAILLAT</text:p>
          </table:table-cell>
          <table:table-cell office:value-type="string">
            <text:p>Dani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12/1934</text:p>
          </table:table-cell>
          <table:table-cell office:value-type="string">
            <text:p>Grenobl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811</text:p>
          </table:table-cell>
          <table:table-cell office:value-type="string">
            <text:p/>
          </table:table-cell>
          <table:table-cell office:value-type="string">
            <text:p>75 Chemin des Sourc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392</text:span></text:p>
          </table:table-cell>
          <table:table-cell office:value-type="string">
            <text:p>ROLAND</text:p>
          </table:table-cell>
          <table:table-cell office:value-type="string">
            <text:p>ROLAND</text:p>
          </table:table-cell>
          <table:table-cell office:value-type="string">
            <text:p>Pierr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12/1923</text:p>
          </table:table-cell>
          <table:table-cell office:value-type="string">
            <text:p>Lyon (Rhôn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6/09/2010</text:p>
          </table:table-cell>
          <table:table-cell office:value-type="string">
            <text:p>3851</text:p>
          </table:table-cell>
          <table:table-cell office:value-type="string">
            <text:p/>
          </table:table-cell>
          <table:table-cell office:value-type="string">
            <text:p>17 Avenue de Stalingra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72</text:span></text:p>
          </table:table-cell>
          <table:table-cell office:value-type="string">
            <text:p>BAGNERIS</text:p>
          </table:table-cell>
          <table:table-cell office:value-type="string">
            <text:p>BAGNERIS</text:p>
          </table:table-cell>
          <table:table-cell office:value-type="string">
            <text:p>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12/1924</text:p>
          </table:table-cell>
          <table:table-cell office:value-type="string">
            <text:p>Aignan (Ger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62</text:p>
          </table:table-cell>
          <table:table-cell office:value-type="string">
            <text:p/>
          </table:table-cell>
          <table:table-cell office:value-type="string">
            <text:p>136 Avenue de Stalingra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73</text:span></text:p>
          </table:table-cell>
          <table:table-cell office:value-type="string">
            <text:p>GORGUES</text:p>
          </table:table-cell>
          <table:table-cell office:value-type="string">
            <text:p>BAGNERIS</text:p>
          </table:table-cell>
          <table:table-cell office:value-type="string">
            <text:p>Berthe Felic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01/1931</text:p>
          </table:table-cell>
          <table:table-cell office:value-type="string">
            <text:p>Belpech (Aud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62</text:p>
          </table:table-cell>
          <table:table-cell office:value-type="string">
            <text:p/>
          </table:table-cell>
          <table:table-cell office:value-type="string">
            <text:p>136 Avenue de Stalingra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82</text:span></text:p>
          </table:table-cell>
          <table:table-cell office:value-type="string">
            <text:p>MOLLET</text:p>
          </table:table-cell>
          <table:table-cell office:value-type="string">
            <text:p>MOLLET</text:p>
          </table:table-cell>
          <table:table-cell office:value-type="string">
            <text:p>Bernard Yv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5/02/1941</text:p>
          </table:table-cell>
          <table:table-cell office:value-type="string">
            <text:p>Pont-en-Royans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997</text:p>
          </table:table-cell>
          <table:table-cell office:value-type="string">
            <text:p/>
          </table:table-cell>
          <table:table-cell office:value-type="string">
            <text:p>209 Avenue de Stalingra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726</text:span></text:p>
          </table:table-cell>
          <table:table-cell office:value-type="string">
            <text:p>BOLLON</text:p>
          </table:table-cell>
          <table:table-cell office:value-type="string">
            <text:p>BOLLON</text:p>
          </table:table-cell>
          <table:table-cell office:value-type="string">
            <text:p>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9/05/1925</text:p>
          </table:table-cell>
          <table:table-cell office:value-type="string">
            <text:p>Melun (Seine-et-Marn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0/1994</text:p>
          </table:table-cell>
          <table:table-cell office:value-type="string">
            <text:p>2514</text:p>
          </table:table-cell>
          <table:table-cell office:value-type="string">
            <text:p/>
          </table:table-cell>
          <table:table-cell office:value-type="string">
            <text:p>294 Avenue de Stalingra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90</text:span></text:p>
          </table:table-cell>
          <table:table-cell office:value-type="string">
            <text:p>BRUN</text:p>
          </table:table-cell>
          <table:table-cell office:value-type="string">
            <text:p>BRUN</text:p>
          </table:table-cell>
          <table:table-cell office:value-type="string">
            <text:p>Gilbert Felix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09/1939</text:p>
          </table:table-cell>
          <table:table-cell office:value-type="string">
            <text:p>Valence (Charent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70</text:p>
          </table:table-cell>
          <table:table-cell office:value-type="string">
            <text:p/>
          </table:table-cell>
          <table:table-cell office:value-type="string">
            <text:p>334 Avenue de Stalingra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96</text:span></text:p>
          </table:table-cell>
          <table:table-cell office:value-type="string">
            <text:p>BRUN</text:p>
          </table:table-cell>
          <table:table-cell office:value-type="string">
            <text:p>BRUN</text:p>
          </table:table-cell>
          <table:table-cell office:value-type="string">
            <text:p>Louis Hubert Ren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2/04/1928</text:p>
          </table:table-cell>
          <table:table-cell office:value-type="string">
            <text:p>Poulx (Gard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73</text:p>
          </table:table-cell>
          <table:table-cell office:value-type="string">
            <text:p/>
          </table:table-cell>
          <table:table-cell office:value-type="string">
            <text:p>390 Avenue de Stalingra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97</text:span></text:p>
          </table:table-cell>
          <table:table-cell office:value-type="string">
            <text:p>GUINAT</text:p>
          </table:table-cell>
          <table:table-cell office:value-type="string">
            <text:p>BRUN</text:p>
          </table:table-cell>
          <table:table-cell office:value-type="string">
            <text:p>Jean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6/1930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73</text:p>
          </table:table-cell>
          <table:table-cell office:value-type="string">
            <text:p/>
          </table:table-cell>
          <table:table-cell office:value-type="string">
            <text:p>390 Avenue de Stalingra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99</text:span></text:p>
          </table:table-cell>
          <table:table-cell office:value-type="string">
            <text:p>MAZUER</text:p>
          </table:table-cell>
          <table:table-cell office:value-type="string">
            <text:p>MAZUER</text:p>
          </table:table-cell>
          <table:table-cell office:value-type="string">
            <text:p>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02/1938</text:p>
          </table:table-cell>
          <table:table-cell office:value-type="string">
            <text:p>Saint-Marcel (Ain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74</text:p>
          </table:table-cell>
          <table:table-cell office:value-type="string">
            <text:p/>
          </table:table-cell>
          <table:table-cell office:value-type="string">
            <text:p>460 Avenue de Stalingra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08</text:span></text:p>
          </table:table-cell>
          <table:table-cell office:value-type="string">
            <text:p>BERTRAND</text:p>
          </table:table-cell>
          <table:table-cell office:value-type="string">
            <text:p>GERVASONI</text:p>
          </table:table-cell>
          <table:table-cell office:value-type="string">
            <text:p>Marie 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7/04/1925</text:p>
          </table:table-cell>
          <table:table-cell office:value-type="string">
            <text:p>Trèves (Gard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62</text:p>
          </table:table-cell>
          <table:table-cell office:value-type="string">
            <text:p/>
          </table:table-cell>
          <table:table-cell office:value-type="string">
            <text:p>578 Avenue de Stalingra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2</text:span></text:p>
          </table:table-cell>
          <table:table-cell office:value-type="string">
            <text:p>BRUN-LAFLEUR</text:p>
          </table:table-cell>
          <table:table-cell office:value-type="string">
            <text:p>BRUN-LAFLEUR</text:p>
          </table:table-cell>
          <table:table-cell office:value-type="string">
            <text:p>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03/1939</text:p>
          </table:table-cell>
          <table:table-cell office:value-type="string">
            <text:p>Saint-Laurent-du-Pont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00</text:p>
          </table:table-cell>
          <table:table-cell office:value-type="string">
            <text:p/>
          </table:table-cell>
          <table:table-cell office:value-type="string">
            <text:p>32 Allée de la Tenço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399</text:span></text:p>
          </table:table-cell>
          <table:table-cell office:value-type="string">
            <text:p>DE BASTOS</text:p>
          </table:table-cell>
          <table:table-cell office:value-type="string">
            <text:p>ALVES</text:p>
          </table:table-cell>
          <table:table-cell office:value-type="string">
            <text:p>Olivia José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05/193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55</text:p>
          </table:table-cell>
          <table:table-cell office:value-type="string">
            <text:p/>
          </table:table-cell>
          <table:table-cell office:value-type="string">
            <text:p>28 Rue Théodore Ravana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447</text:span></text:p>
          </table:table-cell>
          <table:table-cell office:value-type="string">
            <text:p>LUNETTA</text:p>
          </table:table-cell>
          <table:table-cell office:value-type="string">
            <text:p>LUNETTA</text:p>
          </table:table-cell>
          <table:table-cell office:value-type="string">
            <text:p>Graz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10/192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Divorc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68</text:p>
          </table:table-cell>
          <table:table-cell office:value-type="string">
            <text:p/>
          </table:table-cell>
          <table:table-cell office:value-type="string">
            <text:p>60 Rue Théodore Ravana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91</text:span></text:p>
          </table:table-cell>
          <table:table-cell office:value-type="string">
            <text:p>LESPINE</text:p>
          </table:table-cell>
          <table:table-cell office:value-type="string">
            <text:p>LESPINE</text:p>
          </table:table-cell>
          <table:table-cell office:value-type="string">
            <text:p>Jean Elie 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10/1929</text:p>
          </table:table-cell>
          <table:table-cell office:value-type="string">
            <text:p>Nice (Alpes-Maritim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209</text:p>
          </table:table-cell>
          <table:table-cell office:value-type="string">
            <text:p/>
          </table:table-cell>
          <table:table-cell office:value-type="string">
            <text:p>127 Rue des Tissag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5203</text:span></text:p>
          </table:table-cell>
          <table:table-cell office:value-type="string">
            <text:p>BERTHE</text:p>
          </table:table-cell>
          <table:table-cell office:value-type="string">
            <text:p>BERTHE</text:p>
          </table:table-cell>
          <table:table-cell office:value-type="string">
            <text:p>Jean-Claud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1/1941</text:p>
          </table:table-cell>
          <table:table-cell office:value-type="string">
            <text:p>Paris (Pari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9/12/2003</text:p>
          </table:table-cell>
          <table:table-cell office:value-type="string">
            <text:p>2770</text:p>
          </table:table-cell>
          <table:table-cell office:value-type="string">
            <text:p/>
          </table:table-cell>
          <table:table-cell office:value-type="string">
            <text:p>37 Allée du Tisseran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3964</text:span></text:p>
          </table:table-cell>
          <table:table-cell office:value-type="string">
            <text:p>MOLETTA</text:p>
          </table:table-cell>
          <table:table-cell office:value-type="string">
            <text:p>ZAMPARINI</text:p>
          </table:table-cell>
          <table:table-cell office:value-type="string">
            <text:p>Beniam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4/193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5/07/2002</text:p>
          </table:table-cell>
          <table:table-cell office:value-type="string">
            <text:p>3364</text:p>
          </table:table-cell>
          <table:table-cell office:value-type="string">
            <text:p/>
          </table:table-cell>
          <table:table-cell office:value-type="string">
            <text:p>4 Rue des Tupinièr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89</text:span></text:p>
          </table:table-cell>
          <table:table-cell office:value-type="string">
            <text:p>MONIN</text:p>
          </table:table-cell>
          <table:table-cell office:value-type="string">
            <text:p>MONIN</text:p>
          </table:table-cell>
          <table:table-cell office:value-type="string">
            <text:p>René Lou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9/1929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52</text:p>
          </table:table-cell>
          <table:table-cell office:value-type="string">
            <text:p/>
          </table:table-cell>
          <table:table-cell office:value-type="string">
            <text:p>245 Rue des Tilleul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590</text:span></text:p>
          </table:table-cell>
          <table:table-cell office:value-type="string">
            <text:p>ROBIN</text:p>
          </table:table-cell>
          <table:table-cell office:value-type="string">
            <text:p>MONIN</text:p>
          </table:table-cell>
          <table:table-cell office:value-type="string">
            <text:p>Pau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5/193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852</text:p>
          </table:table-cell>
          <table:table-cell office:value-type="string">
            <text:p/>
          </table:table-cell>
          <table:table-cell office:value-type="string">
            <text:p>245 Rue des Tilleul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328</text:span></text:p>
          </table:table-cell>
          <table:table-cell office:value-type="string">
            <text:p>TRABICHET</text:p>
          </table:table-cell>
          <table:table-cell office:value-type="string">
            <text:p>TRABICHET</text:p>
          </table:table-cell>
          <table:table-cell office:value-type="string">
            <text:p>Roger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8/07/1933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8/1995</text:p>
          </table:table-cell>
          <table:table-cell office:value-type="string">
            <text:p>2743</text:p>
          </table:table-cell>
          <table:table-cell office:value-type="string">
            <text:p/>
          </table:table-cell>
          <table:table-cell office:value-type="string">
            <text:p>144 Allée Jean-François Thorran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329</text:span></text:p>
          </table:table-cell>
          <table:table-cell office:value-type="string">
            <text:p>CARRIER</text:p>
          </table:table-cell>
          <table:table-cell office:value-type="string">
            <text:p>TRABICHET</text:p>
          </table:table-cell>
          <table:table-cell office:value-type="string">
            <text:p>Claud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4/1941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8/1995</text:p>
          </table:table-cell>
          <table:table-cell office:value-type="string">
            <text:p>2743</text:p>
          </table:table-cell>
          <table:table-cell office:value-type="string">
            <text:p/>
          </table:table-cell>
          <table:table-cell office:value-type="string">
            <text:p>144 Allée Jean-François Thorran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691</text:span></text:p>
          </table:table-cell>
          <table:table-cell office:value-type="string">
            <text:p>ROCHAT</text:p>
          </table:table-cell>
          <table:table-cell office:value-type="string">
            <text:p>ROCHAT</text:p>
          </table:table-cell>
          <table:table-cell office:value-type="string">
            <text:p>Je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4/05/1933</text:p>
          </table:table-cell>
          <table:table-cell office:value-type="string">
            <text:p>Saint-Jean-en-Royans (Drôm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6/1994</text:p>
          </table:table-cell>
          <table:table-cell office:value-type="string">
            <text:p>2503</text:p>
          </table:table-cell>
          <table:table-cell office:value-type="string">
            <text:p/>
          </table:table-cell>
          <table:table-cell office:value-type="string">
            <text:p>211 Allée Jean-François Thorran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692</text:span></text:p>
          </table:table-cell>
          <table:table-cell office:value-type="string">
            <text:p>FAVET</text:p>
          </table:table-cell>
          <table:table-cell office:value-type="string">
            <text:p>ROCHAT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9/1938</text:p>
          </table:table-cell>
          <table:table-cell office:value-type="string">
            <text:p>Roussillon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6/1994</text:p>
          </table:table-cell>
          <table:table-cell office:value-type="string">
            <text:p>2503</text:p>
          </table:table-cell>
          <table:table-cell office:value-type="string">
            <text:p/>
          </table:table-cell>
          <table:table-cell office:value-type="string">
            <text:p>211 Allée Jean-François Thorran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996</text:span></text:p>
          </table:table-cell>
          <table:table-cell office:value-type="string">
            <text:p>PUGNALE</text:p>
          </table:table-cell>
          <table:table-cell office:value-type="string">
            <text:p>PUGNALE</text:p>
          </table:table-cell>
          <table:table-cell office:value-type="string">
            <text:p>Françoi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2/1927</text:p>
          </table:table-cell>
          <table:table-cell office:value-type="string">
            <text:p>Annonay (Ardèch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5/06/2001</text:p>
          </table:table-cell>
          <table:table-cell office:value-type="string">
            <text:p>3545</text:p>
          </table:table-cell>
          <table:table-cell office:value-type="string">
            <text:p/>
          </table:table-cell>
          <table:table-cell office:value-type="string">
            <text:p>60 Allée des Treil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327</text:span></text:p>
          </table:table-cell>
          <table:table-cell office:value-type="string">
            <text:p>BUSI</text:p>
          </table:table-cell>
          <table:table-cell office:value-type="string">
            <text:p>BUSI</text:p>
          </table:table-cell>
          <table:table-cell office:value-type="string">
            <text:p>Jean  Baptist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0/12/1937</text:p>
          </table:table-cell>
          <table:table-cell office:value-type="string">
            <text:p>Saint-Martin-d'Hères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75</text:p>
          </table:table-cell>
          <table:table-cell office:value-type="string">
            <text:p/>
          </table:table-cell>
          <table:table-cell office:value-type="string">
            <text:p>98 Allée des Treill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93</text:span></text:p>
          </table:table-cell>
          <table:table-cell office:value-type="string">
            <text:p>MORENAS</text:p>
          </table:table-cell>
          <table:table-cell office:value-type="string">
            <text:p>MORENAS</text:p>
          </table:table-cell>
          <table:table-cell office:value-type="string">
            <text:p>Léo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4/11/1929</text:p>
          </table:table-cell>
          <table:table-cell office:value-type="string">
            <text:p>Laborel (Drôm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38</text:p>
          </table:table-cell>
          <table:table-cell office:value-type="string">
            <text:p/>
          </table:table-cell>
          <table:table-cell office:value-type="string">
            <text:p>32 Allée des Troên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001</text:span></text:p>
          </table:table-cell>
          <table:table-cell office:value-type="string">
            <text:p>SILVESTRE-POTTIN</text:p>
          </table:table-cell>
          <table:table-cell office:value-type="string">
            <text:p>SILVESTRE-POTTIN</text:p>
          </table:table-cell>
          <table:table-cell office:value-type="string">
            <text:p>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3/06/1935</text:p>
          </table:table-cell>
          <table:table-cell office:value-type="string">
            <text:p>Voir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959</text:p>
          </table:table-cell>
          <table:table-cell office:value-type="string">
            <text:p/>
          </table:table-cell>
          <table:table-cell office:value-type="string">
            <text:p>52 Allée des Troên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830</text:span></text:p>
          </table:table-cell>
          <table:table-cell office:value-type="string">
            <text:p>CARIOT</text:p>
          </table:table-cell>
          <table:table-cell office:value-type="string">
            <text:p>CARIOT</text:p>
          </table:table-cell>
          <table:table-cell office:value-type="string">
            <text:p>Arl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04/192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4/04/2000</text:p>
          </table:table-cell>
          <table:table-cell office:value-type="string">
            <text:p>2424</text:p>
          </table:table-cell>
          <table:table-cell office:value-type="string">
            <text:p/>
          </table:table-cell>
          <table:table-cell office:value-type="string">
            <text:p>74 Allée des Troênes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53</text:span></text:p>
          </table:table-cell>
          <table:table-cell office:value-type="string">
            <text:p>BOFFELLI</text:p>
          </table:table-cell>
          <table:table-cell office:value-type="string">
            <text:p>BOFFELLI</text:p>
          </table:table-cell>
          <table:table-cell office:value-type="string">
            <text:p>Gianpietr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12/193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93</text:p>
          </table:table-cell>
          <table:table-cell office:value-type="string">
            <text:p/>
          </table:table-cell>
          <table:table-cell office:value-type="string">
            <text:p>227 Route de Veu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54</text:span></text:p>
          </table:table-cell>
          <table:table-cell office:value-type="string">
            <text:p>BOFFELLI</text:p>
          </table:table-cell>
          <table:table-cell office:value-type="string">
            <text:p>BOFFELLI</text:p>
          </table:table-cell>
          <table:table-cell office:value-type="string">
            <text:p>Andréa Alessandr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6/08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93</text:p>
          </table:table-cell>
          <table:table-cell office:value-type="string">
            <text:p/>
          </table:table-cell>
          <table:table-cell office:value-type="string">
            <text:p>227 Route de Veu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59</text:span></text:p>
          </table:table-cell>
          <table:table-cell office:value-type="string">
            <text:p>BERGAMINO</text:p>
          </table:table-cell>
          <table:table-cell office:value-type="string">
            <text:p>BERGAMINO</text:p>
          </table:table-cell>
          <table:table-cell office:value-type="string">
            <text:p>Germa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12/1931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95</text:p>
          </table:table-cell>
          <table:table-cell office:value-type="string">
            <text:p/>
          </table:table-cell>
          <table:table-cell office:value-type="string">
            <text:p>243 Route de Veu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60</text:span></text:p>
          </table:table-cell>
          <table:table-cell office:value-type="string">
            <text:p>BERGAMINO</text:p>
          </table:table-cell>
          <table:table-cell office:value-type="string">
            <text:p>BERGAMINO</text:p>
          </table:table-cell>
          <table:table-cell office:value-type="string">
            <text:p>Marie-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7/1934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95</text:p>
          </table:table-cell>
          <table:table-cell office:value-type="string">
            <text:p/>
          </table:table-cell>
          <table:table-cell office:value-type="string">
            <text:p>243 Route de Veu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61</text:span></text:p>
          </table:table-cell>
          <table:table-cell office:value-type="string">
            <text:p>BERGAMINO</text:p>
          </table:table-cell>
          <table:table-cell office:value-type="string">
            <text:p>BERGAMINO</text:p>
          </table:table-cell>
          <table:table-cell office:value-type="string">
            <text:p>Madele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8/1936</text:p>
          </table:table-cell>
          <table:table-cell office:value-type="string">
            <text:p>Voiron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95</text:p>
          </table:table-cell>
          <table:table-cell office:value-type="string">
            <text:p/>
          </table:table-cell>
          <table:table-cell office:value-type="string">
            <text:p>243 Route de Veu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466</text:span></text:p>
          </table:table-cell>
          <table:table-cell office:value-type="string">
            <text:p>FAURE</text:p>
          </table:table-cell>
          <table:table-cell office:value-type="string">
            <text:p>CESTONARO</text:p>
          </table:table-cell>
          <table:table-cell office:value-type="string">
            <text:p>Yvo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8/02/1929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9/02/2003</text:p>
          </table:table-cell>
          <table:table-cell office:value-type="string">
            <text:p>1366</text:p>
          </table:table-cell>
          <table:table-cell office:value-type="string">
            <text:p/>
          </table:table-cell>
          <table:table-cell office:value-type="string">
            <text:p>256 Route de Veu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64</text:span></text:p>
          </table:table-cell>
          <table:table-cell office:value-type="string">
            <text:p>LOCATELLI</text:p>
          </table:table-cell>
          <table:table-cell office:value-type="string">
            <text:p>LOCATELLI</text:p>
          </table:table-cell>
          <table:table-cell office:value-type="string">
            <text:p>Angel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09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98</text:p>
          </table:table-cell>
          <table:table-cell office:value-type="string">
            <text:p/>
          </table:table-cell>
          <table:table-cell office:value-type="string">
            <text:p>281 Route de Veu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65</text:span></text:p>
          </table:table-cell>
          <table:table-cell office:value-type="string">
            <text:p>CAPELLI</text:p>
          </table:table-cell>
          <table:table-cell office:value-type="string">
            <text:p>LOCATELLI</text:p>
          </table:table-cell>
          <table:table-cell office:value-type="string">
            <text:p>Thérè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09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698</text:p>
          </table:table-cell>
          <table:table-cell office:value-type="string">
            <text:p/>
          </table:table-cell>
          <table:table-cell office:value-type="string">
            <text:p>281 Route de Veu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68</text:span></text:p>
          </table:table-cell>
          <table:table-cell office:value-type="string">
            <text:p>EYMARD</text:p>
          </table:table-cell>
          <table:table-cell office:value-type="string">
            <text:p>LAMBERT</text:p>
          </table:table-cell>
          <table:table-cell office:value-type="string">
            <text:p>Josette Michel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9/1929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726</text:p>
          </table:table-cell>
          <table:table-cell office:value-type="string">
            <text:p/>
          </table:table-cell>
          <table:table-cell office:value-type="string">
            <text:p>306 Route de Veu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73</text:span></text:p>
          </table:table-cell>
          <table:table-cell office:value-type="string">
            <text:p>CHAFFOIN</text:p>
          </table:table-cell>
          <table:table-cell office:value-type="string">
            <text:p>CHAFFOIN</text:p>
          </table:table-cell>
          <table:table-cell office:value-type="string">
            <text:p>Lucie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6/07/1926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01</text:p>
          </table:table-cell>
          <table:table-cell office:value-type="string">
            <text:p/>
          </table:table-cell>
          <table:table-cell office:value-type="string">
            <text:p>361 Route de Veu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74</text:span></text:p>
          </table:table-cell>
          <table:table-cell office:value-type="string">
            <text:p>MARTIN</text:p>
          </table:table-cell>
          <table:table-cell office:value-type="string">
            <text:p>CHAFFOIN</text:p>
          </table:table-cell>
          <table:table-cell office:value-type="string">
            <text:p>Marie Thérè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01/1932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701</text:p>
          </table:table-cell>
          <table:table-cell office:value-type="string">
            <text:p/>
          </table:table-cell>
          <table:table-cell office:value-type="string">
            <text:p>361 Route de Veu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83</text:span></text:p>
          </table:table-cell>
          <table:table-cell office:value-type="string">
            <text:p>DETROYAT</text:p>
          </table:table-cell>
          <table:table-cell office:value-type="string">
            <text:p>DETROYAT</text:p>
          </table:table-cell>
          <table:table-cell office:value-type="string">
            <text:p>Marcel 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06/1934</text:p>
          </table:table-cell>
          <table:table-cell office:value-type="string">
            <text:p>Vinay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917</text:p>
          </table:table-cell>
          <table:table-cell office:value-type="string">
            <text:p/>
          </table:table-cell>
          <table:table-cell office:value-type="string">
            <text:p>408 Route de Veu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677</text:span></text:p>
          </table:table-cell>
          <table:table-cell office:value-type="string">
            <text:p>CROSASSO</text:p>
          </table:table-cell>
          <table:table-cell office:value-type="string">
            <text:p>TORTILLIER</text:p>
          </table:table-cell>
          <table:table-cell office:value-type="string">
            <text:p>Franc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10/1939</text:p>
          </table:table-cell>
          <table:table-cell office:value-type="string">
            <text:p>Briançon (Hautes-Alpes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542</text:p>
          </table:table-cell>
          <table:table-cell office:value-type="string">
            <text:p/>
          </table:table-cell>
          <table:table-cell office:value-type="string">
            <text:p>584 Route de Veu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124</text:span></text:p>
          </table:table-cell>
          <table:table-cell office:value-type="string">
            <text:p>SEGUIER-D'AGOULT</text:p>
          </table:table-cell>
          <table:table-cell office:value-type="string">
            <text:p>SEGUIER-D'AGOULT</text:p>
          </table:table-cell>
          <table:table-cell office:value-type="string">
            <text:p>Jacques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07/192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3/06/2008</text:p>
          </table:table-cell>
          <table:table-cell office:value-type="string">
            <text:p>1498</text:p>
          </table:table-cell>
          <table:table-cell office:value-type="string">
            <text:p/>
          </table:table-cell>
          <table:table-cell office:value-type="string">
            <text:p>896 Route de Veu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01</text:span></text:p>
          </table:table-cell>
          <table:table-cell office:value-type="string">
            <text:p>LAMBERT</text:p>
          </table:table-cell>
          <table:table-cell office:value-type="string">
            <text:p>POULENARD</text:p>
          </table:table-cell>
          <table:table-cell office:value-type="string">
            <text:p>Gisè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2/08/1935</text:p>
          </table:table-cell>
          <table:table-cell office:value-type="string">
            <text:p>Albenc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4250</text:p>
          </table:table-cell>
          <table:table-cell office:value-type="string">
            <text:p/>
          </table:table-cell>
          <table:table-cell office:value-type="string">
            <text:p>15 Place du Vieux Lavoi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066</text:span></text:p>
          </table:table-cell>
          <table:table-cell office:value-type="string">
            <text:p>GAUDIN</text:p>
          </table:table-cell>
          <table:table-cell office:value-type="string">
            <text:p>GAUDIN</text:p>
          </table:table-cell>
          <table:table-cell office:value-type="string">
            <text:p>Jacques</text:p>
          </table:table-cell>
          <table:table-cell office:value-type="string">
            <text:p>Mr</text:p>
          </table:table-cell>
          <table:table-cell office:value-type="string">
            <text:p>Masculin</text:p>
          </table:table-cell>
          <table:table-cell office:value-type="string">
            <text:p>30/11/1934</text:p>
          </table:table-cell>
          <table:table-cell office:value-type="string">
            <text:p> (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7/03/2013</text:p>
          </table:table-cell>
          <table:table-cell office:value-type="string">
            <text:p>4633</text:p>
          </table:table-cell>
          <table:table-cell office:value-type="string">
            <text:p/>
          </table:table-cell>
          <table:table-cell office:value-type="string">
            <text:p>15 Place du Vieux Lavoir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335</text:span></text:p>
          </table:table-cell>
          <table:table-cell office:value-type="string">
            <text:p>FONTAINE</text:p>
          </table:table-cell>
          <table:table-cell office:value-type="string">
            <text:p>FONTAINE</text:p>
          </table:table-cell>
          <table:table-cell office:value-type="string">
            <text:p>Guy Alain Christian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7/01/193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37</text:p>
          </table:table-cell>
          <table:table-cell office:value-type="string">
            <text:p/>
          </table:table-cell>
          <table:table-cell office:value-type="string">
            <text:p>1 Impasse Xavier Bicha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336</text:span></text:p>
          </table:table-cell>
          <table:table-cell office:value-type="string">
            <text:p>PERRARD</text:p>
          </table:table-cell>
          <table:table-cell office:value-type="string">
            <text:p>FONTAINE</text:p>
          </table:table-cell>
          <table:table-cell office:value-type="string">
            <text:p>Frédérique Marie Odi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8/1940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437</text:p>
          </table:table-cell>
          <table:table-cell office:value-type="string">
            <text:p/>
          </table:table-cell>
          <table:table-cell office:value-type="string">
            <text:p>1 Impasse Xavier Bichat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14</text:span></text:p>
          </table:table-cell>
          <table:table-cell office:value-type="string">
            <text:p>PEYSSON</text:p>
          </table:table-cell>
          <table:table-cell office:value-type="string">
            <text:p>DERIAT</text:p>
          </table:table-cell>
          <table:table-cell office:value-type="string">
            <text:p>Andr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1/07/1931</text:p>
          </table:table-cell>
          <table:table-cell office:value-type="string">
            <text:p>Grenobl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29</text:p>
          </table:table-cell>
          <table:table-cell office:value-type="string">
            <text:p/>
          </table:table-cell>
          <table:table-cell office:value-type="string">
            <text:p>61 Rue Xavier Jouv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16</text:span></text:p>
          </table:table-cell>
          <table:table-cell office:value-type="string">
            <text:p>AUREYRE</text:p>
          </table:table-cell>
          <table:table-cell office:value-type="string">
            <text:p>FORTUNO</text:p>
          </table:table-cell>
          <table:table-cell office:value-type="string">
            <text:p>Michèle Den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4/1938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0</text:p>
          </table:table-cell>
          <table:table-cell office:value-type="string">
            <text:p/>
          </table:table-cell>
          <table:table-cell office:value-type="string">
            <text:p>139 Rue Xavier Jouv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21</text:span></text:p>
          </table:table-cell>
          <table:table-cell office:value-type="string">
            <text:p>PUCHAWKO</text:p>
          </table:table-cell>
          <table:table-cell office:value-type="string">
            <text:p>PAILHES</text:p>
          </table:table-cell>
          <table:table-cell office:value-type="string">
            <text:p>Valent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12/192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2</text:p>
          </table:table-cell>
          <table:table-cell office:value-type="string">
            <text:p/>
          </table:table-cell>
          <table:table-cell office:value-type="string">
            <text:p>201 Rue Xavier Jouv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22</text:span></text:p>
          </table:table-cell>
          <table:table-cell office:value-type="string">
            <text:p>GAUTHIER</text:p>
          </table:table-cell>
          <table:table-cell office:value-type="string">
            <text:p>GAUTHIER</text:p>
          </table:table-cell>
          <table:table-cell office:value-type="string">
            <text:p>Paul Jean Mauric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4/10/1930</text:p>
          </table:table-cell>
          <table:table-cell office:value-type="string">
            <text:p>Balbins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3</text:p>
          </table:table-cell>
          <table:table-cell office:value-type="string">
            <text:p/>
          </table:table-cell>
          <table:table-cell office:value-type="string">
            <text:p>269 Rue Xavier Jouv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23</text:span></text:p>
          </table:table-cell>
          <table:table-cell office:value-type="string">
            <text:p>GANDELLI</text:p>
          </table:table-cell>
          <table:table-cell office:value-type="string">
            <text:p>GAUTHIER</text:p>
          </table:table-cell>
          <table:table-cell office:value-type="string">
            <text:p>Victor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7/05/1932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33</text:p>
          </table:table-cell>
          <table:table-cell office:value-type="string">
            <text:p/>
          </table:table-cell>
          <table:table-cell office:value-type="string">
            <text:p>269 Rue Xavier Jouv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409</text:span></text:p>
          </table:table-cell>
          <table:table-cell office:value-type="string">
            <text:p>PETRAL</text:p>
          </table:table-cell>
          <table:table-cell office:value-type="string">
            <text:p>PETRAL</text:p>
          </table:table-cell>
          <table:table-cell office:value-type="string">
            <text:p>Pau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03/1929</text:p>
          </table:table-cell>
          <table:table-cell office:value-type="string">
            <text:p>Paris (Paris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9/1990</text:p>
          </table:table-cell>
          <table:table-cell office:value-type="string">
            <text:p>2069</text:p>
          </table:table-cell>
          <table:table-cell office:value-type="string">
            <text:p/>
          </table:table-cell>
          <table:table-cell office:value-type="string">
            <text:p>119 Rue Mal. De Lattre de Tassign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523</text:span></text:p>
          </table:table-cell>
          <table:table-cell office:value-type="string">
            <text:p>PIGEAULT</text:p>
          </table:table-cell>
          <table:table-cell office:value-type="string">
            <text:p>PIGEAULT</text:p>
          </table:table-cell>
          <table:table-cell office:value-type="string">
            <text:p>Jacques Ren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1/12/1934</text:p>
          </table:table-cell>
          <table:table-cell office:value-type="string">
            <text:p>Cholet (Maine-et-Loi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08</text:p>
          </table:table-cell>
          <table:table-cell office:value-type="string">
            <text:p/>
          </table:table-cell>
          <table:table-cell office:value-type="string">
            <text:p>133 Rue Mal. De Lattre de Tassign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524</text:span></text:p>
          </table:table-cell>
          <table:table-cell office:value-type="string">
            <text:p>MATHE</text:p>
          </table:table-cell>
          <table:table-cell office:value-type="string">
            <text:p>PIGEAULT</text:p>
          </table:table-cell>
          <table:table-cell office:value-type="string">
            <text:p>Monique Gabri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08/1936</text:p>
          </table:table-cell>
          <table:table-cell office:value-type="string">
            <text:p>Meudon (Hauts-de-Sein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08</text:p>
          </table:table-cell>
          <table:table-cell office:value-type="string">
            <text:p/>
          </table:table-cell>
          <table:table-cell office:value-type="string">
            <text:p>133 Rue Mal. De Lattre de Tassign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948</text:span></text:p>
          </table:table-cell>
          <table:table-cell office:value-type="string">
            <text:p>DOYON</text:p>
          </table:table-cell>
          <table:table-cell office:value-type="string">
            <text:p>BARET</text:p>
          </table:table-cell>
          <table:table-cell office:value-type="string">
            <text:p>Yv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4/1930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456</text:p>
          </table:table-cell>
          <table:table-cell office:value-type="string">
            <text:p/>
          </table:table-cell>
          <table:table-cell office:value-type="string">
            <text:p>133 Rue Mal. De Lattre de Tassign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049</text:span></text:p>
          </table:table-cell>
          <table:table-cell office:value-type="string">
            <text:p>SOUBRIE</text:p>
          </table:table-cell>
          <table:table-cell office:value-type="string">
            <text:p>PREVOT</text:p>
          </table:table-cell>
          <table:table-cell office:value-type="string">
            <text:p>Marcelle</text:p>
          </table:table-cell>
          <table:table-cell office:value-type="string">
            <text:p>Mme</text:p>
          </table:table-cell>
          <table:table-cell office:value-type="string">
            <text:p>Masculin</text:p>
          </table:table-cell>
          <table:table-cell office:value-type="string">
            <text:p>17/03/1930</text:p>
          </table:table-cell>
          <table:table-cell office:value-type="string">
            <text:p>Montalzat (Tarn-et-Garon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6/08/2011</text:p>
          </table:table-cell>
          <table:table-cell office:value-type="string">
            <text:p>4335</text:p>
          </table:table-cell>
          <table:table-cell office:value-type="string">
            <text:p/>
          </table:table-cell>
          <table:table-cell office:value-type="string">
            <text:p>133 Rue Mal. De Lattre de Tassign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959</text:span></text:p>
          </table:table-cell>
          <table:table-cell office:value-type="string">
            <text:p>MARTINET</text:p>
          </table:table-cell>
          <table:table-cell office:value-type="string">
            <text:p>MARTINET</text:p>
          </table:table-cell>
          <table:table-cell office:value-type="string">
            <text:p>Henr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6/08/1936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2/1991</text:p>
          </table:table-cell>
          <table:table-cell office:value-type="string">
            <text:p>2250</text:p>
          </table:table-cell>
          <table:table-cell office:value-type="string">
            <text:p/>
          </table:table-cell>
          <table:table-cell office:value-type="string">
            <text:p>147 Rue Mal. De Lattre de Tassign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960</text:span></text:p>
          </table:table-cell>
          <table:table-cell office:value-type="string">
            <text:p>JOURDANT</text:p>
          </table:table-cell>
          <table:table-cell office:value-type="string">
            <text:p>MARTINET</text:p>
          </table:table-cell>
          <table:table-cell office:value-type="string">
            <text:p>Thérè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10/1933</text:p>
          </table:table-cell>
          <table:table-cell office:value-type="string">
            <text:p>Grenobl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12/1991</text:p>
          </table:table-cell>
          <table:table-cell office:value-type="string">
            <text:p>2250</text:p>
          </table:table-cell>
          <table:table-cell office:value-type="string">
            <text:p/>
          </table:table-cell>
          <table:table-cell office:value-type="string">
            <text:p>147 Rue Mal. De Lattre de Tassign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57</text:span></text:p>
          </table:table-cell>
          <table:table-cell office:value-type="string">
            <text:p>PONSONNAILLE</text:p>
          </table:table-cell>
          <table:table-cell office:value-type="string">
            <text:p>BUISSIERE</text:p>
          </table:table-cell>
          <table:table-cell office:value-type="string">
            <text:p>Jeann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7/12/1928</text:p>
          </table:table-cell>
          <table:table-cell office:value-type="string">
            <text:p>Decazeville (Aveyron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4772</text:p>
          </table:table-cell>
          <table:table-cell office:value-type="string">
            <text:p/>
          </table:table-cell>
          <table:table-cell office:value-type="string">
            <text:p>147 Rue Mal. De Lattre de Tassign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685</text:span></text:p>
          </table:table-cell>
          <table:table-cell office:value-type="string">
            <text:p>GALASSI</text:p>
          </table:table-cell>
          <table:table-cell office:value-type="string">
            <text:p>JAY</text:p>
          </table:table-cell>
          <table:table-cell office:value-type="string">
            <text:p>Marie-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4/03/1939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4/1991</text:p>
          </table:table-cell>
          <table:table-cell office:value-type="string">
            <text:p>2152</text:p>
          </table:table-cell>
          <table:table-cell office:value-type="string">
            <text:p/>
          </table:table-cell>
          <table:table-cell office:value-type="string">
            <text:p>179 Rue Mal. De Lattre de Tassign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476</text:span></text:p>
          </table:table-cell>
          <table:table-cell office:value-type="string">
            <text:p>PUISSANT</text:p>
          </table:table-cell>
          <table:table-cell office:value-type="string">
            <text:p>PUISSANT</text:p>
          </table:table-cell>
          <table:table-cell office:value-type="string">
            <text:p>Luc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7/1940</text:p>
          </table:table-cell>
          <table:table-cell office:value-type="string">
            <text:p>Orange (Vauclus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9/11/2000</text:p>
          </table:table-cell>
          <table:table-cell office:value-type="string">
            <text:p>3036</text:p>
          </table:table-cell>
          <table:table-cell office:value-type="string">
            <text:p/>
          </table:table-cell>
          <table:table-cell office:value-type="string">
            <text:p>189 Rue Mal. De Lattre de Tassign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581</text:span></text:p>
          </table:table-cell>
          <table:table-cell office:value-type="string">
            <text:p>MASSINES</text:p>
          </table:table-cell>
          <table:table-cell office:value-type="string">
            <text:p>MASSINES</text:p>
          </table:table-cell>
          <table:table-cell office:value-type="string">
            <text:p>Henri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9/09/1941</text:p>
          </table:table-cell>
          <table:table-cell office:value-type="string">
            <text:p>Argelès-sur-Mer (Pyrénées-Oriental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2/1991</text:p>
          </table:table-cell>
          <table:table-cell office:value-type="string">
            <text:p>2116</text:p>
          </table:table-cell>
          <table:table-cell office:value-type="string">
            <text:p/>
          </table:table-cell>
          <table:table-cell office:value-type="string">
            <text:p>199 Rue Mal. De Lattre de Tassign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77</text:span></text:p>
          </table:table-cell>
          <table:table-cell office:value-type="string">
            <text:p>CHAINE</text:p>
          </table:table-cell>
          <table:table-cell office:value-type="string">
            <text:p>BRUN BUISSON</text:p>
          </table:table-cell>
          <table:table-cell office:value-type="string">
            <text:p>Elia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7/08/1930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02</text:span></text:p>
          </table:table-cell>
          <table:table-cell office:value-type="string">
            <text:p>BIANCHET</text:p>
          </table:table-cell>
          <table:table-cell office:value-type="string">
            <text:p>ARMAND</text:p>
          </table:table-cell>
          <table:table-cell office:value-type="string">
            <text:p>Maria Mer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5/1932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78</text:span></text:p>
          </table:table-cell>
          <table:table-cell office:value-type="string">
            <text:p>BRISTOT</text:p>
          </table:table-cell>
          <table:table-cell office:value-type="string">
            <text:p>DUBREUIL</text:p>
          </table:table-cell>
          <table:table-cell office:value-type="string">
            <text:p>Irm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8/192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11</text:span></text:p>
          </table:table-cell>
          <table:table-cell office:value-type="string">
            <text:p>GANDELLI</text:p>
          </table:table-cell>
          <table:table-cell office:value-type="string">
            <text:p>OLIVARI</text:p>
          </table:table-cell>
          <table:table-cell office:value-type="string">
            <text:p>Teres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10/1928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34</text:span></text:p>
          </table:table-cell>
          <table:table-cell office:value-type="string">
            <text:p>VALLET</text:p>
          </table:table-cell>
          <table:table-cell office:value-type="string">
            <text:p>DAL-MAGRO</text:p>
          </table:table-cell>
          <table:table-cell office:value-type="string">
            <text:p>Henri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6/1924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19</text:span></text:p>
          </table:table-cell>
          <table:table-cell office:value-type="string">
            <text:p>GALLIN-MARTEL</text:p>
          </table:table-cell>
          <table:table-cell office:value-type="string">
            <text:p>BOURDE</text:p>
          </table:table-cell>
          <table:table-cell office:value-type="string">
            <text:p>Aim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4/05/1926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668</text:span></text:p>
          </table:table-cell>
          <table:table-cell office:value-type="string">
            <text:p>SMOLIK</text:p>
          </table:table-cell>
          <table:table-cell office:value-type="string">
            <text:p>SMOLIK</text:p>
          </table:table-cell>
          <table:table-cell office:value-type="string">
            <text:p>Jani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9/09/1928</text:p>
          </table:table-cell>
          <table:table-cell office:value-type="string">
            <text:p>Piffonds (Yonn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45</text:span></text:p>
          </table:table-cell>
          <table:table-cell office:value-type="string">
            <text:p>THEVENOT</text:p>
          </table:table-cell>
          <table:table-cell office:value-type="string">
            <text:p>THEVENOT</text:p>
          </table:table-cell>
          <table:table-cell office:value-type="string">
            <text:p>Gabriel Gilbert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1/10/1919</text:p>
          </table:table-cell>
          <table:table-cell office:value-type="string">
            <text:p>Faux-la-Montagne (Creus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44</text:span></text:p>
          </table:table-cell>
          <table:table-cell office:value-type="string">
            <text:p>GULLIN</text:p>
          </table:table-cell>
          <table:table-cell office:value-type="string">
            <text:p>GLOSSE</text:p>
          </table:table-cell>
          <table:table-cell office:value-type="string">
            <text:p>El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4/1932</text:p>
          </table:table-cell>
          <table:table-cell office:value-type="string">
            <text:p>Marseille (Bouches-du-Rhône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997</text:span></text:p>
          </table:table-cell>
          <table:table-cell office:value-type="string">
            <text:p>ESTORGES</text:p>
          </table:table-cell>
          <table:table-cell office:value-type="string">
            <text:p>ESTORGES</text:p>
          </table:table-cell>
          <table:table-cell office:value-type="string">
            <text:p>Mari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3/1937</text:p>
          </table:table-cell>
          <table:table-cell office:value-type="string">
            <text:p>Royat (Puy-de-Dôme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10/1997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73</text:span></text:p>
          </table:table-cell>
          <table:table-cell office:value-type="string">
            <text:p>DONZEL</text:p>
          </table:table-cell>
          <table:table-cell office:value-type="string">
            <text:p>ROTA</text:p>
          </table:table-cell>
          <table:table-cell office:value-type="string">
            <text:p>Georg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3/10/1924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82</text:span></text:p>
          </table:table-cell>
          <table:table-cell office:value-type="string">
            <text:p>DALL'OLMO</text:p>
          </table:table-cell>
          <table:table-cell office:value-type="string">
            <text:p>DALL'OLMO</text:p>
          </table:table-cell>
          <table:table-cell office:value-type="string">
            <text:p>Antoni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8/01/194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93</text:span></text:p>
          </table:table-cell>
          <table:table-cell office:value-type="string">
            <text:p>GIVORD</text:p>
          </table:table-cell>
          <table:table-cell office:value-type="string">
            <text:p>SUBTIL</text:p>
          </table:table-cell>
          <table:table-cell office:value-type="string">
            <text:p>Suzann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2/05/1939</text:p>
          </table:table-cell>
          <table:table-cell office:value-type="string">
            <text:p>Attignat (Ain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687</text:span></text:p>
          </table:table-cell>
          <table:table-cell office:value-type="string">
            <text:p>SALVI</text:p>
          </table:table-cell>
          <table:table-cell office:value-type="string">
            <text:p>LOCATELLI</text:p>
          </table:table-cell>
          <table:table-cell office:value-type="string">
            <text:p>Angel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09/192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28</text:span></text:p>
          </table:table-cell>
          <table:table-cell office:value-type="string">
            <text:p>ROTA</text:p>
          </table:table-cell>
          <table:table-cell office:value-type="string">
            <text:p>ROTA</text:p>
          </table:table-cell>
          <table:table-cell office:value-type="string">
            <text:p>Bruno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5/01/1933</text:p>
          </table:table-cell>
          <table:table-cell office:value-type="string">
            <text:p>Voreppe (Isère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171</text:span></text:p>
          </table:table-cell>
          <table:table-cell office:value-type="string">
            <text:p>BATTENTIER</text:p>
          </table:table-cell>
          <table:table-cell office:value-type="string">
            <text:p>PHILIBERT</text:p>
          </table:table-cell>
          <table:table-cell office:value-type="string">
            <text:p>Lucie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1/1925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620</text:span></text:p>
          </table:table-cell>
          <table:table-cell office:value-type="string">
            <text:p>GOMEZ</text:p>
          </table:table-cell>
          <table:table-cell office:value-type="string">
            <text:p>GALLE</text:p>
          </table:table-cell>
          <table:table-cell office:value-type="string">
            <text:p>Germa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9/1935</text:p>
          </table:table-cell>
          <table:table-cell office:value-type="string">
            <text:p>La Tronche (Isère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132</text:span></text:p>
          </table:table-cell>
          <table:table-cell office:value-type="string">
            <text:p>GALLE</text:p>
          </table:table-cell>
          <table:table-cell office:value-type="string">
            <text:p>THORAND</text:p>
          </table:table-cell>
          <table:table-cell office:value-type="string">
            <text:p>André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10/1920</text:p>
          </table:table-cell>
          <table:table-cell office:value-type="string">
            <text:p>Voreppe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4323</text:span></text:p>
          </table:table-cell>
          <table:table-cell office:value-type="string">
            <text:p>RICCARDI</text:p>
          </table:table-cell>
          <table:table-cell office:value-type="string">
            <text:p>ORSINI</text:p>
          </table:table-cell>
          <table:table-cell office:value-type="string">
            <text:p>An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4/192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5499</text:span></text:p>
          </table:table-cell>
          <table:table-cell office:value-type="string">
            <text:p>DELPHIN</text:p>
          </table:table-cell>
          <table:table-cell office:value-type="string">
            <text:p>BERNARD</text:p>
          </table:table-cell>
          <table:table-cell office:value-type="string">
            <text:p>Den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0/03/1924</text:p>
          </table:table-cell>
          <table:table-cell office:value-type="string">
            <text:p>Voiron (Isère)</text:p>
          </table:table-cell>
          <table:table-cell office:value-type="string">
            <text:p>Vie marital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126</text:span></text:p>
          </table:table-cell>
          <table:table-cell office:value-type="string">
            <text:p>PETREQUIN</text:p>
          </table:table-cell>
          <table:table-cell office:value-type="string">
            <text:p>MOLLIER</text:p>
          </table:table-cell>
          <table:table-cell office:value-type="string">
            <text:p>Henri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1/1928</text:p>
          </table:table-cell>
          <table:table-cell office:value-type="string">
            <text:p>Vaugneray (Rhô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8/199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860</text:span></text:p>
          </table:table-cell>
          <table:table-cell office:value-type="string">
            <text:p>PERETTO</text:p>
          </table:table-cell>
          <table:table-cell office:value-type="string">
            <text:p>SCHMALTZ</text:p>
          </table:table-cell>
          <table:table-cell office:value-type="string">
            <text:p>Id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4/192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1/1994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7982</text:span></text:p>
          </table:table-cell>
          <table:table-cell office:value-type="string">
            <text:p>GRATIER</text:p>
          </table:table-cell>
          <table:table-cell office:value-type="string">
            <text:p>GRATIER</text:p>
          </table:table-cell>
          <table:table-cell office:value-type="string">
            <text:p>Béatric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4/1928</text:p>
          </table:table-cell>
          <table:table-cell office:value-type="string">
            <text:p>Vorepp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8167</text:span></text:p>
          </table:table-cell>
          <table:table-cell office:value-type="string">
            <text:p>RATHIER</text:p>
          </table:table-cell>
          <table:table-cell office:value-type="string">
            <text:p>RENDA</text:p>
          </table:table-cell>
          <table:table-cell office:value-type="string">
            <text:p>Marthe Anne Mar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8/11/1920</text:p>
          </table:table-cell>
          <table:table-cell office:value-type="string">
            <text:p>Lons-le-Saunier (Jura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10/1995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292</text:span></text:p>
          </table:table-cell>
          <table:table-cell office:value-type="string">
            <text:p>ROCHE</text:p>
          </table:table-cell>
          <table:table-cell office:value-type="string">
            <text:p>COCHARD</text:p>
          </table:table-cell>
          <table:table-cell office:value-type="string">
            <text:p>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5/06/192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28/09/1999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439</text:span></text:p>
          </table:table-cell>
          <table:table-cell office:value-type="string">
            <text:p>CHABERT</text:p>
          </table:table-cell>
          <table:table-cell office:value-type="string">
            <text:p>FAURE</text:p>
          </table:table-cell>
          <table:table-cell office:value-type="string">
            <text:p>Marie Thérèz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2/1927</text:p>
          </table:table-cell>
          <table:table-cell office:value-type="string">
            <text:p>Autrans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3/11/1999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1943</text:span></text:p>
          </table:table-cell>
          <table:table-cell office:value-type="string">
            <text:p>DREVET</text:p>
          </table:table-cell>
          <table:table-cell office:value-type="string">
            <text:p>DREVET</text:p>
          </table:table-cell>
          <table:table-cell office:value-type="string">
            <text:p>Dani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2/02/1941</text:p>
          </table:table-cell>
          <table:table-cell office:value-type="string">
            <text:p>Échirolles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5/05/2000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389</text:span></text:p>
          </table:table-cell>
          <table:table-cell office:value-type="string">
            <text:p>VEDEL</text:p>
          </table:table-cell>
          <table:table-cell office:value-type="string">
            <text:p>VEDEL</text:p>
          </table:table-cell>
          <table:table-cell office:value-type="string">
            <text:p>Marie-Thérè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4/191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9/10/2000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995</text:span></text:p>
          </table:table-cell>
          <table:table-cell office:value-type="string">
            <text:p>BOUCHET</text:p>
          </table:table-cell>
          <table:table-cell office:value-type="string">
            <text:p>PUGNALE</text:p>
          </table:table-cell>
          <table:table-cell office:value-type="string">
            <text:p>Andr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3/09/1927</text:p>
          </table:table-cell>
          <table:table-cell office:value-type="string">
            <text:p>Lyon (Rhôn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25/06/2001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505</text:span></text:p>
          </table:table-cell>
          <table:table-cell office:value-type="string">
            <text:p>BERTRAND</text:p>
          </table:table-cell>
          <table:table-cell office:value-type="string">
            <text:p>BERTRAND</text:p>
          </table:table-cell>
          <table:table-cell office:value-type="string">
            <text:p>Marc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1/01/1925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4/03/200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4507</text:span></text:p>
          </table:table-cell>
          <table:table-cell office:value-type="string">
            <text:p>PAVAN</text:p>
          </table:table-cell>
          <table:table-cell office:value-type="string">
            <text:p>PAVAN</text:p>
          </table:table-cell>
          <table:table-cell office:value-type="string">
            <text:p>Marie 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6/1919</text:p>
          </table:table-cell>
          <table:table-cell office:value-type="string">
            <text:p>Lus-la-Croix-Haute (Drôme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4/03/200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9188</text:span></text:p>
          </table:table-cell>
          <table:table-cell office:value-type="string">
            <text:p>ATHENOL</text:p>
          </table:table-cell>
          <table:table-cell office:value-type="string">
            <text:p>ATHENOL</text:p>
          </table:table-cell>
          <table:table-cell office:value-type="string">
            <text:p>Raymond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2/1920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7/07/2008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061</text:span></text:p>
          </table:table-cell>
          <table:table-cell office:value-type="string">
            <text:p>COUSSOT</text:p>
          </table:table-cell>
          <table:table-cell office:value-type="string">
            <text:p>COUSSOT</text:p>
          </table:table-cell>
          <table:table-cell office:value-type="string">
            <text:p>Thérè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6/03/192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15/12/2009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066</text:span></text:p>
          </table:table-cell>
          <table:table-cell office:value-type="string">
            <text:p>MAS</text:p>
          </table:table-cell>
          <table:table-cell office:value-type="string">
            <text:p>MAS</text:p>
          </table:table-cell>
          <table:table-cell office:value-type="string">
            <text:p>Raymonde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01/10/1923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5/12/2009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069</text:span></text:p>
          </table:table-cell>
          <table:table-cell office:value-type="string">
            <text:p>MOURLIN</text:p>
          </table:table-cell>
          <table:table-cell office:value-type="string">
            <text:p>MOURLIN</text:p>
          </table:table-cell>
          <table:table-cell office:value-type="string">
            <text:p>Andr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6/1929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5/12/2009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164</text:span></text:p>
          </table:table-cell>
          <table:table-cell office:value-type="string">
            <text:p>HENRY</text:p>
          </table:table-cell>
          <table:table-cell office:value-type="string">
            <text:p>JASSERON</text:p>
          </table:table-cell>
          <table:table-cell office:value-type="string">
            <text:p>Lydi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8/04/1921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9/02/2010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0910</text:span></text:p>
          </table:table-cell>
          <table:table-cell office:value-type="string">
            <text:p>GAUDE</text:p>
          </table:table-cell>
          <table:table-cell office:value-type="string">
            <text:p>GAUDE</text:p>
          </table:table-cell>
          <table:table-cell office:value-type="string">
            <text:p>Pierr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1/1932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3/06/2011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317</text:span></text:p>
          </table:table-cell>
          <table:table-cell office:value-type="string">
            <text:p>FRAISSARD</text:p>
          </table:table-cell>
          <table:table-cell office:value-type="string">
            <text:p>FRAISSARD</text:p>
          </table:table-cell>
          <table:table-cell office:value-type="string">
            <text:p>G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2/07/1934</text:p>
          </table:table-cell>
          <table:table-cell office:value-type="string">
            <text:p>Draguignan (Var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5/12/2011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713</text:span></text:p>
          </table:table-cell>
          <table:table-cell office:value-type="string">
            <text:p>BRUN</text:p>
          </table:table-cell>
          <table:table-cell office:value-type="string">
            <text:p>TERREYRE</text:p>
          </table:table-cell>
          <table:table-cell office:value-type="string">
            <text:p>Marie-Louis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1/01/192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10/08/201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1894</text:span></text:p>
          </table:table-cell>
          <table:table-cell office:value-type="string">
            <text:p>FLANDRIN</text:p>
          </table:table-cell>
          <table:table-cell office:value-type="string">
            <text:p>DISDIER</text:p>
          </table:table-cell>
          <table:table-cell office:value-type="string">
            <text:p>Adeli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4/1923</text:p>
          </table:table-cell>
          <table:table-cell office:value-type="string">
            <text:p>Saint-Romans (Isère)</text:p>
          </table:table-cell>
          <table:table-cell office:value-type="string">
            <text:p>Veuf(ve)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30/10/2012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2</text:span></text:p>
          </table:table-cell>
          <table:table-cell office:value-type="string">
            <text:p>CHIAVAZZA</text:p>
          </table:table-cell>
          <table:table-cell office:value-type="string">
            <text:p>CHIAVAZZA</text:p>
          </table:table-cell>
          <table:table-cell office:value-type="string">
            <text:p>Mar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11/1925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3</text:span></text:p>
          </table:table-cell>
          <table:table-cell office:value-type="string">
            <text:p>GENESTIER</text:p>
          </table:table-cell>
          <table:table-cell office:value-type="string">
            <text:p>LEMASSON</text:p>
          </table:table-cell>
          <table:table-cell office:value-type="string">
            <text:p>Lucie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3/1932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4</text:span></text:p>
          </table:table-cell>
          <table:table-cell office:value-type="string">
            <text:p>MOURLIN</text:p>
          </table:table-cell>
          <table:table-cell office:value-type="string">
            <text:p>MOURLIN</text:p>
          </table:table-cell>
          <table:table-cell office:value-type="string">
            <text:p>Marc</text:p>
          </table:table-cell>
          <table:table-cell office:value-type="string">
            <text:p>MR</text:p>
          </table:table-cell>
          <table:table-cell office:value-type="string">
            <text:p>Masculin</text:p>
          </table:table-cell>
          <table:table-cell office:value-type="string">
            <text:p>21/07/1925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5</text:span></text:p>
          </table:table-cell>
          <table:table-cell office:value-type="string">
            <text:p>NARDI</text:p>
          </table:table-cell>
          <table:table-cell office:value-type="string">
            <text:p>NARDI</text:p>
          </table:table-cell>
          <table:table-cell office:value-type="string">
            <text:p>G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6/02/1929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6</text:span></text:p>
          </table:table-cell>
          <table:table-cell office:value-type="string">
            <text:p>PIETROLONARDO</text:p>
          </table:table-cell>
          <table:table-cell office:value-type="string">
            <text:p>PIETROLONARDO</text:p>
          </table:table-cell>
          <table:table-cell office:value-type="string">
            <text:p>Vittori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0/05/1925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7</text:span></text:p>
          </table:table-cell>
          <table:table-cell office:value-type="string">
            <text:p>SABBADINI</text:p>
          </table:table-cell>
          <table:table-cell office:value-type="string">
            <text:p>SABBADINI</text:p>
          </table:table-cell>
          <table:table-cell office:value-type="string">
            <text:p>Franc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11/1928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8</text:span></text:p>
          </table:table-cell>
          <table:table-cell office:value-type="string">
            <text:p>JACQUET</text:p>
          </table:table-cell>
          <table:table-cell office:value-type="string">
            <text:p>TEREPA</text:p>
          </table:table-cell>
          <table:table-cell office:value-type="string">
            <text:p>Simo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1/05/1924</text:p>
          </table:table-cell>
          <table:table-cell office:value-type="string">
            <text:p>Sillans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29</text:span></text:p>
          </table:table-cell>
          <table:table-cell office:value-type="string">
            <text:p>VERBEECK</text:p>
          </table:table-cell>
          <table:table-cell office:value-type="string">
            <text:p>VERBEECK</text:p>
          </table:table-cell>
          <table:table-cell office:value-type="string">
            <text:p>Lol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5/10/1922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30</text:span></text:p>
          </table:table-cell>
          <table:table-cell office:value-type="string">
            <text:p>VIDAL</text:p>
          </table:table-cell>
          <table:table-cell office:value-type="string">
            <text:p>VIDAL</text:p>
          </table:table-cell>
          <table:table-cell office:value-type="string">
            <text:p>Marcell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03/1940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231</text:span></text:p>
          </table:table-cell>
          <table:table-cell office:value-type="string">
            <text:p>ZAMBONETTI</text:p>
          </table:table-cell>
          <table:table-cell office:value-type="string">
            <text:p>SANTUS</text:p>
          </table:table-cell>
          <table:table-cell office:value-type="string">
            <text:p>GIOVAN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9/07/1923</text:p>
          </table:table-cell>
          <table:table-cell office:value-type="string">
            <text:p> ()</text:p>
          </table:table-cell>
          <table:table-cell office:value-type="string">
            <text:p>Célibataire</text:p>
          </table:table-cell>
          <table:table-cell office:value-type="string">
            <text:p>Non</text:p>
          </table:table-cell>
          <table:table-cell office:value-type="string">
            <text:p>Inconnue</text:p>
          </table:table-cell>
          <table:table-cell office:value-type="string">
            <text:p>22/08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526</text:span></text:p>
          </table:table-cell>
          <table:table-cell office:value-type="string">
            <text:p>LACHICHE</text:p>
          </table:table-cell>
          <table:table-cell office:value-type="string">
            <text:p>BELZ</text:p>
          </table:table-cell>
          <table:table-cell office:value-type="string">
            <text:p>Moniqu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5/01/1928</text:p>
          </table:table-cell>
          <table:table-cell office:value-type="string">
            <text:p>Vesoul (Haute-Saôn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8/11/2013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691</text:span></text:p>
          </table:table-cell>
          <table:table-cell office:value-type="string">
            <text:p>ERBA</text:p>
          </table:table-cell>
          <table:table-cell office:value-type="string">
            <text:p>ERBA</text:p>
          </table:table-cell>
          <table:table-cell office:value-type="string">
            <text:p>Louis</text:p>
          </table:table-cell>
          <table:table-cell office:value-type="string">
            <text:p>Mr</text:p>
          </table:table-cell>
          <table:table-cell office:value-type="string">
            <text:p>Masculin</text:p>
          </table:table-cell>
          <table:table-cell office:value-type="string">
            <text:p>23/12/1925</text:p>
          </table:table-cell>
          <table:table-cell office:value-type="string">
            <text:p>Fontanil-Cornillon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29/08/2014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702</text:span></text:p>
          </table:table-cell>
          <table:table-cell office:value-type="string">
            <text:p>GIAY</text:p>
          </table:table-cell>
          <table:table-cell office:value-type="string">
            <text:p>GENESTIER</text:p>
          </table:table-cell>
          <table:table-cell office:value-type="string">
            <text:p>André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6/05/1921</text:p>
          </table:table-cell>
          <table:table-cell office:value-type="string">
            <text:p>Grenobl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2/09/2014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703</text:span></text:p>
          </table:table-cell>
          <table:table-cell office:value-type="string">
            <text:p>BERTHOLET</text:p>
          </table:table-cell>
          <table:table-cell office:value-type="string">
            <text:p>BERTHOLET</text:p>
          </table:table-cell>
          <table:table-cell office:value-type="string">
            <text:p>Gi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8/03/1937</text:p>
          </table:table-cell>
          <table:table-cell office:value-type="string">
            <text:p>Buisse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3/09/2014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704</text:span></text:p>
          </table:table-cell>
          <table:table-cell office:value-type="string">
            <text:p>CHARPENAY</text:p>
          </table:table-cell>
          <table:table-cell office:value-type="string">
            <text:p>GUSSY</text:p>
          </table:table-cell>
          <table:table-cell office:value-type="string">
            <text:p>Od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5/1934</text:p>
          </table:table-cell>
          <table:table-cell office:value-type="string">
            <text:p>Beaucroissant (Isèr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3/09/2014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22705</text:span></text:p>
          </table:table-cell>
          <table:table-cell office:value-type="string">
            <text:p>HILLARD</text:p>
          </table:table-cell>
          <table:table-cell office:value-type="string">
            <text:p>HILLARD</text:p>
          </table:table-cell>
          <table:table-cell office:value-type="string">
            <text:p>Alic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24/08/1928</text:p>
          </table:table-cell>
          <table:table-cell office:value-type="string">
            <text:p>Haute-Kontz (Mosell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3/09/2014</text:p>
          </table:table-cell>
          <table:table-cell office:value-type="string">
            <text:p>336</text:p>
          </table:table-cell>
          <table:table-cell office:value-type="string">
            <text:p/>
          </table:table-cell>
          <table:table-cell office:value-type="string">
            <text:p>1 Place Denise Grey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31</text:span></text:p>
          </table:table-cell>
          <table:table-cell office:value-type="string">
            <text:p>MONNIER</text:p>
          </table:table-cell>
          <table:table-cell office:value-type="string">
            <text:p>CALMEL</text:p>
          </table:table-cell>
          <table:table-cell office:value-type="string">
            <text:p>Hélè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9/08/1926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1180</text:p>
          </table:table-cell>
          <table:table-cell office:value-type="string">
            <text:p/>
          </table:table-cell>
          <table:table-cell office:value-type="string">
            <text:p>129 Allée de Beauregar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81</text:span></text:p>
          </table:table-cell>
          <table:table-cell office:value-type="string">
            <text:p>BLANC-TRAVAILLON</text:p>
          </table:table-cell>
          <table:table-cell office:value-type="string">
            <text:p>MORDENTI</text:p>
          </table:table-cell>
          <table:table-cell office:value-type="string">
            <text:p>Anna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7/08/1924</text:p>
          </table:table-cell>
          <table:table-cell office:value-type="string">
            <text:p>Abondance (Haute-Savoie)</text:p>
          </table:table-cell>
          <table:table-cell office:value-type="string">
            <text:p>Veuf(ve)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01/01/1902</text:p>
          </table:table-cell>
          <table:table-cell office:value-type="string">
            <text:p>2535</text:p>
          </table:table-cell>
          <table:table-cell office:value-type="string">
            <text:p/>
          </table:table-cell>
          <table:table-cell office:value-type="string">
            <text:p>129 Allée de Beauregar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7043</text:span></text:p>
          </table:table-cell>
          <table:table-cell office:value-type="string">
            <text:p>COLBEAU</text:p>
          </table:table-cell>
          <table:table-cell office:value-type="string">
            <text:p>COLBEAU</text:p>
          </table:table-cell>
          <table:table-cell office:value-type="string">
            <text:p>Ann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30/05/1939</text:p>
          </table:table-cell>
          <table:table-cell office:value-type="string">
            <text:p>Balan (Ain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9/11/2005</text:p>
          </table:table-cell>
          <table:table-cell office:value-type="string">
            <text:p>2778</text:p>
          </table:table-cell>
          <table:table-cell office:value-type="string">
            <text:p/>
          </table:table-cell>
          <table:table-cell office:value-type="string">
            <text:p>129 Allée de Beauregar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487</text:span></text:p>
          </table:table-cell>
          <table:table-cell office:value-type="string">
            <text:p>LONDECHAL</text:p>
          </table:table-cell>
          <table:table-cell office:value-type="string">
            <text:p>LONDECHAL</text:p>
          </table:table-cell>
          <table:table-cell office:value-type="string">
            <text:p>André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6/07/1935</text:p>
          </table:table-cell>
          <table:table-cell office:value-type="string">
            <text:p>Paris (Pari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29/11/2000</text:p>
          </table:table-cell>
          <table:table-cell office:value-type="string">
            <text:p>3122</text:p>
          </table:table-cell>
          <table:table-cell office:value-type="string">
            <text:p/>
          </table:table-cell>
          <table:table-cell office:value-type="string">
            <text:p>129 Allée de Beauregar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2556</text:span></text:p>
          </table:table-cell>
          <table:table-cell office:value-type="string">
            <text:p>BOUVIER</text:p>
          </table:table-cell>
          <table:table-cell office:value-type="string">
            <text:p>LONDECHAL</text:p>
          </table:table-cell>
          <table:table-cell office:value-type="string">
            <text:p>Yvett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03/05/1936</text:p>
          </table:table-cell>
          <table:table-cell office:value-type="string">
            <text:p>Nogent-le-Rotrou (Eure-et-Loir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11/12/2000</text:p>
          </table:table-cell>
          <table:table-cell office:value-type="string">
            <text:p>3122</text:p>
          </table:table-cell>
          <table:table-cell office:value-type="string">
            <text:p/>
          </table:table-cell>
          <table:table-cell office:value-type="string">
            <text:p>129 Allée de Beauregard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28</text:span></text:p>
          </table:table-cell>
          <table:table-cell office:value-type="string">
            <text:p>CHENOT</text:p>
          </table:table-cell>
          <table:table-cell office:value-type="string">
            <text:p>CHENOT</text:p>
          </table:table-cell>
          <table:table-cell office:value-type="string">
            <text:p>Michel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27/03/1933</text:p>
          </table:table-cell>
          <table:table-cell office:value-type="string">
            <text:p>Versailles (Yvelines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4</text:p>
          </table:table-cell>
          <table:table-cell office:value-type="string">
            <text:p/>
          </table:table-cell>
          <table:table-cell office:value-type="string">
            <text:p>67 Allée Jean Pa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3429</text:span></text:p>
          </table:table-cell>
          <table:table-cell office:value-type="string">
            <text:p>ARGENTA</text:p>
          </table:table-cell>
          <table:table-cell office:value-type="string">
            <text:p>CHENOT</text:p>
          </table:table-cell>
          <table:table-cell office:value-type="string">
            <text:p>Suzanne</text:p>
          </table:table-cell>
          <table:table-cell office:value-type="string">
            <text:p>Mme</text:p>
          </table:table-cell>
          <table:table-cell office:value-type="string">
            <text:p>Féminin</text:p>
          </table:table-cell>
          <table:table-cell office:value-type="string">
            <text:p>11/08/1937</text:p>
          </table:table-cell>
          <table:table-cell office:value-type="string">
            <text:p>Graveson (Bouches-du-Rhône)</text:p>
          </table:table-cell>
          <table:table-cell office:value-type="string">
            <text:p>Marié(e)</text:p>
          </table:table-cell>
          <table:table-cell office:value-type="string">
            <text:p>Non</text:p>
          </table:table-cell>
          <table:table-cell office:value-type="string">
            <text:p/>
          </table:table-cell>
          <table:table-cell office:value-type="string">
            <text:p>01/01/1902</text:p>
          </table:table-cell>
          <table:table-cell office:value-type="string">
            <text:p>54</text:p>
          </table:table-cell>
          <table:table-cell office:value-type="string">
            <text:p/>
          </table:table-cell>
          <table:table-cell office:value-type="string">
            <text:p>67 Allée Jean Pa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6294</text:span></text:p>
          </table:table-cell>
          <table:table-cell office:value-type="string">
            <text:p>BELLOTTO</text:p>
          </table:table-cell>
          <table:table-cell office:value-type="string">
            <text:p>BELLOTTO</text:p>
          </table:table-cell>
          <table:table-cell office:value-type="string">
            <text:p>Valter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30/11/1934</text:p>
          </table:table-cell>
          <table:table-cell office:value-type="string">
            <text:p>Livet-et-Gavet (Isère)</text:p>
          </table:table-cell>
          <table:table-cell office:value-type="string">
            <text:p>Célibataire</text:p>
          </table:table-cell>
          <table:table-cell office:value-type="string">
            <text:p>Oui</text:p>
          </table:table-cell>
          <table:table-cell office:value-type="string">
            <text:p>Inconnue</text:p>
          </table:table-cell>
          <table:table-cell office:value-type="string">
            <text:p>11/01/2005</text:p>
          </table:table-cell>
          <table:table-cell office:value-type="string">
            <text:p>2515</text:p>
          </table:table-cell>
          <table:table-cell office:value-type="string">
            <text:p/>
          </table:table-cell>
          <table:table-cell office:value-type="string">
            <text:p>280 Allée Jean Pain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><text:span text:style-name="T1">10997</text:span></text:p>
          </table:table-cell>
          <table:table-cell office:value-type="string">
            <text:p>GENEVE</text:p>
          </table:table-cell>
          <table:table-cell office:value-type="string">
            <text:p>GENEVE</text:p>
          </table:table-cell>
          <table:table-cell office:value-type="string">
            <text:p>Paul André Roger</text:p>
          </table:table-cell>
          <table:table-cell office:value-type="string">
            <text:p>M.</text:p>
          </table:table-cell>
          <table:table-cell office:value-type="string">
            <text:p>Masculin</text:p>
          </table:table-cell>
          <table:table-cell office:value-type="string">
            <text:p>10/10/1937</text:p>
          </table:table-cell>
          <table:table-cell office:value-type="string">
            <text:p>Ville Intdéterminée (Dépratement Intdéterminé)</text:p>
          </table:table-cell>
          <table:table-cell office:value-type="string">
            <text:p>Marié(e)</text:p>
          </table:table-cell>
          <table:table-cell office:value-type="string">
            <text:p>Oui</text:p>
          </table:table-cell>
          <table:table-cell office:value-type="string">
            <text:p/>
          </table:table-cell>
          <table:table-cell office:value-type="string">
            <text:p>08/06/1999</text:p>
          </table:table-cell>
          <table:table-cell office:value-type="string">
            <text:p>2128</text:p>
          </table:table-cell>
          <table:table-cell office:value-type="string">
            <text:p/>
          </table:table-cell>
          <table:table-cell office:value-type="string">
            <text:p>136 Allée du Pré de la Madone</text:p>
          </table:table-cell>
          <table:table-cell table:number-columns-repeated="1009"/>
        </table:table-row>
        <table:table-row table:style-name="ro2">
          <table:table-cell table:style-name="ce2" office:value-type="string">
            <text:p/>
          </table:table-cell>
          <table:table-cell table:number-columns-repeated="1023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yer </meta:initial-creator>
    <meta:creation-date>2011-07-06T13:44:11</meta:creation-date>
    <meta:generator>LibreOffice/3.5$Linux_x86 LibreOffice_project/350m1$Build-2</meta:generator>
    <dc:date>2012-10-08T17:54:40</dc:date>
    <dc:creator>paccalfl </dc:creator>
    <meta:editing-duration>PT12H30M4S</meta:editing-duration>
    <meta:editing-cycles>71</meta:editing-cycles>
    <meta:document-statistic meta:table-count="1" meta:cell-count="31" meta:object-count="0"/>
  </office:meta>
</office:document-meta>
</file>